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Obj00DFF39F/content.xml" manifest:media-type="text/xml"/>
  <manifest:file-entry manifest:full-path="Obj00DFF39F/settings.xml" manifest:media-type="text/xml"/>
  <manifest:file-entry manifest:full-path="Obj00DFF39F/" manifest:media-type="application/vnd.oasis.opendocument.formula"/>
  <manifest:file-entry manifest:full-path="Obj00DFF39A/content.xml" manifest:media-type="text/xml"/>
  <manifest:file-entry manifest:full-path="Obj00DFF39A/settings.xml" manifest:media-type="text/xml"/>
  <manifest:file-entry manifest:full-path="Obj00DFF39A/"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00DFF39C/content.xml" manifest:media-type="text/xml"/>
  <manifest:file-entry manifest:full-path="Obj00DFF39C/settings.xml" manifest:media-type="text/xml"/>
  <manifest:file-entry manifest:full-path="Obj00DFF39C/"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00DFF3A0/settings.xml" manifest:media-type="text/xml"/>
  <manifest:file-entry manifest:full-path="Obj00DFF3A0/content.xml" manifest:media-type="text/xml"/>
  <manifest:file-entry manifest:full-path="Obj00DFF3A0/" manifest:media-type="application/vnd.oasis.opendocument.formula"/>
  <manifest:file-entry manifest:full-path="content.xml" manifest:media-type="text/xml"/>
  <manifest:file-entry manifest:full-path="ObjectReplacements/Obj00DFF39C"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00DFF3A0" manifest:media-type="application/x-openoffice-gdimetafile;windows_formatname=&quot;GDIMetaFile&quot;"/>
  <manifest:file-entry manifest:full-path="ObjectReplacements/Obj00DFF3A2" manifest:media-type="application/x-openoffice-gdimetafile;windows_formatname=&quot;GDIMetaFile&quot;"/>
  <manifest:file-entry manifest:full-path="ObjectReplacements/Obj00DFF39B"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00DFF39F" manifest:media-type="application/x-openoffice-gdimetafile;windows_formatname=&quot;GDIMetaFile&quot;"/>
  <manifest:file-entry manifest:full-path="ObjectReplacements/Obj00DFF39E"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00DFF39A" manifest:media-type=""/>
  <manifest:file-entry manifest:full-path="ObjectReplacements/Object 6" manifest:media-type="application/x-openoffice-gdimetafile;windows_formatname=&quot;GDIMetaFile&quot;"/>
  <manifest:file-entry manifest:full-path="Obj00DFF3A2/content.xml" manifest:media-type="text/xml"/>
  <manifest:file-entry manifest:full-path="Obj00DFF3A2/settings.xml" manifest:media-type="text/xml"/>
  <manifest:file-entry manifest:full-path="Obj00DFF3A2/" manifest:media-type="application/vnd.oasis.opendocument.formula"/>
  <manifest:file-entry manifest:full-path="meta.xml" manifest:media-type="text/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00DFF39B/settings.xml" manifest:media-type="text/xml"/>
  <manifest:file-entry manifest:full-path="Obj00DFF39B/content.xml" manifest:media-type="text/xml"/>
  <manifest:file-entry manifest:full-path="Obj00DFF39B/"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00DFF39E/settings.xml" manifest:media-type="text/xml"/>
  <manifest:file-entry manifest:full-path="Obj00DFF39E/content.xml" manifest:media-type="text/xml"/>
  <manifest:file-entry manifest:full-path="Obj00DFF39E/"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media-type="application/vnd.oasis.opendocument.formula"/>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onsolas1" svg:font-family="Consolas"/>
    <style:font-face style:name="Tahoma1" svg:font-family="Tahoma"/>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8" style:family="table">
      <style:table-properties style:width="5.8757in" table:align="right"/>
    </style:style>
    <style:style style:name="Table8.A" style:family="table-column">
      <style:table-column-properties style:column-width="2.6257in"/>
    </style:style>
    <style:style style:name="Table8.B" style:family="table-column">
      <style:table-column-properties style:column-width="3.2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8757in" table:align="right"/>
    </style:style>
    <style:style style:name="Table9.A" style:family="table-column">
      <style:table-column-properties style:column-width="2.6257in"/>
    </style:style>
    <style:style style:name="Table9.B" style:family="table-column">
      <style:table-column-properties style:column-width="3.2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5.8757in" table:align="right"/>
    </style:style>
    <style:style style:name="Table10.A" style:family="table-column">
      <style:table-column-properties style:column-width="2.6257in"/>
    </style:style>
    <style:style style:name="Table10.B" style:family="table-column">
      <style:table-column-properties style:column-width="3.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0" style:family="table">
      <style:table-properties style:width="5.8757in" table:align="right"/>
    </style:style>
    <style:style style:name="Table30.A" style:family="table-column">
      <style:table-column-properties style:column-width="2.6257in"/>
    </style:style>
    <style:style style:name="Table30.B" style:family="table-column">
      <style:table-column-properties style:column-width="3.25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5.8653in" table:align="right"/>
    </style:style>
    <style:style style:name="Table11.A" style:family="table-column">
      <style:table-column-properties style:column-width="2.6153in"/>
    </style:style>
    <style:style style:name="Table11.B" style:family="table-column">
      <style:table-column-properties style:column-width="3.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8653in" table:align="right" style:may-break-between-rows="true"/>
    </style:style>
    <style:style style:name="Table12.A" style:family="table-column">
      <style:table-column-properties style:column-width="2.6153in"/>
    </style:style>
    <style:style style:name="Table12.B" style:family="table-column">
      <style:table-column-properties style:column-width="3.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31" style:family="table">
      <style:table-properties fo:margin-left="1.659in" fo:margin-right="0.7229in" table:align="margins" style:may-break-between-rows="false"/>
    </style:style>
    <style:style style:name="Table31.A" style:family="table-column">
      <style:table-column-properties style:rel-column-width="25316*"/>
    </style:style>
    <style:style style:name="Table31.B" style:family="table-column">
      <style:table-column-properties style:rel-column-width="4021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5.8639in" table:align="right"/>
    </style:style>
    <style:style style:name="Table13.A" style:family="table-column">
      <style:table-column-properties style:column-width="2.6139in"/>
    </style:style>
    <style:style style:name="Table13.B" style:family="table-column">
      <style:table-column-properties style:column-width="3.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7" style:family="table">
      <style:table-properties style:width="5.8618in" table:align="right"/>
    </style:style>
    <style:style style:name="Table27.A" style:family="table-column">
      <style:table-column-properties style:column-width="2.6528in"/>
    </style:style>
    <style:style style:name="Table27.B" style:family="table-column">
      <style:table-column-properties style:column-width="3.20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4" style:family="table">
      <style:table-properties fo:margin-left="0.9007in" fo:margin-right="0.8944in" table:align="margins" style:may-break-between-rows="false"/>
    </style:style>
    <style:style style:name="Table24.A" style:family="table-column">
      <style:table-column-properties style:rel-column-width="20317*"/>
    </style:style>
    <style:style style:name="Table24.B" style:family="table-column">
      <style:table-column-properties style:rel-column-width="15104*"/>
    </style:style>
    <style:style style:name="Table24.D" style:family="table-column">
      <style:table-column-properties style:rel-column-width="15010*"/>
    </style:style>
    <style:style style:name="Table24.A1" style:family="table-cell">
      <style:table-cell-properties style:vertical-align="middle" fo:padding="0.0382in" fo:border-left="0.05pt solid #000000" fo:border-right="none" fo:border-top="0.05pt solid #000000" fo:border-bottom="2.5pt solid #000000"/>
    </style:style>
    <style:style style:name="Table24.B1" style:family="table-cell">
      <style:table-cell-properties fo:padding="0.0382in" fo:border-left="0.05pt solid #000000" fo:border-right="none" fo:border-top="0.05pt solid #000000" fo:border-bottom="2.5pt solid #000000"/>
    </style:style>
    <style:style style:name="Table24.C1" style:family="table-cell">
      <style:table-cell-properties fo:padding="0.0382in" fo:border-left="0.05pt solid #000000" fo:border-right="none" fo:border-top="0.05pt solid #000000" fo:border-bottom="2.5pt solid #000000"/>
    </style:style>
    <style:style style:name="Table24.D1" style:family="table-cell">
      <style:table-cell-properties fo:padding="0.0382in" fo:border-left="0.05pt solid #000000" fo:border-right="0.05pt solid #000000" fo:border-top="0.05pt solid #000000" fo:border-bottom="2.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none" fo:border-top="none" fo:border-bottom="0.05pt solid #000000"/>
    </style:style>
    <style:style style:name="Table24.D2" style:family="table-cell">
      <style:table-cell-properties style:vertical-align="middle"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35" style:family="table">
      <style:table-properties fo:margin-left="0.6528in" fo:margin-right="0.0007in" fo:break-before="auto" fo:break-after="auto" table:align="margins"/>
    </style:style>
    <style:style style:name="Table35.A" style:family="table-column">
      <style:table-column-properties style:rel-column-width="44305*"/>
    </style:style>
    <style:style style:name="Table35.B" style:family="table-column">
      <style:table-column-properties style:rel-column-width="21230*"/>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style:min-row-height="2.9049in"/>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none"/>
    </style:style>
    <style:style style:name="Table35.B3" style:family="table-cell">
      <style:table-cell-properties fo:padding="0.0382in" fo:border-left="0.05pt solid #000000" fo:border-right="0.05pt solid #000000" fo:border-top="none" fo:border-bottom="none"/>
    </style:style>
    <style:style style:name="Table21" style:family="table">
      <style:table-properties fo:margin-left="0.6528in" fo:margin-right="0.0007in" fo:break-before="auto" fo:break-after="auto" table:align="margins"/>
    </style:style>
    <style:style style:name="Table21.A" style:family="table-column">
      <style:table-column-properties style:rel-column-width="44305*"/>
    </style:style>
    <style:style style:name="Table21.B" style:family="table-column">
      <style:table-column-properties style:rel-column-width="21230*"/>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12" style:family="table-row">
      <style:table-row-properties style:min-row-height="3.9535in"/>
    </style:style>
    <style:style style:name="Table33" style:family="table">
      <style:table-properties style:width="5.8549in" table:align="right"/>
    </style:style>
    <style:style style:name="Table33.A" style:family="table-column">
      <style:table-column-properties style:column-width="3.2639in"/>
    </style:style>
    <style:style style:name="Table33.B" style:family="table-column">
      <style:table-column-properties style:column-width="2.59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4" style:family="table">
      <style:table-properties style:width="5.8549in" fo:break-before="auto" fo:break-after="auto" table:align="right"/>
    </style:style>
    <style:style style:name="Table14.A" style:family="table-column">
      <style:table-column-properties style:column-width="3.2618in"/>
    </style:style>
    <style:style style:name="Table14.B" style:family="table-column">
      <style:table-column-properties style:column-width="2.593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41" style:family="table">
      <style:table-properties fo:margin-left="0.6243in" fo:margin-right="-0.0035in" table:align="margins"/>
    </style:style>
    <style:style style:name="Table41.A" style:family="table-column">
      <style:table-column-properties style:rel-column-width="31645*"/>
    </style:style>
    <style:style style:name="Table41.B" style:family="table-column">
      <style:table-column-properties style:rel-column-width="33890*"/>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18" style:family="table">
      <style:table-properties fo:margin-left="0.6243in" fo:margin-right="-0.0035in" table:align="margins"/>
    </style:style>
    <style:style style:name="Table18.A" style:family="table-column">
      <style:table-column-properties style:rel-column-width="31637*"/>
    </style:style>
    <style:style style:name="Table18.B" style:family="table-column">
      <style:table-column-properties style:rel-column-width="338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40" style:family="table">
      <style:table-properties fo:margin-left="0.6243in" fo:margin-right="-0.0035in" table:align="margins"/>
    </style:style>
    <style:style style:name="Table40.A" style:family="table-column">
      <style:table-column-properties style:rel-column-width="31645*"/>
    </style:style>
    <style:style style:name="Table40.B" style:family="table-column">
      <style:table-column-properties style:rel-column-width="33890*"/>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15" style:family="table">
      <style:table-properties style:width="5.8653in" table:align="right" style:may-break-between-rows="true"/>
    </style:style>
    <style:style style:name="Table15.A" style:family="table-column">
      <style:table-column-properties style:column-width="2.6153in"/>
    </style:style>
    <style:style style:name="Table15.B" style:family="table-column">
      <style:table-column-properties style:column-width="3.2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4" style:family="table">
      <style:table-properties style:width="5.8653in" table:align="right" style:may-break-between-rows="true"/>
    </style:style>
    <style:style style:name="Table34.A" style:family="table-column">
      <style:table-column-properties style:column-width="2.7979in"/>
    </style:style>
    <style:style style:name="Table34.B" style:family="table-column">
      <style:table-column-properties style:column-width="3.067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16" style:family="table">
      <style:table-properties style:width="5.8653in" table:align="right" style:may-break-between-rows="false"/>
    </style:style>
    <style:style style:name="Table16.A" style:family="table-column">
      <style:table-column-properties style:column-width="2.6153in"/>
    </style:style>
    <style:style style:name="Table16.B" style:family="table-column">
      <style:table-column-properties style:column-width="3.2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9" style:family="table">
      <style:table-properties style:width="5.8653in" table:align="right" style:may-break-between-rows="false"/>
    </style:style>
    <style:style style:name="Table29.A" style:family="table-column">
      <style:table-column-properties style:column-width="2.3896in"/>
    </style:style>
    <style:style style:name="Table29.B" style:family="table-column">
      <style:table-column-properties style:column-width="3.4757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2" style:family="table">
      <style:table-properties style:width="5.8653in" table:align="right" style:may-break-between-rows="false"/>
    </style:style>
    <style:style style:name="Table32.A" style:family="table-column">
      <style:table-column-properties style:column-width="1.6743in"/>
    </style:style>
    <style:style style:name="Table32.B" style:family="table-column">
      <style:table-column-properties style:column-width="4.19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42" style:family="table">
      <style:table-properties style:width="5.8653in" table:align="right" style:may-break-between-rows="false"/>
    </style:style>
    <style:style style:name="Table42.A" style:family="table-column">
      <style:table-column-properties style:column-width="2.3819in"/>
    </style:style>
    <style:style style:name="Table42.B" style:family="table-column">
      <style:table-column-properties style:column-width="3.4833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9" style:family="table">
      <style:table-properties style:width="5.8757in" table:align="right"/>
    </style:style>
    <style:style style:name="Table9.A" style:family="table-column">
      <style:table-column-properties style:column-width="2.6257in"/>
    </style:style>
    <style:style style:name="Table9.B" style:family="table-column">
      <style:table-column-properties style:column-width="3.2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5.8757in" table:align="right"/>
    </style:style>
    <style:style style:name="Table10.A" style:family="table-column">
      <style:table-column-properties style:column-width="2.6257in"/>
    </style:style>
    <style:style style:name="Table10.B" style:family="table-column">
      <style:table-column-properties style:column-width="3.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0" style:family="table">
      <style:table-properties style:width="5.8757in" table:align="right"/>
    </style:style>
    <style:style style:name="Table30.A" style:family="table-column">
      <style:table-column-properties style:column-width="2.6257in"/>
    </style:style>
    <style:style style:name="Table30.B" style:family="table-column">
      <style:table-column-properties style:column-width="3.25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5.8653in" table:align="right"/>
    </style:style>
    <style:style style:name="Table11.A" style:family="table-column">
      <style:table-column-properties style:column-width="2.6153in"/>
    </style:style>
    <style:style style:name="Table11.B" style:family="table-column">
      <style:table-column-properties style:column-width="3.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8653in" table:align="right" style:may-break-between-rows="true"/>
    </style:style>
    <style:style style:name="Table12.A" style:family="table-column">
      <style:table-column-properties style:column-width="2.6153in"/>
    </style:style>
    <style:style style:name="Table12.B" style:family="table-column">
      <style:table-column-properties style:column-width="3.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31" style:family="table">
      <style:table-properties fo:margin-left="1.659in" fo:margin-right="0.7229in" table:align="margins" style:may-break-between-rows="false"/>
    </style:style>
    <style:style style:name="Table31.A" style:family="table-column">
      <style:table-column-properties style:rel-column-width="25316*"/>
    </style:style>
    <style:style style:name="Table31.B" style:family="table-column">
      <style:table-column-properties style:rel-column-width="40219*"/>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5.8639in" table:align="right"/>
    </style:style>
    <style:style style:name="Table13.A" style:family="table-column">
      <style:table-column-properties style:column-width="2.6139in"/>
    </style:style>
    <style:style style:name="Table13.B" style:family="table-column">
      <style:table-column-properties style:column-width="3.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7" style:family="table">
      <style:table-properties style:width="5.8618in" table:align="right"/>
    </style:style>
    <style:style style:name="Table27.A" style:family="table-column">
      <style:table-column-properties style:column-width="2.6528in"/>
    </style:style>
    <style:style style:name="Table27.B" style:family="table-column">
      <style:table-column-properties style:column-width="3.20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4" style:family="table">
      <style:table-properties fo:margin-left="0.9007in" fo:margin-right="0.8944in" table:align="margins" style:may-break-between-rows="false"/>
    </style:style>
    <style:style style:name="Table24.A" style:family="table-column">
      <style:table-column-properties style:rel-column-width="20317*"/>
    </style:style>
    <style:style style:name="Table24.B" style:family="table-column">
      <style:table-column-properties style:rel-column-width="15104*"/>
    </style:style>
    <style:style style:name="Table24.D" style:family="table-column">
      <style:table-column-properties style:rel-column-width="15010*"/>
    </style:style>
    <style:style style:name="Table24.A1" style:family="table-cell">
      <style:table-cell-properties style:vertical-align="middle" fo:padding="0.0382in" fo:border-left="0.05pt solid #000000" fo:border-right="none" fo:border-top="0.05pt solid #000000" fo:border-bottom="2.5pt solid #000000"/>
    </style:style>
    <style:style style:name="Table24.B1" style:family="table-cell">
      <style:table-cell-properties fo:padding="0.0382in" fo:border-left="0.05pt solid #000000" fo:border-right="none" fo:border-top="0.05pt solid #000000" fo:border-bottom="2.5pt solid #000000"/>
    </style:style>
    <style:style style:name="Table24.C1" style:family="table-cell">
      <style:table-cell-properties fo:padding="0.0382in" fo:border-left="0.05pt solid #000000" fo:border-right="none" fo:border-top="0.05pt solid #000000" fo:border-bottom="2.5pt solid #000000"/>
    </style:style>
    <style:style style:name="Table24.D1" style:family="table-cell">
      <style:table-cell-properties fo:padding="0.0382in" fo:border-left="0.05pt solid #000000" fo:border-right="0.05pt solid #000000" fo:border-top="0.05pt solid #000000" fo:border-bottom="2.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none" fo:border-top="none" fo:border-bottom="0.05pt solid #000000"/>
    </style:style>
    <style:style style:name="Table24.D2" style:family="table-cell">
      <style:table-cell-properties style:vertical-align="middle"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35" style:family="table">
      <style:table-properties fo:margin-left="0.6528in" fo:margin-right="0.0007in" fo:break-before="auto" fo:break-after="auto" table:align="margins"/>
    </style:style>
    <style:style style:name="Table35.A" style:family="table-column">
      <style:table-column-properties style:rel-column-width="44305*"/>
    </style:style>
    <style:style style:name="Table35.B" style:family="table-column">
      <style:table-column-properties style:rel-column-width="21230*"/>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style:min-row-height="2.9049in"/>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none"/>
    </style:style>
    <style:style style:name="Table35.B3" style:family="table-cell">
      <style:table-cell-properties fo:padding="0.0382in" fo:border-left="0.05pt solid #000000" fo:border-right="0.05pt solid #000000" fo:border-top="none" fo:border-bottom="none"/>
    </style:style>
    <style:style style:name="Table21" style:family="table">
      <style:table-properties fo:margin-left="0.6528in" fo:margin-right="0.0007in" fo:break-before="auto" fo:break-after="auto" table:align="margins"/>
    </style:style>
    <style:style style:name="Table21.A" style:family="table-column">
      <style:table-column-properties style:rel-column-width="44305*"/>
    </style:style>
    <style:style style:name="Table21.B" style:family="table-column">
      <style:table-column-properties style:rel-column-width="21230*"/>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12" style:family="table-row">
      <style:table-row-properties style:min-row-height="3.9535in"/>
    </style:style>
    <style:style style:name="Table33" style:family="table">
      <style:table-properties style:width="5.8549in" table:align="right"/>
    </style:style>
    <style:style style:name="Table33.A" style:family="table-column">
      <style:table-column-properties style:column-width="3.2639in"/>
    </style:style>
    <style:style style:name="Table33.B" style:family="table-column">
      <style:table-column-properties style:column-width="2.59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4" style:family="table">
      <style:table-properties style:width="5.8549in" fo:break-before="auto" fo:break-after="auto" table:align="right"/>
    </style:style>
    <style:style style:name="Table14.A" style:family="table-column">
      <style:table-column-properties style:column-width="3.2618in"/>
    </style:style>
    <style:style style:name="Table14.B" style:family="table-column">
      <style:table-column-properties style:column-width="2.593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41" style:family="table">
      <style:table-properties fo:margin-left="0.6243in" fo:margin-right="-0.0035in" table:align="margins"/>
    </style:style>
    <style:style style:name="Table41.A" style:family="table-column">
      <style:table-column-properties style:rel-column-width="31645*"/>
    </style:style>
    <style:style style:name="Table41.B" style:family="table-column">
      <style:table-column-properties style:rel-column-width="33890*"/>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18" style:family="table">
      <style:table-properties fo:margin-left="0.6243in" fo:margin-right="-0.0035in" table:align="margins"/>
    </style:style>
    <style:style style:name="Table18.A" style:family="table-column">
      <style:table-column-properties style:rel-column-width="31637*"/>
    </style:style>
    <style:style style:name="Table18.B" style:family="table-column">
      <style:table-column-properties style:rel-column-width="338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40" style:family="table">
      <style:table-properties fo:margin-left="0.6243in" fo:margin-right="-0.0035in" table:align="margins"/>
    </style:style>
    <style:style style:name="Table40.A" style:family="table-column">
      <style:table-column-properties style:rel-column-width="31645*"/>
    </style:style>
    <style:style style:name="Table40.B" style:family="table-column">
      <style:table-column-properties style:rel-column-width="33890*"/>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15" style:family="table">
      <style:table-properties style:width="5.8653in" table:align="right" style:may-break-between-rows="true"/>
    </style:style>
    <style:style style:name="Table15.A" style:family="table-column">
      <style:table-column-properties style:column-width="2.6153in"/>
    </style:style>
    <style:style style:name="Table15.B" style:family="table-column">
      <style:table-column-properties style:column-width="3.2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4" style:family="table">
      <style:table-properties style:width="5.8653in" table:align="right" style:may-break-between-rows="true"/>
    </style:style>
    <style:style style:name="Table34.A" style:family="table-column">
      <style:table-column-properties style:column-width="2.7979in"/>
    </style:style>
    <style:style style:name="Table34.B" style:family="table-column">
      <style:table-column-properties style:column-width="3.067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16" style:family="table">
      <style:table-properties style:width="5.8653in" table:align="right" style:may-break-between-rows="false"/>
    </style:style>
    <style:style style:name="Table16.A" style:family="table-column">
      <style:table-column-properties style:column-width="2.6153in"/>
    </style:style>
    <style:style style:name="Table16.B" style:family="table-column">
      <style:table-column-properties style:column-width="3.2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9" style:family="table">
      <style:table-properties style:width="5.8653in" table:align="right" style:may-break-between-rows="false"/>
    </style:style>
    <style:style style:name="Table29.A" style:family="table-column">
      <style:table-column-properties style:column-width="2.3896in"/>
    </style:style>
    <style:style style:name="Table29.B" style:family="table-column">
      <style:table-column-properties style:column-width="3.4757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2" style:family="table">
      <style:table-properties style:width="5.8653in" table:align="right" style:may-break-between-rows="false"/>
    </style:style>
    <style:style style:name="Table32.A" style:family="table-column">
      <style:table-column-properties style:column-width="1.6743in"/>
    </style:style>
    <style:style style:name="Table32.B" style:family="table-column">
      <style:table-column-properties style:column-width="4.19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42" style:family="table">
      <style:table-properties style:width="5.8653in" table:align="right" style:may-break-between-rows="false"/>
    </style:style>
    <style:style style:name="Table42.A" style:family="table-column">
      <style:table-column-properties style:column-width="2.3819in"/>
    </style:style>
    <style:style style:name="Table42.B" style:family="table-column">
      <style:table-column-properties style:column-width="3.4833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Text_20_body">
      <style:paragraph-properties fo:margin-left="0.0244in" fo:margin-right="0.0035in" fo:text-indent="0in" style:auto-text-indent="false"/>
    </style:style>
    <style:style style:name="P4" style:family="paragraph" style:parent-style-name="Text_20_body">
      <style:paragraph-properties fo:margin-left="0.0244in" fo:margin-right="0.0035in" fo:text-indent="0in" style:auto-text-indent="false"/>
      <style:text-properties style:font-name="Arial" fo:font-weight="bold" style:font-weight-asian="bold" style:font-weight-complex="bold"/>
    </style:style>
    <style:style style:name="P5" style:family="paragraph" style:parent-style-name="Text_20_body">
      <style:paragraph-properties fo:margin-left="0.0138in" fo:margin-right="0.0035in" fo:text-indent="0in" style:auto-text-indent="false"/>
    </style:style>
    <style:style style:name="P6" style:family="paragraph" style:parent-style-name="Text_20_body">
      <style:paragraph-properties fo:margin-left="0.0138in" fo:margin-right="0.0035in" fo:text-indent="0in" style:auto-text-indent="false"/>
      <style:text-properties style:font-name="Arial" fo:font-weight="bold" style:font-weight-asian="bold" style:font-weight-complex="bold"/>
    </style:style>
    <style:style style:name="P7" style:family="paragraph" style:parent-style-name="Standard">
      <style:paragraph-properties fo:margin-left="0.0138in" fo:margin-right="0.0035in" fo:text-indent="0in" style:auto-text-indent="false"/>
    </style:style>
    <style:style style:name="P8" style:family="paragraph" style:parent-style-name="Standard">
      <style:paragraph-properties fo:margin-left="0.0138in" fo:margin-right="0.0035in" fo:text-indent="0in" style:auto-text-indent="false"/>
      <style:text-properties fo:font-size="10pt" style:font-size-asian="10pt" style:font-size-complex="10pt"/>
    </style:style>
    <style:style style:name="P9" style:family="paragraph" style:parent-style-name="Code">
      <style:text-properties fo:color="#000000" loext:opacity="100%" style:font-name="Courier New2" fo:font-size="9pt" style:font-name-asian="Courier New2" style:font-size-asian="9pt" style:font-name-complex="Courier New2" style:font-size-complex="9pt"/>
    </style:style>
    <style:style style:name="P10" style:family="paragraph" style:parent-style-name="Code">
      <style:text-properties fo:font-size="9pt" style:font-size-asian="9pt" style:font-size-complex="9pt"/>
    </style:style>
    <style:style style:name="P11" style:family="paragraph" style:parent-style-name="Code">
      <style:paragraph-properties style:text-autospace="none"/>
      <style:text-properties fo:font-size="9pt" fo:language="zxx" fo:country="none" style:font-size-asian="9pt" style:font-size-complex="9pt"/>
    </style:style>
    <style:style style:name="P12" style:family="paragraph" style:parent-style-name="Code">
      <style:paragraph-properties style:text-autospace="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Code">
      <style:text-properties style:font-name="CourierNewPSMT" fo:font-size="9pt" style:font-name-asian="CourierNewPSMT" style:font-size-asian="9pt" style:font-name-complex="CourierNewPSMT" style:font-size-complex="9pt"/>
    </style:style>
    <style:style style:name="P14" style:family="paragraph" style:parent-style-name="Code">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Times New Roman" fo:font-size="10pt" fo:font-style="italic" style:font-size-asian="10pt" style:font-style-asian="italic" style:font-size-complex="10pt" style:font-style-complex="italic"/>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font-style="normal" style:font-style-asian="normal" style:font-style-complex="normal"/>
    </style:style>
    <style:style style:name="P18" style:family="paragraph" style:parent-style-name="Heading_20_2" style:master-page-name="">
      <style:paragraph-properties fo:keep-together="always" style:page-number="auto" fo:keep-with-next="always"/>
    </style:style>
    <style:style style:name="P19" style:family="paragraph" style:parent-style-name="Heading_20_2" style:master-page-name="First_20_Page">
      <style:paragraph-properties style:page-number="auto"/>
    </style:style>
    <style:style style:name="P20" style:family="paragraph" style:parent-style-name="Heading_20_3" style:master-page-name="">
      <style:paragraph-properties fo:keep-together="always" style:page-number="auto"/>
    </style:style>
    <style:style style:name="P21" style:family="paragraph" style:parent-style-name="Heading_20_3">
      <style:paragraph-properties fo:break-before="page"/>
    </style:style>
    <style:style style:name="P22" style:family="paragraph" style:parent-style-name="Standard">
      <style:text-properties fo:font-size="10pt" style:font-size-asian="10pt" style:font-size-complex="10pt"/>
    </style:style>
    <style:style style:name="P23" style:family="paragraph" style:parent-style-name="Standard" style:list-style-name="L3">
      <style:text-properties fo:font-size="10pt" style:font-size-asian="10pt" style:font-size-complex="10pt"/>
    </style:style>
    <style:style style:name="P24" style:family="paragraph" style:parent-style-name="Standard" style:list-style-name="L5">
      <style:text-properties fo:font-size="10pt" style:font-size-asian="10pt" style:font-size-complex="10pt"/>
    </style:style>
    <style:style style:name="P25" style:family="paragraph" style:parent-style-name="Standard">
      <style:paragraph-properties style:text-autospace="none"/>
      <style:text-properties fo:font-size="10pt" style:font-size-asian="10pt" style:font-size-complex="10pt"/>
    </style:style>
    <style:style style:name="P26" style:family="paragraph" style:parent-style-name="Standard">
      <style:text-properties fo:font-size="10pt" fo:font-style="normal" style:font-size-asian="10pt" style:font-style-asian="normal" style:font-size-complex="10pt" style:font-style-complex="normal"/>
    </style:style>
    <style:style style:name="P27" style:family="paragraph" style:parent-style-name="Standard" style:list-style-name="L3">
      <style:text-properties fo:font-size="10pt" fo:font-style="normal" style:font-size-asian="10pt" style:font-style-asian="normal" style:font-size-complex="10pt" style:font-style-complex="normal"/>
    </style:style>
    <style:style style:name="P28" style:family="paragraph" style:parent-style-name="Standard" style:list-style-name="L5">
      <style:text-properties fo:font-size="10pt" fo:font-style="normal" style:font-size-asian="10pt" style:font-style-asian="normal" style:font-size-complex="10pt" style:font-style-complex="normal"/>
    </style:style>
    <style:style style:name="P29" style:family="paragraph" style:parent-style-name="Standard">
      <style:paragraph-properties style:text-autospace="none"/>
      <style:text-properties fo:font-size="10pt" fo:font-style="normal" style:font-size-asian="10pt" style:font-style-asian="normal" style:font-size-complex="10pt" style:font-style-complex="normal"/>
    </style:style>
    <style:style style:name="P30"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33" style:family="paragraph" style:parent-style-name="Standard">
      <style:text-properties fo:font-size="10pt" fo:language="zxx" fo:country="none" style:font-size-asian="10pt" style:font-size-complex="10pt"/>
    </style:style>
    <style:style style:name="P34" style:family="paragraph" style:parent-style-name="Standard">
      <style:paragraph-properties style:text-autospace="none"/>
      <style:text-properties fo:font-size="10pt" fo:language="zxx" fo:country="none" style:font-size-asian="10pt" style:font-size-complex="10pt"/>
    </style:style>
    <style:style style:name="P35" style:family="paragraph" style:parent-style-name="Standard">
      <style:paragraph-properties fo:text-align="start" style:justify-single-word="false"/>
      <style:text-properties fo:font-size="10pt" fo:language="zxx" fo:country="none" style:font-size-asian="10pt" style:font-size-complex="10pt"/>
    </style:style>
    <style:style style:name="P36" style:family="paragraph" style:parent-style-name="Standard">
      <style:paragraph-properties style:text-autospace="none"/>
      <style:text-properties fo:font-size="10pt" fo:language="zxx" fo:country="none" fo:font-style="normal" style:font-size-asian="10pt" style:font-style-asian="normal" style:font-size-complex="10pt" style:font-style-complex="normal"/>
    </style:style>
    <style:style style:name="P37" style:family="paragraph" style:parent-style-name="Standard">
      <style:paragraph-properties style:text-autospace="none"/>
      <style:text-properties fo:font-size="10pt" fo:language="zxx" fo:country="none" fo:font-style="normal" style:font-size-asian="10pt" style:font-style-asian="italic" style:font-size-complex="10pt" style:font-style-complex="normal"/>
    </style:style>
    <style:style style:name="P38" style:family="paragraph" style:parent-style-name="Standard">
      <style:text-properties fo:font-size="10pt" fo:font-weight="normal" style:font-size-asian="10pt" style:font-weight-asian="normal" style:font-size-complex="10pt" style:font-weight-complex="normal"/>
    </style:style>
    <style:style style:name="P39"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40" style:family="paragraph" style:parent-style-name="Standard">
      <style:text-properties fo:font-variant="normal" fo:text-transform="none" fo:color="#000000" loext:opacity="100%" style:font-name="Times New Roman" fo:font-size="10pt" fo:letter-spacing="normal" fo:language="zxx" fo:country="none" fo:font-style="normal" fo:font-weight="normal" style:font-size-asian="10pt" style:font-style-asian="italic" style:font-size-complex="10pt" style:font-style-complex="italic"/>
    </style:style>
    <style:style style:name="P41" style:family="paragraph" style:parent-style-name="Standard">
      <style:text-properties fo:font-variant="normal" fo:text-transform="none" fo:color="#000000" loext:opacity="100%" style:font-name="Times New Roman" fo:font-size="12pt" fo:letter-spacing="normal" fo:language="zxx" fo:country="none" fo:font-style="normal" fo:font-weight="normal" style:font-size-asian="10pt" style:font-style-asian="italic" style:font-size-complex="10pt" style:font-style-complex="italic"/>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44"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45" style:family="paragraph" style:parent-style-name="Standard">
      <style:paragraph-properties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46" style:family="paragraph" style:parent-style-name="Standard">
      <style:paragraph-properties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47" style:family="paragraph" style:parent-style-name="Standard">
      <style:paragraph-properties style:text-autospace="none"/>
      <style:text-properties style:font-name="Times New Roman1" fo:font-size="10pt" fo:font-weight="normal" style:font-name-asian="Times New Roman1" style:font-size-asian="10pt" style:font-weight-asian="bold" style:font-name-complex="Times New Roman1" style:font-size-complex="10pt" style:font-weight-complex="normal"/>
    </style:style>
    <style:style style:name="P48" style:family="paragraph" style:parent-style-name="Standard">
      <style:paragraph-properties style:text-autospace="none"/>
      <style:text-properties style:font-name="Times New Roman1" fo:font-size="9pt" style:font-name-asian="Times New Roman1" style:font-size-asian="9pt" style:font-name-complex="Times New Roman1" style:font-size-complex="9pt"/>
    </style:style>
    <style:style style:name="P49" style:family="paragraph" style:parent-style-name="Standard">
      <style:paragraph-properties fo:text-align="start" style:justify-single-word="false"/>
    </style:style>
    <style:style style:name="P50" style:family="paragraph" style:parent-style-name="Standard">
      <style:text-properties fo:color="#000000" loext:opacity="100%" style:font-name="Times New Roman" fo:font-size="10pt" style:font-size-asian="10pt" style:font-size-complex="10pt"/>
    </style:style>
    <style:style style:name="P51" style:family="paragraph" style:parent-style-name="Standard">
      <style:text-properties fo:color="#000000" loext:opacity="100%" style:font-name="Times New Roman"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Standard">
      <style:text-properties fo:color="#000000" loext:opacity="100%" fo:font-size="10pt" style:font-size-asian="10pt" style:font-size-complex="10pt"/>
    </style:style>
    <style:style style:name="P53" style:family="paragraph" style:parent-style-name="Standard">
      <style:text-properties fo:color="#000000" loext:opacity="100%"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4">
      <style:paragraph-properties fo:margin-left="0.0035in" fo:margin-right="0.0035in" fo:text-indent="0.0071in" style:auto-text-indent="false">
        <style:tab-stops/>
      </style:paragraph-properties>
      <style:text-properties fo:font-size="10pt" fo:font-style="normal" style:font-size-asian="10pt" style:font-style-asian="normal" style:font-size-complex="10pt" style:font-style-complex="normal"/>
    </style:style>
    <style:style style:name="P55" style:family="paragraph" style:parent-style-name="Standard" style:list-style-name="L6">
      <style:paragraph-properties fo:margin-left="-0.0035in" fo:margin-right="0.0035in" fo:text-indent="0.0071in" style:auto-text-indent="false">
        <style:tab-stops/>
      </style:paragraph-properties>
      <style:text-properties fo:font-size="10pt" fo:font-style="normal" style:font-size-asian="10pt" style:font-style-asian="normal" style:font-size-complex="10pt" style:font-style-complex="normal"/>
    </style:style>
    <style:style style:name="P56"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57"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fo:font-size="10pt" fo:font-style="italic" style:font-size-asian="10pt" style:font-style-asian="italic" style:font-size-complex="10pt" style:font-style-complex="italic"/>
    </style:style>
    <style:style style:name="P58"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fo:font-size="10pt" fo:language="zxx" fo:country="none" fo:font-style="italic" style:font-size-asian="10pt" style:font-style-asian="italic" style:font-size-complex="10pt" style:font-style-complex="italic"/>
    </style:style>
    <style:style style:name="P59"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Times New Roman" fo:font-size="10pt" fo:language="zxx" fo:country="none" fo:font-style="italic" style:font-size-asian="10pt" style:font-style-asian="italic" style:font-size-complex="10pt" style:font-style-complex="italic"/>
    </style:style>
    <style:style style:name="P60"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Times New Roman" fo:font-size="10pt" fo:font-style="italic" style:font-size-asian="10pt" style:font-style-asian="italic" style:font-size-complex="10pt" style:font-style-complex="italic"/>
    </style:style>
    <style:style style:name="P61"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Times New Roman" fo:font-size="10pt" fo:font-style="italic" style:font-name-asian="Consolas" style:font-size-asian="10pt" style:font-style-asian="italic" style:font-name-complex="Consolas" style:font-size-complex="10pt" style:font-style-complex="italic"/>
    </style:style>
    <style:style style:name="P62"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3" style:family="paragraph" style:parent-style-name="Standard">
      <style:paragraph-properties fo:margin-left="0.6354in" fo:margin-right="0in" fo:margin-top="0in" fo:margin-bottom="0.0555in" loext:contextual-spacing="false" fo:text-indent="0in" style:auto-text-indent="false" style:text-autospace="none">
        <style:tab-stops>
          <style:tab-stop style:position="-0.9098in"/>
          <style:tab-stop style:position="-0.4098in"/>
          <style:tab-stop style:position="0in"/>
          <style:tab-stop style:position="0.0902in"/>
          <style:tab-stop style:position="0.5902in"/>
          <style:tab-stop style:position="1.0902in"/>
          <style:tab-stop style:position="1.5902in"/>
          <style:tab-stop style:position="2.0902in"/>
          <style:tab-stop style:position="2.5902in"/>
          <style:tab-stop style:position="3.0902in"/>
          <style:tab-stop style:position="3.5902in"/>
          <style:tab-stop style:position="4.0902in"/>
          <style:tab-stop style:position="4.5902in"/>
        </style:tab-stops>
      </style:paragraph-properties>
      <style:text-properties style:font-name="Times New Roman" fo:font-size="9.5pt" fo:font-style="italic" style:font-name-asian="Consolas1" style:font-size-asian="9.5pt" style:font-style-asian="italic" style:font-name-complex="Consolas1" style:font-size-complex="9.5pt" style:font-style-complex="italic"/>
    </style:style>
    <style:style style:name="P64" style:family="paragraph" style:parent-style-name="Standard">
      <style:paragraph-properties fo:margin-left="0.6354in" fo:margin-right="0in" fo:text-indent="0in" style:auto-text-indent="fals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65" style:family="paragraph" style:parent-style-name="Standard">
      <style:paragraph-properties fo:margin-left="0.6354in" fo:margin-right="0in" fo:text-indent="0in" style:auto-text-indent="false"/>
      <style:text-properties fo:font-size="10pt" fo:font-style="italic" style:font-size-asian="10pt" style:font-style-asian="italic" style:font-size-complex="10pt" style:font-style-complex="italic"/>
    </style:style>
    <style:style style:name="P66" style:family="paragraph" style:parent-style-name="Standard">
      <style:paragraph-properties fo:margin-left="0.6354in" fo:margin-right="0in" fo:text-indent="0in" style:auto-text-indent="false" style:text-autospace="none">
        <style:tab-stops>
          <style:tab-stop style:position="0.25in"/>
        </style:tab-stops>
      </style:paragraph-properties>
      <style:text-properties fo:font-size="10pt" fo:font-style="italic" style:font-size-asian="10pt" style:font-style-asian="italic" style:font-size-complex="10pt" style:font-style-complex="italic"/>
    </style:style>
    <style:style style:name="P67" style:family="paragraph" style:parent-style-name="Standard">
      <style:paragraph-properties fo:margin-left="0.6354in" fo:margin-right="0in" fo:text-indent="0in" style:auto-text-indent="false" style:text-autospace="none">
        <style:tab-stops>
          <style:tab-stop style:position="0.25in"/>
        </style:tab-stops>
      </style:paragraph-properties>
      <style:text-properties fo:font-size="10pt" style:font-size-asian="10pt" style:font-size-complex="10pt"/>
    </style:style>
    <style:style style:name="P68" style:family="paragraph" style:parent-style-name="Standard">
      <style:paragraph-properties fo:margin-left="0.0244in" fo:margin-right="0.0035in" fo:text-indent="0in" style:auto-text-indent="false"/>
    </style:style>
    <style:style style:name="P69" style:family="paragraph" style:parent-style-name="Standard">
      <style:paragraph-properties fo:margin-left="0.0138in" fo:margin-right="0.0035in" fo:text-indent="0in" style:auto-text-indent="false"/>
    </style:style>
    <style:style style:name="P70" style:family="paragraph" style:parent-style-name="Standard">
      <style:paragraph-properties fo:margin-left="0.0138in" fo:margin-right="0.0035in" fo:text-indent="0in" style:auto-text-indent="false"/>
      <style:text-properties fo:font-size="10pt" style:font-size-asian="10pt" style:font-size-complex="10pt"/>
    </style:style>
    <style:style style:name="P71" style:family="paragraph" style:parent-style-name="Standard">
      <style:paragraph-properties fo:margin-left="0.0138in" fo:margin-right="0.0035in" fo:margin-top="0.0555in" fo:margin-bottom="0in" loext:contextual-spacing="false" fo:text-indent="0in" style:auto-text-indent="false" style:text-autospace="none"/>
      <style:text-properties fo:font-size="10pt" fo:language="zxx" fo:country="none" fo:font-weight="normal" style:font-size-asian="10pt" style:font-weight-asian="normal" style:font-size-complex="10pt" style:font-weight-complex="normal"/>
    </style:style>
    <style:style style:name="P72" style:family="paragraph" style:parent-style-name="Standard">
      <style:paragraph-properties fo:margin-left="0.0138in" fo:margin-right="0.0035in" fo:margin-top="0.0555in" fo:margin-bottom="0in" loext:contextual-spacing="false" fo:text-indent="0in" style:auto-text-indent="false" style:text-autospace="none"/>
      <style:text-properties fo:font-size="10pt" fo:language="zxx" fo:country="none" style:font-size-asian="10pt" style:font-size-complex="10pt"/>
    </style:style>
    <style:style style:name="P73" style:family="paragraph" style:parent-style-name="Standard">
      <style:paragraph-properties fo:margin-left="0.0138in" fo:margin-right="0.0035in" fo:margin-top="0.0555in" fo:margin-bottom="0in" loext:contextual-spacing="false" fo:text-indent="0in" style:auto-text-indent="false" style:text-autospace="none"/>
      <style:text-properties style:font-name="Times New Roman" fo:font-size="10pt" style:font-size-asian="10pt" style:font-size-complex="10pt"/>
    </style:style>
    <style:style style:name="P74" style:family="paragraph" style:parent-style-name="Standard">
      <style:paragraph-properties fo:margin-top="0.0417in" fo:margin-bottom="0in" loext:contextual-spacing="false" style:text-autospace="none"/>
    </style:style>
    <style:style style:name="P75" style:family="paragraph" style:parent-style-name="Standard">
      <style:paragraph-properties fo:margin-top="0.0417in" fo:margin-bottom="0in" loext:contextual-spacing="false" style:text-autospace="none"/>
      <style:text-properties style:font-name="Times New Roman1" fo:font-size="10pt" style:font-name-asian="Times New Roman1" style:font-size-asian="10pt" style:font-name-complex="Times New Roman1" style:font-size-complex="10pt"/>
    </style:style>
    <style:style style:name="P76" style:family="paragraph" style:parent-style-name="Standard">
      <style:paragraph-properties fo:margin-top="0.0417in" fo:margin-bottom="0in" loext:contextual-spacing="false" style:text-autospace="none"/>
      <style:text-properties style:font-name="Times New Roman1" fo:font-size="10pt" fo:language="zxx" fo:country="none" style:font-name-asian="Times New Roman1" style:font-size-asian="10pt" style:font-name-complex="Times New Roman1" style:font-size-complex="10pt"/>
    </style:style>
    <style:style style:name="P77" style:family="paragraph" style:parent-style-name="Standard">
      <style:paragraph-properties fo:margin-top="0.0417in" fo:margin-bottom="0in" loext:contextual-spacing="false" style:text-autospace="none"/>
      <style:text-properties style:font-name="Times New Roman1" fo:font-size="10pt" fo:language="zxx" fo:country="none" fo:font-weight="normal" style:font-name-asian="Times New Roman1" style:font-size-asian="10pt" style:font-weight-asian="normal" style:font-name-complex="Times New Roman1" style:font-size-complex="10pt" style:font-weight-complex="normal"/>
    </style:style>
    <style:style style:name="P78" style:family="paragraph" style:parent-style-name="Standard">
      <style:paragraph-properties fo:margin-top="0.0417in" fo:margin-bottom="0in" loext:contextual-spacing="false" style:text-autospace="non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79" style:family="paragraph" style:parent-style-name="Standard">
      <style:paragraph-properties fo:margin-top="0.0417in" fo:margin-bottom="0in" loext:contextual-spacing="false" style:text-autospace="none"/>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80" style:family="paragraph" style:parent-style-name="Standard">
      <style:paragraph-properties fo:margin-top="0.0417in" fo:margin-bottom="0in" loext:contextual-spacing="false" style:text-autospace="none"/>
      <style:text-properties style:font-name="Times New Roman1" fo:font-size="9pt" style:font-name-asian="Times New Roman1" style:font-size-asian="9pt" style:font-name-complex="Times New Roman1" style:font-size-complex="9pt"/>
    </style:style>
    <style:style style:name="P81" style:family="paragraph" style:parent-style-name="Standard">
      <style:paragraph-properties fo:margin-top="0.0417in" fo:margin-bottom="0in" loext:contextual-spacing="false" style:text-autospace="none"/>
      <style:text-properties style:font-name="Times New Roman1" fo:font-size="9pt" fo:font-style="italic" style:font-name-asian="Times New Roman1" style:font-size-asian="9pt" style:font-style-asian="italic" style:font-name-complex="Times New Roman1" style:font-size-complex="9pt" style:font-style-complex="italic"/>
    </style:style>
    <style:style style:name="P82" style:family="paragraph" style:parent-style-name="Standard">
      <style:paragraph-properties fo:margin-top="0.0417in" fo:margin-bottom="0in" loext:contextual-spacing="false" style:text-autospace="none"/>
      <style:text-properties fo:font-size="10pt" style:font-size-asian="10pt" style:font-size-complex="10pt"/>
    </style:style>
    <style:style style:name="P83" style:family="paragraph" style:parent-style-name="Standard">
      <style:paragraph-properties fo:margin-top="0.0417in" fo:margin-bottom="0in" loext:contextual-spacing="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Standard">
      <style:paragraph-properties fo:margin-top="0.0417in" fo:margin-bottom="0in" loext:contextual-spacing="false" style:text-autospace="none"/>
      <style:text-properties fo:font-size="10pt" fo:font-style="italic" style:font-size-asian="10pt" style:font-style-asian="italic" style:font-size-complex="10pt" style:font-style-complex="italic"/>
    </style:style>
    <style:style style:name="P85" style:family="paragraph" style:parent-style-name="Standard">
      <style:paragraph-properties fo:margin-top="0.0417in" fo:margin-bottom="0in" loext:contextual-spacing="false" style:text-autospace="none"/>
      <style:text-properties fo:font-size="10pt" fo:language="zxx" fo:country="none" style:font-size-asian="10pt" style:font-size-complex="10pt"/>
    </style:style>
    <style:style style:name="P86" style:family="paragraph" style:parent-style-name="Standard">
      <style:paragraph-properties fo:margin-top="0.0417in" fo:margin-bottom="0in" loext:contextual-spacing="false" style:text-autospace="none"/>
      <style:text-properties fo:font-style="normal" style:font-style-asian="normal" style:font-style-complex="normal"/>
    </style:style>
    <style:style style:name="P87" style:family="paragraph" style:parent-style-name="Standard">
      <style:paragraph-properties fo:margin-top="0.0417in" fo:margin-bottom="0in" loext:contextual-spacing="false" style:text-autospace="none"/>
      <style:text-properties fo:color="#000000" loext:opacity="100%" style:font-name="Times New Roman" fo:font-size="10pt" style:font-size-asian="10pt" style:font-size-complex="10pt"/>
    </style:style>
    <style:style style:name="P88" style:family="paragraph" style:parent-style-name="Standard">
      <style:paragraph-properties fo:margin-top="0.0417in" fo:margin-bottom="0in" loext:contextual-spacing="false" fo:keep-together="always" fo:keep-with-next="always" style:text-autospace="none"/>
    </style:style>
    <style:style style:name="P89" style:family="paragraph" style:parent-style-name="Standard">
      <style:paragraph-properties fo:margin-top="0.0417in" fo:margin-bottom="0in" loext:contextual-spacing="false" fo:keep-together="always" fo:keep-with-next="always" style:text-autospace="none"/>
      <style:text-properties fo:font-size="10pt" style:font-size-asian="10pt" style:font-size-complex="10pt"/>
    </style:style>
    <style:style style:name="P90" style:family="paragraph" style:parent-style-name="Standard">
      <style:paragraph-properties fo:margin-top="0.0417in" fo:margin-bottom="0in" loext:contextual-spacing="false" fo:keep-together="always" fo:keep-with-next="always" style:text-autospace="none"/>
      <style:text-properties fo:font-size="10pt" fo:language="zxx" fo:country="none" style:font-size-asian="10pt" style:font-size-complex="10pt"/>
    </style:style>
    <style:style style:name="P91" style:family="paragraph" style:parent-style-name="Standard">
      <style:paragraph-properties fo:margin-top="0.0417in" fo:margin-bottom="0in" loext:contextual-spacing="false" fo:keep-together="always" fo:keep-with-next="always" style:text-autospace="none"/>
      <style:text-properties style:font-name="Times New Roman1" fo:font-size="10pt" style:font-name-asian="Times New Roman1" style:font-size-asian="10pt" style:font-name-complex="Times New Roman1" style:font-size-complex="10pt"/>
    </style:style>
    <style:style style:name="P92" style:family="paragraph" style:parent-style-name="Standard">
      <style:paragraph-properties fo:margin-top="0.0417in" fo:margin-bottom="0in" loext:contextual-spacing="false" fo:keep-together="always" fo:keep-with-next="always" style:text-autospace="none"/>
      <style:text-properties style:font-name="Times New Roman1" fo:font-size="10pt" fo:language="zxx" fo:country="none" style:font-name-asian="Times New Roman1" style:font-size-asian="10pt" style:font-name-complex="Times New Roman1" style:font-size-complex="10pt"/>
    </style:style>
    <style:style style:name="P93" style:family="paragraph" style:parent-style-name="Standard">
      <style:paragraph-properties fo:margin-top="0.0555in" fo:margin-bottom="0in" loext:contextual-spacing="false" style:text-autospace="none"/>
    </style:style>
    <style:style style:name="P94" style:family="paragraph" style:parent-style-name="Standard">
      <style:paragraph-properties fo:margin-top="0.0555in" fo:margin-bottom="0in" loext:contextual-spacing="false" style:text-autospace="none"/>
      <style:text-properties style:font-name="Times New Roman1" fo:font-size="10pt" style:font-name-asian="Times New Roman1" style:font-size-asian="10pt" style:font-name-complex="Times New Roman1" style:font-size-complex="10pt"/>
    </style:style>
    <style:style style:name="P95" style:family="paragraph" style:parent-style-name="Standard">
      <style:paragraph-properties fo:margin-left="0in" fo:margin-right="0in" fo:margin-top="0.0417in" fo:margin-bottom="0in" loext:contextual-spacing="false" fo:text-indent="0in" style:auto-text-indent="false" style:text-autospace="none"/>
      <style:text-properties fo:font-size="10pt" fo:language="zxx" fo:country="none" style:font-size-asian="10pt" style:font-size-complex="10pt"/>
    </style:style>
    <style:style style:name="P96" style:family="paragraph" style:parent-style-name="Standard">
      <style:paragraph-properties fo:margin-left="0in" fo:margin-right="0in" fo:margin-top="0.0417in" fo:margin-bottom="0in" loext:contextual-spacing="false" fo:text-indent="0in" style:auto-text-indent="false" style:text-autospace="none"/>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7" style:family="paragraph" style:parent-style-name="Standard">
      <style:paragraph-properties fo:margin-left="0.1701in" fo:margin-right="-0.0035in" fo:margin-top="0.0417in" fo:margin-bottom="0in" loext:contextual-spacing="false" fo:text-indent="0in" style:auto-text-indent="false" style:text-autospace="none"/>
      <style:text-properties fo:font-size="10pt" fo:language="zxx" fo:country="none" style:font-size-asian="10pt" style:font-size-complex="10pt"/>
    </style:style>
    <style:style style:name="P98" style:family="paragraph" style:parent-style-name="Standard">
      <style:paragraph-properties fo:margin-left="0.1701in" fo:margin-right="-0.0035in" fo:text-indent="0in" style:auto-text-indent="false" style:text-autospace="none"/>
      <style:text-properties fo:font-size="10pt" fo:language="zxx" fo:country="none" style:font-size-asian="10pt" style:font-size-complex="10pt"/>
    </style:style>
    <style:style style:name="P99" style:family="paragraph" style:parent-style-name="Standard">
      <style:paragraph-properties fo:margin-left="0in" fo:margin-right="-0.0035in" fo:text-indent="0in" style:auto-text-indent="false" style:text-autospace="none"/>
      <style:text-properties fo:font-size="10pt" fo:language="zxx" fo:country="none" style:font-size-asian="10pt" style:font-size-complex="10pt"/>
    </style:style>
    <style:style style:name="P100" style:family="paragraph" style:parent-style-name="Standard">
      <style:paragraph-properties fo:margin-left="0.1634in" fo:margin-right="-0.0035in" fo:text-indent="0in" style:auto-text-indent="false" style:text-autospace="none"/>
      <style:text-properties fo:font-size="10pt" fo:language="zxx" fo:country="none" fo:font-style="normal" style:font-size-asian="10pt" style:font-style-asian="normal" style:font-size-complex="10pt" style:font-style-complex="normal"/>
    </style:style>
    <style:style style:name="P101" style:family="paragraph" style:parent-style-name="Standard">
      <style:paragraph-properties fo:margin-left="0.1634in" fo:margin-right="-0.0035in" fo:text-indent="0in" style:auto-text-indent="false" style:text-autospace="none"/>
      <style:text-properties fo:font-size="10pt" fo:language="zxx" fo:country="none" style:font-size-asian="10pt" style:font-size-complex="10pt"/>
    </style:style>
    <style:style style:name="P102" style:family="paragraph" style:parent-style-name="Standard">
      <style:paragraph-properties fo:margin-left="0.0035in" fo:margin-right="0.0035in" fo:margin-top="0.0555in" fo:margin-bottom="0in" loext:contextual-spacing="false" fo:text-indent="0in" style:auto-text-indent="false" style:text-autospace="none"/>
      <style:text-properties style:font-name="Times New Roman" fo:font-weight="normal" style:font-weight-asian="normal" style:font-weight-complex="normal"/>
    </style:style>
    <style:style style:name="P103" style:family="paragraph" style:parent-style-name="Standard">
      <style:paragraph-properties fo:margin-left="-0.0035in" fo:margin-right="0.0035in" fo:margin-top="0.0555in" fo:margin-bottom="0in" loext:contextual-spacing="false" fo:text-indent="0in"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104" style:family="paragraph" style:parent-style-name="Standard">
      <style:paragraph-properties fo:margin-left="1.5701in" fo:margin-right="0.0008in" fo:text-indent="-1.589in" style:auto-text-indent="false">
        <style:tab-stops/>
      </style:paragraph-properties>
    </style:style>
    <style:style style:name="P105" style:family="paragraph" style:parent-style-name="Standard">
      <style:paragraph-properties fo:margin-left="1.5701in" fo:margin-right="0.0008in" fo:text-indent="-1.589in" style:auto-text-indent="false">
        <style:tab-stops/>
      </style:paragraph-properties>
      <style:text-properties fo:font-size="10pt" style:font-size-asian="10pt" style:font-size-complex="10pt"/>
    </style:style>
    <style:style style:name="P106" style:family="paragraph" style:parent-style-name="Table_20_Contents">
      <style:paragraph-properties style:text-autospace="none"/>
      <style:text-properties fo:font-size="10pt" fo:language="zxx" fo:country="none" style:font-size-asian="10pt" style:font-size-complex="10pt"/>
    </style:style>
    <style:style style:name="P107" style:family="paragraph" style:parent-style-name="Table_20_Contents">
      <style:paragraph-properties fo:text-align="start" style:justify-single-word="false"/>
    </style:style>
    <style:style style:name="P108"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109" style:family="paragraph" style:parent-style-name="Table_20_Heading">
      <style:text-properties fo:font-style="normal" fo:font-weight="normal" style:font-style-asian="normal" style:font-weight-asian="normal" style:font-style-complex="normal" style:font-weight-complex="normal"/>
    </style:style>
    <style:style style:name="P110" style:family="paragraph" style:parent-style-name="Text_20_body" style:list-style-name="L10">
      <style:text-properties fo:font-variant="normal" fo:text-transform="none" fo:color="#000000" loext:opacity="100%" style:font-name="Times New Roman" fo:font-size="12pt" fo:letter-spacing="normal" fo:font-style="normal" fo:font-weight="normal"/>
    </style:style>
    <style:style style:name="P111" style:family="paragraph" style:parent-style-name="Text_20_body">
      <style:text-properties fo:font-variant="normal" fo:text-transform="none" fo:color="#000000" loext:opacity="100%" style:font-name="Times New Roman" fo:font-size="12pt" fo:letter-spacing="normal" fo:language="zxx" fo:country="none" fo:font-style="normal" fo:font-weight="normal" style:font-size-asian="10pt" style:font-style-asian="italic" style:font-size-complex="10pt" style:font-style-complex="italic"/>
    </style:style>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text-properties style:font-name="Times New Roman1" fo:font-size="10pt" style:font-name-asian="Times New Roman1" style:font-size-asian="10pt" style:font-name-complex="Times New Roman1" style:font-size-complex="10pt"/>
    </style:style>
    <style:style style:name="P115" style:family="paragraph" style:parent-style-name="Text_20_body" style:list-style-name="L8">
      <style:text-properties style:font-name="Times New Roman1" fo:font-size="10pt" style:font-name-asian="Times New Roman1" style:font-size-asian="10pt" style:font-name-complex="Times New Roman1" style:font-size-complex="10pt"/>
    </style:style>
    <style:style style:name="P116" style:family="paragraph" style:parent-style-name="Text_20_body" style:list-style-name="L9">
      <style:text-properties style:font-name="Times New Roman1" fo:font-size="10pt" style:font-name-asian="Times New Roman1" style:font-size-asian="10pt" style:font-name-complex="Times New Roman1" style:font-size-complex="10pt"/>
    </style:style>
    <style:style style:name="P117" style:family="paragraph" style:parent-style-name="Text_20_body">
      <style:paragraph-properties fo:line-height="100%"/>
      <style:text-properties style:font-name="Times New Roman1" fo:font-size="10pt" style:font-name-asian="Times New Roman1" style:font-size-asian="10pt" style:font-name-complex="Times New Roman1" style:font-size-complex="10pt"/>
    </style:style>
    <style:style style:name="P118" style:family="paragraph" style:parent-style-name="Text_20_body">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P119" style:family="paragraph" style:parent-style-name="Text_20_body">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0" style:family="paragraph" style:parent-style-name="Text_20_body">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21" style:family="paragraph" style:parent-style-name="Text_20_body" style:list-style-name="L9"/>
    <style:style style:name="P122" style:family="paragraph" style:parent-style-name="Text_20_body">
      <style:text-properties fo:font-style="normal" style:font-style-asian="normal" style:font-style-complex="normal"/>
    </style:style>
    <style:style style:name="P123" style:family="paragraph" style:parent-style-name="Text_20_body">
      <style:text-properties fo:font-size="10pt" style:font-size-asian="10pt" style:font-size-complex="10pt"/>
    </style:style>
    <style:style style:name="P124" style:family="paragraph" style:parent-style-name="Text_20_body">
      <style:paragraph-properties fo:line-height="100%"/>
      <style:text-properties fo:font-size="10pt" style:font-size-asian="10pt" style:font-size-complex="10pt"/>
    </style:style>
    <style:style style:name="P125" style:family="paragraph" style:parent-style-name="Text_20_body">
      <style:paragraph-properties fo:line-height="100%"/>
    </style:style>
    <style:style style:name="P126" style:family="paragraph" style:parent-style-name="Text_20_body">
      <style:text-properties fo:language="en" fo:country="US"/>
    </style:style>
    <style:style style:name="P127" style:family="paragraph" style:parent-style-name="Text_20_body">
      <style:text-properties style:font-name="Arial1" fo:font-size="8pt" fo:font-weight="bold" style:font-name-asian="Arial1" style:font-size-asian="8pt" style:font-weight-asian="bold" style:font-name-complex="Arial1" style:font-size-complex="8pt" style:font-weight-complex="bold"/>
    </style:style>
    <style:style style:name="P128" style:family="paragraph" style:parent-style-name="Text_20_body">
      <style:text-properties fo:font-weight="normal" style:font-weight-asian="normal" style:font-weight-complex="normal"/>
    </style:style>
    <style:style style:name="P129" style:family="paragraph" style:parent-style-name="Text_20_body">
      <style:paragraph-properties fo:keep-with-next="always"/>
    </style:style>
    <style:style style:name="P130" style:family="paragraph" style:parent-style-name="Text_20_body" style:list-style-name="L2">
      <style:paragraph-properties fo:keep-with-next="always"/>
    </style:style>
    <style:style style:name="P131" style:family="paragraph" style:parent-style-name="Text_20_body">
      <style:paragraph-properties fo:keep-with-next="always"/>
      <style:text-properties style:font-name="Times New Roman1" fo:font-size="10pt" style:font-name-asian="Times New Roman1" style:font-size-asian="10pt" style:font-name-complex="Times New Roman1" style:font-size-complex="10pt"/>
    </style:style>
    <style:style style:name="P132" style:family="paragraph" style:parent-style-name="Text_20_body">
      <style:paragraph-properties fo:keep-together="always" fo:keep-with-next="always"/>
    </style:style>
    <style:style style:name="P133" style:family="paragraph" style:parent-style-name="Text_20_body">
      <style:paragraph-properties fo:keep-with-next="always"/>
      <style:text-properties fo:font-weight="normal" style:font-weight-asian="normal" style:font-weight-complex="normal"/>
    </style:style>
    <style:style style:name="P134" style:family="paragraph" style:parent-style-name="Text_20_body" style:list-style-name="L8">
      <style:paragraph-properties fo:margin-left="0.5992in" fo:margin-right="0in" fo:text-indent="0in" style:auto-text-indent="false"/>
    </style:style>
    <style:style style:name="P135" style:family="paragraph" style:parent-style-name="Text_20_body">
      <style:paragraph-properties fo:margin-left="0.0244in" fo:margin-right="0.0035in" fo:text-indent="0in" style:auto-text-indent="false"/>
    </style:style>
    <style:style style:name="P136" style:family="paragraph" style:parent-style-name="Text_20_body">
      <style:paragraph-properties fo:margin-left="0.0244in" fo:margin-right="0.0035in" fo:text-indent="0in" style:auto-text-indent="false"/>
      <style:text-properties style:font-name="Arial" fo:font-weight="bold" style:font-weight-asian="bold" style:font-weight-complex="bold"/>
    </style:style>
    <style:style style:name="P137" style:family="paragraph" style:parent-style-name="Text_20_body">
      <style:paragraph-properties fo:margin-left="0.0244in" fo:margin-right="0.0035in" fo:margin-top="0.0555in" fo:margin-bottom="0in" loext:contextual-spacing="false" fo:text-indent="0in" style:auto-text-indent="false" style:text-autospace="none"/>
      <style:text-properties style:font-name="Arial" fo:font-weight="bold" style:font-weight-asian="bold" style:font-weight-complex="bold"/>
    </style:style>
    <style:style style:name="P138" style:family="paragraph" style:parent-style-name="Text_20_body">
      <style:paragraph-properties fo:margin-left="0.0244in" fo:margin-right="0.0035in" fo:margin-top="0.0555in" fo:margin-bottom="0in" loext:contextual-spacing="false" fo:keep-together="auto" fo:text-indent="0in" style:auto-text-indent="false" style:text-autospace="none"/>
      <style:text-properties style:font-name="Arial" fo:font-weight="bold" style:font-weight-asian="bold" style:font-weight-complex="bold"/>
    </style:style>
    <style:style style:name="P139" style:family="paragraph" style:parent-style-name="Text_20_body">
      <style:paragraph-properties fo:margin-left="0.0244in" fo:margin-right="0.0035in" fo:margin-top="0.0555in" fo:margin-bottom="0in" loext:contextual-spacing="false" fo:text-indent="0in" style:auto-text-indent="false" style:text-autospace="none"/>
      <style:text-properties style:font-name="Arial" fo:font-size="10pt" fo:language="zxx" fo:country="none" fo:font-weight="bold" style:font-size-asian="10pt" style:font-weight-asian="bold" style:font-size-complex="10pt" style:font-weight-complex="bold"/>
    </style:style>
    <style:style style:name="P140" style:family="paragraph" style:parent-style-name="Text_20_body">
      <style:paragraph-properties fo:margin-left="0.0244in" fo:margin-right="0.0035in" fo:margin-top="0.0555in" fo:margin-bottom="0in" loext:contextual-spacing="false" fo:keep-together="always" fo:text-indent="0in" style:auto-text-indent="false" fo:keep-with-next="always" style:text-autospace="none"/>
      <style:text-properties style:font-name="Arial" fo:font-weight="bold" style:font-weight-asian="bold" style:font-weight-complex="bold"/>
    </style:style>
    <style:style style:name="P141" style:family="paragraph" style:parent-style-name="Text_20_body">
      <style:paragraph-properties fo:margin-left="0.0138in" fo:margin-right="0.0035in" fo:text-indent="0in" style:auto-text-indent="false"/>
      <style:text-properties style:font-name="Arial" fo:font-weight="bold" style:font-weight-asian="bold" style:font-weight-complex="bold"/>
    </style:style>
    <style:style style:name="P142" style:family="paragraph" style:parent-style-name="Text_20_body">
      <style:paragraph-properties fo:margin-left="0.0138in" fo:margin-right="0.0035in" fo:margin-top="0.0555in" fo:margin-bottom="0in" loext:contextual-spacing="false" fo:text-indent="0in" style:auto-text-indent="false"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143" style:family="paragraph" style:parent-style-name="Text_20_body">
      <style:paragraph-properties fo:margin-left="0.0138in" fo:margin-right="0.0035in" fo:margin-top="0.0555in" fo:margin-bottom="0in" loext:contextual-spacing="false" fo:text-indent="0in" style:auto-text-indent="false" style:text-autospace="none"/>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P144" style:family="paragraph" style:parent-style-name="Text_20_body">
      <style:paragraph-properties fo:margin-left="0.0138in" fo:margin-right="0.0035in" fo:margin-top="0.0555in" fo:margin-bottom="0in" loext:contextual-spacing="false" fo:text-indent="0in" style:auto-text-indent="false" style:text-autospace="non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45" style:family="paragraph" style:parent-style-name="Text_20_body">
      <style:paragraph-properties fo:margin-left="0.0138in" fo:margin-right="0.0035in" fo:margin-top="0.0555in" fo:margin-bottom="0in" loext:contextual-spacing="false" fo:keep-together="always" fo:text-indent="0in" style:auto-text-indent="false" fo:keep-with-next="always" style:text-autospace="none"/>
      <style:text-properties style:font-name="Arial" fo:font-size="10pt" fo:font-weight="bold" style:font-name-asian="Times New Roman1" style:font-size-asian="10pt" style:font-weight-asian="bold" style:font-name-complex="Times New Roman1" style:font-size-complex="10pt" style:font-weight-complex="bold"/>
    </style:style>
    <style:style style:name="P146" style:family="paragraph" style:parent-style-name="Text_20_body" style:master-page-name="">
      <style:paragraph-properties style:page-number="auto" fo:keep-with-next="always"/>
    </style:style>
    <style:style style:name="P147" style:family="paragraph" style:parent-style-name="Text_20_body" style:master-page-name="">
      <style:paragraph-properties fo:line-height="100%" style:page-number="auto" fo:keep-with-next="always"/>
      <style:text-properties style:font-name="Times New Roman1" fo:font-size="10pt" style:font-name-asian="Times New Roman1" style:font-size-asian="10pt" style:font-name-complex="Times New Roman1" style:font-size-complex="10pt"/>
    </style:style>
    <style:style style:name="P148" style:family="paragraph" style:parent-style-name="Text_20_body" style:master-page-name="">
      <style:paragraph-properties fo:line-height="100%" style:page-number="auto" fo:keep-with-next="always"/>
    </style:style>
    <style:style style:name="P149" style:family="paragraph" style:parent-style-name="Text_20_body">
      <style:paragraph-properties fo:margin-left="-0.0035in" fo:margin-right="0.0035in" fo:margin-top="0.0555in" fo:margin-bottom="0in" loext:contextual-spacing="false" fo:text-indent="0in" style:auto-text-indent="false" style:text-autospace="none"/>
      <style:text-properties style:font-name="Times New Roman" fo:font-size="10pt" fo:language="zxx" fo:country="none" fo:font-weight="normal" style:font-size-asian="10pt" style:font-weight-asian="normal" style:font-size-complex="10pt" style:font-weight-complex="normal"/>
    </style:style>
    <style:style style:name="P150" style:family="paragraph" style:parent-style-name="Text_20_body">
      <style:paragraph-properties fo:margin-left="0.0035in" fo:margin-right="0.0035in" fo:margin-top="0.0555in" fo:margin-bottom="0in" loext:contextual-spacing="false" fo:text-indent="0in" style:auto-text-indent="false" style:text-autospace="none">
        <style:tab-stops>
          <style:tab-stop style:position="0in"/>
        </style:tab-stops>
      </style:paragraph-properties>
      <style:text-properties style:font-name="Times New Roman" fo:font-size="10pt" fo:language="zxx" fo:country="none" fo:font-weight="normal" style:font-size-asian="10pt" style:font-weight-asian="normal" style:font-size-complex="10pt" style:font-weight-complex="normal"/>
    </style:style>
    <style:style style:name="P151" style:family="paragraph" style:parent-style-name="Text_20_body">
      <style:paragraph-properties fo:margin-left="0in" fo:margin-right="0in" fo:text-indent="0in" style:auto-text-indent="false"/>
    </style:style>
    <style:style style:name="P152" style:family="paragraph" style:parent-style-name="Text_20_body">
      <style:paragraph-properties fo:margin-left="0in" fo:margin-right="0in" fo:margin-top="0.0417in" fo:margin-bottom="0in" loext:contextual-spacing="false" fo:text-indent="0in" style:auto-text-indent="false" style:text-autospace="none"/>
      <style:text-properties style:font-name="Times New Roman1" fo:font-size="10pt" style:font-name-asian="Times New Roman1" style:font-size-asian="10pt" style:font-name-complex="Times New Roman1" style:font-size-complex="10pt"/>
    </style:style>
    <style:style style:name="P153" style:family="paragraph" style:parent-style-name="Text_20_body">
      <style:paragraph-properties fo:margin-left="0.6075in" fo:margin-right="0in" fo:text-indent="0in" style:auto-text-indent="false"/>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154" style:family="paragraph" style:parent-style-name="Text_20_body">
      <style:paragraph-properties fo:margin-left="1.5701in" fo:margin-right="0.0008in" fo:text-indent="-1.589in" style:auto-text-indent="false">
        <style:tab-stops/>
      </style:paragraph-properties>
    </style:style>
    <style:style style:name="P155" style:family="paragraph" style:parent-style-name="Text_20_body">
      <style:paragraph-properties fo:margin-left="0.9957in" fo:margin-right="0in" fo:text-indent="0in" style:auto-text-indent="false"/>
    </style:style>
    <style:style style:name="P156" style:family="paragraph" style:parent-style-name="Text_20_body" style:master-page-name="First_20_Page">
      <style:paragraph-properties style:page-number="auto"/>
    </style:style>
    <style:style style:name="P157" style:family="paragraph" style:parent-style-name="Text_20_body_20_indent" style:list-style-name="L1">
      <style:paragraph-properties fo:margin-left="0in" fo:margin-right="0in" fo:margin-top="0.0417in" fo:margin-bottom="0in" loext:contextual-spacing="false" fo:text-indent="0in" style:auto-text-indent="false" style:text-autospace="none"/>
      <style:text-properties fo:font-size="10pt" fo:font-style="normal" style:font-size-asian="10pt" style:font-style-asian="normal" style:font-weight-asian="normal" style:font-size-complex="10pt" style:font-style-complex="normal" style:font-weight-complex="normal"/>
    </style:style>
    <style:style style:name="P158" style:family="paragraph" style:parent-style-name="Text_20_body_20_indent" style:list-style-name="L1">
      <style:paragraph-properties fo:margin-left="0in" fo:margin-right="0in" fo:margin-top="0.0417in" fo:margin-bottom="0in" loext:contextual-spacing="false" fo:text-indent="0in"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59" style:family="paragraph" style:parent-style-name="Text_20_body_20_indent">
      <style:paragraph-properties fo:margin-left="0in" fo:margin-right="0in" fo:margin-top="0.0417in" fo:margin-bottom="0in" loext:contextual-spacing="false" fo:text-indent="0in" style:auto-text-indent="false"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60" style:family="paragraph" style:parent-style-name="Text_20_body_20_indent">
      <style:paragraph-properties fo:margin-left="0in" fo:margin-right="0in" fo:margin-top="0.0417in" fo:margin-bottom="0in" loext:contextual-spacing="false" fo:text-indent="0in" style:auto-text-indent="false" style:text-autospace="none"/>
      <style:text-properties fo:font-size="10pt" style:font-size-asian="10pt" style:font-size-complex="10pt"/>
    </style:style>
    <style:style style:name="P161" style:family="paragraph" style:parent-style-name="Text_20_body_20_indent">
      <style:paragraph-properties fo:margin-left="0in" fo:margin-right="0in" fo:margin-top="0.0417in" fo:margin-bottom="0in" loext:contextual-spacing="false" fo:text-indent="0in" style:auto-text-indent="false" style:text-autospace="none"/>
      <style:text-properties fo:font-size="10pt" fo:font-weight="normal" style:font-size-asian="10pt" style:font-weight-asian="normal" style:font-size-complex="10pt" style:font-weight-complex="normal"/>
    </style:style>
    <style:style style:name="T1" style:family="text">
      <style:text-properties style:font-name="Times New Roman1" fo:font-size="10pt" style:font-name-asian="Times New Roman1" style:font-size-asian="10pt" style:font-name-complex="Times New Roman1" style:font-size-complex="10pt"/>
    </style:style>
    <style:style style:name="T2" style:family="text">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T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4" style:family="text">
      <style:text-properties style:font-name="Times New Roman1"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 style:family="text">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T6" style:family="text">
      <style:text-properties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7" style:family="text">
      <style:text-properties style:font-name="Times New Roman1" fo:font-size="10pt"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8"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9" style:family="text">
      <style:text-properties style:font-name="Times New Roman1" fo:font-size="10pt" fo:language="en" fo:country="US" style:font-name-asian="Times New Roman1" style:font-size-asian="10pt" style:font-name-complex="Times New Roman1" style:font-size-complex="10pt"/>
    </style:style>
    <style:style style:name="T10" style:family="text">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T11" style:family="text">
      <style:text-properties style:font-name="Times New Roman1" fo:font-size="10pt" fo:language="en" fo:country="US" fo:font-style="normal" fo:font-weight="bold" style:font-name-asian="Times New Roman1" style:font-size-asian="10pt" style:font-style-asian="normal" style:font-weight-asian="bold" style:font-name-complex="Times New Roman1" style:font-size-complex="10pt" style:font-style-complex="normal" style:font-weight-complex="bold"/>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normal" style:font-name-asian="Times New Roman1" style:font-style-asian="normal" style:font-name-complex="Times New Roman1" style:font-style-complex="normal"/>
    </style:style>
    <style:style style:name="T14" style:family="text">
      <style:text-properties style:font-name="Times New Roman1" fo:language="zxx" fo:country="none" fo:font-style="italic" style:font-name-asian="Times New Roman1" style:font-style-asian="italic" style:font-name-complex="Times New Roman1" style:font-style-complex="italic"/>
    </style:style>
    <style:style style:name="T15" style:family="text">
      <style:text-properties style:font-name="Times New Roman1" fo:language="zxx" fo:country="none" style:font-name-asian="Times New Roman1" style:font-name-complex="Times New Roman1"/>
    </style:style>
    <style:style style:name="T16" style:family="text">
      <style:text-properties style:font-name="Times New Roman1" fo:font-weight="normal" style:font-name-asian="Times New Roman1" style:font-weight-asian="normal" style:font-name-complex="Times New Roman1" style:font-weight-complex="normal"/>
    </style:style>
    <style:style style:name="T17" style:family="text">
      <style:text-properties style:font-name="Times New Roman1" fo:font-size="9pt" style:font-name-asian="Times New Roman1" style:font-size-asian="9pt" style:font-name-complex="Times New Roman1" style:font-size-complex="9pt"/>
    </style:style>
    <style:style style:name="T18"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9" style:family="text">
      <style:text-properties style:font-name="Times New Roman1" fo:font-style="italic" style:font-name-asian="Times New Roman1" style:font-style-asian="italic" style:font-name-complex="Times New Roman1" style:font-style-complex="italic"/>
    </style:style>
    <style:style style:name="T20" style:family="text">
      <style:text-properties style:font-name="Times New Roman1" fo:font-weight="bold" style:font-name-asian="Times New Roman1" style:font-weight-asian="bold" style:font-name-complex="Times New Roman1"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style:font-style-asian="italic" style:font-style-complex="italic"/>
    </style:style>
    <style:style style:name="T26" style:family="text">
      <style:text-properties fo:font-style="italic" fo:font-weight="normal" style:font-style-asian="normal" style:font-weight-asian="normal" style:font-style-complex="normal" style:font-weight-complex="normal"/>
    </style:style>
    <style:style style:name="T27" style:family="text">
      <style:text-properties fo:font-style="italic" fo:font-weight="normal" style:font-weight-asian="normal" style:font-weight-complex="normal"/>
    </style:style>
    <style:style style:name="T28" style:family="text">
      <style:text-properties fo:language="zxx" fo:country="none"/>
    </style:style>
    <style:style style:name="T29" style:family="text">
      <style:text-properties fo:language="zxx" fo:country="none" fo:font-style="italic" style:font-style-asian="italic" style:font-style-complex="italic"/>
    </style:style>
    <style:style style:name="T30" style:family="text">
      <style:text-properties fo:language="zxx" fo:country="none" fo:font-weight="normal" style:font-name-asian="Times New Roman1" style:font-weight-asian="normal" style:font-name-complex="Times New Roman1"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style:font-style-asian="italic"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fo:font-weight="normal" style:font-style-asian="italic"/>
    </style:style>
    <style:style style:name="T40" style:family="text">
      <style:text-properties style:text-position="sub 58%" fo:font-style="italic" fo:font-weight="normal" style:font-style-asian="italic" style:font-weight-asian="normal" style:font-style-complex="italic" style:font-weight-complex="normal"/>
    </style:style>
    <style:style style:name="T41" style:family="text">
      <style:text-properties style:text-position="sub 58%" fo:font-style="italic" style:font-style-asian="italic" style:font-style-complex="italic"/>
    </style:style>
    <style:style style:name="T42" style:family="text">
      <style:text-properties style:text-position="sub 58%" fo:font-size="12pt" fo:font-style="italic" style:font-size-asian="12pt" style:font-style-asian="italic" style:font-size-complex="12pt" style:font-style-complex="italic"/>
    </style:style>
    <style:style style:name="T43" style:family="text">
      <style:text-properties style:text-position="sub 58%"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44" style:family="text">
      <style:text-properties style:text-position="sub 58%" style:font-name="Times New Roman1" fo:font-style="italic" style:font-name-asian="Times New Roman1" style:font-style-asian="italic" style:font-name-complex="Times New Roman1" style:font-style-complex="italic"/>
    </style:style>
    <style:style style:name="T45" style:family="text">
      <style:text-properties fo:color="#000000" loext:opacity="100%"/>
    </style:style>
    <style:style style:name="T46" style:family="text">
      <style:text-properties fo:color="#000000" loext:opacity="100%" style:font-name="Times New Roman1" fo:font-size="10pt" style:font-name-asian="Times New Roman1" style:font-size-asian="10pt" style:font-name-complex="Times New Roman1" style:font-size-complex="10pt"/>
    </style:style>
    <style:style style:name="T47" style:family="text">
      <style:text-properties fo:color="#000000" loext:opacity="100%" style:font-name="Times New Roman1" fo:font-size="10pt" fo:font-style="italic" style:font-name-asian="Times New Roman1" style:font-size-asian="10pt" style:font-style-asian="italic" style:font-name-complex="Times New Roman1" style:font-size-complex="10pt" style:font-style-complex="italic"/>
    </style:style>
    <style:style style:name="T48" style:family="text">
      <style:text-properties fo:color="#000000" loext:opacity="100%" fo:font-weight="bold"/>
    </style:style>
    <style:style style:name="T49" style:family="text">
      <style:text-properties fo:color="#000000" loext:opacity="100%" fo:font-style="italic"/>
    </style:style>
    <style:style style:name="T50" style:family="text">
      <style:text-properties fo:color="#000000" loext:opacity="100%" fo:font-style="italic" fo:font-weight="normal" style:font-style-asian="italic" style:font-weight-asian="normal" style:font-style-complex="italic" style:font-weight-complex="normal"/>
    </style:style>
    <style:style style:name="T51" style:family="text">
      <style:text-properties fo:color="#000000" loext:opacity="100%" fo:font-style="italic" fo:font-weight="normal" style:font-style-asian="normal" style:font-weight-asian="normal" style:font-style-complex="normal" style:font-weight-complex="normal"/>
    </style:style>
    <style:style style:name="T52" style:family="text">
      <style:text-properties fo:color="#000000" loext:opacity="100%" fo:font-style="italic" fo:font-weight="normal" style:font-weight-asian="normal" style:font-weight-complex="normal"/>
    </style:style>
    <style:style style:name="T53" style:family="text">
      <style:text-properties fo:color="#000000" loext:opacity="100%" fo:font-style="italic" style:font-style-asian="italic" style:font-style-complex="italic"/>
    </style:style>
    <style:style style:name="T54" style:family="text">
      <style:text-properties fo:color="#000000" loext:opacity="100%" style:font-name="Times New Roman"/>
    </style:style>
    <style:style style:name="T55" style:family="text">
      <style:text-properties fo:color="#000000" loext:opacity="100%" style:font-name="Times New Roman" fo:font-weight="bold"/>
    </style:style>
    <style:style style:name="T56" style:family="text">
      <style:text-properties fo:color="#000000" loext:opacity="100%" style:font-name="Times New Roman" fo:font-style="italic"/>
    </style:style>
    <style:style style:name="T57" style:family="text">
      <style:text-properties fo:color="#000000" loext:opacity="100%" style:font-name="Times New Roman" fo:font-style="normal" fo:font-weight="normal" style:font-style-asian="normal" style:font-weight-asian="normal" style:font-style-complex="normal" style:font-weight-complex="normal"/>
    </style:style>
    <style:style style:name="T58" style:family="text">
      <style:text-properties fo:color="#000000" loext:opacity="100%" fo:font-style="normal" fo:font-weight="normal" style:font-style-asian="normal" style:font-weight-asian="normal" style:font-style-complex="normal" style:font-weight-complex="normal"/>
    </style:style>
    <style:style style:name="T59" style:family="text">
      <style:text-properties fo:color="#000000" loext:opacity="100%" fo:font-style="normal" fo:font-weight="bold" style:font-style-asian="normal" style:font-weight-asian="bold" style:font-style-complex="normal" style:font-weight-complex="bold"/>
    </style:style>
    <style:style style:name="T60" style:family="text">
      <style:text-properties fo:color="#000000" loext:opacity="100%" fo:font-style="normal" fo:font-weight="bold" style:font-style-asian="normal" style:font-weight-asian="normal" style:font-style-complex="normal" style:font-weight-complex="normal"/>
    </style:style>
    <style:style style:name="T61" style:family="text">
      <style:text-properties fo:color="#000000" loext:opacity="100%" fo:font-style="normal" style:font-style-asian="normal" style:font-style-complex="normal"/>
    </style:style>
    <style:style style:name="T62" style:family="text">
      <style:text-properties fo:color="#000000" loext:opacity="100%" fo:font-weight="normal" style:font-weight-asian="normal" style:font-weight-complex="normal"/>
    </style:style>
    <style:style style:name="T63" style:family="text">
      <style:text-properties fo:font-size="10pt"/>
    </style:style>
    <style:style style:name="T64" style:family="text">
      <style:text-properties fo:font-size="10pt" fo:font-weight="bold" style:font-weight-asian="bold" style:font-weight-complex="bold"/>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style:font-size-asian="10pt" style:font-size-complex="10pt"/>
    </style:style>
    <style:style style:name="T67" style:family="text">
      <style:text-properties fo:font-size="10pt" fo:language="zxx" fo:country="none" style:font-size-asian="10pt" style:font-size-complex="10pt"/>
    </style:style>
    <style:style style:name="T68" style:family="text">
      <style:text-properties fo:font-size="10pt" fo:language="zxx" fo:country="none" fo:font-style="italic" style:font-size-asian="10pt" style:font-style-asian="italic" style:font-size-complex="10pt" style:font-style-complex="italic"/>
    </style:style>
    <style:style style:name="T69" style:family="text">
      <style:text-properties fo:font-size="10pt" fo:language="zxx" fo:country="none" fo:font-weight="bold" style:font-size-asian="10pt" style:font-weight-asian="bold" style:font-size-complex="10pt" style:font-weight-complex="bold"/>
    </style:style>
    <style:style style:name="T70" style:family="text">
      <style:text-properties fo:font-size="10pt" fo:language="zxx" fo:country="none" fo:font-style="normal" style:font-size-asian="10pt" style:font-style-asian="normal" style:font-size-complex="10pt" style:font-style-complex="normal"/>
    </style:style>
    <style:style style:name="T71" style:family="text">
      <style:text-properties fo:font-size="10pt" fo:font-weight="normal" style:font-weight-asian="normal" style:font-weight-complex="normal"/>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language="en" fo:country="US" fo:font-weight="bold" style:font-size-asian="10pt" style:font-weight-asian="bold" style:font-size-complex="10pt" style:font-weight-complex="bold"/>
    </style:style>
    <style:style style:name="T74" style:family="text">
      <style:text-properties fo:font-size="10pt" fo:font-style="italic"/>
    </style:style>
    <style:style style:name="T75" style:family="text">
      <style:text-properties fo:font-size="10pt" fo:font-style="italic" style:font-size-asian="10pt" style:font-style-asian="italic" style:font-size-complex="10pt" style:font-style-complex="italic"/>
    </style:style>
    <style:style style:name="T7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7" style:family="text">
      <style:text-properties fo:font-size="10pt" fo:font-style="normal" style:font-size-asian="10pt" style:font-style-asian="normal" style:font-size-complex="10pt" style:font-style-complex="normal"/>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style:font-name="Times New Roman"/>
    </style:style>
    <style:style style:name="T80"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81" style:family="text">
      <style:text-properties style:font-name="Times New Roman" style:font-name-asian="Times New Roman1" style:font-name-complex="Times New Roman1"/>
    </style:style>
    <style:style style:name="T82" style:family="text">
      <style:text-properties style:font-name="Times New Roman" fo:font-style="italic" style:font-name-asian="Times New Roman1" style:font-style-asian="italic" style:font-name-complex="Times New Roman1" style:font-style-complex="italic"/>
    </style:style>
    <style:style style:name="T83" style:family="text">
      <style:text-properties style:font-name="Times New Roman" fo:font-weight="normal" style:font-name-asian="Times New Roman1" style:font-weight-asian="normal" style:font-name-complex="Times New Roman1" style:font-weight-complex="normal"/>
    </style:style>
    <style:style style:name="T84" style:family="text">
      <style:text-properties style:text-position="super 58%"/>
    </style:style>
    <style:style style:name="T85" style:family="text">
      <style:text-properties style:text-position="super 58%" fo:font-size="11pt" style:font-size-asian="11pt" style:font-size-complex="11pt"/>
    </style:style>
    <style:style style:name="T86" style:family="text">
      <style:text-properties style:text-position="super 58%" fo:font-size="12pt" style:font-size-asian="12pt" style:font-size-complex="12pt"/>
    </style:style>
    <style:style style:name="T87" style:family="text">
      <style:text-properties fo:language="en" fo:country="US"/>
    </style:style>
    <style:style style:name="T88" style:family="text">
      <style:text-properties fo:language="en" fo:country="US" fo:font-weight="bold" style:font-weight-asian="bold" style:font-weight-complex="bold"/>
    </style:style>
    <style:style style:name="T89" style:family="text">
      <style:text-properties style:text-position="30% 58%"/>
    </style:style>
    <style:style style:name="T90" style:family="text">
      <style:text-properties style:text-position="30% 58%" fo:font-size="10pt" fo:font-style="italic" style:font-size-asian="10pt" style:font-style-asian="italic" style:font-size-complex="10pt" style:font-style-complex="italic"/>
    </style:style>
    <style:style style:name="T91" style:family="text">
      <style:text-properties style:font-style-asian="italic"/>
    </style:style>
    <style:style style:name="T92" style:family="text">
      <style:text-properties style:font-name="Symbol" fo:font-size="10pt" style:font-name-asian="Symbol" style:font-size-asian="10pt" style:font-name-complex="Symbol" style:font-size-complex="10pt"/>
    </style:style>
    <style:style style:name="T93" style:family="text">
      <style:text-properties style:font-name="Symbol" fo:font-size="12pt" style:font-name-asian="Symbol" style:font-size-asian="12pt" style:font-name-complex="Symbol" style:font-size-complex="12pt"/>
    </style:style>
    <style:style style:name="T94" style:family="text">
      <style:text-properties style:font-weight-asian="bold"/>
    </style:style>
    <style:style style:name="T95" style:family="text">
      <style:text-properties fo:font-size="8pt" style:font-size-asian="8pt" style:font-size-complex="8pt"/>
    </style:style>
    <style:style style:name="fr1" style:family="graphic" style:parent-style-name="Formula">
      <style:graphic-properties style:vertical-pos="middle" style:vertical-rel="text" style:horizontal-pos="from-left" style:horizontal-rel="paragraph-content" draw:ole-draw-aspect="1" draw:visible-area-top="0in" draw:visible-area-width="3.937in" draw:visible-area-height="3.937in"/>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draw:visible-area-top="0in" draw:visible-area-width="3.937in" draw:visible-area-height="3.937in"/>
    </style:style>
    <style:style style:name="fr3" style:family="graphic" style:parent-style-name="Formula">
      <style:graphic-properties style:vertical-pos="from-top" style:horizontal-pos="from-left" style:horizontal-rel="paragraph-content" draw:ole-draw-aspect="1" draw:visible-area-top="0in" draw:visible-area-width="3.937in" draw:visible-area-height="3.937in"/>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0311in" text:min-label-width="0.25in"/>
        <style:text-properties style:font-name="StarSymbol1"/>
      </text:list-level-style-bullet>
      <text:list-level-style-bullet text:level="3" text:style-name="Bullet_20_Symbols" text:bullet-char="•">
        <style:list-level-properties text:space-before="0.0626in" text:min-label-width="0.25in"/>
        <style:text-properties style:font-name="StarSymbol1"/>
      </text:list-level-style-bullet>
      <text:list-level-style-bullet text:level="4" text:style-name="Bullet_20_Symbols" text:bullet-char="•">
        <style:list-level-properties text:space-before="0.0937in" text:min-label-width="0.25in"/>
        <style:text-properties style:font-name="StarSymbol1"/>
      </text:list-level-style-bullet>
      <text:list-level-style-bullet text:level="5" text:style-name="Bullet_20_Symbols" text:bullet-char="•">
        <style:list-level-properties text:space-before="0.1252in" text:min-label-width="0.25in"/>
        <style:text-properties style:font-name="StarSymbol1"/>
      </text:list-level-style-bullet>
      <text:list-level-style-bullet text:level="6" text:style-name="Bullet_20_Symbols" text:bullet-char="•">
        <style:list-level-properties text:space-before="0.1563in" text:min-label-width="0.25in"/>
        <style:text-properties style:font-name="StarSymbol1"/>
      </text:list-level-style-bullet>
      <text:list-level-style-bullet text:level="7" text:style-name="Bullet_20_Symbols" text:bullet-char="•">
        <style:list-level-properties text:space-before="0.1874in" text:min-label-width="0.25in"/>
        <style:text-properties style:font-name="StarSymbol1"/>
      </text:list-level-style-bullet>
      <text:list-level-style-bullet text:level="8" text:style-name="Bullet_20_Symbols" text:bullet-char="•">
        <style:list-level-properties text:space-before="0.2189in" text:min-label-width="0.25in"/>
        <style:text-properties style:font-name="StarSymbol1"/>
      </text:list-level-style-bullet>
      <text:list-level-style-bullet text:level="9" text:style-name="Bullet_20_Symbols" text:bullet-char="•">
        <style:list-level-properties text:space-before="0.25in" text:min-label-width="0.25in"/>
        <style:text-properties style:font-name="StarSymbol1"/>
      </text:list-level-style-bullet>
      <text:list-level-style-bullet text:level="10" text:style-name="Bullet_20_Symbols" text:bullet-char="•">
        <style:list-level-properties text:space-before="0.2811in" text:min-label-width="0.25in"/>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office:automatic-styles>
  <office:body>
    <office:text text:use-soft-page-breaks="true">
      <office:forms form:automatic-focus="false" form:apply-design-mode="false">
        <form:form form:name="change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false">
        <text:changed-region xml:id="ct127191520" text:id="ct127191520">
          <text:deletion>
            <office:change-info>
              <dc:creator>マーク キャロウ</dc:creator>
              <dc:date>2013-06-28T16:05:00</dc:date>
            </office:change-info>
            <text:p text:style-name="P111">Exponential Functions</text:p>
            <text:p text:style-name="Text_20_body">These all operate component-wise. <text:s/>The description is per component.</text:p>
            <table:table table:name="Table9" table:style-name="Table9">
              <table:table-column table:style-name="Table9.A"/>
              <table:table-column table:style-name="Table9.B"/>
              <table:table-header-rows>
                <table:table-row>
                  <table:table-cell table:style-name="Table9.A1" office:value-type="string">
                    <text:p text:style-name="P4">Syntax</text:p>
                  </table:table-cell>
                  <table:table-cell table:style-name="Table9.B1" office:value-type="string">
                    <text:p text:style-name="P6">Description</text:p>
                  </table:table-cell>
                </table:table-row>
              </table:table-header-rows>
              <table:table-row>
                <table:table-cell table:style-name="Table9.A2" office:value-type="string">
                  <text:p text:style-name="P68"><text:span text:style-name="T1">genType </text:span><text:span text:style-name="T2">pow</text:span><text:span text:style-name="T66"> (genType </text:span><text:span text:style-name="T75">x</text:span><text:span text:style-name="T66">, genType </text:span><text:span text:style-name="T75">y</text:span><text:span text:style-name="T66">)</text:span></text:p>
                  <text:p text:style-name="P3"/>
                </table:table-cell>
                <table:table-cell table:style-name="Table9.B2" office:value-type="string">
                  <text:p text:style-name="P7"><text:span text:style-name="T1">Returns </text:span><text:span text:style-name="T3">x</text:span><text:span text:style-name="T66"> raised to the </text:span><text:span text:style-name="T75">y</text:span><text:span text:style-name="T66"> power, i.e.,</text:span><text:span text:style-name="T66"><draw:frame draw:style-name="fr1" draw:name="Object6" text:anchor-type="as-char" svg:width="0.2043in" svg:height="0.178in" draw:z-index="11"><draw:object-ole xlink:href="./Object 13" xlink:type="simple" xlink:show="embed" xlink:actuate="onLoad"/><draw:image xlink:href="./ObjectReplacements/Object 13" xlink:type="simple" xlink:show="embed" xlink:actuate="onLoad"/><svg:desc>OLE-object</svg:desc></draw:frame></text:span></text:p>
                  <text:p text:style-name="P74"><text:span text:style-name="T66">Results are undefined if </text:span><text:span text:style-name="T75">x &lt; 0</text:span><text:span text:style-name="T66">. <text:s/></text:span></text:p>
                  <text:p text:style-name="P74"><text:span text:style-name="T66">Results are undefined if </text:span><text:span text:style-name="T75">x = 0</text:span><text:span text:style-name="T66"> and </text:span><text:span text:style-name="T75">y &lt;= 0</text:span><text:span text:style-name="T66">.</text:span></text:p>
                  <text:p text:style-name="P7"/>
                </table:table-cell>
              </table:table-row>
              <table:table-row>
                <table:table-cell table:style-name="Table9.A2" office:value-type="string">
                  <text:p text:style-name="P68"><text:span text:style-name="T1">genType </text:span><text:span text:style-name="T2">exp</text:span><text:span text:style-name="T66"> (genType </text:span><text:span text:style-name="T75">x</text:span><text:span text:style-name="T66">)</text:span></text:p>
                  <text:p text:style-name="P68"/>
                </table:table-cell>
                <table:table-cell table:style-name="Table9.B2" office:value-type="string">
                  <text:p text:style-name="P7"><text:span text:style-name="T1">Returns the natural exponentiation of </text:span><text:span text:style-name="T3">x</text:span><text:span text:style-name="T66">, i.e., </text:span><text:span text:style-name="T75">e</text:span><text:span text:style-name="T90">x</text:span><text:span text:style-name="T66">.</text:span></text:p>
                  <text:p text:style-name="P7"/>
                </table:table-cell>
              </table:table-row>
              <table:table-row>
                <table:table-cell table:style-name="Table9.A2" office:value-type="string">
                  <text:p text:style-name="P68"><text:span text:style-name="T1">genType </text:span><text:span text:style-name="T2">log</text:span><text:span text:style-name="T66"> (genType </text:span><text:span text:style-name="T75">x</text:span><text:span text:style-name="T66">)</text:span></text:p>
                  <text:p text:style-name="P68"/>
                </table:table-cell>
                <table:table-cell table:style-name="Table9.B2" office:value-type="string">
                  <text:p text:style-name="P7"><text:span text:style-name="T1">Returns the natural l</text:span><text:span text:style-name="T66">ogarithm of </text:span><text:span text:style-name="T75">x, </text:span><text:span text:style-name="T66">i.e., returns the value </text:span><text:span text:style-name="T75">y</text:span><text:span text:style-name="T66"> which satisfies the equation </text:span><text:span text:style-name="T75">x</text:span><text:span text:style-name="T66"> = </text:span><text:span text:style-name="T75">e</text:span><text:span text:style-name="T90">y</text:span><text:span text:style-name="T66">.</text:span></text:p>
                  <text:p text:style-name="P74"><text:span text:style-name="T66">Results are undefined if </text:span><text:span text:style-name="T75">x &lt;= 0</text:span><text:span text:style-name="T66">.</text:span></text:p>
                  <text:p text:style-name="P7"/>
                </table:table-cell>
              </table:table-row>
              <table:table-row>
                <table:table-cell table:style-name="Table9.A2" office:value-type="string">
                  <text:p text:style-name="P68"><text:span text:style-name="T1">genType </text:span><text:span text:style-name="T2">exp2</text:span><text:span text:style-name="T66"> (genType </text:span><text:span text:style-name="T75">x</text:span><text:span text:style-name="T66">)</text:span></text:p>
                  <text:p text:style-name="P68"/>
                </table:table-cell>
                <table:table-cell table:style-name="Table9.B2" office:value-type="string">
                  <text:p text:style-name="P7"><text:span text:style-name="T1">Returns 2 raised to the </text:span><text:span text:style-name="T3">x</text:span><text:span text:style-name="T66"> power, i.e., </text:span><text:span text:style-name="T66"><draw:frame draw:style-name="fr1" draw:name="Object19" text:anchor-type="as-char" svg:width="0.1957in" svg:height="0.178in" draw:z-index="12"><draw:object-ole xlink:href="./Object 14" xlink:type="simple" xlink:show="embed" xlink:actuate="onLoad"/><draw:image xlink:href="./ObjectReplacements/Object 14" xlink:type="simple" xlink:show="embed" xlink:actuate="onLoad"/><svg:desc>OLE-object</svg:desc></draw:frame></text:span></text:p>
                  <text:p text:style-name="P7"/>
                </table:table-cell>
              </table:table-row>
              <table:table-row>
                <table:table-cell table:style-name="Table9.A2" office:value-type="string">
                  <text:p text:style-name="P68"><text:span text:style-name="T1">genType </text:span><text:span text:style-name="T2">log2</text:span><text:span text:style-name="T66"> (genType </text:span><text:span text:style-name="T75">x</text:span><text:span text:style-name="T66">)</text:span></text:p>
                  <text:p text:style-name="P68"/>
                </table:table-cell>
                <table:table-cell table:style-name="Table9.B2" office:value-type="string">
                  <text:p text:style-name="P7"><text:span text:style-name="T1">Returns the base 2 logarithm</text:span><text:span text:style-name="T66"> of </text:span><text:span text:style-name="T75">x, </text:span><text:span text:style-name="T66">i.e., returns the value </text:span><text:span text:style-name="T75">y</text:span><text:span text:style-name="T66"> which satisfies the equation </text:span><text:span text:style-name="T66"><draw:frame draw:style-name="fr1" draw:name="Object20" text:anchor-type="as-char" svg:width="0.3929in" svg:height="0.178in" draw:z-index="13"><draw:object-ole xlink:href="./Object 15" xlink:type="simple" xlink:show="embed" xlink:actuate="onLoad"/><draw:image xlink:href="./ObjectReplacements/Object 15" xlink:type="simple" xlink:show="embed" xlink:actuate="onLoad"/><svg:desc>OLE-object</svg:desc></draw:frame></text:span></text:p>
                  <text:p text:style-name="P74"><text:span text:style-name="T66">Results are undefined if </text:span><text:span text:style-name="T75">x &lt;= 0</text:span><text:span text:style-name="T66">.</text:span></text:p>
                  <text:p text:style-name="P7"/>
                </table:table-cell>
              </table:table-row>
              <table:table-row>
                <table:table-cell table:style-name="Table9.A2" office:value-type="string">
                  <text:p text:style-name="P68"><text:span text:style-name="T1">genType </text:span><text:span text:style-name="T2">sqrt</text:span><text:span text:style-name="T66"> (genType </text:span><text:span text:style-name="T75">x</text:span><text:span text:style-name="T66">)<text:line-break/>genDType </text:span><text:span text:style-name="T65">sqrt</text:span><text:span text:style-name="T66"> (genDType </text:span><text:span text:style-name="T75">x</text:span><text:span text:style-name="T77">)</text:span></text:p>
                  <text:p text:style-name="P68"/>
                </table:table-cell>
                <table:table-cell table:style-name="Table9.B2" office:value-type="string">
                  <text:p text:style-name="P7"><text:span text:style-name="T1">Returns </text:span><text:span text:style-name="T3"><draw:frame draw:style-name="fr1" draw:name="Object5" text:anchor-type="as-char" svg:width="0.239in" svg:height="0.1689in" draw:z-index="14"><draw:object-ole xlink:href="./Object 16" xlink:type="simple" xlink:show="embed" xlink:actuate="onLoad"/><draw:image xlink:href="./ObjectReplacements/Object 16" xlink:type="simple" xlink:show="embed" xlink:actuate="onLoad"/><svg:desc>OLE-object</svg:desc></draw:frame></text:span><text:span text:style-name="T66">.</text:span></text:p>
                  <text:p text:style-name="P74"><text:span text:style-name="T66">Results are undefined if </text:span><text:span text:style-name="T75">x &lt; 0</text:span><text:span text:style-name="T66">.</text:span></text:p>
                  <text:p text:style-name="P7"/>
                </table:table-cell>
              </table:table-row>
              <table:table-row>
                <table:table-cell table:style-name="Table9.A2" office:value-type="string">
                  <text:p text:style-name="P68"><text:span text:style-name="T1">genType </text:span><text:span text:style-name="T10">inversesqrt</text:span><text:span text:style-name="T66"> (genType </text:span><text:span text:style-name="T75">x</text:span><text:span text:style-name="T66">)<text:line-break/></text:span><text:span text:style-name="T67">genDType </text:span><text:span text:style-name="T69">inversesqrt </text:span><text:span text:style-name="T67">(genDType </text:span><text:span text:style-name="T68">x</text:span><text:span text:style-name="T67">)</text:span></text:p>
                  <text:p text:style-name="P68"/>
                </table:table-cell>
                <table:table-cell table:style-name="Table9.B2" office:value-type="string">
                  <text:p text:style-name="P7"><text:span text:style-name="T1">Returns </text:span><text:span text:style-name="T1"><draw:frame draw:style-name="fr1" draw:name="Object4" text:anchor-type="as-char" svg:width="0.2717in" svg:height="0.3453in" draw:z-index="15"><draw:object-ole xlink:href="./Object 17" xlink:type="simple" xlink:show="embed" xlink:actuate="onLoad"/><draw:image xlink:href="./ObjectReplacements/Object 17" xlink:type="simple" xlink:show="embed" xlink:actuate="onLoad"/><svg:desc>OLE-object</svg:desc></draw:frame></text:span><text:span text:style-name="T1">.</text:span></text:p>
                  <text:p text:style-name="P74"><text:span text:style-name="T66">Results are undefined if </text:span><text:span text:style-name="T75">x &lt;= 0</text:span><text:span text:style-name="T66">.</text:span></text:p>
                  <text:p text:style-name="P7"/>
                </table:table-cell>
              </table:table-row>
            </table:table>
            <text:h text:style-name="Heading_20_2" text:outline-level="2" text:is-list-header="true"/>
            <text:h text:style-name="P16" text:outline-level="2"><text:bookmark-start text:name="__RefHeading__82198_4869708051111"/>Common Functions<text:bookmark-end text:name="__RefHeading__82198_4869708051111"/></text:h>
            <text:p text:style-name="P114">These all operate component-wise. <text:s/>The description is per component.</text:p>
            <table:table table:name="Table10" table:style-name="Table10">
              <table:table-column table:style-name="Table10.A"/>
              <table:table-column table:style-name="Table10.B"/>
              <table:table-header-rows>
                <table:table-row>
                  <table:table-cell table:style-name="Table10.A1" office:value-type="string">
                    <text:p text:style-name="P137">Syntax</text:p>
                  </table:table-cell>
                  <table:table-cell table:style-name="Table10.B1" office:value-type="string">
                    <text:p text:style-name="P142">Description</text:p>
                  </table:table-cell>
                </table:table-row>
              </table:table-header-rows>
              <table:table-row>
                <table:table-cell table:style-name="Table10.A2" office:value-type="string">
                  <text:p text:style-name="P93"><text:span text:style-name="T1">genType </text:span><text:span text:style-name="T2">abs</text:span><text:span text:style-name="T1"> (genType </text:span><text:span text:style-name="T3">x</text:span><text:span text:style-name="T1">)<text:line-break/>genIType </text:span><text:span text:style-name="T2">abs</text:span><text:span text:style-name="T1"> (genIType </text:span><text:span text:style-name="T3">x</text:span><text:span text:style-name="T1">)<text:line-break/>genDType </text:span><text:span text:style-name="T2">abs</text:span><text:span text:style-name="T1"> (genDType </text:span><text:span text:style-name="T3">x</text:span><text:span text:style-name="T1">)</text:span></text:p>
                  <text:p text:style-name="P94"/>
                </table:table-cell>
                <table:table-cell table:style-name="Table10.B2" office:value-type="string">
                  <text:p text:style-name="P94">Returns <text:span text:style-name="T22">x</text:span> if <text:span text:style-name="T22">x</text:span> &gt;= 0; otherwise it returns –<text:span text:style-name="T22">x.</text:span></text:p>
                </table:table-cell>
              </table:table-row>
              <table:table-row>
                <table:table-cell table:style-name="Table10.A2" office:value-type="string">
                  <text:p text:style-name="P42"><text:span text:style-name="T8">genType</text:span><text:span text:style-name="T3"> </text:span><text:span text:style-name="T2">sign</text:span><text:span text:style-name="T1"> (genType </text:span><text:span text:style-name="T3">x</text:span><text:span text:style-name="T1">)<text:line-break/></text:span><text:span text:style-name="T8">genIType</text:span><text:span text:style-name="T3"> </text:span><text:span text:style-name="T2">sign</text:span><text:span text:style-name="T1"> (genIType </text:span><text:span text:style-name="T3">x</text:span><text:span text:style-name="T1">)<text:line-break/></text:span><text:span text:style-name="T8">genDType</text:span><text:span text:style-name="T3"> </text:span><text:span text:style-name="T2">sign</text:span><text:span text:style-name="T1"> (genDType </text:span><text:span text:style-name="T3">x</text:span><text:span text:style-name="T1">)<text:line-break/></text:span></text:p>
                </table:table-cell>
                <table:table-cell table:style-name="Table10.B2" office:value-type="string">
                  <text:p text:style-name="P43">Returns 1.0 if <text:span text:style-name="T22">x</text:span> &gt; 0, 0.0 if <text:span text:style-name="T22">x</text:span> = 0, or –1.0 if <text:span text:style-name="T22">x</text:span> &lt; 0.</text:p>
                </table:table-cell>
              </table:table-row>
              <table:table-row>
                <table:table-cell table:style-name="Table10.A2" office:value-type="string">
                  <text:p text:style-name="P42"><text:span text:style-name="T1">genType </text:span><text:span text:style-name="T2">floor</text:span><text:span text:style-name="T1"> (genType </text:span><text:span text:style-name="T3">x</text:span><text:span text:style-name="T1">)<text:line-break/>genDType </text:span><text:span text:style-name="T2">floor</text:span><text:span text:style-name="T1"> (genDType </text:span><text:span text:style-name="T3">x</text:span><text:span text:style-name="T1">)</text:span></text:p>
                </table:table-cell>
                <table:table-cell table:style-name="Table10.B2" office:value-type="string">
                  <text:p text:style-name="P43">Returns a value equal to the nearest integer that is less than or equal to <text:span text:style-name="T22">x.</text:span></text:p>
                  <text:p text:style-name="P44"/>
                </table:table-cell>
              </table:table-row>
              <table:table-row>
                <table:table-cell table:style-name="Table10.A2" office:value-type="string">
                  <text:p text:style-name="P42"><text:span text:style-name="T1">genType </text:span><text:span text:style-name="T2">trunc</text:span><text:span text:style-name="T1"> (genType </text:span><text:span text:style-name="T3">x</text:span><text:span text:style-name="T1">)<text:line-break/>genDType </text:span><text:span text:style-name="T2">trunc</text:span><text:span text:style-name="T1"> (genDType </text:span><text:span text:style-name="T3">x</text:span><text:span text:style-name="T1">)</text:span></text:p>
                </table:table-cell>
                <table:table-cell table:style-name="Table10.B2" office:value-type="string">
                  <text:p text:style-name="P43">Returns a value equal to the nearest integer to <text:span text:style-name="T22">x</text:span> whose absolute value is not larger than the absolute value of <text:span text:style-name="T22">x.</text:span></text:p>
                  <text:p text:style-name="P44"/>
                </table:table-cell>
              </table:table-row>
              <table:table-row>
                <table:table-cell table:style-name="Table10.A2" office:value-type="string">
                  <text:p text:style-name="P32"><text:span text:style-name="T35">genType </text:span><text:span text:style-name="T34">round</text:span><text:span text:style-name="T35"> (genType </text:span><text:span text:style-name="T24">x</text:span><text:span text:style-name="T35">)<text:line-break/>genDType </text:span><text:span text:style-name="T34">round</text:span><text:span text:style-name="T35"> (genDType </text:span><text:span text:style-name="T24">x</text:span><text:span text:style-name="T35">)</text:span></text:p>
                </table:table-cell>
                <table:table-cell table:style-name="Table10.B2" office:value-type="string">
                  <text:p text:style-name="P43">Returns a value equal to the nearest integer to <text:span text:style-name="T22">x</text:span>. <text:s/>The fraction 0.5 will round in a direction chosen by the implementation, presumably the direction that is fastest. <text:s/>This includes the possibility that <text:span text:style-name="T32">round</text:span>(<text:span text:style-name="T22">x</text:span>) returns the same value as <text:span text:style-name="T32">roundEven</text:span>(<text:span text:style-name="T22">x</text:span>) for all values of <text:span text:style-name="T22">x</text:span>.</text:p>
                  <text:p text:style-name="P43"/>
                </table:table-cell>
              </table:table-row>
              <table:table-row>
                <table:table-cell table:style-name="Table10.A2" office:value-type="string">
                  <text:p text:style-name="P32"><text:span text:style-name="T35">genType </text:span><text:span text:style-name="T34">roundEven</text:span><text:span text:style-name="T35"> (genType </text:span><text:span text:style-name="T24">x</text:span><text:span text:style-name="T35">)<text:line-break/>genDType </text:span><text:span text:style-name="T34">roundEven</text:span><text:span text:style-name="T35"> (genDType </text:span><text:span text:style-name="T24">x</text:span><text:span text:style-name="T35">)</text:span></text:p>
                </table:table-cell>
                <table:table-cell table:style-name="Table10.B2" office:value-type="string">
                  <text:p text:style-name="P43">Returns a value equal to the nearest integer to <text:span text:style-name="T22">x</text:span>. <text:s/>A fractional part of 0.5 will round toward the nearest even integer. <text:s/>(Both 3.5 and 4.5 for x will return 4.0.)</text:p>
                  <text:p text:style-name="P43"/>
                </table:table-cell>
              </table:table-row>
              <table:table-row>
                <table:table-cell table:style-name="Table10.A2" office:value-type="string">
                  <text:p text:style-name="P42"><text:span text:style-name="T8">genType</text:span><text:span text:style-name="T3"> </text:span><text:span text:style-name="T11">ceil</text:span><text:span text:style-name="T1"> (genType </text:span><text:span text:style-name="T3">x</text:span><text:span text:style-name="T1">)<text:line-break/></text:span><text:span text:style-name="T8">genDType</text:span><text:span text:style-name="T3"> </text:span><text:span text:style-name="T11">ceil</text:span><text:span text:style-name="T1"> (genDType </text:span><text:span text:style-name="T3">x</text:span><text:span text:style-name="T1">)</text:span></text:p>
                </table:table-cell>
                <table:table-cell table:style-name="Table10.B2" office:value-type="string">
                  <text:p text:style-name="P43">Returns a value equal to the nearest integer that is greater than or equal to <text:span text:style-name="T22">x.</text:span></text:p>
                  <text:p text:style-name="P44"/>
                </table:table-cell>
              </table:table-row>
              <table:table-row>
                <table:table-cell table:style-name="Table10.A2" office:value-type="string">
                  <text:p text:style-name="P42"><text:span text:style-name="T8">genType</text:span><text:span text:style-name="T3"> </text:span><text:span text:style-name="T11">fract</text:span><text:span text:style-name="T1"> (genType </text:span><text:span text:style-name="T3">x</text:span><text:span text:style-name="T1">)<text:line-break/></text:span><text:span text:style-name="T8">genDType</text:span><text:span text:style-name="T3"> </text:span><text:span text:style-name="T11">fract</text:span><text:span text:style-name="T1"> (genDType </text:span><text:span text:style-name="T3">x</text:span><text:span text:style-name="T1">)<text:line-break/></text:span></text:p>
                </table:table-cell>
                <table:table-cell table:style-name="Table10.B2" office:value-type="string">
                  <text:p text:style-name="P43">Returns <text:span text:style-name="T22">x</text:span> – <text:span text:style-name="T32">floor</text:span> (<text:span text:style-name="T22">x</text:span>).</text:p>
                </table:table-cell>
              </table:table-row>
              <table:table-row>
                <table:table-cell table:style-name="Table10.A2" office:value-type="string">
                  <text:p text:style-name="P42"><text:span text:style-name="T1">genType </text:span><text:span text:style-name="T2">mod</text:span><text:span text:style-name="T1"> (genType </text:span><text:span text:style-name="T3">x</text:span><text:span text:style-name="T1">, float </text:span><text:span text:style-name="T3">y</text:span><text:span text:style-name="T1">)<text:line-break/>genType </text:span><text:span text:style-name="T2">mod</text:span><text:span text:style-name="T1"> (genType </text:span><text:span text:style-name="T3">x</text:span><text:span text:style-name="T1">, genType </text:span><text:span text:style-name="T3">y</text:span><text:span text:style-name="T1">)<text:line-break/>genDType </text:span><text:span text:style-name="T2">mod</text:span><text:span text:style-name="T1"> (genDType </text:span><text:span text:style-name="T3">x</text:span><text:span text:style-name="T1">, double </text:span><text:span text:style-name="T3">y</text:span><text:span text:style-name="T1">)<text:line-break/>genDType </text:span><text:span text:style-name="T2">mod</text:span><text:span text:style-name="T1"> (genDType </text:span><text:span text:style-name="T3">x</text:span><text:span text:style-name="T1">, genDType </text:span><text:span text:style-name="T3">y</text:span><text:span text:style-name="T1">)<text:line-break/></text:span></text:p>
                </table:table-cell>
                <table:table-cell table:style-name="Table10.B2" office:value-type="string">
                  <text:p text:style-name="P42"><text:span text:style-name="T1">Modulus. <text:s/>Returns </text:span><text:span text:style-name="T3">x</text:span><text:span text:style-name="T1"> – </text:span><text:span text:style-name="T3">y</text:span><text:span text:style-name="T1"> </text:span><text:span text:style-name="T93">*</text:span><text:span text:style-name="T1"> </text:span><text:span text:style-name="T2">floor</text:span><text:span text:style-name="T1"> (</text:span><text:span text:style-name="T3">x</text:span><text:span text:style-name="T1">/</text:span><text:span text:style-name="T3">y</text:span><text:span text:style-name="T1">).</text:span></text:p>
                </table:table-cell>
              </table:table-row>
              <table:table-row>
                <table:table-cell table:style-name="Table10.A2" office:value-type="string">
                  <text:p text:style-name="P25">genType <text:span text:style-name="T32">modf</text:span><text:span text:style-name="T38"> (genType </text:span><text:span text:style-name="T24">x</text:span><text:span text:style-name="T35">, out genType </text:span><text:span text:style-name="T24">i</text:span><text:span text:style-name="T35">)<text:line-break/>genDType </text:span><text:span text:style-name="T36">modf</text:span><text:span text:style-name="T35"> (genDType </text:span><text:span text:style-name="T24">x</text:span><text:span text:style-name="T35">, <text:line-break/> <text:s text:c="28"/>out genDType </text:span><text:span text:style-name="T24">i</text:span><text:span text:style-name="T35">)</text:span></text:p>
                  <text:p text:style-name="P31"/>
                </table:table-cell>
                <table:table-cell table:style-name="Table10.B2" office:value-type="string">
                  <text:p text:style-name="P25">Returns the fractional part of <text:span text:style-name="T22">x</text:span><text:span text:style-name="T34"> and sets </text:span><text:span text:style-name="T22">i </text:span><text:span text:style-name="T34">to the integer part (as a whole number floating-point value). <text:s/>Both the return value and the output parameter will have the same sign as </text:span><text:span text:style-name="T22">x</text:span><text:span text:style-name="T34">.</text:span></text:p>
                  <text:p text:style-name="P29"/>
                </table:table-cell>
              </table:table-row>
              <table:table-row>
                <table:table-cell table:style-name="Table10.A2" office:value-type="string">
                  <text:p text:style-name="P42"><text:span text:style-name="T6">genType </text:span><text:span text:style-name="T7">min</text:span><text:span text:style-name="T6"> (genType </text:span><text:span text:style-name="T4">x</text:span><text:span text:style-name="T6">, genType </text:span><text:span text:style-name="T4">y</text:span><text:span text:style-name="T6">)<text:line-break/>genType </text:span><text:span text:style-name="T7">min</text:span><text:span text:style-name="T6"> (genType </text:span><text:span text:style-name="T4">x</text:span><text:span text:style-name="T6">, float </text:span><text:span text:style-name="T4">y</text:span><text:span text:style-name="T6">)<text:line-break/>genDType </text:span><text:span text:style-name="T7">min</text:span><text:span text:style-name="T6"> (genDType </text:span><text:span text:style-name="T4">x</text:span><text:span text:style-name="T6">, genDType </text:span><text:span text:style-name="T4">y</text:span><text:span text:style-name="T6">)<text:line-break/>genDType </text:span><text:span text:style-name="T7">min</text:span><text:span text:style-name="T6"> (genDType </text:span><text:span text:style-name="T4">x</text:span><text:span text:style-name="T6">, double </text:span><text:span text:style-name="T4">y</text:span><text:span text:style-name="T6">)</text:span><text:span text:style-name="T8"><text:line-break/>genIType </text:span><text:span text:style-name="T7">min</text:span><text:span text:style-name="T8"> (genIType </text:span><text:span text:style-name="T3">x</text:span><text:span text:style-name="T8">, genIType </text:span><text:span text:style-name="T3">y</text:span><text:span text:style-name="T8">)<text:line-break/>genIType </text:span><text:span text:style-name="T7">min</text:span><text:span text:style-name="T8"> (genIType </text:span><text:span text:style-name="T3">x</text:span><text:span text:style-name="T8">, int </text:span><text:span text:style-name="T3">y</text:span><text:span text:style-name="T8">)<text:line-break/>genUType </text:span><text:span text:style-name="T7">min</text:span><text:span text:style-name="T8"> (genUType </text:span><text:span text:style-name="T3">x</text:span><text:span text:style-name="T8">, genUType </text:span><text:span text:style-name="T3">y</text:span><text:span text:style-name="T8">)<text:line-break/>genUType </text:span><text:span text:style-name="T7">min</text:span><text:span text:style-name="T8"> (genUType </text:span><text:span text:style-name="T3">x</text:span><text:span text:style-name="T8">, uint </text:span><text:span text:style-name="T3">y</text:span><text:span text:style-name="T8">)<text:line-break/></text:span></text:p>
                </table:table-cell>
                <table:table-cell table:style-name="Table10.B2" office:value-type="string">
                  <text:p text:style-name="P43"><text:span text:style-name="T34">Returns</text:span><text:span text:style-name="T22"> y</text:span> if <text:span text:style-name="T22">y</text:span> &lt; <text:span text:style-name="T22">x;</text:span> otherwise it returns <text:span text:style-name="T22">x.</text:span></text:p>
                </table:table-cell>
              </table:table-row>
              <table:table-row>
                <table:table-cell table:style-name="Table10.A2" office:value-type="string">
                  <text:p text:style-name="P42"><text:span text:style-name="T8">genType</text:span><text:span text:style-name="T3"> </text:span><text:span text:style-name="T7">max</text:span><text:span text:style-name="T8"> (genType </text:span><text:span text:style-name="T3">x</text:span><text:span text:style-name="T8">, genType </text:span><text:span text:style-name="T3">y</text:span><text:span text:style-name="T8">)<text:line-break/>genType </text:span><text:span text:style-name="T7">max</text:span><text:span text:style-name="T8"> (genType </text:span><text:span text:style-name="T3">x</text:span><text:span text:style-name="T8">, float </text:span><text:span text:style-name="T3">y</text:span><text:span text:style-name="T8">)<text:line-break/>genDType</text:span><text:span text:style-name="T3"> </text:span><text:span text:style-name="T7">max</text:span><text:span text:style-name="T8"> (genDType </text:span><text:span text:style-name="T3">x</text:span><text:span text:style-name="T8">, genDType </text:span><text:span text:style-name="T3">y</text:span><text:span text:style-name="T8">)<text:line-break/>genDType </text:span><text:span text:style-name="T7">max</text:span><text:span text:style-name="T8"> (genDType </text:span><text:span text:style-name="T3">x</text:span><text:span text:style-name="T8">, double </text:span><text:span text:style-name="T3">y</text:span><text:span text:style-name="T8">)<text:line-break/>genIType </text:span><text:span text:style-name="T7">max</text:span><text:span text:style-name="T8"> (genIType </text:span><text:span text:style-name="T3">x</text:span><text:span text:style-name="T8">, genIType </text:span><text:span text:style-name="T3">y</text:span><text:span text:style-name="T8">)<text:line-break/>genIType </text:span><text:span text:style-name="T7">max</text:span><text:span text:style-name="T8"> (genIType </text:span><text:span text:style-name="T3">x</text:span><text:span text:style-name="T8">, int </text:span><text:span text:style-name="T3">y</text:span><text:span text:style-name="T8">)<text:line-break/>genUType </text:span><text:span text:style-name="T7">max</text:span><text:span text:style-name="T8"> (genUType </text:span><text:span text:style-name="T3">x</text:span><text:span text:style-name="T8">, genUType </text:span><text:span text:style-name="T3">y</text:span><text:span text:style-name="T8">)<text:line-break/>genUType </text:span><text:span text:style-name="T7">max</text:span><text:span text:style-name="T8"> (genUType </text:span><text:span text:style-name="T3">x</text:span><text:span text:style-name="T8">, uint </text:span><text:span text:style-name="T3">y</text:span><text:span text:style-name="T8">)<text:line-break/></text:span></text:p>
                </table:table-cell>
                <table:table-cell table:style-name="Table10.B2" office:value-type="string">
                  <text:p text:style-name="P43">Returns <text:span text:style-name="T22">y</text:span> if <text:span text:style-name="T22">x</text:span> &lt; <text:span text:style-name="T22">y;</text:span> otherwise it returns <text:span text:style-name="T22">x.</text:span></text:p>
                </table:table-cell>
              </table:table-row>
              <table:table-row>
                <table:table-cell table:style-name="Table10.A2" office:value-type="string">
                  <text:p text:style-name="P42"><text:span text:style-name="T8">genType</text:span><text:span text:style-name="T3"> </text:span><text:span text:style-name="T7">clamp</text:span><text:span text:style-name="T1"> (genType </text:span><text:span text:style-name="T3">x</text:span><text:span text:style-name="T1">,<text:line-break/> <text:s text:c="26"/>genType </text:span><text:span text:style-name="T3">minVal</text:span><text:span text:style-name="T1">,<text:line-break/> <text:s text:c="26"/>genType </text:span><text:span text:style-name="T3">maxVal</text:span><text:span text:style-name="T1">)<text:line-break/>genType </text:span><text:span text:style-name="T2">clamp</text:span><text:span text:style-name="T1"> (genType </text:span><text:span text:style-name="T3">x</text:span><text:span text:style-name="T1">, <text:line-break/> <text:s text:c="26"/>float </text:span><text:span text:style-name="T3">minVal</text:span><text:span text:style-name="T1">, <text:line-break/> <text:s text:c="26"/>float </text:span><text:span text:style-name="T3">maxVal</text:span><text:span text:style-name="T1">)<text:line-break/></text:span><text:span text:style-name="T8">genDType</text:span><text:span text:style-name="T3"> </text:span><text:span text:style-name="T7">clamp</text:span><text:span text:style-name="T1"> (genDType </text:span><text:span text:style-name="T3">x</text:span><text:span text:style-name="T1">,<text:line-break/> <text:s text:c="29"/>genDType </text:span><text:span text:style-name="T3">minVal</text:span><text:span text:style-name="T1">,<text:line-break/> <text:s text:c="29"/>genDType </text:span><text:span text:style-name="T3">maxVal</text:span><text:span text:style-name="T1">)<text:line-break/>genDType </text:span><text:span text:style-name="T2">clamp</text:span><text:span text:style-name="T1"> (genDType </text:span><text:span text:style-name="T3">x</text:span><text:span text:style-name="T1">, <text:line-break/> <text:s text:c="29"/>double </text:span><text:span text:style-name="T3">minVal</text:span><text:span text:style-name="T1">, <text:line-break/> <text:s text:c="29"/>double </text:span><text:span text:style-name="T3">maxVal</text:span><text:span text:style-name="T1">)<text:line-break/></text:span><text:span text:style-name="T8">genIType</text:span><text:span text:style-name="T3"> </text:span><text:span text:style-name="T7">clamp</text:span><text:span text:style-name="T1"> (genIType </text:span><text:span text:style-name="T3">x</text:span><text:span text:style-name="T1">,<text:line-break/> <text:s text:c="28"/>genIType </text:span><text:span text:style-name="T3">minVal</text:span><text:span text:style-name="T1">,<text:line-break/> <text:s text:c="28"/>genIType </text:span><text:span text:style-name="T3">maxVal</text:span><text:span text:style-name="T1">)<text:line-break/></text:span><text:span text:style-name="T8">genIType</text:span><text:span text:style-name="T3"> </text:span><text:span text:style-name="T7">clamp</text:span><text:span text:style-name="T1"> (genIType </text:span><text:span text:style-name="T3">x</text:span><text:span text:style-name="T1">,<text:line-break/> <text:s text:c="28"/>int </text:span><text:span text:style-name="T3">minVal</text:span><text:span text:style-name="T1">,<text:line-break/> <text:s text:c="28"/>int </text:span><text:span text:style-name="T3">maxVal</text:span><text:span text:style-name="T1">)<text:line-break/></text:span><text:span text:style-name="T8">genUType</text:span><text:span text:style-name="T3"> </text:span><text:span text:style-name="T7">clamp</text:span><text:span text:style-name="T1"> (genUType </text:span><text:span text:style-name="T3">x</text:span><text:span text:style-name="T1">,<text:line-break/> <text:s text:c="29"/>genUType </text:span><text:span text:style-name="T3">minVal</text:span><text:span text:style-name="T1">,<text:line-break/> <text:s text:c="29"/>genUType </text:span><text:span text:style-name="T3">maxVal</text:span><text:span text:style-name="T1">)<text:line-break/></text:span><text:span text:style-name="T8">genUType</text:span><text:span text:style-name="T3"> </text:span><text:span text:style-name="T7">clamp</text:span><text:span text:style-name="T1"> (genUType </text:span><text:span text:style-name="T3">x</text:span><text:span text:style-name="T1">,<text:line-break/> <text:s text:c="29"/>uint </text:span><text:span text:style-name="T3">minVal</text:span><text:span text:style-name="T1">,<text:line-break/> <text:s text:c="29"/>uint </text:span><text:span text:style-name="T3">maxVal</text:span><text:span text:style-name="T1">)<text:line-break/></text:span></text:p>
                </table:table-cell>
                <table:table-cell table:style-name="Table10.B2" office:value-type="string">
                  <text:p text:style-name="P43">Returns <text:span text:style-name="T32">min</text:span> (<text:span text:style-name="T32">max</text:span> (<text:span text:style-name="T22">x</text:span>, <text:span text:style-name="T22">minVal</text:span>), <text:span text:style-name="T22">maxVal</text:span>).<text:line-break/></text:p>
                  <text:p text:style-name="P45">Results are undefined if <text:span text:style-name="T22">minVal </text:span>&gt; <text:span text:style-name="T22">maxVal</text:span>.</text:p>
                  <text:p text:style-name="P43"/>
                </table:table-cell>
              </table:table-row>
              <table:table-row>
                <table:table-cell table:style-name="Table10.A2" office:value-type="string">
                  <text:p text:style-name="P74"><text:span text:style-name="T1">genType </text:span><text:span text:style-name="T2">mix</text:span><text:span text:style-name="T1"> (genType </text:span><text:span text:style-name="T3">x</text:span><text:span text:style-name="T1">,<text:line-break/> <text:s text:c="23"/>genType </text:span><text:span text:style-name="T3">y</text:span><text:span text:style-name="T1">,<text:line-break/> <text:s text:c="23"/>genType </text:span><text:span text:style-name="T3">a</text:span><text:span text:style-name="T1">)<text:line-break/>genType </text:span><text:span text:style-name="T2">mix</text:span><text:span text:style-name="T1"> (genType </text:span><text:span text:style-name="T3">x</text:span><text:span text:style-name="T1">,<text:line-break/> <text:s text:c="23"/>genType </text:span><text:span text:style-name="T3">y</text:span><text:span text:style-name="T1">,<text:line-break/> <text:s text:c="23"/>float </text:span><text:span text:style-name="T3">a</text:span><text:span text:style-name="T1">)<text:line-break/>genDType </text:span><text:span text:style-name="T2">mix</text:span><text:span text:style-name="T1"> (genDType </text:span><text:span text:style-name="T3">x</text:span><text:span text:style-name="T1">,<text:line-break/> <text:s text:c="25"/>genDType </text:span><text:span text:style-name="T3">y</text:span><text:span text:style-name="T1">,<text:line-break/> <text:s text:c="25"/>genDType </text:span><text:span text:style-name="T3">a</text:span><text:span text:style-name="T1">)<text:line-break/>genDType </text:span><text:span text:style-name="T2">mix</text:span><text:span text:style-name="T1"> (genDType </text:span><text:span text:style-name="T3">x</text:span><text:span text:style-name="T1">,<text:line-break/> <text:s text:c="25"/>genDType </text:span><text:span text:style-name="T3">y</text:span><text:span text:style-name="T1">,<text:line-break/> <text:s text:c="25"/>double </text:span><text:span text:style-name="T3">a</text:span><text:span text:style-name="T1">)<text:line-break/></text:span></text:p>
                </table:table-cell>
                <table:table-cell table:style-name="Table10.B2" office:value-type="string">
                  <text:p text:style-name="P74"><text:span text:style-name="T8">Returns the linear blend of </text:span><text:span text:style-name="T3">x</text:span><text:span text:style-name="T8"> and </text:span><text:span text:style-name="T3">y,</text:span><text:span text:style-name="T8"> i.e.,</text:span><text:span text:style-name="T8"><draw:frame draw:style-name="fr1" draw:name="Object14" text:anchor-type="as-char" svg:width="0.8772in" svg:height="0.1575in" draw:z-index="16"><draw:object-ole xlink:href="./Object 18" xlink:type="simple" xlink:show="embed" xlink:actuate="onLoad"/><draw:image xlink:href="./ObjectReplacements/Object 18" xlink:type="simple" xlink:show="embed" xlink:actuate="onLoad"/><svg:desc>OLE-object</svg:desc></draw:frame></text:span></text:p>
                </table:table-cell>
              </table:table-row>
              <table:table-row>
                <table:table-cell table:style-name="Table10.A2" office:value-type="string">
                  <text:p text:style-name="P75"><text:span text:style-name="T35">genType </text:span><text:span text:style-name="T36">mix </text:span><text:span text:style-name="T35">(genType </text:span><text:span text:style-name="T24">x</text:span><text:span text:style-name="T35">,<text:line-break/> <text:s text:c="22"/>genType y,<text:line-break/> <text:s text:c="23"/>genBType a)<text:line-break/>genDType </text:span><text:span text:style-name="T36">mix </text:span><text:span text:style-name="T35">(genDType </text:span><text:span text:style-name="T24">x</text:span><text:span text:style-name="T35">,<text:line-break/> <text:s text:c="25"/>genDType y,<text:line-break/> <text:s text:c="25"/>genBType a)<text:line-break/></text:span></text:p>
                </table:table-cell>
                <table:table-cell table:style-name="Table10.B2" office:value-type="string">
                  <text:p text:style-name="P160"><text:span text:style-name="T38">Selects which vector each returned component comes from. <text:s/>For a component of </text:span><text:span text:style-name="T24">a</text:span><text:span text:style-name="T35"> that is </text:span><text:span text:style-name="T36">false</text:span><text:span text:style-name="T35">, the corresponding component of </text:span><text:span text:style-name="T24">x</text:span><text:span text:style-name="T35"> is returned. <text:s/>For a component of </text:span><text:span text:style-name="T24">a </text:span><text:span text:style-name="T38">that </text:span><text:span text:style-name="T35">is </text:span><text:span text:style-name="T36">true</text:span><text:span text:style-name="T35">, the corresponding component of </text:span><text:span text:style-name="T24">y</text:span><text:span text:style-name="T35"> is returned. <text:s/>Components of </text:span><text:span text:style-name="T24">x </text:span><text:span text:style-name="T35">and </text:span><text:span text:style-name="T24">y </text:span><text:span text:style-name="T35">that are not selected are allowed to be invalid floating-point values and will have no effect on the results. <text:s/>Thus, this provides different functionality than, for example, </text:span></text:p>
                  <text:p text:style-name="P160"><text:span text:style-name="T35"><text:s text:c="4"/>genType </text:span><text:span text:style-name="T36">mix</text:span><text:span text:style-name="T35">(genType </text:span><text:span text:style-name="T24">x</text:span><text:span text:style-name="T35">, genType </text:span><text:span text:style-name="T24">y</text:span><text:span text:style-name="T35">, genType(</text:span><text:span text:style-name="T24">a</text:span><text:span text:style-name="T35">)) </text:span></text:p>
                  <text:p text:style-name="P161"><text:span text:style-name="T34">where </text:span><text:span text:style-name="T22">a </text:span><text:span text:style-name="T34">is a Boolean vector.</text:span></text:p>
                </table:table-cell>
              </table:table-row>
              <table:table-row>
                <table:table-cell table:style-name="Table10.A2" office:value-type="string">
                  <text:p text:style-name="P42"><text:span text:style-name="T1">genType </text:span><text:span text:style-name="T2">step</text:span><text:span text:style-name="T1"> (genType </text:span><text:span text:style-name="T3">edge</text:span><text:span text:style-name="T1">, genType </text:span><text:span text:style-name="T3">x</text:span><text:span text:style-name="T1">)<text:line-break/>genType </text:span><text:span text:style-name="T2">step</text:span><text:span text:style-name="T1"> (float </text:span><text:span text:style-name="T3">edge</text:span><text:span text:style-name="T1">, genType </text:span><text:span text:style-name="T3">x</text:span><text:span text:style-name="T1">)<text:line-break/>genDType </text:span><text:span text:style-name="T2">step </text:span><text:span text:style-name="T1">(genDType </text:span><text:span text:style-name="T3">edge</text:span><text:span text:style-name="T1">, </text:span></text:p>
                  <text:p text:style-name="P43"><text:s text:c="27"/>genDType <text:span text:style-name="T22">x</text:span>)<text:line-break/>genDType <text:span text:style-name="T32">step</text:span> (double <text:span text:style-name="T22">edge</text:span>, genDType <text:span text:style-name="T22">x</text:span>)</text:p>
                  <text:p text:style-name="P43"/>
                </table:table-cell>
                <table:table-cell table:style-name="Table10.B2" office:value-type="string">
                  <text:p text:style-name="P43">Returns 0.0 if <text:span text:style-name="T22">x</text:span> &lt; <text:span text:style-name="T22">edge;</text:span> otherwise it returns 1.0.</text:p>
                </table:table-cell>
              </table:table-row>
              <table:table-row>
                <table:table-cell table:style-name="Table10.A2" office:value-type="string">
                  <text:p text:style-name="P74"><text:span text:style-name="T1">genType </text:span><text:span text:style-name="T10">smoothstep</text:span><text:span text:style-name="T1"> (genType </text:span><text:span text:style-name="T3">edge0</text:span><text:span text:style-name="T1">, <text:line-break/> <text:s text:c="35"/>genType </text:span><text:span text:style-name="T3">edge1</text:span><text:span text:style-name="T1">, <text:line-break/> <text:s text:c="35"/>genType </text:span><text:span text:style-name="T3">x</text:span><text:span text:style-name="T1">)<text:line-break/>genType </text:span><text:span text:style-name="T2">smoothstep</text:span><text:span text:style-name="T1"> (float </text:span><text:span text:style-name="T3">edge0</text:span><text:span text:style-name="T1">, <text:line-break/> <text:s text:c="35"/>float </text:span><text:span text:style-name="T3">edge1</text:span><text:span text:style-name="T1">, <text:line-break/> <text:s text:c="35"/>genType </text:span><text:span text:style-name="T3">x</text:span><text:span text:style-name="T1">)<text:line-break/>genDType </text:span><text:span text:style-name="T10">smoothstep</text:span><text:span text:style-name="T1"> (genDType </text:span><text:span text:style-name="T3">edge0</text:span><text:span text:style-name="T1">, <text:line-break/> <text:s text:c="38"/>genDType </text:span><text:span text:style-name="T3">edge1</text:span><text:span text:style-name="T1">, <text:line-break/> <text:s text:c="38"/>genDType </text:span><text:span text:style-name="T3">x</text:span><text:span text:style-name="T1">)<text:line-break/>genDType </text:span><text:span text:style-name="T2">smoothstep</text:span><text:span text:style-name="T1"> (double </text:span><text:span text:style-name="T3">edge0</text:span><text:span text:style-name="T1">, <text:line-break/> <text:s text:c="38"/>double </text:span><text:span text:style-name="T3">edge1</text:span><text:span text:style-name="T1">, <text:line-break/> <text:s text:c="38"/>genDType </text:span><text:span text:style-name="T3">x</text:span><text:span text:style-name="T1">)<text:line-break/></text:span></text:p>
                </table:table-cell>
                <table:table-cell table:style-name="Table10.B2" office:value-type="string">
                  <text:p text:style-name="P74"><text:span text:style-name="T1">Returns 0.0 if </text:span><text:span text:style-name="T3">x</text:span><text:span text:style-name="T66"> &lt;= </text:span><text:span text:style-name="T75">edge0</text:span><text:span text:style-name="T66"> and 1.0 if </text:span><text:span text:style-name="T75">x</text:span><text:span text:style-name="T66"> &gt;= </text:span><text:span text:style-name="T75">edge1</text:span><text:span text:style-name="T66"> and performs smooth Hermite interpolation between 0 and 1 when </text:span><text:span text:style-name="T75">edge0</text:span><text:span text:style-name="T66"> &lt; </text:span><text:span text:style-name="T75">x</text:span><text:span text:style-name="T66"> &lt; </text:span><text:span text:style-name="T75">edge1</text:span><text:span text:style-name="T66">. <text:s/>This is useful in cases where you would want a threshold function with a smooth transition. <text:s/>This is equivalent to:<text:line-break/><text:line-break/></text:span><text:span text:style-name="T17"> <text:s text:c="3"/>genType t;<text:line-break/> <text:s text:c="3"/>t = clamp ((x – edge0) / (edge1 – edge0), 0, 1);<text:line-break/> <text:s text:c="3"/>return t * t * (3 – 2 * t);</text:span></text:p>
                  <text:p text:style-name="P80">(And similarly for doubles.)</text:p>
                  <text:p text:style-name="P80"/>
                  <text:p text:style-name="P81">Results are undefined if edge0 &gt;= edge1.</text:p>
                  <text:p text:style-name="P81"/>
                </table:table-cell>
              </table:table-row>
              <table:table-row>
                <table:table-cell table:style-name="Table10.A2" office:value-type="string">
                  <text:p text:style-name="P75">genBType <text:span text:style-name="T32">isnan </text:span>(<text:span text:style-name="T35">genType </text:span><text:span text:style-name="T22">x</text:span>)<text:line-break/>genBType <text:span text:style-name="T32">isnan </text:span>(<text:span text:style-name="T35">genDType </text:span><text:span text:style-name="T22">x</text:span>)</text:p>
                </table:table-cell>
                <table:table-cell table:style-name="Table10.B2" office:value-type="string">
                  <text:p text:style-name="P160">Returns <text:span text:style-name="T36">true </text:span><text:span text:style-name="T35">if </text:span><text:span text:style-name="T24">x </text:span><text:span text:style-name="T38">holds</text:span><text:span text:style-name="T35"> a NaN. <text:s/>Returns </text:span><text:span text:style-name="T36">false </text:span><text:span text:style-name="T35">otherwise. <text:s/>Always returns </text:span><text:span text:style-name="T36">false </text:span><text:span text:style-name="T35">if NaNs are not implemented.</text:span></text:p>
                  <text:p text:style-name="P159"/>
                </table:table-cell>
              </table:table-row>
              <table:table-row>
                <table:table-cell table:style-name="Table10.A2" office:value-type="string">
                  <text:p text:style-name="P75">genBType <text:span text:style-name="T32">isinf</text:span><text:span text:style-name="T38"> (genType </text:span><text:span text:style-name="T24">x</text:span><text:span text:style-name="T38">)<text:line-break/>genBType </text:span><text:span text:style-name="T32">isinf</text:span><text:span text:style-name="T38"> (genDType </text:span><text:span text:style-name="T24">x</text:span><text:span text:style-name="T38">)</text:span></text:p>
                </table:table-cell>
                <table:table-cell table:style-name="Table10.B2" office:value-type="string">
                  <text:p text:style-name="P160">Returns <text:span text:style-name="T32">true </text:span><text:span text:style-name="T38">if </text:span><text:span text:style-name="T24">x </text:span><text:span text:style-name="T38">holds </text:span><text:span text:style-name="T35">a positive infinity or negative infinity. <text:s/>Returns </text:span><text:span text:style-name="T36">false </text:span><text:span text:style-name="T35">otherwise.</text:span></text:p>
                  <text:p text:style-name="P159"/>
                </table:table-cell>
              </table:table-row>
              <table:table-row>
                <table:table-cell table:style-name="Table10.A2" office:value-type="string">
                  <text:p text:style-name="P75">genIType <text:s/><text:span text:style-name="T32">floatBitsToInt </text:span>(genType <text:span text:style-name="T22">value</text:span>)<text:line-break/>genUType <text:span text:style-name="T32">floatBitsToUint </text:span>(genType <text:span text:style-name="T22">value</text:span>)</text:p>
                </table:table-cell>
                <table:table-cell table:style-name="Table10.B2" office:value-type="string">
                  <text:p text:style-name="P160">Returns a signed or unsigned integer value representing the encoding of a <text:span text:style-name="T32">float</text:span>. <text:s/>The <text:span text:style-name="T32">float</text:span> value's bit-level representation is preserved.</text:p>
                  <text:p text:style-name="P160"/>
                </table:table-cell>
              </table:table-row>
              <table:table-row>
                <table:table-cell table:style-name="Table10.A2" office:value-type="string">
                  <text:p text:style-name="P75">genType <text:span text:style-name="T32">intBitsToFloat <text:s/></text:span>(genIType <text:span text:style-name="T22">value</text:span>)<text:line-break/>genType <text:span text:style-name="T32">uintBitsToFloat </text:span>(genUType <text:span text:style-name="T22">value</text:span>)</text:p>
                </table:table-cell>
                <table:table-cell table:style-name="Table10.B2" office:value-type="string">
                  <text:p text:style-name="P160">Returns a <text:span text:style-name="T32">float </text:span>value corresponding to a signed or unsigned integer encoding of a <text:span text:style-name="T32">float</text:span>. <text:s/>If a NaN is passed in, it will not signal, and the resulting value is unspecified. <text:s/>If an Inf is passed in, the resulting value is the corresponding Inf.</text:p>
                  <text:p text:style-name="P160"/>
                </table:table-cell>
              </table:table-row>
              <table:table-row>
                <table:table-cell table:style-name="Table10.A2" office:value-type="string">
                  <text:p text:style-name="P75">genType <text:span text:style-name="T32">fma </text:span><text:span text:style-name="T38">(genType </text:span><text:span text:style-name="T24">a</text:span><text:span text:style-name="T38">, genType </text:span><text:span text:style-name="T24">b</text:span><text:span text:style-name="T38">,<text:line-break/> <text:s text:c="23"/>genType </text:span><text:span text:style-name="T24">c</text:span><text:span text:style-name="T38">)<text:line-break/>genDType </text:span><text:span text:style-name="T32">fma </text:span><text:span text:style-name="T38">(genDType </text:span><text:span text:style-name="T24">a</text:span><text:span text:style-name="T38">, genDType </text:span><text:span text:style-name="T24">b</text:span><text:span text:style-name="T38">,<text:line-break/> <text:s text:c="26"/>genDType </text:span><text:span text:style-name="T24">c</text:span><text:span text:style-name="T38">)<text:line-break/></text:span></text:p>
                </table:table-cell>
                <table:table-cell table:style-name="Table10.B2" office:value-type="string">
                  <text:p text:style-name="P160">Computes and returns <text:span text:style-name="T22">a*b + c.</text:span></text:p>
                  <text:p text:style-name="P160"><text:span text:style-name="T34">In uses where the return value is eventually consumed by a variable declared as </text:span><text:span text:style-name="T36">precise</text:span><text:span text:style-name="T35">:</text:span></text:p>
                  <text:list xml:id="list634598893" text:style-name="L1">
                    <text:list-item>
                      <text:p text:style-name="P157"><text:span text:style-name="T32">fma</text:span><text:span text:style-name="T37">() is considered a single operation, whereas the expression “</text:span><text:span text:style-name="T25">a</text:span><text:span text:style-name="T37">*</text:span><text:span text:style-name="T25">b </text:span><text:span text:style-name="T37">+</text:span><text:span text:style-name="T25"> c</text:span><text:span text:style-name="T37">” consumed by a variable declared </text:span><text:span text:style-name="T32">precise </text:span><text:span text:style-name="T37">is considered </text:span><text:span text:style-name="T39">two operations.</text:span></text:p>
                    </text:list-item>
                    <text:list-item>
                      <text:p text:style-name="P158"><text:span text:style-name="T91">The precision of </text:span><text:span text:style-name="T33">fma</text:span><text:span text:style-name="T91">() can differ from the precision of the expression </text:span>“<text:span text:style-name="T22">a</text:span>*<text:span text:style-name="T22">b </text:span>+<text:span text:style-name="T22"> c</text:span>”<text:span text:style-name="T91">.</text:span></text:p>
                    </text:list-item>
                    <text:list-item>
                      <text:p text:style-name="P158"><text:span text:style-name="T32">fma</text:span>() will be computed with the same precision as any other <text:span text:style-name="T32">fma</text:span>() consumed by a <text:span text:style-name="T32">precise </text:span>variable, giving invariant results for the same input values of <text:span text:style-name="T22">a</text:span>, <text:span text:style-name="T22">b</text:span>, and <text:span text:style-name="T22">c</text:span>.</text:p>
                    </text:list-item>
                  </text:list>
                  <text:p text:style-name="P159">Otherwise, in the absence of <text:span text:style-name="T32">precise </text:span>consumption, there are no special constraints on the number of operations or difference in precision between <text:span text:style-name="T32">fma</text:span>() and the expression “<text:span text:style-name="T22">a</text:span>*<text:span text:style-name="T22">b </text:span>+<text:span text:style-name="T22"> c</text:span>”.</text:p>
                  <text:p text:style-name="P159"/>
                </table:table-cell>
              </table:table-row>
              <table:table-row>
                <table:table-cell table:style-name="Table10.A2" office:value-type="string">
                  <text:p text:style-name="P76">genType <text:span text:style-name="T32">frexp</text:span> (genType <text:span text:style-name="T22">x</text:span>, <text:line-break/> <text:s text:c="25"/>out genIType <text:span text:style-name="T22">exp</text:span>)<text:line-break/>genDType <text:span text:style-name="T32">frexp</text:span> (genDType <text:span text:style-name="T22">x</text:span>, <text:line-break/> <text:s text:c="28"/>out genIType <text:span text:style-name="T22">exp</text:span>)<text:line-break/></text:p>
                </table:table-cell>
                <table:table-cell table:style-name="Table10.B2" office:value-type="string">
                  <text:p text:style-name="P95">Splits <text:span text:style-name="T22">x </text:span>into a floating-point significand in the range [0.5, 1.0) and an integral exponent of two, such that:</text:p>
                  <text:p text:style-name="P95"><draw:frame draw:style-name="fr3" draw:name="Object30" text:anchor-type="as-char" svg:y="0in" svg:width="1.3311in" svg:height="0.178in" draw:z-index="17"><draw:object-ole xlink:href="./Object 19" xlink:type="simple" xlink:show="embed" xlink:actuate="onLoad"/><draw:image xlink:href="./ObjectReplacements/Object 19" xlink:type="simple" xlink:show="embed" xlink:actuate="onLoad"/><svg:desc>OLE-object</svg:desc></draw:frame></text:p>
                  <text:p text:style-name="P34"/>
                  <text:p text:style-name="P34">The significand is returned by the function and the exponent is returned in the parameter <text:span text:style-name="T22">exp</text:span>. <text:s/>For a floating-point value of zero, the significand and exponent are both zero. <text:s/>For a floating-point value that is an infinity or is not a number, the results are undefined.</text:p>
                  <text:p text:style-name="P25"/>
                </table:table-cell>
              </table:table-row>
              <table:table-row>
                <table:table-cell table:style-name="Table10.A2" office:value-type="string">
                  <text:p text:style-name="P76">genType <text:span text:style-name="T32">ldexp</text:span> (genType <text:span text:style-name="T22">x</text:span>, <text:line-break/> <text:s text:c="25"/>in genIType <text:span text:style-name="T22">exp</text:span>)<text:line-break/>genDType <text:span text:style-name="T32">ldexp</text:span> (genDType <text:span text:style-name="T22">x</text:span>, <text:line-break/> <text:s text:c="28"/>in genIType <text:span text:style-name="T22">exp</text:span>)</text:p>
                </table:table-cell>
                <table:table-cell table:style-name="Table10.B2" office:value-type="string">
                  <text:p text:style-name="P95">Builds a floating-point number from <text:span text:style-name="T22">x </text:span>and the corresponding integral exponent of two in <text:span text:style-name="T22">exp</text:span>, returning:</text:p>
                  <text:p text:style-name="P34"/>
                  <text:p text:style-name="P34"><draw:frame draw:style-name="fr3" draw:name="Object31" text:anchor-type="as-char" svg:y="-0.0646in" svg:width="1.1402in" svg:height="0.178in" draw:z-index="18"><draw:object-ole xlink:href="./Object 20" xlink:type="simple" xlink:show="embed" xlink:actuate="onLoad"/><draw:image xlink:href="./ObjectReplacements/Object 20" xlink:type="simple" xlink:show="embed" xlink:actuate="onLoad"/><svg:desc>OLE-object</svg:desc></draw:frame></text:p>
                  <text:p text:style-name="P34"/>
                  <text:p text:style-name="P34">If this product is too large to be represented in the floating-point type, the result is undefined.</text:p>
                  <text:p text:style-name="P25"/>
                </table:table-cell>
              </table:table-row>
            </table:table>
            <text:h text:style-name="Heading_20_2" text:outline-level="2"><text:bookmark-start text:name="__RefHeading__82200_4869708051111"/>Floating-Point Pack and Unpack Functions<text:bookmark-end text:name="__RefHeading__82200_4869708051111"/></text:h>
            <text:p text:style-name="Text_20_body">These functions do not operate component-wise, rather, as described in each case.</text:p>
            <table:table table:name="Table30" table:style-name="Table30">
              <table:table-column table:style-name="Table30.A"/>
              <table:table-column table:style-name="Table30.B"/>
              <table:table-header-rows>
                <table:table-row>
                  <table:table-cell table:style-name="Table30.A1" office:value-type="string">
                    <text:p text:style-name="P137">Syntax</text:p>
                  </table:table-cell>
                  <table:table-cell table:style-name="Table30.B1" office:value-type="string">
                    <text:p text:style-name="P142">Description</text:p>
                  </table:table-cell>
                </table:table-row>
              </table:table-header-rows>
              <table:table-row>
                <table:table-cell table:style-name="Table30.A2" office:value-type="string">
                  <text:p text:style-name="P76">uint <text:span text:style-name="T32">packUnorm2x16 </text:span>(vec2 <text:span text:style-name="T22">v</text:span>)<text:line-break/><text:span text:style-name="T38">uint </text:span><text:span text:style-name="T32">packSnorm2x16</text:span><text:span text:style-name="T38"> (vec2 </text:span><text:span text:style-name="T24">v</text:span><text:span text:style-name="T35">)</text:span></text:p>
                  <text:p text:style-name="P34">uint <text:span text:style-name="T32">packUnorm4x8 </text:span>(vec4 <text:span text:style-name="T22">v</text:span>)</text:p>
                  <text:p text:style-name="P34">uint <text:span text:style-name="T32">packSnorm4x8 </text:span>(vec4 <text:span text:style-name="T22">v</text:span>)</text:p>
                  <text:p text:style-name="P75"/>
                </table:table-cell>
                <table:table-cell table:style-name="Table30.B2" office:value-type="string">
                  <text:p text:style-name="P95">First, converts each component of the normalized floating-point value <text:span text:style-name="T22">v</text:span> into 8- or 16-bit integer values. <text:s/>Then, the results are packed into the returned 32-bit unsigned integer.</text:p>
                  <text:p text:style-name="P95">The conversion for component <text:span text:style-name="T22">c </text:span><text:span text:style-name="T34">of </text:span><text:span text:style-name="T22">v </text:span><text:span text:style-name="T34">to fixed point </text:span>is done as follows:</text:p>
                  <text:p text:style-name="P97"><text:span text:style-name="T32">packUnorm2x16</text:span>: <text:s/>round(clamp(<text:span text:style-name="T22">c</text:span>, <text:s/>0, +1) * 65535.0)<text:line-break/><text:span text:style-name="T32">packSnorm2x16:</text:span><text:span text:style-name="T38"> <text:s/>round(clamp(</text:span><text:span text:style-name="T24">c</text:span><text:span text:style-name="T38">, -1, +1) * 32767.0)</text:span></text:p>
                  <text:p text:style-name="P98"><text:span text:style-name="T32">packUnorm4x8</text:span>: <text:s text:c="3"/>round(clamp(<text:span text:style-name="T22">c</text:span>, <text:s/>0, +1) * 255.0)</text:p>
                  <text:p text:style-name="P98"><text:span text:style-name="T32">packSnorm4x8</text:span>: <text:s text:c="4"/>round(clamp(<text:span text:style-name="T22">c</text:span>, -1, +1) * 127.0)</text:p>
                  <text:p text:style-name="P99"/>
                  <text:p text:style-name="P95">The first component of the vector will be written to the least significant bits of the output; the last component will be written to the most significant bits.</text:p>
                  <text:p text:style-name="P160"/>
                </table:table-cell>
              </table:table-row>
              <table:table-row>
                <table:table-cell table:style-name="Table30.A2" office:value-type="string">
                  <text:p text:style-name="P76">vec2 <text:span text:style-name="T32">unpackUnorm2x16 </text:span>(uint <text:span text:style-name="T22">p</text:span>)<text:line-break/><text:span text:style-name="T38">vec2 </text:span><text:span text:style-name="T32">unpackSnorm2x16 </text:span><text:span text:style-name="T38">(uint </text:span><text:span text:style-name="T24">p</text:span><text:span text:style-name="T35">)</text:span></text:p>
                  <text:p text:style-name="P34">vec4 <text:span text:style-name="T32">unpackUnorm4x8 </text:span>(uint <text:span text:style-name="T22">p</text:span>)</text:p>
                  <text:p text:style-name="P34">vec4 <text:span text:style-name="T32">unpackSnorm4x8 </text:span>(uint <text:span text:style-name="T22">p</text:span>)<text:line-break/></text:p>
                </table:table-cell>
                <table:table-cell table:style-name="Table30.B2" office:value-type="string">
                  <text:p text:style-name="P34">First, unpacks a single 32-bit unsigned integer <text:span text:style-name="T22">p</text:span> into a pair of 16-bit unsigned integers, four 8-bit unsigned integers, or four 8-bit signed integers. <text:s/>Then, each component is converted to a normalized floating-point value to generate the returned two- or four-component vector.</text:p>
                  <text:p text:style-name="P34"/>
                  <text:p text:style-name="P34">The conversion for unpacked fixed-point value <text:span text:style-name="T22">f <text:s/></text:span><text:span text:style-name="T34">to floating point </text:span>is<text:span text:style-name="T34"> done as follows:</text:span></text:p>
                  <text:p text:style-name="P36"/>
                  <text:p text:style-name="P100"><text:span text:style-name="T32">unpackUnorm2x16:</text:span> <text:s text:c="2"/><text:span text:style-name="T22">f</text:span> / 65535.0<text:line-break/><text:span text:style-name="T32">unpackSnorm2x16: <text:s/></text:span><text:span text:style-name="T38">clamp(</text:span><text:span text:style-name="T24">f</text:span><text:span text:style-name="T38"> / 32767.0, -1, +1)</text:span></text:p>
                  <text:p text:style-name="P101"><text:span text:style-name="T32">unpackUnorm4x8:</text:span> <text:s text:c="4"/><text:span text:style-name="T22">f </text:span>/ 255.0</text:p>
                  <text:p text:style-name="P101"><text:span text:style-name="T32">unpackSnorm4x8:</text:span> <text:s text:c="4"/>clamp(<text:span text:style-name="T22">f </text:span>/ 127.0, -1, +1)</text:p>
                  <text:p text:style-name="P100"/>
                  <text:p text:style-name="P34">The first component of the returned vector will be extracted from the least significant bits of the input; the last component will be extracted from the most significant bits.</text:p>
                  <text:p text:style-name="Table_20_Contents"/>
                </table:table-cell>
              </table:table-row>
              <table:table-row>
                <table:table-cell table:style-name="Table30.A2" office:value-type="string">
                  <text:p text:style-name="P78">double <text:span text:style-name="T32">packDouble2x32</text:span> (uvec2 <text:span text:style-name="T22">v</text:span><text:span text:style-name="T34">)<text:line-break/></text:span></text:p>
                </table:table-cell>
                <table:table-cell table:style-name="Table30.B2" office:value-type="string">
                  <text:p text:style-name="P95">Returns a double-precision value obtained by packing the components of <text:span text:style-name="T22">v </text:span>into a 64-bit value. <text:s/>If an IEEE 754 Inf or NaN is created, it will not signal, and the resulting floating-point value is unspecified. <text:s/>Otherwise, the bit-level representation of <text:span text:style-name="T22">v </text:span>is preserved. <text:s/>The first vector component specifies the 32 least significant bits; the second component specifies the 32 most significant bits.</text:p>
                  <text:p text:style-name="P160"/>
                </table:table-cell>
              </table:table-row>
              <table:table-row>
                <table:table-cell table:style-name="Table30.A2" office:value-type="string">
                  <text:p text:style-name="P75">uvec2 <text:span text:style-name="T32">unpackDouble2x32 </text:span><text:span text:style-name="T38">(double </text:span><text:span text:style-name="T24">v</text:span><text:span text:style-name="T35">)</text:span></text:p>
                </table:table-cell>
                <table:table-cell table:style-name="Table30.B2" office:value-type="string">
                  <text:p text:style-name="P95">Returns a two-component unsigned integer vector representation of <text:span text:style-name="T22">v</text:span><text:span text:style-name="T34">.</text:span> <text:s/>The bit-level representation of <text:span text:style-name="T22">v </text:span>is preserved. <text:s/>The first component of the vector contains the 32 least significant bits of the double; the second component consists of the 32 most significant bits.</text:p>
                  <text:p text:style-name="P160"/>
                </table:table-cell>
              </table:table-row>
              <table:table-row>
                <table:table-cell table:style-name="Table30.A2" office:value-type="string">
                  <text:p text:style-name="P75">uint <text:span text:style-name="T32">packHalf2x16</text:span><text:span text:style-name="T38"> (vec2 </text:span><text:span text:style-name="T24">v</text:span><text:span text:style-name="T35">)</text:span></text:p>
                </table:table-cell>
                <table:table-cell table:style-name="Table30.B2" office:value-type="string">
                  <text:p text:style-name="P95">Returns an unsigned integer obtained by converting the components of a two-component floating-point vector to the 16-bit floating-point representation found in the OpenGL Specification, and then packing these two 16-bit integers into a 32-bit unsigned integer.</text:p>
                  <text:p text:style-name="P95">The first vector component specifies the 16 least-significant bits of the result; the second component specifies the 16 most-significant bits.</text:p>
                  <text:p text:style-name="P95"/>
                </table:table-cell>
              </table:table-row>
              <table:table-row>
                <table:table-cell table:style-name="Table30.A2" office:value-type="string">
                  <text:p text:style-name="P75">vec2 <text:span text:style-name="T32">unpackHalf2x16</text:span><text:span text:style-name="T38"> (uint </text:span><text:span text:style-name="T24">v</text:span><text:span text:style-name="T35">)</text:span></text:p>
                </table:table-cell>
                <table:table-cell table:style-name="Table30.B2" office:value-type="string">
                  <text:p text:style-name="P95">Returns a two-component floating-point vector with components obtained by unpacking a 32-bit unsigned integer into a pair of 16-bit values, interpreting those values as 16-bit floating-point numbers according to the OpenGL Specification, and converting them to 32-bit floating-point values.</text:p>
                  <text:p text:style-name="P95">The first component of the vector is obtained from the 16 least-significant bits of <text:span text:style-name="T22">v</text:span>; the second component is obtained from the 16 most-significant bits of <text:span text:style-name="T22">v</text:span>.</text:p>
                  <text:p text:style-name="P95"/>
                </table:table-cell>
              </table:table-row>
            </table:table>
            <text:p text:style-name="Text_20_body"/>
            <text:h text:style-name="P16" text:outline-level="2"><text:bookmark-start text:name="__RefHeading__82202_4869708051111"/>Geometric Functions<text:bookmark-end text:name="__RefHeading__82202_4869708051111"/></text:h>
            <text:p text:style-name="Text_20_body">These operate on vectors as vectors, not component-wise.</text:p>
            <table:table table:name="Table11" table:style-name="Table11">
              <table:table-column table:style-name="Table11.A"/>
              <table:table-column table:style-name="Table11.B"/>
              <table:table-header-rows>
                <table:table-row>
                  <table:table-cell table:style-name="Table11.A1" office:value-type="string">
                    <text:p text:style-name="P137">Syntax</text:p>
                  </table:table-cell>
                  <table:table-cell table:style-name="Table11.B1" office:value-type="string">
                    <text:p text:style-name="P142">Description</text:p>
                  </table:table-cell>
                </table:table-row>
              </table:table-header-rows>
              <table:table-row>
                <table:table-cell table:style-name="Table11.A2" office:value-type="string">
                  <text:p text:style-name="P74"><text:span text:style-name="T1">float </text:span><text:span text:style-name="T2">length</text:span><text:span text:style-name="T1"> (genType </text:span><text:span text:style-name="T3">x</text:span><text:span text:style-name="T1">)</text:span></text:p>
                  <text:p text:style-name="P75"><text:span text:style-name="T38">double </text:span><text:span text:style-name="T32">length</text:span> (genDType <text:span text:style-name="T22">x</text:span>)</text:p>
                </table:table-cell>
                <table:table-cell table:style-name="Table11.B2" office:value-type="string">
                  <text:p text:style-name="P74"><text:span text:style-name="T1">Returns the length of vector </text:span><text:span text:style-name="T3">x</text:span><text:span text:style-name="T1">, i.e.,<text:line-break/></text:span><text:span text:style-name="T1"><draw:frame draw:style-name="fr1" draw:name="Object1" text:anchor-type="as-char" svg:width="1.078in" svg:height="0.1902in" draw:z-index="19"><draw:object-ole xlink:href="./Object 21" xlink:type="simple" xlink:show="embed" xlink:actuate="onLoad"/><draw:image xlink:href="./ObjectReplacements/Object 21" xlink:type="simple" xlink:show="embed" xlink:actuate="onLoad"/><svg:desc>OLE-object</svg:desc></draw:frame></text:span></text:p>
                  <text:p text:style-name="P75"/>
                </table:table-cell>
              </table:table-row>
              <table:table-row>
                <table:table-cell table:style-name="Table11.A2" office:value-type="string">
                  <text:p text:style-name="P42"><text:span text:style-name="T1">float </text:span><text:span text:style-name="T2">distance</text:span><text:span text:style-name="T1"> (genType </text:span><text:span text:style-name="T3">p0</text:span><text:span text:style-name="T1">, genType </text:span><text:span text:style-name="T3">p1</text:span><text:span text:style-name="T1">)</text:span></text:p>
                  <text:p text:style-name="P43">double <text:span text:style-name="T32">distance</text:span> (genDType <text:span text:style-name="T22">p0</text:span>, <text:line-break/> <text:s text:c="27"/>genDType <text:span text:style-name="T22">p1</text:span>)</text:p>
                  <text:p text:style-name="P43"/>
                </table:table-cell>
                <table:table-cell table:style-name="Table11.B2" office:value-type="string">
                  <text:p text:style-name="P43">Returns the distance between <text:span text:style-name="T22">p0</text:span> and<text:span text:style-name="T22"> p1</text:span>, i.e.,<text:line-break/><text:span text:style-name="T32">length </text:span>(<text:span text:style-name="T22">p0 – p1</text:span>)</text:p>
                  <text:p text:style-name="P43"/>
                </table:table-cell>
              </table:table-row>
              <table:table-row>
                <table:table-cell table:style-name="Table11.A2" office:value-type="string">
                  <text:p text:style-name="P42"><text:span text:style-name="T1">float </text:span><text:span text:style-name="T2">dot</text:span><text:span text:style-name="T1"> (genType </text:span><text:span text:style-name="T3">x</text:span><text:span text:style-name="T1">, genType </text:span><text:span text:style-name="T3">y</text:span><text:span text:style-name="T1">)</text:span></text:p>
                  <text:p text:style-name="P43">double <text:span text:style-name="T32">dot</text:span> (genDType <text:span text:style-name="T22">x</text:span>, genDType <text:span text:style-name="T22">y</text:span>)</text:p>
                </table:table-cell>
                <table:table-cell table:style-name="Table11.B2" office:value-type="string">
                  <text:p text:style-name="P42"><text:span text:style-name="T1">Returns the dot product of </text:span><text:span text:style-name="T3">x</text:span><text:span text:style-name="T1"> and </text:span><text:span text:style-name="T3">y</text:span><text:span text:style-name="T1">, i.e.,<text:line-break/></text:span><text:span text:style-name="T1"><draw:frame draw:style-name="fr1" draw:name="Object2" text:anchor-type="as-char" svg:width="1.5299in" svg:height="0.1571in" draw:z-index="20"><draw:object-ole xlink:href="./Object 22" xlink:type="simple" xlink:show="embed" xlink:actuate="onLoad"/><draw:image xlink:href="./ObjectReplacements/Object 22" xlink:type="simple" xlink:show="embed" xlink:actuate="onLoad"/><svg:desc>OLE-object</svg:desc></draw:frame></text:span></text:p>
                  <text:p text:style-name="P43"/>
                </table:table-cell>
              </table:table-row>
              <table:table-row>
                <table:table-cell table:style-name="Table11.A2" office:value-type="string">
                  <text:p text:style-name="P74"><text:span text:style-name="T1">vec3 </text:span><text:span text:style-name="T2">cross</text:span><text:span text:style-name="T1"> (vec3 </text:span><text:span text:style-name="T3">x</text:span><text:span text:style-name="T1">, vec3 </text:span><text:span text:style-name="T3">y</text:span><text:span text:style-name="T1">)</text:span></text:p>
                  <text:p text:style-name="P75">dvec3 <text:span text:style-name="T32">cross</text:span> (dvec3 <text:span text:style-name="T22">x</text:span>, dvec3 <text:span text:style-name="T22">y</text:span>)</text:p>
                </table:table-cell>
                <table:table-cell table:style-name="Table11.B2" office:value-type="string">
                  <text:p text:style-name="P75">Returns the cross product of x and y, i.e.,</text:p>
                  <text:p text:style-name="P74"><draw:frame draw:style-name="fr1" draw:name="Object3" text:anchor-type="as-char" svg:width="1.4201in" svg:height="0.5307in" draw:z-index="21"><draw:object-ole xlink:href="./Object 23" xlink:type="simple" xlink:show="embed" xlink:actuate="onLoad"/><draw:image xlink:href="./ObjectReplacements/Object 23" xlink:type="simple" xlink:show="embed" xlink:actuate="onLoad"/><svg:desc>OLE-object</svg:desc></draw:frame><text:span text:style-name="T1"><text:line-break/></text:span></text:p>
                </table:table-cell>
              </table:table-row>
              <table:table-row>
                <table:table-cell table:style-name="Table11.A2" office:value-type="string">
                  <text:p text:style-name="P74"><text:span text:style-name="T1">genType </text:span><text:span text:style-name="T2">normalize</text:span><text:span text:style-name="T1"> (genType </text:span><text:span text:style-name="T3">x</text:span><text:span text:style-name="T1">)</text:span></text:p>
                  <text:p text:style-name="P75">genDType <text:span text:style-name="T32">normalize</text:span> (genDType <text:span text:style-name="T22">x</text:span>)</text:p>
                </table:table-cell>
                <table:table-cell table:style-name="Table11.B2" office:value-type="string">
                  <text:p text:style-name="P75">Returns a vector in the same direction as <text:span text:style-name="T22">x</text:span> but with a length of 1.</text:p>
                  <text:p text:style-name="P75"/>
                </table:table-cell>
              </table:table-row>
              <table:table-row>
                <table:table-cell table:style-name="Table11.A2" office:value-type="string">
                  <text:p text:style-name="P43"><text:span text:style-name="T45">compatibility profile</text:span> only</text:p>
                  <text:p text:style-name="P43">vec4 <text:span text:style-name="T88">ftransform </text:span>()</text:p>
                </table:table-cell>
                <table:table-cell table:style-name="Table11.B2" office:value-type="string">
                  <text:p text:style-name="P46">Available only when using the <text:span text:style-name="T45">compatibility profile</text:span>. <text:s/>For core OpenGL, use <text:span text:style-name="T32">invariant</text:span>.</text:p>
                  <text:p text:style-name="P47"/>
                  <text:p text:style-name="P46"><text:span text:style-name="T94">For </text:span>vertex shaders only. <text:s/>This function will ensure that the incoming vertex value will be transformed in a way that produces exactly the same result as would be produced by OpenGL’s fixed functionality transform. It is intended to be used to compute <text:span text:style-name="T22">gl_Position</text:span>, e.g.,<text:line-break/><text:line-break/> <text:s text:c="3"/>gl_Position = <text:span text:style-name="T32">ftransform</text:span>()<text:line-break/><text:line-break/>This function should be used, for example, when an application is rendering the same geometry in separate passes, and one pass uses the fixed functionality path to render and another pass uses programmable shaders.</text:p>
                  <text:p text:style-name="P43"/>
                </table:table-cell>
              </table:table-row>
              <table:table-row>
                <table:table-cell table:style-name="Table11.A2" office:value-type="string">
                  <text:p text:style-name="P42"><text:span text:style-name="T1">genType </text:span><text:span text:style-name="T10">faceforward </text:span><text:span text:style-name="T1">(genType </text:span><text:span text:style-name="T3">N</text:span><text:span text:style-name="T1">,<text:line-break/> <text:s text:c="37"/>genType </text:span><text:span text:style-name="T3">I</text:span><text:span text:style-name="T1">,<text:line-break/> <text:s text:c="37"/>genType </text:span><text:span text:style-name="T3">Nref</text:span><text:span text:style-name="T1">)</text:span></text:p>
                  <text:p text:style-name="P43">genDType <text:span text:style-name="T88">faceforward </text:span>(genDType <text:span text:style-name="T22">N</text:span>,<text:line-break/> <text:s text:c="40"/>genDType <text:span text:style-name="T22">I</text:span>,<text:line-break/> <text:s text:c="40"/>genDType <text:span text:style-name="T22">Nref</text:span>)</text:p>
                  <text:p text:style-name="P43"/>
                </table:table-cell>
                <table:table-cell table:style-name="Table11.B2" office:value-type="string">
                  <text:p text:style-name="P43">If <text:span text:style-name="T32">dot</text:span>(<text:span text:style-name="T22">Nref</text:span>, <text:span text:style-name="T22">I</text:span>) &lt; 0 return <text:span text:style-name="T22">N,</text:span> otherwise return –<text:span text:style-name="T22">N.</text:span></text:p>
                </table:table-cell>
              </table:table-row>
              <table:table-row>
                <table:table-cell table:style-name="Table11.A2" office:value-type="string">
                  <text:p text:style-name="P74"><text:span text:style-name="T8">genType</text:span><text:span text:style-name="T3"> </text:span><text:span text:style-name="T7">reflect</text:span><text:span text:style-name="T1"> (genType </text:span><text:span text:style-name="T3">I</text:span><text:span text:style-name="T1">, genType </text:span><text:span text:style-name="T3">N</text:span><text:span text:style-name="T1">)</text:span></text:p>
                  <text:p text:style-name="P75"><text:span text:style-name="T34">genDType</text:span><text:span text:style-name="T22"> </text:span><text:span text:style-name="T36">reflect</text:span> (genDType <text:span text:style-name="T22">I</text:span>, <text:line-break/> <text:s text:c="30"/>genDType <text:span text:style-name="T22">N</text:span>)</text:p>
                </table:table-cell>
                <table:table-cell table:style-name="Table11.B2" office:value-type="string">
                  <text:p text:style-name="P74"><text:span text:style-name="T1">For the incident vector </text:span><text:span text:style-name="T3">I</text:span><text:span text:style-name="T1"> and surface orientation </text:span><text:span text:style-name="T3">N</text:span><text:span text:style-name="T1">, returns the reflection direction:<text:line-break/></text:span><text:span text:style-name="T3">I</text:span><text:span text:style-name="T1"> – 2 </text:span><text:span text:style-name="T93">*</text:span><text:span text:style-name="T1"> </text:span><text:span text:style-name="T2">dot</text:span><text:span text:style-name="T1">(</text:span><text:span text:style-name="T3">N</text:span><text:span text:style-name="T1">, </text:span><text:span text:style-name="T3">I</text:span><text:span text:style-name="T1">) </text:span><text:span text:style-name="T93">* </text:span><text:span text:style-name="T3">N<text:line-break/>N</text:span><text:span text:style-name="T1"> must already be normalized in order to achieve the desired result.</text:span></text:p>
                  <text:p text:style-name="P75"/>
                </table:table-cell>
              </table:table-row>
              <table:table-row>
                <table:table-cell table:style-name="Table11.A2" office:value-type="string">
                  <text:p text:style-name="P75">genType <text:span text:style-name="T32">refract </text:span>(genType <text:span text:style-name="T22">I</text:span>, genType <text:span text:style-name="T22">N</text:span>,<text:line-break/> <text:s text:c="28"/>float <text:span text:style-name="T22">eta</text:span>)</text:p>
                  <text:p text:style-name="P75">genDType <text:span text:style-name="T32">refract </text:span>(genDType <text:span text:style-name="T22">I</text:span>, <text:line-break/> <text:s text:c="31"/>genDType <text:span text:style-name="T22">N</text:span>,<text:line-break/> <text:s text:c="31"/>float <text:span text:style-name="T22">eta</text:span>)</text:p>
                </table:table-cell>
                <table:table-cell table:style-name="Table11.B2" office:value-type="string">
                  <text:p text:style-name="P75">For the incident vector <text:span text:style-name="T22">I</text:span> and surface normal <text:span text:style-name="T22">N</text:span>, and the ratio of indices of refraction <text:span text:style-name="T22">eta,</text:span> return the refraction vector. <text:s/>The result is computed by<text:line-break/><text:line-break/>k = 1.0 - <text:span text:style-name="T22">eta</text:span> * <text:span text:style-name="T22">eta</text:span> * (1.0 - <text:span text:style-name="T32">dot</text:span>(<text:span text:style-name="T22">N</text:span>, <text:span text:style-name="T22">I</text:span>) * <text:span text:style-name="T32">dot</text:span>(<text:span text:style-name="T22">N</text:span>, <text:span text:style-name="T22">I</text:span>))<text:line-break/>if (k &lt; 0.0) <text:line-break/> <text:s text:c="3"/>return genType(0.0) <text:s text:c="3"/>// or genDType(0.0)<text:line-break/>else <text:line-break/> <text:s text:c="3"/>return <text:span text:style-name="T22">eta</text:span> * <text:span text:style-name="T22">I</text:span> - (<text:span text:style-name="T22">eta</text:span> * <text:span text:style-name="T32">dot</text:span>(<text:span text:style-name="T22">N</text:span>, <text:span text:style-name="T22">I</text:span>) + <text:span text:style-name="T32">sqrt</text:span>(k)) * <text:span text:style-name="T22">N<text:line-break/><text:line-break/></text:span>The input parameters for the incident vector <text:span text:style-name="T22">I</text:span> and the surface normal <text:span text:style-name="T22">N</text:span> must already be normalized to get the desired results.</text:p>
                  <text:p text:style-name="P75"/>
                </table:table-cell>
              </table:table-row>
            </table:table>
            <text:h text:style-name="Heading_20_2" text:outline-level="2" text:is-list-header="true"/>
            <text:h text:style-name="P16" text:outline-level="2"><text:bookmark-start text:name="__RefHeading__82204_4869708051111"/>Matrix Functions<text:bookmark-end text:name="__RefHeading__82204_4869708051111"/></text:h>
            <text:p text:style-name="P146">For each of the following built-in matrix functions, there is both a single-precision floating-point version, where all arguments and return values are single precision, and a double-precision floating-point version, where all arguments and return values are double precision. <text:s/>Only the single-precision floating-point version is shown.</text:p>
            <table:table table:name="Table12" table:style-name="Table12">
              <table:table-column table:style-name="Table12.A"/>
              <table:table-column table:style-name="Table12.B"/>
              <table:table-header-rows>
                <table:table-row>
                  <table:table-cell table:style-name="Table12.A1" office:value-type="string">
                    <text:p text:style-name="P137">Syntax</text:p>
                  </table:table-cell>
                  <table:table-cell table:style-name="Table12.B1" office:value-type="string">
                    <text:p text:style-name="P142">Description</text:p>
                  </table:table-cell>
                </table:table-row>
              </table:table-header-rows>
              <table:table-row>
                <table:table-cell table:style-name="Table12.A2" office:value-type="string">
                  <text:p text:style-name="P74"><text:span text:style-name="T1">mat </text:span><text:span text:style-name="T10">matrixCompMult</text:span><text:span text:style-name="T66"> (mat </text:span><text:span text:style-name="T75">x</text:span><text:span text:style-name="T66">, mat </text:span><text:span text:style-name="T75">y</text:span><text:span text:style-name="T66">)</text:span></text:p>
                  <text:p text:style-name="P75"/>
                </table:table-cell>
                <table:table-cell table:style-name="Table12.B2" office:value-type="string">
                  <text:p text:style-name="P75">Multiply matrix <text:span text:style-name="T22">x</text:span> by matrix <text:span text:style-name="T22">y </text:span>component-wise, i.e., result[i][j] is the scalar product of <text:span text:style-name="T22">x</text:span>[i][j]<text:span text:style-name="T22"> </text:span>and <text:span text:style-name="T22"><text:s/>y</text:span>[i][j].</text:p>
                  <text:p text:style-name="P25"/>
                  <text:p text:style-name="P74"><text:span text:style-name="T66">Note: to get linear algebraic matrix multiplication, use the multiply operator (</text:span><text:span text:style-name="T65">*</text:span><text:span text:style-name="T66">).</text:span></text:p>
                  <text:p text:style-name="P75"/>
                </table:table-cell>
              </table:table-row>
              <table:table-row>
                <table:table-cell table:style-name="Table12.A2" office:value-type="string">
                  <text:p text:style-name="P74"><text:span text:style-name="T72">mat2 </text:span><text:span text:style-name="T65">outerProduct </text:span><text:span text:style-name="T72">(vec2 </text:span><text:span text:style-name="T76">c</text:span><text:span text:style-name="T72">, vec2 </text:span><text:span text:style-name="T76">r</text:span><text:span text:style-name="T72">)<text:line-break/>mat3 </text:span><text:span text:style-name="T65">outerProduct </text:span><text:span text:style-name="T72">(vec3 </text:span><text:span text:style-name="T76">c</text:span><text:span text:style-name="T72">, vec3 </text:span><text:span text:style-name="T76">r</text:span><text:span text:style-name="T72">)<text:line-break/>mat4 </text:span><text:span text:style-name="T65">outerProduct </text:span><text:span text:style-name="T72">(vec4 </text:span><text:span text:style-name="T76">c</text:span><text:span text:style-name="T72">, vec4 </text:span><text:span text:style-name="T76">r</text:span><text:span text:style-name="T72">)<text:line-break/><text:line-break/>mat2x3 </text:span><text:span text:style-name="T65">outerProduct </text:span><text:span text:style-name="T72">(vec3 </text:span><text:span text:style-name="T76">c</text:span><text:span text:style-name="T72">, vec2 </text:span><text:span text:style-name="T76">r</text:span><text:span text:style-name="T72">)<text:line-break/>mat3x2 </text:span><text:span text:style-name="T65">outerProduct </text:span><text:span text:style-name="T72">(vec2 </text:span><text:span text:style-name="T76">c</text:span><text:span text:style-name="T72">, vec3 </text:span><text:span text:style-name="T76">r</text:span><text:span text:style-name="T72">)<text:line-break/><text:line-break/>mat2x4 </text:span><text:span text:style-name="T65">outerProduct </text:span><text:span text:style-name="T72">(vec4 </text:span><text:span text:style-name="T76">c</text:span><text:span text:style-name="T72">, vec2 </text:span><text:span text:style-name="T76">r</text:span><text:span text:style-name="T72">)<text:line-break/>mat4x2 </text:span><text:span text:style-name="T65">outerProduct </text:span><text:span text:style-name="T72">(vec2 </text:span><text:span text:style-name="T76">c</text:span><text:span text:style-name="T72">, vec4 </text:span><text:span text:style-name="T76">r</text:span><text:span text:style-name="T72">)<text:line-break/><text:line-break/>mat3x4 </text:span><text:span text:style-name="T65">outerProduct </text:span><text:span text:style-name="T72">(vec4 </text:span><text:span text:style-name="T76">c</text:span><text:span text:style-name="T72">, vec3 </text:span><text:span text:style-name="T76">r</text:span><text:span text:style-name="T72">)<text:line-break/>mat4x3 </text:span><text:span text:style-name="T65">outerProduct </text:span><text:span text:style-name="T72">(vec3 </text:span><text:span text:style-name="T76">c</text:span><text:span text:style-name="T72">, vec4 </text:span><text:span text:style-name="T76">r</text:span><text:span text:style-name="T72">)</text:span></text:p>
                </table:table-cell>
                <table:table-cell table:style-name="Table12.B2" office:value-type="string">
                  <text:p text:style-name="P74"><text:span text:style-name="T1">Treats the first parameter </text:span><text:span text:style-name="T3">c</text:span><text:span text:style-name="T1"> as a column vector (matrix with one column) and the second parameter </text:span><text:span text:style-name="T3">r</text:span><text:span text:style-name="T1"> as a row vector (matrix with one row) and does a linear algebraic matrix multiply </text:span><text:span text:style-name="T3">c</text:span><text:span text:style-name="T1"> * </text:span><text:span text:style-name="T3">r</text:span><text:span text:style-name="T1">, yielding a matrix whose number of rows is the number of components in </text:span><text:span text:style-name="T3">c</text:span><text:span text:style-name="T8"> and whose number of columns is the number of components in </text:span><text:span text:style-name="T3">r</text:span><text:span text:style-name="T1">.</text:span></text:p>
                </table:table-cell>
              </table:table-row>
              <table:table-row>
                <table:table-cell table:style-name="Table12.A2" office:value-type="string">
                  <text:p text:style-name="P22">mat2 <text:span text:style-name="T32">transpose </text:span>(mat2 <text:span text:style-name="T22">m</text:span>)<text:line-break/>mat3 <text:span text:style-name="T32">transpose </text:span>(mat3 <text:span text:style-name="T22">m</text:span>)<text:line-break/>mat4 <text:span text:style-name="T32">transpose </text:span>(mat4 <text:span text:style-name="T22">m</text:span>)<text:line-break/></text:p>
                  <text:p text:style-name="P22">mat2x3 <text:span text:style-name="T32">transpose </text:span>(mat3x2 <text:span text:style-name="T22">m</text:span>)<text:line-break/>mat3x2 <text:span text:style-name="T32">transpose </text:span>(mat2x3 <text:span text:style-name="T22">m</text:span>)<text:line-break/></text:p>
                  <text:p text:style-name="P22">mat2x4 <text:span text:style-name="T32">transpose </text:span>(mat4x2 <text:span text:style-name="T22">m</text:span>)<text:line-break/>mat4x2 <text:span text:style-name="T32">transpose </text:span>(mat2x4 <text:span text:style-name="T22">m</text:span>)<text:line-break/></text:p>
                  <text:p text:style-name="P22">mat3x4 <text:span text:style-name="T32">transpose </text:span>(mat4x3 <text:span text:style-name="T22">m</text:span>)<text:line-break/>mat4x3 <text:span text:style-name="T32">transpose </text:span>(mat3x4 <text:span text:style-name="T22">m</text:span>)<text:line-break/></text:p>
                </table:table-cell>
                <table:table-cell table:style-name="Table12.B2" office:value-type="string">
                  <text:p text:style-name="P75">Returns a matrix that is the transpose of <text:span text:style-name="T22">m. <text:s/></text:span><text:span text:style-name="T34">The input matrix </text:span><text:span text:style-name="T22">m</text:span><text:span text:style-name="T34"> is not modified.</text:span></text:p>
                </table:table-cell>
              </table:table-row>
              <table:table-row>
                <table:table-cell table:style-name="Table12.A2" office:value-type="string">
                  <text:p text:style-name="P22">float <text:span text:style-name="T32">determinant </text:span><text:span text:style-name="T35">(mat2 </text:span><text:span text:style-name="T24">m</text:span><text:span text:style-name="T35">)<text:line-break/>float </text:span><text:span text:style-name="T36">determinant </text:span><text:span text:style-name="T35">(mat3 </text:span><text:span text:style-name="T24">m</text:span><text:span text:style-name="T35">)<text:line-break/>float </text:span><text:span text:style-name="T36">determinant </text:span><text:span text:style-name="T35">(mat4 </text:span><text:span text:style-name="T24">m</text:span><text:span text:style-name="T35">)<text:line-break/></text:span></text:p>
                </table:table-cell>
                <table:table-cell table:style-name="Table12.B2" office:value-type="string">
                  <text:p text:style-name="P75">Returns the determinant of <text:span text:style-name="T22">m.</text:span></text:p>
                </table:table-cell>
              </table:table-row>
              <table:table-row>
                <table:table-cell table:style-name="Table12.A2" office:value-type="string">
                  <text:p text:style-name="P22">mat2 <text:span text:style-name="T36">inverse </text:span><text:span text:style-name="T35">(mat2 </text:span><text:span text:style-name="T24">m</text:span><text:span text:style-name="T35">)<text:line-break/>mat3 </text:span><text:span text:style-name="T36">inverse </text:span><text:span text:style-name="T35">(mat3 </text:span><text:span text:style-name="T24">m</text:span><text:span text:style-name="T35">)<text:line-break/>mat4 </text:span><text:span text:style-name="T36">inverse </text:span><text:span text:style-name="T35">(mat4 </text:span><text:span text:style-name="T24">m</text:span><text:span text:style-name="T35">)<text:line-break/></text:span></text:p>
                </table:table-cell>
                <table:table-cell table:style-name="Table12.B2" office:value-type="string">
                  <text:p text:style-name="P75">Returns a matrix that is the inverse of <text:span text:style-name="T22">m</text:span>. The input matrix <text:span text:style-name="T22">m</text:span> is not modified. The values in the returned matrix are undefined if <text:span text:style-name="T22">m</text:span> is singular or poorly-conditioned (nearly singular).<text:line-break/></text:p>
                </table:table-cell>
              </table:table-row>
            </table:table>
            <text:p text:style-name="Standard"/>
            <text:h text:style-name="P16" text:outline-level="2"><text:bookmark-start text:name="__RefHeading__82206_4869708051111"/>Vector Relational Functions<text:bookmark-end text:name="__RefHeading__82206_4869708051111"/></text:h>
            <text:p text:style-name="P146"><text:span text:style-name="T1">Relational and equality operators (</text:span><text:span text:style-name="T2">&lt;, &lt;=, &gt;, &gt;=, ==, !=</text:span><text:span text:style-name="T1">) are defined to operate on scalars and produce scalar Boolean results. <text:s/>For vector results, use the following built-in functions. <text:s/>Below, the following placeholders are used for the listed specific types:</text:span></text:p>
            <table:table table:name="Table31" table:style-name="Table31">
              <table:table-column table:style-name="Table31.A"/>
              <table:table-column table:style-name="Table31.B"/>
              <table:table-header-rows>
                <table:table-row>
                  <table:table-cell table:style-name="Table31.A1" office:value-type="string">
                    <text:p text:style-name="P108">Placeholder</text:p>
                  </table:table-cell>
                  <table:table-cell table:style-name="Table31.B1" office:value-type="string">
                    <text:p text:style-name="P108">Specific Types Allowed</text:p>
                  </table:table-cell>
                </table:table-row>
              </table:table-header-rows>
              <table:table-row>
                <table:table-cell table:style-name="Table31.A2" office:value-type="string">
                  <text:p text:style-name="Table_20_Contents">bvec</text:p>
                </table:table-cell>
                <table:table-cell table:style-name="Table31.B2" office:value-type="string">
                  <text:p text:style-name="P106">bvec2, bvec3, bvec4</text:p>
                </table:table-cell>
              </table:table-row>
              <table:table-row>
                <table:table-cell table:style-name="Table31.A2" office:value-type="string">
                  <text:p text:style-name="Table_20_Contents">ivec</text:p>
                </table:table-cell>
                <table:table-cell table:style-name="Table31.B2" office:value-type="string">
                  <text:p text:style-name="P106">ivec2, ivec3, ivec4</text:p>
                </table:table-cell>
              </table:table-row>
              <table:table-row>
                <table:table-cell table:style-name="Table31.A2" office:value-type="string">
                  <text:p text:style-name="Table_20_Contents">uvec</text:p>
                </table:table-cell>
                <table:table-cell table:style-name="Table31.B2" office:value-type="string">
                  <text:p text:style-name="P106">uvec2, uvec3, uvec4</text:p>
                </table:table-cell>
              </table:table-row>
              <table:table-row>
                <table:table-cell table:style-name="Table31.A2" office:value-type="string">
                  <text:p text:style-name="Table_20_Contents">vec</text:p>
                </table:table-cell>
                <table:table-cell table:style-name="Table31.B2" office:value-type="string">
                  <text:p text:style-name="P106">vec2, vec3, vec4, dvec2, dvec3, dvec4</text:p>
                </table:table-cell>
              </table:table-row>
            </table:table>
            <text:p text:style-name="P114"/>
            <text:p text:style-name="P114">In all cases, the sizes of all the input and return vectors for any particular call must match.</text:p>
            <table:table table:name="Table13" table:style-name="Table13">
              <table:table-column table:style-name="Table13.A"/>
              <table:table-column table:style-name="Table13.B"/>
              <table:table-header-rows>
                <table:table-row>
                  <table:table-cell table:style-name="Table13.A1" office:value-type="string">
                    <text:p text:style-name="P137">Syntax</text:p>
                  </table:table-cell>
                  <table:table-cell table:style-name="Table13.B1" office:value-type="string">
                    <text:p text:style-name="P142">Description</text:p>
                  </table:table-cell>
                </table:table-row>
              </table:table-header-rows>
              <table:table-row>
                <table:table-cell table:style-name="Table13.A2" office:value-type="string">
                  <text:p text:style-name="P74"><text:span text:style-name="T1">bvec </text:span><text:span text:style-name="T2">lessThan </text:span><text:span text:style-name="T66">(vec x, vec y)<text:line-break/>bvec </text:span><text:span text:style-name="T65">lessThan </text:span><text:span text:style-name="T66">(ivec x, ivec y)<text:line-break/></text:span><text:span text:style-name="T1">bvec </text:span><text:span text:style-name="T2">lessThan </text:span><text:span text:style-name="T66">(uvec x, uvec y)</text:span></text:p>
                  <text:p text:style-name="P82"/>
                </table:table-cell>
                <table:table-cell table:style-name="Table13.B2" office:value-type="string">
                  <text:p text:style-name="P82">Returns the component-wise compare of <text:span text:style-name="T22">x</text:span> &lt; <text:span text:style-name="T22">y.</text:span></text:p>
                </table:table-cell>
              </table:table-row>
              <table:table-row>
                <table:table-cell table:style-name="Table13.A2" office:value-type="string">
                  <text:p text:style-name="P74"><text:span text:style-name="T77">bvec</text:span><text:span text:style-name="T75"> </text:span><text:span text:style-name="T65">lessThanEqual </text:span><text:span text:style-name="T66">(vec x, vec y)<text:line-break/>bvec </text:span><text:span text:style-name="T65">lessThanEqual </text:span><text:span text:style-name="T66">(ivec x, ivec y)<text:line-break/>bvec </text:span><text:span text:style-name="T65">lessThanEqual </text:span><text:span text:style-name="T66">(uvec x, uvec y)</text:span></text:p>
                  <text:p text:style-name="P82"/>
                </table:table-cell>
                <table:table-cell table:style-name="Table13.B2" office:value-type="string">
                  <text:p text:style-name="P82">Returns the component-wise compare of <text:span text:style-name="T22">x</text:span> &lt;= <text:span text:style-name="T22">y.</text:span></text:p>
                </table:table-cell>
              </table:table-row>
              <table:table-row>
                <table:table-cell table:style-name="Table13.A2" office:value-type="string">
                  <text:p text:style-name="P74"><text:span text:style-name="T77">bvec</text:span><text:span text:style-name="T75"> </text:span><text:span text:style-name="T65">greaterThan </text:span><text:span text:style-name="T66">(vec x, vec y)<text:line-break/>bvec </text:span><text:span text:style-name="T65">greaterThan </text:span><text:span text:style-name="T66">(ivec x, ivec y)<text:line-break/>bvec </text:span><text:span text:style-name="T65">greaterThan </text:span><text:span text:style-name="T66">(uvec x, uvec y)</text:span></text:p>
                  <text:p text:style-name="P82"/>
                </table:table-cell>
                <table:table-cell table:style-name="Table13.B2" office:value-type="string">
                  <text:p text:style-name="P82">Returns the component-wise compare of <text:span text:style-name="T22">x</text:span> &gt; <text:span text:style-name="T22">y.</text:span></text:p>
                </table:table-cell>
              </table:table-row>
              <table:table-row>
                <table:table-cell table:style-name="Table13.A2" office:value-type="string">
                  <text:p text:style-name="P74"><text:span text:style-name="T77">bvec</text:span><text:span text:style-name="T75"> </text:span><text:span text:style-name="T65">greaterThanEqual </text:span><text:span text:style-name="T66">(vec x, vec y)<text:line-break/>bvec </text:span><text:span text:style-name="T65">greaterThanEqual </text:span><text:span text:style-name="T66">(ivec x, ivec y)<text:line-break/>bvec </text:span><text:span text:style-name="T65">greaterThanEqual </text:span><text:span text:style-name="T66">(uvec x, uvec y)</text:span></text:p>
                  <text:p text:style-name="P82"/>
                </table:table-cell>
                <table:table-cell table:style-name="Table13.B2" office:value-type="string">
                  <text:p text:style-name="P82">Returns the component-wise compare of <text:span text:style-name="T22">x</text:span> &gt;= <text:span text:style-name="T22">y.</text:span></text:p>
                </table:table-cell>
              </table:table-row>
              <table:table-row>
                <table:table-cell table:style-name="Table13.A2" office:value-type="string">
                  <text:p text:style-name="P74"><text:span text:style-name="T77">bvec</text:span><text:span text:style-name="T75"> </text:span><text:span text:style-name="T65">equal </text:span><text:span text:style-name="T66">(vec x, vec y)<text:line-break/>bvec </text:span><text:span text:style-name="T65">equal </text:span><text:span text:style-name="T66">(ivec x, ivec y)<text:line-break/>bvec </text:span><text:span text:style-name="T65">equal </text:span><text:span text:style-name="T66">(uvec x, uvec y)<text:line-break/>bvec </text:span><text:span text:style-name="T65">equal </text:span><text:span text:style-name="T66">(bvec x, bvec y)<text:line-break/><text:line-break/>bvec </text:span><text:span text:style-name="T65">notEqual </text:span><text:span text:style-name="T66">(vec x, vec y)<text:line-break/>bvec </text:span><text:span text:style-name="T65">notEqual </text:span><text:span text:style-name="T66">(ivec x, ivec y)<text:line-break/>bvec </text:span><text:span text:style-name="T65">notEqual </text:span><text:span text:style-name="T66">(uvec x, uvec y)<text:line-break/>bvec </text:span><text:span text:style-name="T65">notEqual </text:span><text:span text:style-name="T66">(bvec x, bvec y)</text:span></text:p>
                  <text:p text:style-name="P82"/>
                </table:table-cell>
                <table:table-cell table:style-name="Table13.B2" office:value-type="string">
                  <text:p text:style-name="P82">Returns the component-wise compare of <text:span text:style-name="T22">x</text:span> == <text:span text:style-name="T22">y.<text:line-break/><text:line-break/><text:line-break/><text:line-break/></text:span><text:span text:style-name="T34">Returns the component-wise compare of </text:span><text:span text:style-name="T22">x </text:span><text:span text:style-name="T34">!=</text:span><text:span text:style-name="T22"> y</text:span><text:span text:style-name="T34">.</text:span></text:p>
                </table:table-cell>
              </table:table-row>
              <table:table-row>
                <table:table-cell table:style-name="Table13.A2" office:value-type="string">
                  <text:p text:style-name="P42"><text:span text:style-name="T77">bool</text:span><text:span text:style-name="T75"> </text:span><text:span text:style-name="T65">any </text:span><text:span text:style-name="T66">(bvec x)</text:span></text:p>
                  <text:p text:style-name="P25"/>
                </table:table-cell>
                <table:table-cell table:style-name="Table13.B2" office:value-type="string">
                  <text:p text:style-name="P25">Returns true if any component of <text:span text:style-name="T22">x</text:span> is <text:span text:style-name="T32">true</text:span>.</text:p>
                </table:table-cell>
              </table:table-row>
              <table:table-row>
                <table:table-cell table:style-name="Table13.A2" office:value-type="string">
                  <text:p text:style-name="P74"><text:span text:style-name="T66">bool </text:span><text:span text:style-name="T65">all </text:span><text:span text:style-name="T66">(bvec x)</text:span></text:p>
                  <text:p text:style-name="P82"/>
                </table:table-cell>
                <table:table-cell table:style-name="Table13.B2" office:value-type="string">
                  <text:p text:style-name="P82">Returns true only if all components of <text:span text:style-name="T22">x</text:span> are <text:span text:style-name="T32">true</text:span>.</text:p>
                </table:table-cell>
              </table:table-row>
              <table:table-row>
                <table:table-cell table:style-name="Table13.A2" office:value-type="string">
                  <text:p text:style-name="P74"><text:span text:style-name="T66">bvec </text:span><text:span text:style-name="T65">not </text:span><text:span text:style-name="T66">(bvec x)</text:span></text:p>
                  <text:p text:style-name="P82"/>
                </table:table-cell>
                <table:table-cell table:style-name="Table13.B2" office:value-type="string">
                  <text:p text:style-name="P82">Returns the component-wise logical complement of <text:span text:style-name="T22">x.</text:span></text:p>
                </table:table-cell>
              </table:table-row>
            </table:table>
            <text:p text:style-name="P86"/>
            <text:h text:style-name="P17" text:outline-level="2"><text:bookmark-start text:name="__RefHeading__82208_4869708051111"/>Integer Functions<text:bookmark-end text:name="__RefHeading__82208_4869708051111"/></text:h>
            <text:p text:style-name="P118">These all operate component-wise. <text:s/>The description is per component. <text:s/>The notation [<text:span text:style-name="T22">a</text:span>,<text:span text:style-name="T22"> b</text:span>] means the set of bits from bit-number <text:span text:style-name="T22">a</text:span> through bit-number <text:span text:style-name="T22">b</text:span>, inclusive. <text:s/>The lowest-order bit is bit 0. <text:s/>“Bit number” will always refer to counting up from the lowest-order bit as bit 0.</text:p>
            <table:table table:name="Table27" table:style-name="Table27">
              <table:table-column table:style-name="Table27.A"/>
              <table:table-column table:style-name="Table27.B"/>
              <table:table-header-rows>
                <table:table-row>
                  <table:table-cell table:style-name="Table27.A1" office:value-type="string">
                    <text:p text:style-name="P137">Syntax</text:p>
                  </table:table-cell>
                  <table:table-cell table:style-name="Table27.B1" office:value-type="string">
                    <text:p text:style-name="P142">Description</text:p>
                  </table:table-cell>
                </table:table-row>
              </table:table-header-rows>
              <table:table-row>
                <table:table-cell table:style-name="Table27.A2" office:value-type="string">
                  <text:p text:style-name="P149">genUType <text:span text:style-name="T32">uaddCarry </text:span>(genUType <text:span text:style-name="T22">x</text:span>,<text:line-break/> <text:s text:c="38"/>genUType <text:span text:style-name="T22">y</text:span>, <text:line-break/> <text:s text:c="38"/>out genUType <text:span text:style-name="T22">carry</text:span>)<text:line-break/></text:p>
                </table:table-cell>
                <table:table-cell table:style-name="Table27.B2" office:value-type="string">
                  <text:p text:style-name="P71"><text:span text:style-name="T81">Adds 32-bit unsigned integer </text:span><text:span text:style-name="T82">x</text:span><text:span text:style-name="T81"> and </text:span><text:span text:style-name="T22">y</text:span>, returning the sum modulo 2<text:span text:style-name="T86">32</text:span>. <text:s/>The value <text:span text:style-name="T22">carry</text:span> is set to 0 if the sum was less than 2<text:span text:style-name="T86">32</text:span>, or to 1 otherwise.</text:p>
                  <text:p text:style-name="P143"/>
                </table:table-cell>
              </table:table-row>
              <table:table-row>
                <table:table-cell table:style-name="Table27.A2" office:value-type="string">
                  <text:p text:style-name="P150">genUType <text:span text:style-name="T32">usubBorrow </text:span>(genUType <text:span text:style-name="T22">x</text:span>,<text:line-break/> <text:s text:c="40"/>genUType <text:span text:style-name="T22">y</text:span>, <text:line-break/> <text:s text:c="35"/>out genUType <text:span text:style-name="T22">borrow</text:span>)</text:p>
                </table:table-cell>
                <table:table-cell table:style-name="Table27.B2" office:value-type="string">
                  <text:p text:style-name="P72"><text:span text:style-name="T83">Subtracts the 32-bit unsigned integer </text:span><text:span text:style-name="T22">y</text:span> from <text:span text:style-name="T22">x</text:span>, returning the difference if non-negative, or 2<text:span text:style-name="T86">32</text:span> plus the difference otherwise. <text:s/>The value <text:span text:style-name="T22">borrow</text:span> is set to 0 if <text:span text:style-name="T22">x &gt;= y</text:span>, or to 1 otherwise.</text:p>
                  <text:p text:style-name="P144"/>
                </table:table-cell>
              </table:table-row>
              <table:table-row>
                <table:table-cell table:style-name="Table27.A2" office:value-type="string">
                  <text:p text:style-name="P102"><text:span text:style-name="T67">void </text:span><text:span text:style-name="T69">umulExtended </text:span><text:span text:style-name="T67">(genUType </text:span><text:span text:style-name="T68">x</text:span><text:span text:style-name="T67">, <text:line-break/> <text:s text:c="34"/>genUType </text:span><text:span text:style-name="T68">y</text:span><text:span text:style-name="T67">, <text:line-break/> <text:s text:c="34"/>out genUType </text:span><text:span text:style-name="T68">msb</text:span><text:span text:style-name="T67">,<text:line-break/> <text:s text:c="34"/>out genUType </text:span><text:span text:style-name="T68">lsb</text:span><text:span text:style-name="T67">)</text:span></text:p>
                  <text:p text:style-name="P103">void <text:span text:style-name="T32">imulExtended </text:span>(genIType <text:span text:style-name="T22">x</text:span>, <text:line-break/> <text:s text:c="33"/>genIType <text:span text:style-name="T22">y</text:span>, <text:line-break/> <text:s text:c="33"/>out genIType <text:span text:style-name="T22">msb</text:span>, <text:line-break/> <text:s text:c="33"/>out genIType <text:span text:style-name="T22">lsb</text:span>)</text:p>
                  <text:p text:style-name="P103"/>
                </table:table-cell>
                <table:table-cell table:style-name="Table27.B2" office:value-type="string">
                  <text:p text:style-name="P73"><text:span text:style-name="T30">Multiplies 32-bit </text:span><text:span text:style-name="T28">integers </text:span><text:span text:style-name="T29">x</text:span><text:span text:style-name="T28"> and </text:span><text:span text:style-name="T29">y</text:span><text:span text:style-name="T28">, producing a 64-bit result. <text:s/>The 32 least-significant bits are returned in </text:span><text:span text:style-name="T29">lsb.</text:span><text:span text:style-name="T28"> The 32 most-significant bits are returned in </text:span><text:span text:style-name="T29">msb</text:span><text:span text:style-name="T28">.</text:span></text:p>
                </table:table-cell>
              </table:table-row>
              <table:table-row>
                <table:table-cell table:style-name="Table27.A2" office:value-type="string">
                  <text:p text:style-name="P34">genIType<text:span text:style-name="T32"> bitfieldExtract </text:span>(genIType <text:span text:style-name="T22">value</text:span>,<text:line-break/> <text:s text:c="42"/>int <text:span text:style-name="T22">offset</text:span>, int <text:span text:style-name="T22">bits</text:span>)<text:line-break/>genUType <text:span text:style-name="T32">bitfieldExtract </text:span>(genUType <text:span text:style-name="T22">value</text:span>,<text:line-break/> <text:s text:c="44"/>int <text:span text:style-name="T22">offset</text:span>, int <text:span text:style-name="T22">bits</text:span>)</text:p>
                  <text:p text:style-name="P107"/>
                </table:table-cell>
                <table:table-cell table:style-name="Table27.B2" office:value-type="string">
                  <text:p text:style-name="P35">Extracts bits [<text:span text:style-name="T22">offset</text:span>, <text:span text:style-name="T22">offset </text:span>+ <text:span text:style-name="T22">bits - </text:span>1] from <text:span text:style-name="T22">value</text:span>, returning them in the least significant bits of the result.</text:p>
                  <text:p text:style-name="P35"/>
                  <text:p text:style-name="P35">For unsigned data types, the most significant bits of the result will be set to zero. <text:s/>For signed data types, the most significant bits will be set to the value of bit <text:span text:style-name="T22">offset </text:span>+ <text:span text:style-name="T22">bits – </text:span>1.</text:p>
                  <text:p text:style-name="P35"/>
                  <text:p text:style-name="P35">If <text:span text:style-name="T22">bits</text:span> is zero, the result will be zero. <text:s/>The result will be undefined if <text:span text:style-name="T22">offset</text:span> or <text:span text:style-name="T22">bits</text:span> is negative, or if the sum of <text:span text:style-name="T22">offset</text:span> and <text:span text:style-name="T22">bits</text:span> is greater than the number of bits used</text:p>
                  <text:p text:style-name="P34">to store the operand.</text:p>
                  <text:p text:style-name="P107"/>
                </table:table-cell>
              </table:table-row>
              <table:table-row>
                <table:table-cell table:style-name="Table27.A2" office:value-type="string">
                  <text:p text:style-name="P35">genIType <text:span text:style-name="T32">bitfieldInsert </text:span>(genIType <text:span text:style-name="T22">base</text:span>,<text:line-break/> <text:s text:c="40"/>genIType <text:span text:style-name="T22">insert</text:span>, <text:line-break/> <text:s text:c="40"/>int <text:span text:style-name="T22">offset</text:span>, int <text:span text:style-name="T22">bits</text:span>)<text:line-break/>genUType <text:span text:style-name="T32">bitfieldInsert </text:span>(genUType <text:span text:style-name="T22">base</text:span>,<text:line-break/> <text:s text:c="41"/>genUType <text:span text:style-name="T22">insert</text:span>, <text:line-break/> <text:s text:c="41"/>int <text:span text:style-name="T22">offset</text:span>, int <text:span text:style-name="T22">bits</text:span>)</text:p>
                  <text:p text:style-name="P107"/>
                </table:table-cell>
                <table:table-cell table:style-name="Table27.B2" office:value-type="string">
                  <text:p text:style-name="P35">Returns the insertion of the <text:span text:style-name="T22">bits</text:span> least-significant bits of <text:span text:style-name="T22">insert</text:span> into <text:span text:style-name="T22">base</text:span>.</text:p>
                  <text:p text:style-name="P35"/>
                  <text:p text:style-name="P34">The result will have bits [<text:span text:style-name="T22">offset</text:span>, <text:span text:style-name="T22">offset </text:span>+ <text:span text:style-name="T22">bits - </text:span>1] taken from bits [0, <text:s/><text:span text:style-name="T22">bits – </text:span>1] of <text:span text:style-name="T22">insert</text:span>, and all other bits taken directly from the corresponding bits of <text:span text:style-name="T22">base</text:span>. <text:s/>If <text:span text:style-name="T22">bits</text:span> is zero, the result will simply be <text:span text:style-name="T22">base</text:span>. <text:s/>The result will be undefined if <text:span text:style-name="T22">offset</text:span> or <text:span text:style-name="T22">bits</text:span> is negative, or if the sum of <text:span text:style-name="T22">offset</text:span> and <text:span text:style-name="T22">bits</text:span> is greater than the number of bits used to store the operand.</text:p>
                  <text:p text:style-name="P107"/>
                </table:table-cell>
              </table:table-row>
              <table:table-row>
                <table:table-cell table:style-name="Table27.A2" office:value-type="string">
                  <text:p text:style-name="P34">genIType <text:span text:style-name="T32">bitfieldReverse </text:span>(genIType <text:span text:style-name="T22">value</text:span>)<text:line-break/>genUType <text:span text:style-name="T32">bitfieldReverse </text:span>(genUType <text:span text:style-name="T22">value</text:span>)</text:p>
                  <text:p text:style-name="P107"/>
                </table:table-cell>
                <table:table-cell table:style-name="Table27.B2" office:value-type="string">
                  <text:p text:style-name="P35">Returns the reversal of the bits of <text:span text:style-name="T22">value</text:span>. <text:s/>The bit numbered <text:span text:style-name="T22">n</text:span> of the result will be taken from bit (<text:span text:style-name="T22">bits - </text:span>1) <text:span text:style-name="T22">- n</text:span> of <text:span text:style-name="T22">value</text:span>, where <text:span text:style-name="T22">bits</text:span> is the total number of bits used to represent <text:span text:style-name="T22">value</text:span>.</text:p>
                  <text:p text:style-name="P107"/>
                </table:table-cell>
              </table:table-row>
              <table:table-row>
                <table:table-cell table:style-name="Table27.A2" office:value-type="string">
                  <text:p text:style-name="P34">genIType <text:span text:style-name="T32">bitCount </text:span>(genIType <text:span text:style-name="T22">value</text:span>)<text:line-break/>genIType <text:span text:style-name="T32">bitCount </text:span>(genUType <text:span text:style-name="T22">value</text:span>)</text:p>
                  <text:p text:style-name="P107"/>
                </table:table-cell>
                <table:table-cell table:style-name="Table27.B2" office:value-type="string">
                  <text:p text:style-name="P49"><text:span text:style-name="T67">Returns the number of bits set to 1 in the binary representation of </text:span><text:span text:style-name="T68">value</text:span><text:span text:style-name="T67">.</text:span></text:p>
                </table:table-cell>
              </table:table-row>
              <table:table-row>
                <table:table-cell table:style-name="Table27.A2" office:value-type="string">
                  <text:p text:style-name="P34">genIType <text:span text:style-name="T32">findLSB </text:span>(genIType <text:span text:style-name="T22">value</text:span>)<text:line-break/>genIType <text:span text:style-name="T32">findLSB </text:span>(genUType <text:span text:style-name="T22">value</text:span>)</text:p>
                  <text:p text:style-name="P107"/>
                </table:table-cell>
                <table:table-cell table:style-name="Table27.B2" office:value-type="string">
                  <text:p text:style-name="P35">Returns the bit number of the least significant bit set to 1 in the binary representation of <text:span text:style-name="T22">value</text:span>. <text:s/>If <text:span text:style-name="T22">value</text:span> is zero, <text:span text:style-name="T38">-1</text:span>will be returned.</text:p>
                  <text:p text:style-name="P107"/>
                </table:table-cell>
              </table:table-row>
              <table:table-row>
                <table:table-cell table:style-name="Table27.A2" office:value-type="string">
                  <text:p text:style-name="P34">genIType <text:span text:style-name="T32">findMSB </text:span>(genIType <text:span text:style-name="T22">value</text:span>)<text:line-break/>genIType <text:span text:style-name="T32">findMSB </text:span>(genUType <text:span text:style-name="T22">value</text:span>)</text:p>
                  <text:p text:style-name="P107"/>
                </table:table-cell>
                <table:table-cell table:style-name="Table27.B2" office:value-type="string">
                  <text:p text:style-name="P35">Returns the bit number of the most significant bit in the binary representation of <text:span text:style-name="T22">value</text:span>. <text:s/></text:p>
                  <text:p text:style-name="P35"/>
                  <text:p text:style-name="P35">For positive integers, the result will be the bit number of the most significant <text:s/>bit set to 1. <text:s/>For negative integers, the result will be the bit number of the most significant bit set to 0. <text:s/>For a <text:span text:style-name="T22">value</text:span> of zero or negative one, -1 will be returned.</text:p>
                  <text:p text:style-name="P107"/>
                </table:table-cell>
              </table:table-row>
            </table:table>
            <text:p text:style-name="P122"/>
            <text:h text:style-name="P17" text:outline-level="2"><text:bookmark-start text:name="__RefHeading__82210_4869708051111"/>Texture Functions<text:bookmark-end text:name="__RefHeading__82210_4869708051111"/></text:h>
            <text:p text:style-name="P123"><text:span text:style-name="T12">Texture lookup functions are available in all shading stages. <text:s/>However, automatic level of detail is computed only for fragment shaders. <text:s/>Other </text:span><text:span text:style-name="T28">shaders operate as though the base level of detail were computed as zero. <text:s/></text:span><text:span text:style-name="T12">The functions in the table below provide access to textures through samplers, as set up through the OpenGL API. <text:s/>Texture properties such as size, pixel format, number of dimensions, filtering method, number of mipmap levels, depth comparison, and so on are also defined by OpenGL API calls. <text:s/>Such properties are taken into account as the texture is accessed via the built-in functions defined below.</text:span></text:p>
            <text:p text:style-name="P114">Texture data can be stored by the GL as single-precision floating point, unsigned normalized integer, unsigned integer or signed integer data. This is determined by the type of the internal format of the texture. <text:s/>Texture lookups on unsigned normalized integer and floating-point data return floating-point values in the range [0, 1].</text:p>
            <text:p text:style-name="P114">Texture lookup functions are provided that can return their result as floating point, unsigned integer or signed integer, depending on the sampler type passed to the lookup function. Care must be taken to use the right sampler type for texture access. The following table lists the supported combinations of sampler types and texture internal formats. <text:s/>Blank entries are unsupported. <text:s/>Doing a texture lookup will return undefined values for unsupported combinations.</text:p>
            <text:p text:style-name="P114"/>
            <table:table table:name="Table24" table:style-name="Table24">
              <table:table-column table:style-name="Table24.A"/>
              <table:table-column table:style-name="Table24.B" table:number-columns-repeated="2"/>
              <table:table-column table:style-name="Table24.D"/>
              <table:table-header-rows>
                <table:table-row>
                  <table:table-cell table:style-name="Table24.A1" office:value-type="string">
                    <text:p text:style-name="P109">Internal Texture Format</text:p>
                  </table:table-cell>
                  <table:table-cell table:style-name="Table24.C1" office:value-type="string">
                    <text:p text:style-name="P109">Floating Point Sampler Types</text:p>
                  </table:table-cell>
                  <table:table-cell table:style-name="Table24.C1" office:value-type="string">
                    <text:p text:style-name="P109">Signed Integer Sampler Types</text:p>
                  </table:table-cell>
                  <table:table-cell table:style-name="Table24.D1" office:value-type="string">
                    <text:p text:style-name="P109">Unsigned Integer Sampler Types</text:p>
                  </table:table-cell>
                </table:table-row>
              </table:table-header-rows>
              <table:table-row>
                <table:table-cell table:style-name="Table24.A5" office:value-type="string">
                  <text:p text:style-name="P107">Floating point</text:p>
                </table:table-cell>
                <table:table-cell table:style-name="Table24.B2" office:value-type="string">
                  <text:p text:style-name="Table_20_Contents">Supported</text:p>
                </table:table-cell>
                <table:table-cell table:style-name="Table24.B2" office:value-type="string">
                  <text:p text:style-name="Table_20_Contents"/>
                </table:table-cell>
                <table:table-cell table:style-name="Table24.D2" office:value-type="string">
                  <text:p text:style-name="Table_20_Contents"/>
                </table:table-cell>
              </table:table-row>
              <table:table-row>
                <table:table-cell table:style-name="Table24.A5" office:value-type="string">
                  <text:p text:style-name="P107">Normalized Integer</text:p>
                </table:table-cell>
                <table:table-cell table:style-name="Table24.B2" office:value-type="string">
                  <text:p text:style-name="Table_20_Contents">Supported</text:p>
                </table:table-cell>
                <table:table-cell table:style-name="Table24.B2" office:value-type="string">
                  <text:p text:style-name="Table_20_Contents"/>
                </table:table-cell>
                <table:table-cell table:style-name="Table24.D2" office:value-type="string">
                  <text:p text:style-name="Table_20_Contents"/>
                </table:table-cell>
              </table:table-row>
              <table:table-row>
                <table:table-cell table:style-name="Table24.A5" office:value-type="string">
                  <text:p text:style-name="P107">Signed Integer</text:p>
                </table:table-cell>
                <table:table-cell table:style-name="Table24.B2" office:value-type="string">
                  <text:p text:style-name="Table_20_Contents"/>
                </table:table-cell>
                <table:table-cell table:style-name="Table24.B2" office:value-type="string">
                  <text:p text:style-name="Table_20_Contents">Supported</text:p>
                </table:table-cell>
                <table:table-cell table:style-name="Table24.D2" office:value-type="string">
                  <text:p text:style-name="Table_20_Contents"/>
                </table:table-cell>
              </table:table-row>
              <table:table-row>
                <table:table-cell table:style-name="Table24.A5" office:value-type="string">
                  <text:p text:style-name="P107">Unsigned Integer</text:p>
                </table:table-cell>
                <table:table-cell table:style-name="Table24.B2" office:value-type="string">
                  <text:p text:style-name="Table_20_Contents"/>
                </table:table-cell>
                <table:table-cell table:style-name="Table24.B2" office:value-type="string">
                  <text:p text:style-name="Table_20_Contents"/>
                </table:table-cell>
                <table:table-cell table:style-name="Table24.D2" office:value-type="string">
                  <text:p text:style-name="Table_20_Contents">Supported</text:p>
                </table:table-cell>
              </table:table-row>
            </table:table>
            <text:p text:style-name="P151"/>
            <text:p text:style-name="Text_20_body">If an integer sampler type is used, the result of a texture lookup is an <text:span text:style-name="T32">ivec4</text:span>. If an unsigned integer sampler type is used, the result of a texture lookup is a <text:span text:style-name="T32">uvec4</text:span>. If a floating-point sampler type is used, the result of a texture lookup is a <text:span text:style-name="T32">vec4</text:span>, where each component is in the range [0, 1].</text:p>
            <text:p text:style-name="P114">In the prototypes below, the “<text:span text:style-name="T22">g</text:span><text:span text:style-name="T34">”</text:span><text:span text:style-name="T22"> </text:span><text:span text:style-name="T34">in the </text:span>return type “<text:span text:style-name="T22">gvec4</text:span><text:span text:style-name="T34">” is</text:span> used as a placeholder for nothing, “<text:span text:style-name="T22">i</text:span><text:span text:style-name="T34">”, or “</text:span><text:span text:style-name="T22">u</text:span><text:span text:style-name="T34">” making a </text:span>return type of <text:span text:style-name="T32">vec4</text:span><text:span text:style-name="T38">, </text:span><text:span text:style-name="T32">ivec4</text:span><text:span text:style-name="T38">, or </text:span><text:span text:style-name="T32">uvec4</text:span><text:span text:style-name="T38">. <text:s/>In these cases, the sampler argument type also starts with “</text:span><text:span text:style-name="T24">g</text:span><text:span text:style-name="T38">”, indicating the same substitution done on the return type; it is either a single-precision floating point, signed integer, or unsigned integer sampler, matching the basic type of the return type, as described above.</text:span></text:p>
            <text:p text:style-name="P114"><text:span text:style-name="T38">For shadow forms (the sampler parameter is a shadow-type), a depth comparison lookup on the depth texture bound to </text:span><text:span text:style-name="T24">sampler </text:span><text:span text:style-name="T35">is done</text:span><text:span text:style-name="T38"> as described in section 8.22 “Texture Comparison Modes” of the OpenGL Graphics System Specification. <text:s/>See the table below for which component specifies </text:span><text:span text:style-name="T24">D</text:span><text:span text:style-name="T40">ref</text:span><text:span text:style-name="T38">. <text:s/>The texture bound to </text:span><text:span text:style-name="T24">sampler</text:span><text:span text:style-name="T38"> must be a depth texture, or results are undefined. <text:s/></text:span>If a non-shadow texture call is made to a sampler that represents a depth texture with depth comparisons turned on, then results are undefined. <text:s/>If a shadow texture call is made to a sampler that represents a depth texture with depth comparisons turned off, then results are undefined. <text:s/>If a shadow texture call is made to a sampler that does not represent a depth texture, then results are undefined.</text:p>
            <text:p text:style-name="Text_20_body"><text:span text:style-name="T1">In all functions below, the </text:span><text:span text:style-name="T3">bias</text:span><text:span text:style-name="T1"> parameter is optional for fragment shaders. <text:s/>The </text:span><text:span text:style-name="T3">bias</text:span><text:span text:style-name="T1"> parameter is not accepted in any other shader stage. <text:s/>For a fragment shader, if </text:span><text:span text:style-name="T3">bias </text:span><text:span text:style-name="T1">is present, it is added to the implicit level of detail prior to performing the texture access operation. <text:s/>No </text:span><text:span text:style-name="T3">bias</text:span><text:span text:style-name="T1"> or </text:span><text:span text:style-name="T3">lod </text:span><text:span text:style-name="T1">parameters for </text:span><text:span text:style-name="T46">rectangle </text:span><text:span text:style-name="T1">textures, multi-sample textures, or texture buffers are supported because mipmaps are not allowed for these types of textures.</text:span></text:p>
            <text:p text:style-name="P114">The implicit level of detail is selected as follows: <text:s/>For a texture that is not mipmapped, the texture is used directly. <text:s/>If it is mipmapped and running in a fragment shader, the LOD computed by the implementation is used to do the texture lookup. <text:s/>If it is mipmapped and running on the vertex shader, then the base texture is used.</text:p>
            <text:p text:style-name="P153">Some texture functions (non-“<text:span text:style-name="T32">Lod</text:span>” and non-“<text:span text:style-name="T32">Grad</text:span>” versions)<text:span text:style-name="T32"> </text:span>may require implicit derivatives. <text:s/>Implicit derivatives are undefined within non-uniform control flow and for non-fragment-shader texture fetches.</text:p>
            <text:p text:style-name="P120">For <text:span text:style-name="T32">Cube</text:span> forms, the direction of <text:span text:style-name="T22">P</text:span> is used to select which face to do a 2-dimensional texture lookup in, as described in section 8.13 “Cube Map Texture Selection” in the OpenGL Graphics System Specification.</text:p>
            <text:p text:style-name="P120">For <text:span text:style-name="T32">Array</text:span> forms, the array layer used will be</text:p>
            <text:p text:style-name="P120"><draw:frame draw:style-name="fr1" draw:name="Object22" text:anchor-type="as-char" svg:width="2.1783in" svg:height="0.1571in" draw:z-index="22"><draw:object-ole xlink:href="./Object 24" xlink:type="simple" xlink:show="embed" xlink:actuate="onLoad"/><draw:image xlink:href="./ObjectReplacements/Object 24" xlink:type="simple" xlink:show="embed" xlink:actuate="onLoad"/><svg:desc>OLE-object</svg:desc></draw:frame></text:p>
            <text:p text:style-name="Text_20_body"><text:span text:style-name="T5">where </text:span><text:span text:style-name="T4">d </text:span><text:span text:style-name="T6">is the depth of the texture array and </text:span><text:span text:style-name="T4">layer </text:span><text:span text:style-name="T6">comes from the component indicated in the tables below.</text:span></text:p>
            <text:p text:style-name="P119">For depth/stencil textures, the sampler type should match the component being accessed as set through the OpenGL API. When the depth/stencil texture mode is set to DEPTH_COMPONENT, a floating-point sampler type should be used. <text:s/>When the depth/stencil texture mode is set to STENCIL_INDEX, an unsigned integer sampler type should be used. Doing a texture lookup with an unsupported combination will return undefined values.</text:p>
            <text:h text:style-name="Heading_20_3" text:outline-level="3"><text:bookmark-start text:name="__RefHeading__82212_4869708051111"/>Texture Query Functions<text:bookmark-end text:name="__RefHeading__82212_4869708051111"/></text:h>
            <text:p text:style-name="Text_20_body">The <text:span text:style-name="T32">textureSize</text:span> functions query the dimensions of a specific texture level for a sampler.</text:p>
            <text:p text:style-name="Text_20_body">The <text:span text:style-name="T32">textureQuery</text:span><text:span text:style-name="T64">Lod</text:span> functions are available only in a fragment shader. <text:s/>They take the components of <text:span text:style-name="T22">P</text:span> and compute the level of detail information that the texture pipe would use to access that texture through a normal texture lookup. <text:s/>The level of detail <text:span text:style-name="T80">λ'</text:span><text:span text:style-name="T66"> (equation 3.18 in the OpenGL Graphics System Specification) </text:span>is obtained after any LOD bias, but prior to clamping to [TEXTURE_MIN_LOD, TEXTURE_MAX_LOD]. The mipmap array(s) that would be accessed are also computed. <text:s/>If a single level of detail would be accessed, the level-of-detail number relative to the base level is returned. <text:s/>If multiple levels of detail would be accessed, a floating-point number between the two levels is returned, with the fractional part equal to the fractional part of the computed and clamped level of detail. <text:s/></text:p>
            <text:p text:style-name="P146">The algorithm used is given by the following pseudo-code:</text:p>
            <text:p text:style-name="Code">float ComputeAccessedLod(float computedLod)</text:p>
            <text:p text:style-name="Code">{</text:p>
            <text:p text:style-name="Code"><text:s text:c="4"/>// Clamp the computed LOD according to the texture LOD clamps.</text:p>
            <text:p text:style-name="Code"><text:s text:c="4"/>if (computedLod &lt; TEXTURE_MIN_LOD) computedLod = TEXTURE_MIN_LOD;</text:p>
            <text:p text:style-name="Code"><text:s text:c="4"/>if (computedLod &gt; TEXTURE_MAX_LOD) computedLod = TEXTURE_MAX_LOD;</text:p>
            <text:p text:style-name="Code"/>
            <text:p text:style-name="Code"><text:s text:c="4"/>// Clamp the computed LOD to the range of accessible levels.</text:p>
            <text:p text:style-name="Code"><text:s text:c="4"/>if (computedLod &lt; 0.0)</text:p>
            <text:p text:style-name="Code"><text:s text:c="8"/>computedLod = 0.0;</text:p>
            <text:p text:style-name="Code"><text:s text:c="4"/>if (computedLod &gt; (float)</text:p>
            <text:p text:style-name="Code"><text:s text:c="8"/>maxAccessibleLevel) computedLod = (float) maxAccessibleLevel;</text:p>
            <text:p text:style-name="Code"/>
            <text:p text:style-name="Code"><text:s text:c="4"/>// Return a value according to the min filter.</text:p>
            <text:p text:style-name="Code"><text:s text:c="4"/>if (TEXTURE_MIN_FILTER is LINEAR or NEAREST) {</text:p>
            <text:p text:style-name="Code"><text:s text:c="8"/>return 0.0;</text:p>
            <text:p text:style-name="Code"><text:s text:c="4"/>} else if (TEXTURE_MIN_FILTER is NEAREST_MIPMAP_NEAREST</text:p>
            <text:p text:style-name="Code"><text:s text:c="15"/>or LINEAR_MIPMAP_NEAREST) {</text:p>
            <text:p text:style-name="Code"><text:s text:c="8"/>return ceil(computedLod + 0.5) - 1.0;</text:p>
            <text:p text:style-name="Code"><text:s text:c="4"/>} else {</text:p>
            <text:p text:style-name="Code"><text:s text:c="8"/>return computedLod;</text:p>
            <text:p text:style-name="Code"><text:s text:c="4"/>}</text:p>
            <text:p text:style-name="Code">}</text:p>
            <text:p text:style-name="Code"/>
            <text:p text:style-name="Text_20_body">The value <text:span text:style-name="T22">maxAccessibleLevel</text:span> is the level number of the smallest accessible level of the mipmap array (the value <text:span text:style-name="T22">q</text:span> in section 8.14.3 “Mipmapping” of the <text:span text:style-name="T66">OpenGL Graphics System Specification</text:span>) minus the base level.</text:p>
            <text:p text:style-name="P42"/>
            <table:table table:name="Table35" table:style-name="Table35">
              <table:table-column table:style-name="Table35.A"/>
              <table:table-column table:style-name="Table35.B"/>
              <table:table-header-rows>
                <table:table-row>
                  <table:table-cell table:style-name="Table35.A1" office:value-type="string">
                    <text:p text:style-name="P137">Syntax</text:p>
                  </table:table-cell>
                  <table:table-cell table:style-name="Table35.B1" office:value-type="string">
                    <text:p text:style-name="P142">Description</text:p>
                  </table:table-cell>
                </table:table-row>
              </table:table-header-rows>
              <table:table-row table:style-name="Table35.2">
                <table:table-cell table:style-name="Table35.A2" office:value-type="string">
                  <text:p text:style-name="P22"><text:s text:c="5"/>int <text:span text:style-name="T32">textureSize</text:span><text:span text:style-name="T38"> (gsampler1D </text:span><text:span text:style-name="T24">sampler</text:span><text:span text:style-name="T38">, int </text:span><text:span text:style-name="T24">lod</text:span><text:span text:style-name="T38">)<text:line-break/>ivec2 </text:span><text:span text:style-name="T32">textureSize</text:span><text:span text:style-name="T38"> (gsampler2D </text:span><text:span text:style-name="T24">sampler</text:span><text:span text:style-name="T38">, int </text:span><text:span text:style-name="T24">lod</text:span><text:span text:style-name="T38">)<text:line-break/>ivec3 </text:span><text:span text:style-name="T32">textureSize</text:span><text:span text:style-name="T38"> (gsampler3D </text:span><text:span text:style-name="T24">sampler</text:span><text:span text:style-name="T38">, int </text:span><text:span text:style-name="T24">lod</text:span><text:span text:style-name="T38">)<text:line-break/>ivec2 </text:span><text:span text:style-name="T32">textureSize</text:span><text:span text:style-name="T38"> (gsamplerCube </text:span><text:span text:style-name="T24">sampler</text:span><text:span text:style-name="T38">, int </text:span><text:span text:style-name="T24">lod</text:span><text:span text:style-name="T38">)<text:line-break/> <text:s text:c="4"/>int </text:span><text:span text:style-name="T32">textureSize</text:span><text:span text:style-name="T38"> (sampler1DShadow </text:span><text:span text:style-name="T24">sampler</text:span><text:span text:style-name="T38">, int </text:span><text:span text:style-name="T24">lod</text:span><text:span text:style-name="T38">)<text:line-break/>ivec2 </text:span><text:span text:style-name="T32">textureSize</text:span><text:span text:style-name="T38"> (sampler2DShadow </text:span><text:span text:style-name="T24">sampler</text:span><text:span text:style-name="T38">, int </text:span><text:span text:style-name="T24">lod</text:span><text:span text:style-name="T38">)<text:line-break/>ivec2 </text:span><text:span text:style-name="T32">textureSize</text:span><text:span text:style-name="T38"> (samplerCubeShadow </text:span><text:span text:style-name="T24">sampler</text:span><text:span text:style-name="T38">, int </text:span><text:span text:style-name="T24">lod</text:span><text:span text:style-name="T38">)</text:span></text:p>
                  <text:p text:style-name="P38">ivec3 <text:span text:style-name="T32">textureSize</text:span> (gsamplerCubeArray <text:span text:style-name="T22">sampler</text:span><text:span text:style-name="T34">, int </text:span><text:span text:style-name="T22">lod</text:span><text:span text:style-name="T34">)</text:span></text:p>
                  <text:p text:style-name="P30">ivec3 <text:span text:style-name="T32">textureSize</text:span> (samplerCubeArrayShadow <text:span text:style-name="T22">sampler</text:span>, int <text:span text:style-name="T22">lod</text:span>)</text:p>
                  <text:p text:style-name="P22"><text:span text:style-name="T35">ivec2 </text:span><text:span text:style-name="T36">textureSize</text:span><text:span text:style-name="T35"> (gsampler2DRect </text:span><text:span text:style-name="T24">sampler</text:span><text:span text:style-name="T35">)</text:span></text:p>
                  <text:p text:style-name="P22"><text:span text:style-name="T35">ivec2 </text:span><text:span text:style-name="T36">textureSize</text:span><text:span text:style-name="T35"> (sampler2DRectShadow </text:span><text:span text:style-name="T24">sampler</text:span><text:span text:style-name="T35">)</text:span><text:span text:style-name="T38"><text:line-break/>ivec2 </text:span><text:span text:style-name="T32">textureSize</text:span><text:span text:style-name="T38"> (gsampler1DArray </text:span><text:span text:style-name="T24">sampler</text:span><text:span text:style-name="T38">, int </text:span><text:span text:style-name="T24">lod</text:span><text:span text:style-name="T38">)<text:line-break/>ivec3 </text:span><text:span text:style-name="T32">textureSize</text:span><text:span text:style-name="T38"> (gsampler2DArray </text:span><text:span text:style-name="T24">sampler</text:span><text:span text:style-name="T38">, int </text:span><text:span text:style-name="T24">lod</text:span><text:span text:style-name="T38">)<text:line-break/>ivec2 </text:span><text:span text:style-name="T32">textureSize</text:span><text:span text:style-name="T38"> (sampler1DArrayShadow </text:span><text:span text:style-name="T24">sampler</text:span><text:span text:style-name="T38">, int </text:span><text:span text:style-name="T24">lod</text:span><text:span text:style-name="T38">)<text:line-break/>ivec3 </text:span><text:span text:style-name="T32">textureSize</text:span><text:span text:style-name="T38"> (sampler2DArrayShadow </text:span><text:span text:style-name="T24">sampler</text:span><text:span text:style-name="T38">, int </text:span><text:span text:style-name="T24">lod</text:span><text:span text:style-name="T38">)</text:span><text:span text:style-name="T35"><text:line-break/> <text:s text:c="4"/>int </text:span><text:span text:style-name="T36">textureSize </text:span><text:span text:style-name="T35">(gsamplerBuffer </text:span><text:span text:style-name="T24">sampler</text:span><text:span text:style-name="T35">)<text:line-break/>ivec2 </text:span><text:span text:style-name="T36">textureSize </text:span><text:span text:style-name="T35">(gsampler2DMS </text:span><text:span text:style-name="T24">sampler</text:span><text:span text:style-name="T35">)<text:line-break/>ivec3 </text:span><text:span text:style-name="T36">textureSize </text:span><text:span text:style-name="T35">(gsampler2DMSArray </text:span><text:span text:style-name="T24">sampler</text:span><text:span text:style-name="T35">)</text:span></text:p>
                </table:table-cell>
                <table:table-cell table:style-name="Table35.B2" office:value-type="string">
                  <text:p text:style-name="P82">Returns the dimensions of level <text:span text:style-name="T22">lod </text:span><text:s/>(if present) for the texture bound to <text:span text:style-name="T22">sampler</text:span>, as described in section 11.1.3.4 “Texture Queries” of the OpenGL Graphics System Specification.</text:p>
                  <text:p text:style-name="P82">The components in the return value are filled in, in order, with the width, height, and depth of the texture.</text:p>
                  <text:p text:style-name="P82">For the array forms, the last component of the return value is the number of layers in the texture array, or the number of cubes in the texture cube map array.</text:p>
                </table:table-cell>
              </table:table-row>
              <table:table-row>
                <table:table-cell table:style-name="Table35.A3" office:value-type="string">
                  <text:p text:style-name="P33">vec2 <text:span text:style-name="T31">textureQueryLod</text:span>(gsampler1D <text:span text:style-name="T23">sampler</text:span>, float <text:span text:style-name="T23">P</text:span>)</text:p>
                  <text:p text:style-name="P34">vec2 <text:span text:style-name="T31">textureQueryLod</text:span>(gsampler2D <text:span text:style-name="T23">sampler</text:span>, vec2 <text:span text:style-name="T23">P</text:span>)</text:p>
                  <text:p text:style-name="P34">vec2 <text:span text:style-name="T31">textureQueryLod</text:span>(gsampler3D <text:span text:style-name="T23">sampler</text:span>, vec3 <text:span text:style-name="T23">P</text:span>)</text:p>
                  <text:p text:style-name="P34">vec2 <text:span text:style-name="T31">textureQueryLod</text:span>(gsamplerCube <text:span text:style-name="T23">sampler</text:span>, vec3 <text:span text:style-name="T23">P</text:span>)</text:p>
                  <text:p text:style-name="P34">vec2 <text:span text:style-name="T31">textureQueryLod</text:span>(gsampler1DArray <text:span text:style-name="T23">sampler</text:span>, float <text:span text:style-name="T23">P</text:span>)</text:p>
                  <text:p text:style-name="P34">vec2 <text:span text:style-name="T31">textureQueryLod</text:span>(gsampler2DArray <text:span text:style-name="T23">sampler</text:span>, vec2 <text:span text:style-name="T23">P</text:span>)</text:p>
                  <text:p text:style-name="P34">vec2 <text:span text:style-name="T31">textureQueryLod</text:span>(gsamplerCubeArray <text:span text:style-name="T23">sampler</text:span>, vec3 <text:span text:style-name="T23">P</text:span>)</text:p>
                  <text:p text:style-name="P34">vec2 <text:span text:style-name="T31">textureQueryLod</text:span>(sampler1DShadow <text:span text:style-name="T23">sampler</text:span>, float <text:span text:style-name="T23">P</text:span>)</text:p>
                  <text:p text:style-name="P34">vec2 <text:span text:style-name="T31">textureQueryLod</text:span>(sampler2DShadow <text:span text:style-name="T23">sampler</text:span>, vec2 <text:span text:style-name="T23">P</text:span>)</text:p>
                  <text:p text:style-name="P34">vec2 <text:span text:style-name="T31">textureQueryLod</text:span>(samplerCubeShadow <text:span text:style-name="T23">sampler</text:span>, vec3 <text:span text:style-name="T23">P</text:span>)</text:p>
                  <text:p text:style-name="P34">vec2 <text:span text:style-name="T31">textureQueryLod</text:span>(sampler1DArrayShadow <text:span text:style-name="T23">sampler</text:span>, float <text:span text:style-name="T23">P</text:span>)</text:p>
                  <text:p text:style-name="P34">vec2 <text:span text:style-name="T31">textureQueryLod</text:span>(sampler2DArrayShadow <text:span text:style-name="T23">sampler</text:span>, vec2 <text:span text:style-name="T23">P</text:span>)</text:p>
                  <text:p text:style-name="P34">vec2 <text:span text:style-name="T31">textureQueryLod</text:span>(samplerCubeArrayShadow <text:span text:style-name="T23">sampler</text:span>, vec3 <text:span text:style-name="T23">P</text:span>)</text:p>
                  <text:p text:style-name="P22"/>
                </table:table-cell>
                <table:table-cell table:style-name="Table35.B3" office:value-type="string">
                  <text:p text:style-name="P22">Returns the mipmap array(s) that would be accessed in the <text:span text:style-name="T22">x </text:span><text:span text:style-name="T34">component of the return value.</text:span></text:p>
                  <text:p text:style-name="P22"/>
                  <text:p text:style-name="P22">Returns the computed level of detail relative to the base level in the <text:span text:style-name="T22">y</text:span> component of the return value.</text:p>
                  <text:p text:style-name="P22"/>
                  <text:p text:style-name="P22">If called on an incomplete texture, the results are undefined.</text:p>
                </table:table-cell>
              </table:table-row>
              <table:table-row>
                <table:table-cell table:style-name="Table35.A2" office:value-type="string">
                  <text:p text:style-name="P33">int <text:span text:style-name="T32">textureQueryLevels</text:span>(gsampler1D <text:span text:style-name="T22">sampler</text:span>)</text:p>
                  <text:p text:style-name="P33">int <text:span text:style-name="T32">textureQueryLevels</text:span>(gsampler2D <text:span text:style-name="T22">sampler</text:span>)</text:p>
                  <text:p text:style-name="P33">int <text:span text:style-name="T32">textureQueryLevels</text:span>(gsampler3D <text:span text:style-name="T22">sampler</text:span>)</text:p>
                  <text:p text:style-name="P33">int <text:span text:style-name="T32">textureQueryLevels</text:span>(gsamplerCube <text:span text:style-name="T22">sampler</text:span>)</text:p>
                  <text:p text:style-name="P33">int <text:span text:style-name="T32">textureQueryLevels</text:span>(gsampler1DArray <text:span text:style-name="T22">sampler</text:span>)</text:p>
                  <text:p text:style-name="P33">int <text:span text:style-name="T32">textureQueryLevels</text:span>(gsampler2DArray <text:span text:style-name="T22">sampler</text:span>)</text:p>
                  <text:p text:style-name="P33">int <text:span text:style-name="T32">textureQueryLevels</text:span>(gsamplerCubeArray <text:span text:style-name="T22">sampler</text:span>)</text:p>
                  <text:p text:style-name="P33">int <text:span text:style-name="T32">textureQueryLevels</text:span>(gsampler1DShadow <text:span text:style-name="T22">sampler</text:span>)</text:p>
                  <text:p text:style-name="P33">int <text:span text:style-name="T32">textureQueryLevels</text:span>(gsampler2DShadow <text:span text:style-name="T22">sampler</text:span>)</text:p>
                  <text:p text:style-name="P33">int <text:span text:style-name="T32">textureQueryLevels</text:span>(gsamplerCubeShadow <text:span text:style-name="T22">sampler</text:span>)</text:p>
                  <text:p text:style-name="P33">int <text:span text:style-name="T32">textureQueryLevels</text:span>(gsampler1DArrayShadow <text:span text:style-name="T22">sampler</text:span>)</text:p>
                  <text:p text:style-name="P33">int <text:span text:style-name="T32">textureQueryLevels</text:span>(gsampler2DArrayShadow <text:span text:style-name="T22">sampler</text:span>)</text:p>
                  <text:p text:style-name="P33">int <text:span text:style-name="T32">textureQueryLevels</text:span>(gsamplerCubeArrayShadow <text:span text:style-name="T22">sampler</text:span>)</text:p>
                  <text:p text:style-name="P33"/>
                </table:table-cell>
                <table:table-cell table:style-name="Table35.B2" office:value-type="string">
                  <text:p text:style-name="P22">Returns the number of mipmap levels accessible in the texture associated with <text:span text:style-name="T22">sampler</text:span>, as defined in the OpenGL Specification. <text:s/></text:p>
                  <text:p text:style-name="P22"/>
                  <text:p text:style-name="P22">The value zero will be returned if no texture or an incomplete texture is associated with <text:span text:style-name="T22">sampler</text:span>. <text:s/></text:p>
                  <text:p text:style-name="P22"/>
                  <text:p text:style-name="P22">Available in all shader stages.</text:p>
                </table:table-cell>
              </table:table-row>
            </table:table>
            <text:p text:style-name="Standard"/>
            <text:p text:style-name="Standard"/>
            <text:h text:style-name="P20" text:outline-level="3"><text:bookmark-start text:name="__RefHeading__82214_4869708051111"/>Texel Lookup Functions<text:bookmark-end text:name="__RefHeading__82214_4869708051111"/></text:h>
            <table:table table:name="Table21" table:style-name="Table21">
              <table:table-column table:style-name="Table21.A"/>
              <table:table-column table:style-name="Table21.B"/>
              <table:table-header-rows>
                <table:table-row>
                  <table:table-cell table:style-name="Table21.A1" office:value-type="string">
                    <text:p text:style-name="P138">Syntax</text:p>
                  </table:table-cell>
                  <table:table-cell table:style-name="Table21.B1" office:value-type="string">
                    <text:p text:style-name="P142">Description</text:p>
                  </table:table-cell>
                </table:table-row>
              </table:table-header-rows>
              <table:table-row>
                <table:table-cell table:style-name="Table21.A2" office:value-type="string">
                  <text:p text:style-name="P22"><text:span text:style-name="T45">gvec4 </text:span><text:span text:style-name="T48">texture</text:span><text:span text:style-name="T45"> (gsampler1D </text:span><text:span text:style-name="T49">sampler, </text:span><text:span text:style-name="T45">float </text:span><text:span text:style-name="T49">P </text:span><text:span text:style-name="T45">[, float </text:span><text:span text:style-name="T49">bias</text:span><text:span text:style-name="T45">] )<text:line-break/>gvec4 </text:span><text:span text:style-name="T48">texture</text:span><text:span text:style-name="T45"> (gsampler2D </text:span><text:span text:style-name="T49">sampler</text:span><text:span text:style-name="T45">, vec2 </text:span><text:span text:style-name="T49">P </text:span><text:span text:style-name="T45">[, float </text:span><text:span text:style-name="T49">bias</text:span><text:span text:style-name="T45">] )<text:line-break/>gvec4 </text:span><text:span text:style-name="T48">texture</text:span><text:span text:style-name="T45"> (gsampler3D </text:span><text:span text:style-name="T49">sampler</text:span><text:span text:style-name="T45">, vec3 </text:span><text:span text:style-name="T49">P </text:span><text:span text:style-name="T45">[, float </text:span><text:span text:style-name="T49">bias</text:span><text:span text:style-name="T45">] )<text:line-break/>gvec4 </text:span><text:span text:style-name="T48">texture</text:span><text:span text:style-name="T45"> (gsamplerCube </text:span><text:span text:style-name="T49">sampler</text:span><text:span text:style-name="T45">, vec3 </text:span><text:span text:style-name="T49">P </text:span><text:span text:style-name="T45">[, float </text:span><text:span text:style-name="T49">bias</text:span><text:span text:style-name="T45">] )<text:line-break/> <text:s/>float </text:span><text:span text:style-name="T48">texture</text:span><text:span text:style-name="T45"> (sampler1DShadow </text:span><text:span text:style-name="T49">sampler, </text:span><text:span text:style-name="T45">vec3 </text:span><text:span text:style-name="T49">P</text:span><text:span text:style-name="T45"> [, float </text:span><text:span text:style-name="T49">bias</text:span><text:span text:style-name="T45">] )<text:line-break/> <text:s/>float </text:span><text:span text:style-name="T48">texture </text:span><text:span text:style-name="T45">(sampler2DShadow </text:span><text:span text:style-name="T49">sampler, </text:span><text:span text:style-name="T45">vec3 </text:span><text:span text:style-name="T49">P </text:span><text:span text:style-name="T45">[, float </text:span><text:span text:style-name="T49">bias</text:span><text:span text:style-name="T45">] )<text:line-break/> <text:s/>float</text:span><text:span text:style-name="T54"> </text:span><text:span text:style-name="T55">texture </text:span><text:span text:style-name="T54">(samplerCubeShadow </text:span><text:span text:style-name="T56">sampler, </text:span><text:span text:style-name="T54">vec4 </text:span><text:span text:style-name="T56">P </text:span><text:span text:style-name="T54">[, float </text:span><text:span text:style-name="T56">bias</text:span><text:span text:style-name="T54">] )<text:line-break/>gvec4 </text:span><text:span text:style-name="T55">texture</text:span><text:span text:style-name="T54"> (gsampler1DArray </text:span><text:span text:style-name="T56">sampler, </text:span><text:span text:style-name="T54">vec2 </text:span><text:span text:style-name="T56">P </text:span><text:span text:style-name="T54">[, float </text:span><text:span text:style-name="T56">bias</text:span><text:span text:style-name="T54">] )<text:line-break/>gvec4 </text:span><text:span text:style-name="T55">texture</text:span><text:span text:style-name="T54"> (gsampler2DArray </text:span><text:span text:style-name="T56">sampler</text:span><text:span text:style-name="T54">, vec3 </text:span><text:span text:style-name="T56">P </text:span><text:span text:style-name="T54">[, float </text:span><text:span text:style-name="T56">bias</text:span><text:span text:style-name="T54">] )</text:span></text:p>
                  <text:p text:style-name="P50">gvec4 <text:span text:style-name="T32">texture </text:span><text:span text:style-name="T38">(gsamplerCubeArray </text:span><text:span text:style-name="T24">sampler</text:span><text:span text:style-name="T35">, vec4 </text:span><text:span text:style-name="T24">P</text:span><text:span text:style-name="T35"> [, float </text:span><text:span text:style-name="T24">bias</text:span><text:span text:style-name="T35">] )</text:span><text:line-break/> <text:s/>float <text:span text:style-name="T31">texture</text:span> (sampler1DArrayShadow <text:span text:style-name="T21">sampler, </text:span>vec3 <text:span text:style-name="T21">P</text:span> </text:p>
                  <text:p text:style-name="P50"><text:s text:c="24"/>[, float <text:span text:style-name="T21">bias</text:span>] )<text:line-break/> <text:s/>float <text:span text:style-name="T31">texture </text:span>(sampler2DArrayShadow <text:span text:style-name="T21">sampler, </text:span>vec4 <text:span text:style-name="T21">P</text:span>)</text:p>
                  <text:p text:style-name="P51">gvec4 <text:span text:style-name="T32">texture </text:span>(gsampler2DRect <text:span text:style-name="T22">sampler</text:span>, vec2 <text:span text:style-name="T22">P</text:span>)</text:p>
                  <text:p text:style-name="P51"><text:s text:c="2"/>float <text:span text:style-name="T32">texture </text:span>(sampler2DRectShadow <text:span text:style-name="T22">sampler</text:span>, vec3 <text:span text:style-name="T22">P</text:span>)</text:p>
                  <text:p text:style-name="P51"><text:s text:c="2"/>float <text:span text:style-name="T32">texture</text:span> (gsamplerCubeArrayShadow <text:span text:style-name="T22">sampler</text:span>, vec4 <text:span text:style-name="T22">P</text:span>, <text:line-break/> <text:s text:c="23"/>float <text:span text:style-name="T22">compare</text:span>)</text:p>
                  <text:p text:style-name="P87"/>
                </table:table-cell>
                <table:table-cell table:style-name="Table21.B2" office:value-type="string">
                  <text:p text:style-name="P82">Use the texture coordinate <text:span text:style-name="T22">P </text:span>to do a texture lookup in the texture currently bound to <text:span text:style-name="T22">sampler</text:span>. <text:s/></text:p>
                  <text:p text:style-name="P75"><text:span text:style-name="T38">For shadow forms: When </text:span><text:span text:style-name="T24">compare </text:span><text:span text:style-name="T35">is present, it is used as </text:span><text:span text:style-name="T24">D</text:span><text:span text:style-name="T40">ref</text:span><text:span text:style-name="T35"> <text:s/>and the array layer comes from </text:span><text:span text:style-name="T24">P.w. <text:s/></text:span><text:span text:style-name="T35">When </text:span><text:span text:style-name="T24">compare </text:span><text:span text:style-name="T35">is not present, t</text:span><text:span text:style-name="T38">he last component of <text:s/></text:span><text:span text:style-name="T24">P </text:span><text:span text:style-name="T38">is used as </text:span><text:span text:style-name="T24">D</text:span><text:span text:style-name="T40">ref</text:span><text:span text:style-name="T38"> and t</text:span><text:span text:style-name="T35">he array layer comes from the second to last component of </text:span><text:span text:style-name="T24">P</text:span><text:span text:style-name="T35">.</text:span><text:span text:style-name="T38"> <text:s/></text:span><text:span text:style-name="T35">(The second component of </text:span><text:span text:style-name="T24">P</text:span><text:span text:style-name="T35"> is unused for </text:span><text:span text:style-name="T36">1D</text:span><text:span text:style-name="T35"> shadow lookups.) <text:s/></text:span></text:p>
                  <text:p text:style-name="P78"><text:span text:style-name="T34">For non-shadow forms: </text:span>the array l<text:span text:style-name="T34">ayer comes from the last component of </text:span><text:span text:style-name="T22">P.</text:span></text:p>
                  <text:p text:style-name="P78"/>
                </table:table-cell>
              </table:table-row>
              <table:table-row>
                <table:table-cell table:style-name="Table21.A2" office:value-type="string">
                  <text:p text:style-name="P22"><text:span text:style-name="T45">gvec4 </text:span><text:span text:style-name="T48">textureProj</text:span><text:span text:style-name="T45"> (gsampler1D </text:span><text:span text:style-name="T49">sampler</text:span><text:span text:style-name="T45">, vec2 </text:span><text:span text:style-name="T49">P </text:span><text:span text:style-name="T45">[, float </text:span><text:span text:style-name="T49">bias</text:span><text:span text:style-name="T45">] )<text:line-break/>gvec4 </text:span><text:span text:style-name="T48">textureProj</text:span><text:span text:style-name="T45"> (gsampler1D </text:span><text:span text:style-name="T49">sampler</text:span><text:span text:style-name="T45">, vec4 </text:span><text:span text:style-name="T49">P </text:span><text:span text:style-name="T45">[, float </text:span><text:span text:style-name="T49">bias</text:span><text:span text:style-name="T45">] )<text:line-break/>gvec4 </text:span><text:span text:style-name="T48">textureProj</text:span><text:span text:style-name="T45"> (gsampler2D </text:span><text:span text:style-name="T49">sampler</text:span><text:span text:style-name="T45">, vec3 </text:span><text:span text:style-name="T49">P </text:span><text:span text:style-name="T45">[, float </text:span><text:span text:style-name="T49">bias</text:span><text:span text:style-name="T45">] )<text:line-break/>gvec4 </text:span><text:span text:style-name="T48">textureProj</text:span><text:span text:style-name="T45"> (gsampler2D </text:span><text:span text:style-name="T49">sampler</text:span><text:span text:style-name="T45">, vec4 </text:span><text:span text:style-name="T49">P </text:span><text:span text:style-name="T45">[, float </text:span><text:span text:style-name="T49">bias</text:span><text:span text:style-name="T45">] )<text:line-break/>gvec4 </text:span><text:span text:style-name="T48">textureProj</text:span><text:span text:style-name="T45"> (gsampler3D </text:span><text:span text:style-name="T49">sampler</text:span><text:span text:style-name="T45">, vec4 </text:span><text:span text:style-name="T49">P </text:span><text:span text:style-name="T45">[, float </text:span><text:span text:style-name="T49">bias</text:span><text:span text:style-name="T45">] )<text:line-break/> <text:s/>float </text:span><text:span text:style-name="T48">textureProj</text:span><text:span text:style-name="T45"> (sampler1DShadow </text:span><text:span text:style-name="T49">sampler, </text:span><text:span text:style-name="T45">vec4 </text:span><text:span text:style-name="T49">P</text:span><text:span text:style-name="T45"> </text:span></text:p>
                  <text:p text:style-name="P52"><text:s text:c="32"/>[, float <text:span text:style-name="T21">bias</text:span>] )<text:line-break/> <text:s/>float <text:span text:style-name="T31">textureProj </text:span>(sampler2DShadow <text:span text:style-name="T21">sampler, </text:span>vec4 <text:span text:style-name="T21">P </text:span></text:p>
                  <text:p text:style-name="P52"><text:span text:style-name="T21"><text:s text:c="32"/></text:span>[, float <text:span text:style-name="T21">bias</text:span>] )</text:p>
                  <text:p text:style-name="P52"><text:span text:style-name="T35">gvec4 </text:span><text:span text:style-name="T36">textureProj </text:span><text:span text:style-name="T35">(gsampler2DRect </text:span><text:span text:style-name="T24">sampler</text:span><text:span text:style-name="T35">, vec3 </text:span><text:span text:style-name="T24">P</text:span><text:span text:style-name="T35">)</text:span></text:p>
                  <text:p text:style-name="P52"><text:span text:style-name="T35">gvec4 </text:span><text:span text:style-name="T36">textureProj </text:span><text:span text:style-name="T35">(gsampler2DRect </text:span><text:span text:style-name="T24">sampler</text:span><text:span text:style-name="T35">, vec4 </text:span><text:span text:style-name="T24">P</text:span><text:span text:style-name="T35">)</text:span></text:p>
                  <text:p text:style-name="P22"><text:span text:style-name="T58"><text:s text:c="2"/>float </text:span><text:span text:style-name="T59">textureProj </text:span><text:span text:style-name="T58">(sampler2DRectShadow </text:span><text:span text:style-name="T50">sampler</text:span><text:span text:style-name="T58">, vec4 </text:span><text:span text:style-name="T50">P</text:span><text:span text:style-name="T58">)</text:span><text:span text:style-name="T57"><text:line-break/></text:span></text:p>
                </table:table-cell>
                <table:table-cell table:style-name="Table21.B2" office:value-type="string">
                  <text:p text:style-name="P82">Do a texture lookup with projection. <text:s/>The texture coordinates consumed from <text:span text:style-name="T22">P</text:span><text:span text:style-name="T34">,</text:span><text:span text:style-name="T22"> </text:span><text:span text:style-name="T34">not including the last component of </text:span><text:span text:style-name="T22">P</text:span><text:span text:style-name="T34">,</text:span> are divided by the last component of <text:span text:style-name="T22">P</text:span>. <text:s/>The resulting 3<text:span text:style-name="T84">rd</text:span> component of <text:span text:style-name="T22">P</text:span><text:span text:style-name="T34"> in the shadow forms is used as </text:span><text:span text:style-name="T18">D</text:span><text:span text:style-name="T43">ref</text:span><text:span text:style-name="T34">. <text:s/>After these values are computed, texture lookup proceeds as in </text:span><text:span text:style-name="T36">texture</text:span><text:span text:style-name="T35">.</text:span></text:p>
                </table:table-cell>
              </table:table-row>
              <table:table-row>
                <table:table-cell table:style-name="Table21.A2" office:value-type="string">
                  <text:p text:style-name="P22"><text:span text:style-name="T45">gvec4 </text:span><text:span text:style-name="T48">textureLod</text:span><text:span text:style-name="T45"> (gsampler1D </text:span><text:span text:style-name="T49">sampler</text:span><text:span text:style-name="T45">, float </text:span><text:span text:style-name="T49">P</text:span><text:span text:style-name="T45">, float </text:span><text:span text:style-name="T49">lod</text:span><text:span text:style-name="T45">)<text:line-break/>gvec4 </text:span><text:span text:style-name="T48">textureLod</text:span><text:span text:style-name="T45"> (gsampler2D </text:span><text:span text:style-name="T49">sampler</text:span><text:span text:style-name="T45">, vec2 </text:span><text:span text:style-name="T49">P</text:span><text:span text:style-name="T45">, float </text:span><text:span text:style-name="T49">lod</text:span><text:span text:style-name="T45">)<text:line-break/>gvec4 </text:span><text:span text:style-name="T48">textureLod</text:span><text:span text:style-name="T45"> (gsampler3D </text:span><text:span text:style-name="T49">sampler</text:span><text:span text:style-name="T45">, vec3 </text:span><text:span text:style-name="T49">P</text:span><text:span text:style-name="T45">, float </text:span><text:span text:style-name="T49">lod</text:span><text:span text:style-name="T45">)<text:line-break/>gvec4 </text:span><text:span text:style-name="T48">textureLod</text:span><text:span text:style-name="T45"> (gsamplerCube </text:span><text:span text:style-name="T49">sampler</text:span><text:span text:style-name="T45">, vec3 </text:span><text:span text:style-name="T49">P</text:span><text:span text:style-name="T45">, float </text:span><text:span text:style-name="T49">lod</text:span><text:span text:style-name="T45">)<text:line-break/> <text:s/>float </text:span><text:span text:style-name="T48">textureLod</text:span><text:span text:style-name="T45"> (sampler1DShadow </text:span><text:span text:style-name="T49">sampler, </text:span><text:span text:style-name="T45">vec3 </text:span><text:span text:style-name="T49">P</text:span><text:span text:style-name="T45">, float </text:span><text:span text:style-name="T49">lod</text:span><text:span text:style-name="T45">)<text:line-break/> <text:s/>float </text:span><text:span text:style-name="T48">textureLod</text:span><text:span text:style-name="T45"> (sampler2DShadow </text:span><text:span text:style-name="T49">sampler, </text:span><text:span text:style-name="T45">vec3 </text:span><text:span text:style-name="T49">P</text:span><text:span text:style-name="T45">, float </text:span><text:span text:style-name="T49">lod</text:span><text:span text:style-name="T45">)<text:line-break/>gvec4 </text:span><text:span text:style-name="T48">textureLod</text:span><text:span text:style-name="T45"> (gsampler1DArray </text:span><text:span text:style-name="T49">sampler</text:span><text:span text:style-name="T45">, vec2 </text:span><text:span text:style-name="T49">P</text:span><text:span text:style-name="T45">, float </text:span><text:span text:style-name="T49">lod</text:span><text:span text:style-name="T45">)<text:line-break/>gvec4 </text:span><text:span text:style-name="T48">textureLod</text:span><text:span text:style-name="T45"> (gsampler2DArray </text:span><text:span text:style-name="T49">sampler</text:span><text:span text:style-name="T45">, vec3 </text:span><text:span text:style-name="T49">P</text:span><text:span text:style-name="T45">, float </text:span><text:span text:style-name="T49">lod</text:span><text:span text:style-name="T45">)<text:line-break/> <text:s/>float </text:span><text:span text:style-name="T48">textureLod</text:span><text:span text:style-name="T45"> (sampler1DArrayShadow </text:span><text:span text:style-name="T49">sampler, </text:span><text:span text:style-name="T45">vec3 </text:span><text:span text:style-name="T49">P</text:span><text:span text:style-name="T45">, </text:span></text:p>
                  <text:p text:style-name="P22"><text:span text:style-name="T45"><text:s text:c="32"/>float </text:span><text:span text:style-name="T49">lod</text:span><text:span text:style-name="T45">)</text:span></text:p>
                  <text:p text:style-name="P52">gvec4 <text:span text:style-name="T32">textureLod </text:span><text:span text:style-name="T38">(gsamplerCubeArray </text:span><text:span text:style-name="T24">sampler</text:span><text:span text:style-name="T35">, vec4 </text:span><text:span text:style-name="T24">P</text:span><text:span text:style-name="T35">, float </text:span><text:span text:style-name="T24">lod</text:span><text:span text:style-name="T35">)</text:span></text:p>
                </table:table-cell>
                <table:table-cell table:style-name="Table21.B2" office:value-type="string">
                  <text:p text:style-name="P82">Do a texture lookup as in <text:span text:style-name="T32">texture </text:span><text:span text:style-name="T38">but </text:span>with explicit LOD; <text:s/><text:span text:style-name="T19">lod </text:span><text:span text:style-name="T13">specifies </text:span><text:span text:style-name="T82">λ</text:span><text:span text:style-name="T44">base</text:span><text:span text:style-name="T13"> <text:s/>and sets the partial derivatives as follows. (See section 8.14“Texture Minification” and equations 8.4-8.6 in the OpenGL Graphics System Specification.)</text:span></text:p>
                  <text:p text:style-name="P79"><draw:frame draw:style-name="fr1" draw:name="Object28" text:anchor-type="as-char" svg:width="1.7319in" svg:height="0.6917in" draw:z-index="23"><draw:object-ole xlink:href="./Object 25" xlink:type="simple" xlink:show="embed" xlink:actuate="onLoad"/><draw:image xlink:href="./ObjectReplacements/Object 25" xlink:type="simple" xlink:show="embed" xlink:actuate="onLoad"/><svg:desc>OLE-object</svg:desc></draw:frame></text:p>
                  <text:p text:style-name="P79"/>
                </table:table-cell>
              </table:table-row>
              <table:table-row>
                <table:table-cell table:style-name="Table21.A2" office:value-type="string">
                  <text:p text:style-name="P22"><text:span text:style-name="T45">gvec4 </text:span><text:span text:style-name="T48">textureOffset</text:span><text:span text:style-name="T45"> (gsampler1D </text:span><text:span text:style-name="T49">sampler, </text:span><text:span text:style-name="T45">float </text:span><text:span text:style-name="T49">P,</text:span><text:span text:style-name="T61"> </text:span></text:p>
                  <text:p text:style-name="P52"><text:span text:style-name="T34"><text:s text:c="35"/>int</text:span><text:span text:style-name="T22"> offset </text:span><text:span text:style-name="T34">[, </text:span>float <text:span text:style-name="T21">bias</text:span>] )<text:line-break/>gvec4 <text:span text:style-name="T31">textureOffset</text:span> (gsampler2D <text:span text:style-name="T21">sampler</text:span>, vec2<text:span text:style-name="T22"> P</text:span><text:span text:style-name="T34">, </text:span></text:p>
                  <text:p text:style-name="P52"><text:span text:style-name="T34"><text:s text:c="35"/>ivec2 </text:span><text:span text:style-name="T22">offset </text:span><text:span text:style-name="T34">[, </text:span>float <text:span text:style-name="T21">bias</text:span>] )<text:line-break/>gvec4 <text:span text:style-name="T31">textureOffset</text:span> (gsampler3D <text:span text:style-name="T21">sampler</text:span>, vec3 <text:span text:style-name="T21">P</text:span><text:span text:style-name="T34">, </text:span></text:p>
                  <text:p text:style-name="P52"><text:span text:style-name="T34"><text:s text:c="35"/>ivec3 </text:span><text:span text:style-name="T22">offset </text:span>[, float <text:span text:style-name="T21">bias</text:span>] )</text:p>
                  <text:p text:style-name="P52"><text:span text:style-name="T35">gvec4 </text:span><text:span text:style-name="T36">textureOffset</text:span><text:span text:style-name="T35"> (gsampler2DRect </text:span><text:span text:style-name="T24">sampler</text:span><text:span text:style-name="T35">, <text:s/>vec2 </text:span><text:span text:style-name="T24">P</text:span><text:span text:style-name="T35">, <text:line-break/> <text:s text:c="34"/>ivec2 </text:span><text:span text:style-name="T24">offset</text:span><text:span text:style-name="T35"> )</text:span></text:p>
                  <text:p text:style-name="P52"><text:span text:style-name="T35"><text:s text:c="2"/>float </text:span><text:span text:style-name="T36">textureOffset</text:span><text:span text:style-name="T35"> (sampler2DRectShadow </text:span><text:span text:style-name="T24">sampler</text:span><text:span text:style-name="T35">, <text:s/>vec3 </text:span><text:span text:style-name="T24">P</text:span><text:span text:style-name="T35">, <text:line-break/> <text:s text:c="34"/>ivec2 </text:span><text:span text:style-name="T24">offset</text:span><text:span text:style-name="T35"> )</text:span><text:line-break/> <text:s/>float <text:span text:style-name="T31">textureOffset</text:span> (sampler1DShadow <text:span text:style-name="T21">sampler, </text:span>vec3 <text:span text:style-name="T21">P</text:span>, </text:p>
                  <text:p text:style-name="P52"><text:s text:c="35"/>int <text:span text:style-name="T22">offset <text:s/></text:span>[, float <text:span text:style-name="T21">bias</text:span>] )<text:line-break/> <text:s/>float <text:span text:style-name="T31">textureOffset </text:span>(sampler2DShadow <text:span text:style-name="T21">sampler, </text:span>vec3 <text:span text:style-name="T21">P</text:span><text:span text:style-name="T34">, </text:span></text:p>
                  <text:p text:style-name="P52"><text:span text:style-name="T34"><text:s text:c="35"/>ivec2 </text:span><text:span text:style-name="T22">offset </text:span>[, float <text:span text:style-name="T21">bias</text:span>] )<text:line-break/>gvec4 <text:span text:style-name="T31">textureOffset</text:span> (gsampler1DArray <text:span text:style-name="T21">sampler, </text:span><text:span text:style-name="T34">vec2</text:span> <text:span text:style-name="T21">P,</text:span><text:span text:style-name="T34"> </text:span></text:p>
                  <text:p text:style-name="P52"><text:span text:style-name="T34"><text:s text:c="35"/>int</text:span><text:span text:style-name="T22"> offset</text:span><text:span text:style-name="T34"> [, </text:span>float <text:span text:style-name="T21">bias</text:span>] )<text:line-break/>gvec4 <text:span text:style-name="T31">textureOffset</text:span> (gsampler2DArray <text:span text:style-name="T21">sampler</text:span>, vec3<text:span text:style-name="T22"> P</text:span><text:span text:style-name="T34">, </text:span></text:p>
                  <text:p text:style-name="P52"><text:span text:style-name="T34"><text:s text:c="35"/>ivec2 </text:span><text:span text:style-name="T22">offset </text:span><text:span text:style-name="T34">[, </text:span>float <text:span text:style-name="T21">bias</text:span>] )<text:line-break/> <text:s/>float <text:span text:style-name="T31">textureOffset</text:span> (sampler1DArrayShadow <text:span text:style-name="T21">sampler, </text:span>vec3 <text:span text:style-name="T21">P</text:span>, </text:p>
                  <text:p text:style-name="P52"><text:s text:c="35"/>int <text:span text:style-name="T22">offset </text:span>[, float <text:span text:style-name="T21">bias</text:span>] )</text:p>
                  <text:p text:style-name="P52"><text:s text:c="2"/>float <text:span text:style-name="T32">textureOffset </text:span>(sampler2DArrayShadow <text:span text:style-name="T22">sampler</text:span>, vec4 P, <text:line-break/> <text:s text:c="34"/>vec2 <text:span text:style-name="T22">offset </text:span>)</text:p>
                </table:table-cell>
                <table:table-cell table:style-name="Table21.B2" office:value-type="string">
                  <text:p text:style-name="P82">Do a texture lookup as in <text:span text:style-name="T32">texture</text:span><text:span text:style-name="T38"> but with </text:span><text:span text:style-name="T24">offset </text:span><text:span text:style-name="T35">added to the (</text:span><text:span text:style-name="T24">u</text:span><text:span text:style-name="T35">,</text:span><text:span text:style-name="T24">v</text:span><text:span text:style-name="T35">,</text:span><text:span text:style-name="T24">w</text:span><text:span text:style-name="T35">) texel coordinates before looking up each texel. The offset value must be a constant expression. <text:s/>A limited range of offset values are supported; the minimum and maximum offset values are implementation-dependent and given by <text:s/>gl_MinProgramTexelOffset and gl_MaxProgramTexelOffset, respectively.</text:span></text:p>
                  <text:p text:style-name="P83">Note that <text:span text:style-name="T22">offset</text:span> does not apply to the layer coordinate for texture arrays. This is explained in detail in section 8.14.2 “Coordinate Wrapping and Texel Selection” of the OpenGL Graphics System Specification, where <text:span text:style-name="T22">offset </text:span>is<draw:frame draw:style-name="fr1" draw:name="Object29" text:anchor-type="as-char" svg:width="0.7437in" svg:height="0.1807in" draw:z-index="24"><draw:object-ole xlink:href="./Object 26" xlink:type="simple" xlink:show="embed" xlink:actuate="onLoad"/><draw:image xlink:href="./ObjectReplacements/Object 26" xlink:type="simple" xlink:show="embed" xlink:actuate="onLoad"/><svg:desc>OLE-object</svg:desc></draw:frame>Note that texel offsets are also not supported for cube maps.<text:line-break/></text:p>
                </table:table-cell>
              </table:table-row>
              <table:table-row>
                <table:table-cell table:style-name="Table21.A2" office:value-type="string">
                  <text:p text:style-name="P22"><text:span text:style-name="T45">gvec4 </text:span><text:span text:style-name="T48">texelFetch</text:span><text:span text:style-name="T45"> (gsampler1D </text:span><text:span text:style-name="T49">sampler</text:span><text:span text:style-name="T45">, int </text:span><text:span text:style-name="T49">P</text:span><text:span text:style-name="T45">, int </text:span><text:span text:style-name="T49">lod</text:span><text:span text:style-name="T45">)<text:line-break/>gvec4 </text:span><text:span text:style-name="T48">texelFetch</text:span><text:span text:style-name="T45"> (gsampler2D </text:span><text:span text:style-name="T49">sampler</text:span><text:span text:style-name="T45">, ivec2 </text:span><text:span text:style-name="T49">P</text:span><text:span text:style-name="T45">, int </text:span><text:span text:style-name="T49">lod</text:span><text:span text:style-name="T45">)<text:line-break/>gvec4 </text:span><text:span text:style-name="T48">texelFetch</text:span><text:span text:style-name="T45"> (gsampler3D </text:span><text:span text:style-name="T49">sampler</text:span><text:span text:style-name="T45">, ivec3 </text:span><text:span text:style-name="T49">P</text:span><text:span text:style-name="T45">, int </text:span><text:span text:style-name="T49">lod</text:span><text:span text:style-name="T45">)</text:span></text:p>
                  <text:p text:style-name="P52">gvec4 <text:span text:style-name="T32">texelFetch </text:span><text:span text:style-name="T38">(gsampler2DRect </text:span><text:span text:style-name="T24">sampler</text:span><text:span text:style-name="T35">, ivec2 </text:span><text:span text:style-name="T24">P</text:span><text:span text:style-name="T35">)</text:span><text:line-break/>gvec4 <text:span text:style-name="T31">texelFetch</text:span> (gsampler1DArray <text:span text:style-name="T21">sampler</text:span>, ivec2 <text:span text:style-name="T21">P</text:span>, int <text:span text:style-name="T21">lod</text:span>)<text:line-break/>gvec4 <text:span text:style-name="T31">texelFetch</text:span> (gsampler2DArray <text:span text:style-name="T21">sampler</text:span>, ivec3 <text:span text:style-name="T21">P</text:span>, int <text:span text:style-name="T21">lod</text:span>)<text:line-break/>gvec4 <text:span text:style-name="T32">texelFetch</text:span><text:span text:style-name="T38"> (gsamplerBuffer </text:span><text:span text:style-name="T24">sampler</text:span><text:span text:style-name="T35">, int </text:span><text:span text:style-name="T24">P</text:span><text:span text:style-name="T35">)<text:line-break/>gvec4 </text:span><text:span text:style-name="T36">texelFetch </text:span><text:span text:style-name="T35">(gsampler2DMS </text:span><text:span text:style-name="T24">sampler</text:span><text:span text:style-name="T35">, ivec2 </text:span><text:span text:style-name="T24">P</text:span><text:span text:style-name="T35">, int </text:span><text:span text:style-name="T24">sample</text:span><text:span text:style-name="T35">)<text:line-break/>gvec4 </text:span><text:span text:style-name="T36">texelFetch </text:span><text:span text:style-name="T35">(gsampler2DMSArray </text:span><text:span text:style-name="T24">sampler</text:span><text:span text:style-name="T35">, ivec3 </text:span><text:span text:style-name="T24">P</text:span><text:span text:style-name="T35">, <text:line-break/> <text:s text:c="30"/>int </text:span><text:span text:style-name="T24">sample</text:span><text:span text:style-name="T35">)</text:span></text:p>
                </table:table-cell>
                <table:table-cell table:style-name="Table21.B2" office:value-type="string">
                  <text:p text:style-name="P82">Use integer texture coordinate<text:span text:style-name="T22"> P </text:span>to lookup a single texel from <text:span text:style-name="T22">sampler</text:span><text:span text:style-name="T34">. <text:s/>The array layer comes from the last component of </text:span><text:span text:style-name="T22">P</text:span><text:span text:style-name="T34"> for the array forms. </text:span>The level-of-detail<text:span text:style-name="T22"> lod </text:span><text:span text:style-name="T34">(if present) is </text:span>as described in sections 11.1.3.2 “Texel Fetches” <text:s/>and 8.14.1 “Scale Factor and Level of Detail” of the OpenGL Graphics System Specification.</text:p>
                  <text:p text:style-name="P82"/>
                </table:table-cell>
              </table:table-row>
              <table:table-row>
                <table:table-cell table:style-name="Table21.A2" office:value-type="string">
                  <text:p text:style-name="P22"><text:span text:style-name="T58">gvec4 </text:span><text:span text:style-name="T60">texelFetchOffset</text:span><text:span text:style-name="T58"> (gsampler1D </text:span><text:span text:style-name="T51">sampler</text:span><text:span text:style-name="T58">, int </text:span><text:span text:style-name="T51">P</text:span><text:span text:style-name="T58">, int </text:span><text:span text:style-name="T51">lod</text:span><text:span text:style-name="T58">, </text:span></text:p>
                  <text:p text:style-name="P53"><text:s text:c="40"/>int <text:span text:style-name="T22">offset</text:span>)<text:line-break/>gvec4 <text:span text:style-name="T31">texelFetchOffset</text:span> (gsampler2D <text:span text:style-name="T21">sampler</text:span>, ivec2 <text:span text:style-name="T21">P</text:span>, int <text:span text:style-name="T21">lod</text:span>, </text:p>
                  <text:p text:style-name="P53"><text:s text:c="41"/>ivec2 <text:span text:style-name="T22">offset</text:span>)<text:line-break/>gvec4 <text:span text:style-name="T31">texelFetchOffset</text:span> (gsampler3D <text:span text:style-name="T21">sampler</text:span>, ivec3 <text:span text:style-name="T21">P</text:span>, int <text:span text:style-name="T21">lod</text:span>, </text:p>
                  <text:p text:style-name="P53"><text:s text:c="40"/>ivec3 <text:span text:style-name="T22">offset</text:span>)</text:p>
                  <text:p text:style-name="P53">gvec4 <text:span text:style-name="T31">texelFetchOffset</text:span> (gsampler2DRect <text:span text:style-name="T21">sampler</text:span>, ivec2 <text:span text:style-name="T21">P</text:span>, </text:p>
                  <text:p text:style-name="P53"><text:s text:c="40"/>ivec2 <text:span text:style-name="T22">offset</text:span>)<text:line-break/>gvec4 <text:span text:style-name="T31">texelFetchOffset</text:span> (gsampler1DArray <text:span text:style-name="T21">sampler</text:span>, ivec2 <text:span text:style-name="T21">P</text:span>, int <text:span text:style-name="T21">lod</text:span>, </text:p>
                  <text:p text:style-name="P53"><text:s text:c="40"/>int <text:span text:style-name="T22">offset</text:span>)<text:line-break/>gvec4 <text:span text:style-name="T31">texelFetchOffset</text:span> (gsampler2DArray <text:span text:style-name="T21">sampler</text:span>, ivec3 <text:span text:style-name="T21">P</text:span>, int <text:span text:style-name="T21">lod</text:span>, </text:p>
                  <text:p text:style-name="P53"><text:s text:c="40"/>ivec2 <text:span text:style-name="T22">offset</text:span>)<text:line-break/></text:p>
                </table:table-cell>
                <table:table-cell table:style-name="Table21.B2" office:value-type="string">
                  <text:p text:style-name="P82">Fetch a single texel as in <text:span text:style-name="T32">texelFetch </text:span><text:span text:style-name="T38">offset by </text:span><text:span text:style-name="T24">offset</text:span><text:span text:style-name="T35"> as described in </text:span><text:span text:style-name="T36">textureOffset</text:span><text:span text:style-name="T35">.</text:span></text:p>
                </table:table-cell>
              </table:table-row>
              <table:table-row>
                <table:table-cell table:style-name="Table21.A2" office:value-type="string">
                  <text:p text:style-name="P22"><text:span text:style-name="T45">gvec4 </text:span><text:span text:style-name="T48">textureProjOffset</text:span><text:span text:style-name="T45"> (gsampler1D </text:span><text:span text:style-name="T49">sampler,</text:span><text:span text:style-name="T61"> vec2 </text:span><text:span text:style-name="T49">P,</text:span><text:span text:style-name="T61"> </text:span></text:p>
                  <text:p text:style-name="P52"><text:span text:style-name="T34"><text:s text:c="43"/>int</text:span><text:span text:style-name="T22"> offset</text:span><text:span text:style-name="T34"> [, </text:span>float <text:span text:style-name="T21">bias</text:span>] )<text:line-break/>gvec4 <text:span text:style-name="T31">textureProjOffset</text:span> (gsampler1D <text:span text:style-name="T21">sampler,</text:span><text:span text:style-name="T34"> vec4 </text:span><text:span text:style-name="T21">P,</text:span><text:span text:style-name="T34"> </text:span></text:p>
                  <text:p text:style-name="P52"><text:span text:style-name="T34"><text:s text:c="43"/>int</text:span><text:span text:style-name="T22"> offset</text:span><text:span text:style-name="T34"> [, </text:span>float <text:span text:style-name="T21">bias</text:span>] )<text:line-break/>gvec4 <text:span text:style-name="T31">textureProjOffset</text:span> (gsampler2D <text:span text:style-name="T21">sampler</text:span>, vec3<text:span text:style-name="T22"> P</text:span><text:span text:style-name="T34">, </text:span></text:p>
                  <text:p text:style-name="P52"><text:span text:style-name="T34"><text:s text:c="43"/>ivec2 </text:span><text:span text:style-name="T22">offset </text:span><text:span text:style-name="T34">[, </text:span>float <text:span text:style-name="T21">bias</text:span>] )<text:line-break/>gvec4 <text:span text:style-name="T31">textureProjOffset</text:span> (gsampler2D <text:span text:style-name="T21">sampler</text:span>, vec4<text:span text:style-name="T22"> P</text:span><text:span text:style-name="T34">, </text:span></text:p>
                  <text:p text:style-name="P52"><text:span text:style-name="T34"><text:s text:c="43"/>ivec2 </text:span><text:span text:style-name="T22">offset </text:span><text:span text:style-name="T34">[, </text:span>float <text:span text:style-name="T21">bias</text:span>] )<text:line-break/>gvec4 <text:span text:style-name="T31">textureProjOffset</text:span> (gsampler3D <text:span text:style-name="T21">sampler</text:span>, vec4 <text:span text:style-name="T21">P</text:span><text:span text:style-name="T34">, </text:span></text:p>
                  <text:p text:style-name="P52"><text:span text:style-name="T34"><text:s text:c="43"/>ivec3 </text:span><text:span text:style-name="T22">offset </text:span>[, float <text:span text:style-name="T21">bias</text:span>] )</text:p>
                  <text:p text:style-name="P52"><text:span text:style-name="T35">gvec4 </text:span><text:span text:style-name="T36">textureProjOffset</text:span><text:span text:style-name="T35"> (gsampler2DRect </text:span><text:span text:style-name="T24">sampler</text:span><text:span text:style-name="T35">, <text:s/>vec3 </text:span><text:span text:style-name="T24">P</text:span><text:span text:style-name="T35">, <text:line-break/> <text:s text:c="41"/>ivec2 </text:span><text:span text:style-name="T24">offset</text:span><text:span text:style-name="T35"> )</text:span></text:p>
                  <text:p text:style-name="P52"><text:span text:style-name="T35">gvec4 </text:span><text:span text:style-name="T36">textureProjOffset</text:span><text:span text:style-name="T35"> (gsampler2DRect </text:span><text:span text:style-name="T24">sampler</text:span><text:span text:style-name="T35">, <text:s/>vec4 </text:span><text:span text:style-name="T24">P</text:span><text:span text:style-name="T35">, <text:line-break/> <text:s text:c="41"/>ivec2 </text:span><text:span text:style-name="T24">offset</text:span><text:span text:style-name="T35"> )</text:span></text:p>
                  <text:p text:style-name="P52"><text:span text:style-name="T35"><text:s text:c="2"/>float </text:span><text:span text:style-name="T36">textureProjOffset</text:span><text:span text:style-name="T35"> (sampler2DRectShadow </text:span><text:span text:style-name="T24">sampler</text:span><text:span text:style-name="T35">, <text:s/>vec4 </text:span><text:span text:style-name="T24">P</text:span><text:span text:style-name="T35">,<text:line-break/> <text:s text:c="41"/>ivec2 </text:span><text:span text:style-name="T24">offset</text:span><text:span text:style-name="T35"> )</text:span><text:line-break/> <text:s/>float <text:span text:style-name="T31">textureProjOffset</text:span> (sampler1DShadow <text:span text:style-name="T21">sampler, </text:span>vec4 <text:span text:style-name="T21">P</text:span>, </text:p>
                  <text:p text:style-name="P52"><text:s text:c="43"/>int <text:span text:style-name="T22">offset </text:span>[, float <text:span text:style-name="T21">bias</text:span>] )<text:line-break/> <text:s/>float <text:span text:style-name="T31">textureProjOffset </text:span>(sampler2DShadow <text:span text:style-name="T21">sampler, </text:span>vec4 <text:span text:style-name="T21">P</text:span><text:span text:style-name="T34">, </text:span></text:p>
                  <text:p text:style-name="P52"><text:span text:style-name="T34"><text:s text:c="43"/>ivec2 </text:span><text:span text:style-name="T22">offset </text:span>[, float <text:span text:style-name="T21">bias</text:span>] )</text:p>
                  <text:p text:style-name="P87"/>
                </table:table-cell>
                <table:table-cell table:style-name="Table21.B2" office:value-type="string">
                  <text:p text:style-name="P82">Do a projective texture lookup as described in <text:span text:style-name="T32">textureProj</text:span><text:span text:style-name="T38"> offset by </text:span><text:span text:style-name="T24">offset</text:span><text:span text:style-name="T35"> as described in</text:span><text:span text:style-name="T38"> </text:span><text:span text:style-name="T32">textureOffset</text:span><text:span text:style-name="T38">.</text:span></text:p>
                </table:table-cell>
              </table:table-row>
              <table:table-row>
                <table:table-cell table:style-name="Table21.A2" office:value-type="string">
                  <text:p text:style-name="P22"><text:span text:style-name="T45">gvec4 </text:span><text:span text:style-name="T48">textureLodOffset</text:span><text:span text:style-name="T45"> (gsampler1D </text:span><text:span text:style-name="T49">sampler, </text:span><text:span text:style-name="T45">float </text:span><text:span text:style-name="T49">P</text:span><text:span text:style-name="T61">, </text:span></text:p>
                  <text:p text:style-name="P52"><text:span text:style-name="T34"><text:s text:c="42"/>float </text:span><text:span text:style-name="T22">lod</text:span><text:span text:style-name="T34">, int </text:span><text:span text:style-name="T22">offset</text:span>)<text:line-break/>gvec4 <text:span text:style-name="T31">textureLodOffset</text:span> (gsampler2D <text:span text:style-name="T21">sampler</text:span>, vec2<text:span text:style-name="T22"> P</text:span><text:span text:style-name="T34">, </text:span></text:p>
                  <text:p text:style-name="P52"><text:span text:style-name="T34"><text:s text:c="42"/>float </text:span><text:span text:style-name="T22">lod</text:span><text:span text:style-name="T34">, ivec2 </text:span><text:span text:style-name="T22">offset</text:span>)<text:line-break/>gvec4 <text:span text:style-name="T31">textureLodOffset</text:span> (gsampler3D <text:span text:style-name="T21">sampler</text:span>, vec3 <text:span text:style-name="T21">P</text:span><text:span text:style-name="T34">, </text:span></text:p>
                  <text:p text:style-name="P52"><text:span text:style-name="T34"><text:s text:c="42"/>float </text:span><text:span text:style-name="T22">lod</text:span><text:span text:style-name="T34">, ivec3 </text:span><text:span text:style-name="T22">offset</text:span>)<text:line-break/> <text:s/>float <text:span text:style-name="T31">textureLodOffset</text:span> (sampler1DShadow <text:span text:style-name="T21">sampler, </text:span>vec3 <text:span text:style-name="T21">P</text:span><text:span text:style-name="T34">, </text:span></text:p>
                  <text:p text:style-name="P52"><text:span text:style-name="T34"><text:s text:c="42"/>float </text:span><text:span text:style-name="T22">lod</text:span><text:span text:style-name="T34">,</text:span> int <text:span text:style-name="T22">offset</text:span>)<text:line-break/> <text:s/>float <text:span text:style-name="T31">textureLodOffset </text:span>(sampler2DShadow <text:span text:style-name="T21">sampler, </text:span>vec3 <text:span text:style-name="T21">P</text:span><text:span text:style-name="T34">, </text:span></text:p>
                  <text:p text:style-name="P52"><text:span text:style-name="T34"><text:s text:c="42"/>float </text:span><text:span text:style-name="T22">lod</text:span><text:span text:style-name="T34">, ivec2 </text:span><text:span text:style-name="T22">offset</text:span>)<text:line-break/>gvec4 <text:span text:style-name="T31">textureLodOffset</text:span> (gsampler1DArray <text:span text:style-name="T21">sampler, </text:span>vec2 <text:span text:style-name="T21">P</text:span><text:span text:style-name="T34">, </text:span></text:p>
                  <text:p text:style-name="P52"><text:span text:style-name="T34"><text:s text:c="42"/>float </text:span><text:span text:style-name="T22">lod</text:span><text:span text:style-name="T34">, int </text:span><text:span text:style-name="T22">offset</text:span>)<text:line-break/>gvec4 <text:span text:style-name="T31">textureLodOffset</text:span> (gsampler2DArray <text:span text:style-name="T21">sampler</text:span>, vec3<text:span text:style-name="T22"> P</text:span><text:span text:style-name="T34">, </text:span></text:p>
                  <text:p text:style-name="P52"><text:span text:style-name="T34"><text:s text:c="42"/>float </text:span><text:span text:style-name="T22">lod</text:span><text:span text:style-name="T34">, ivec2 </text:span><text:span text:style-name="T22">offset</text:span>)<text:line-break/> <text:s/>float <text:span text:style-name="T31">textureLodOffset</text:span> (sampler1DArrayShadow <text:span text:style-name="T21">sampler, </text:span>vec3 <text:span text:style-name="T21">P</text:span><text:span text:style-name="T34">, </text:span></text:p>
                  <text:p text:style-name="P52"><text:span text:style-name="T34"><text:s text:c="42"/>float </text:span><text:span text:style-name="T22">lod</text:span><text:span text:style-name="T34">,</text:span> int <text:span text:style-name="T22">offset</text:span>)</text:p>
                  <text:p text:style-name="P87"/>
                </table:table-cell>
                <table:table-cell table:style-name="Table21.B2" office:value-type="string">
                  <text:p text:style-name="P82">Do an offset texture lookup with explicit LOD. <text:s/>See <text:span text:style-name="T32">textureLod</text:span><text:span text:style-name="T38"> and </text:span><text:span text:style-name="T32">textureOffset</text:span><text:span text:style-name="T38">.</text:span></text:p>
                </table:table-cell>
              </table:table-row>
              <table:table-row>
                <table:table-cell table:style-name="Table21.A2" office:value-type="string">
                  <text:p text:style-name="P22"><text:span text:style-name="T45">gvec4 </text:span><text:span text:style-name="T48">textureProjLod</text:span><text:span text:style-name="T45"> (gsampler1D </text:span><text:span text:style-name="T49">sampler</text:span><text:span text:style-name="T45">, vec2 </text:span><text:span text:style-name="T49">P</text:span><text:span text:style-name="T45">, float </text:span><text:span text:style-name="T49">lod</text:span><text:span text:style-name="T45">)<text:line-break/>gvec4 </text:span><text:span text:style-name="T48">textureProjLod</text:span><text:span text:style-name="T45"> (gsampler1D </text:span><text:span text:style-name="T49">sampler</text:span><text:span text:style-name="T45">, vec4 </text:span><text:span text:style-name="T49">P</text:span><text:span text:style-name="T45">, float </text:span><text:span text:style-name="T49">lod</text:span><text:span text:style-name="T45">)<text:line-break/>gvec4 </text:span><text:span text:style-name="T48">textureProjLod</text:span><text:span text:style-name="T45"> (gsampler2D </text:span><text:span text:style-name="T49">sampler</text:span><text:span text:style-name="T45">, vec3 </text:span><text:span text:style-name="T49">P</text:span><text:span text:style-name="T45">, float </text:span><text:span text:style-name="T49">lod</text:span><text:span text:style-name="T45">)<text:line-break/>gvec4 </text:span><text:span text:style-name="T48">textureProjLod</text:span><text:span text:style-name="T45"> (gsampler2D </text:span><text:span text:style-name="T49">sampler</text:span><text:span text:style-name="T45">, vec4 </text:span><text:span text:style-name="T49">P</text:span><text:span text:style-name="T45">, float </text:span><text:span text:style-name="T49">lod</text:span><text:span text:style-name="T45">)<text:line-break/>gvec4 </text:span><text:span text:style-name="T48">textureProjLod</text:span><text:span text:style-name="T45"> (gsampler3D </text:span><text:span text:style-name="T49">sampler</text:span><text:span text:style-name="T45">, vec4 </text:span><text:span text:style-name="T49">P</text:span><text:span text:style-name="T45">, float </text:span><text:span text:style-name="T49">lod</text:span><text:span text:style-name="T45">)<text:line-break/>float </text:span><text:span text:style-name="T48">textureProjLod </text:span><text:span text:style-name="T45">(sampler1DShadow </text:span><text:span text:style-name="T49">sampler, </text:span><text:span text:style-name="T45">vec4 </text:span><text:span text:style-name="T49">P</text:span><text:span text:style-name="T45">, float </text:span><text:span text:style-name="T49">lod</text:span><text:span text:style-name="T45">)<text:line-break/>float </text:span><text:span text:style-name="T48">textureProjLod </text:span><text:span text:style-name="T45">(sampler2DShadow </text:span><text:span text:style-name="T49">sampler, </text:span><text:span text:style-name="T45">vec4 </text:span><text:span text:style-name="T49">P, </text:span><text:span text:style-name="T45">float </text:span><text:span text:style-name="T49">lod</text:span><text:span text:style-name="T45">)</text:span></text:p>
                  <text:p text:style-name="P22"/>
                </table:table-cell>
                <table:table-cell table:style-name="Table21.B2" office:value-type="string">
                  <text:p text:style-name="P82">Do a projective texture lookup with explicit LOD. <text:s/>See <text:span text:style-name="T32">textureProj </text:span><text:span text:style-name="T38">and </text:span><text:span text:style-name="T32">textureLod</text:span><text:span text:style-name="T38">.</text:span></text:p>
                </table:table-cell>
              </table:table-row>
              <table:table-row>
                <table:table-cell table:style-name="Table21.A2" office:value-type="string">
                  <text:p text:style-name="P22"><text:span text:style-name="T45">gvec4 </text:span><text:span text:style-name="T48">textureProjLodOffset</text:span><text:span text:style-name="T45"> (gsampler1D </text:span><text:span text:style-name="T49">sampler, </text:span><text:span text:style-name="T61">vec2</text:span><text:span text:style-name="T45"> </text:span><text:span text:style-name="T49">P</text:span><text:span text:style-name="T61">, </text:span></text:p>
                  <text:p text:style-name="P52"><text:span text:style-name="T34"><text:s text:c="49"/>float </text:span><text:span text:style-name="T22">lod</text:span><text:span text:style-name="T34">, int </text:span><text:span text:style-name="T22">offset</text:span>)<text:line-break/>gvec4 <text:span text:style-name="T31">textureProjLodOffset</text:span> (gsampler1D <text:span text:style-name="T21">sampler, </text:span><text:span text:style-name="T34">vec4</text:span> <text:span text:style-name="T21">P</text:span><text:span text:style-name="T34">, </text:span></text:p>
                  <text:p text:style-name="P52"><text:span text:style-name="T34"><text:s text:c="49"/>float </text:span><text:span text:style-name="T22">lod</text:span><text:span text:style-name="T34">, int </text:span><text:span text:style-name="T22">offset</text:span>)<text:line-break/>gvec4 <text:span text:style-name="T31">textureProjLodOffset</text:span> (gsampler2D <text:span text:style-name="T21">sampler</text:span>, vec3<text:span text:style-name="T22"> P</text:span><text:span text:style-name="T34">, </text:span></text:p>
                  <text:p text:style-name="P52"><text:span text:style-name="T34"><text:s text:c="49"/>float </text:span><text:span text:style-name="T22">lod</text:span><text:span text:style-name="T34">, ivec2 </text:span><text:span text:style-name="T22">offset</text:span>)<text:line-break/>gvec4 <text:span text:style-name="T31">textureProjLodOffset</text:span> (gsampler2D <text:span text:style-name="T21">sampler</text:span>, vec4<text:span text:style-name="T22"> P</text:span><text:span text:style-name="T34">, </text:span></text:p>
                  <text:p text:style-name="P52"><text:span text:style-name="T34"><text:s text:c="49"/>float </text:span><text:span text:style-name="T22">lod</text:span><text:span text:style-name="T34">, ivec2 </text:span><text:span text:style-name="T22">offset</text:span>)<text:line-break/>gvec4 <text:span text:style-name="T31">textureProjLodOffset</text:span> (gsampler3D <text:span text:style-name="T21">sampler</text:span>, vec4 <text:span text:style-name="T21">P</text:span><text:span text:style-name="T34">, </text:span></text:p>
                  <text:p text:style-name="P52"><text:span text:style-name="T34"><text:s text:c="49"/>float </text:span><text:span text:style-name="T22">lod</text:span><text:span text:style-name="T34">, ivec3 </text:span><text:span text:style-name="T22">offset</text:span>)<text:line-break/> <text:s/>float <text:span text:style-name="T31">textureProjLodOffset</text:span> (sampler1DShadow <text:span text:style-name="T21">sampler, </text:span>vec4 <text:span text:style-name="T21">P</text:span><text:span text:style-name="T34">, </text:span></text:p>
                  <text:p text:style-name="P52"><text:span text:style-name="T34"><text:s text:c="49"/>float </text:span><text:span text:style-name="T22">lod</text:span><text:span text:style-name="T34">,</text:span> int <text:span text:style-name="T22">offset</text:span>)<text:line-break/> <text:s/>float <text:span text:style-name="T31">textureProjLodOffset </text:span>(sampler2DShadow <text:span text:style-name="T21">sampler, </text:span>vec4 <text:span text:style-name="T21">P</text:span><text:span text:style-name="T34">, </text:span></text:p>
                  <text:p text:style-name="P52"><text:span text:style-name="T34"><text:s text:c="49"/>float </text:span><text:span text:style-name="T22">lod</text:span><text:span text:style-name="T34">, ivec2 </text:span><text:span text:style-name="T22">offset</text:span>)</text:p>
                  <text:p text:style-name="P87"/>
                </table:table-cell>
                <table:table-cell table:style-name="Table21.B2" office:value-type="string">
                  <text:p text:style-name="P82">Do an offset projective texture lookup with explicit LOD. <text:s/>See <text:span text:style-name="T32">textureProj</text:span><text:span text:style-name="T38">, </text:span><text:span text:style-name="T32">textureLod</text:span><text:span text:style-name="T38">, and </text:span><text:span text:style-name="T32">textureOffset</text:span><text:span text:style-name="T38">.</text:span></text:p>
                </table:table-cell>
              </table:table-row>
              <table:table-row table:style-name="Table21.12">
                <table:table-cell table:style-name="Table21.A2" office:value-type="string">
                  <text:p text:style-name="P22"><text:span text:style-name="T45">gvec4 </text:span><text:span text:style-name="T48">textureGrad</text:span><text:span text:style-name="T62"> (gsampler1D </text:span><text:span text:style-name="T52">sampler, </text:span><text:span text:style-name="T62">float </text:span><text:span text:style-name="T52">P</text:span><text:span text:style-name="T62">, <text:line-break/> <text:s text:c="33"/>float </text:span><text:span text:style-name="T52">dPdx</text:span><text:span text:style-name="T62">, float </text:span><text:span text:style-name="T52">dPdy</text:span><text:span text:style-name="T62">)</text:span><text:span text:style-name="T45"><text:line-break/>gvec4 </text:span><text:span text:style-name="T48">textureGrad</text:span><text:span text:style-name="T62"> (gsampler2D </text:span><text:span text:style-name="T52">sampler, </text:span><text:span text:style-name="T62">vec2 </text:span><text:span text:style-name="T52">P</text:span><text:span text:style-name="T62">, <text:line-break/> <text:s text:c="33"/>vec2 </text:span><text:span text:style-name="T52">dPdx</text:span><text:span text:style-name="T62">, vec2 </text:span><text:span text:style-name="T52">dPdy</text:span><text:span text:style-name="T62">)</text:span><text:span text:style-name="T45"><text:line-break/>gvec4 </text:span><text:span text:style-name="T48">textureGrad</text:span><text:span text:style-name="T62"> (gsampler3D </text:span><text:span text:style-name="T52">sampler, </text:span><text:span text:style-name="T62">vec3 </text:span><text:span text:style-name="T52">P</text:span><text:span text:style-name="T62">, <text:line-break/> <text:s text:c="33"/>vec3 </text:span><text:span text:style-name="T52">dPdx</text:span><text:span text:style-name="T62">, vec3 </text:span><text:span text:style-name="T52">dPdy</text:span><text:span text:style-name="T62">)</text:span><text:span text:style-name="T45"><text:line-break/>gvec4 </text:span><text:span text:style-name="T48">textureGrad </text:span><text:span text:style-name="T45">(gsamplerCube </text:span><text:span text:style-name="T49">sampler</text:span><text:span text:style-name="T45">, vec3 </text:span><text:span text:style-name="T49">P</text:span><text:span text:style-name="T45">, <text:line-break/> <text:s text:c="33"/>vec3 </text:span><text:span text:style-name="T49">dPdx</text:span><text:span text:style-name="T45">, vec3 </text:span><text:span text:style-name="T49">dPdy</text:span><text:span text:style-name="T45">)</text:span></text:p>
                  <text:p text:style-name="P52">gvec4 <text:span text:style-name="T32">textureGrad</text:span><text:span text:style-name="T38"> (gsampler2DRect </text:span><text:span text:style-name="T24">sampler</text:span><text:span text:style-name="T35">, vec2 </text:span><text:span text:style-name="T24">P</text:span><text:span text:style-name="T35">, <text:line-break/> <text:s text:c="33"/>vec2 </text:span><text:span text:style-name="T26">dPdx</text:span><text:span text:style-name="T35">, vec2 </text:span><text:span text:style-name="T26">dPdy</text:span><text:span text:style-name="T35">)</text:span></text:p>
                  <text:p text:style-name="P52"><text:span text:style-name="T35"><text:s text:c="2"/>float </text:span><text:span text:style-name="T36">textureGrad</text:span><text:span text:style-name="T35"> (sampler2DRectShadow </text:span><text:span text:style-name="T24">sampler</text:span><text:span text:style-name="T35">, vec3 </text:span><text:span text:style-name="T24">P</text:span><text:span text:style-name="T35">, <text:line-break/> <text:s text:c="33"/>vec2 </text:span><text:span text:style-name="T26">dPdx</text:span><text:span text:style-name="T35">, vec2 </text:span><text:span text:style-name="T26">dPdy</text:span><text:span text:style-name="T35">)</text:span><text:line-break/> <text:s/>float <text:span text:style-name="T31">textureGrad </text:span>(sampler1DShadow <text:span text:style-name="T21">sampler</text:span>, vec3 <text:span text:style-name="T21">P</text:span>, <text:line-break/> <text:s text:c="33"/>float <text:span text:style-name="T21">dPdx</text:span>, float <text:span text:style-name="T21">dPdy</text:span>)<text:line-break/> <text:s/>float <text:span text:style-name="T31">textureGrad </text:span>(sampler2DShadow <text:span text:style-name="T21">sampler</text:span>, vec3 <text:span text:style-name="T21">P</text:span>, <text:line-break/> <text:s text:c="33"/>vec2 <text:span text:style-name="T21">dPdx</text:span>, vec2 <text:span text:style-name="T21">dPdy</text:span>)<text:line-break/> <text:s/>float <text:span text:style-name="T31">textureGrad </text:span>(samplerCubeShadow <text:span text:style-name="T21">sampler</text:span>, vec4 <text:span text:style-name="T21">P</text:span>, <text:line-break/> <text:s text:c="33"/>vec3 <text:span text:style-name="T21">dPdx</text:span>, vec3 <text:span text:style-name="T21">dPdy</text:span>)<text:line-break/>gvec4 <text:span text:style-name="T31">textureGrad</text:span><text:span text:style-name="T38"> (gsampler1DArray </text:span><text:span text:style-name="T27">sampler, </text:span><text:span text:style-name="T35">vec2</text:span><text:span text:style-name="T38"> </text:span><text:span text:style-name="T27">P</text:span><text:span text:style-name="T38">, <text:line-break/> <text:s text:c="33"/>float </text:span><text:span text:style-name="T27">dPdx</text:span><text:span text:style-name="T38">, float </text:span><text:span text:style-name="T27">dPdy</text:span><text:span text:style-name="T38">)</text:span><text:line-break/>gvec4 <text:span text:style-name="T31">textureGrad</text:span><text:span text:style-name="T38"> (gsampler2DArray </text:span><text:span text:style-name="T27">sampler, </text:span><text:span text:style-name="T38">vec3 </text:span><text:span text:style-name="T27">P</text:span><text:span text:style-name="T38">, <text:line-break/> <text:s text:c="33"/>vec2 </text:span><text:span text:style-name="T27">dPdx</text:span><text:span text:style-name="T38">, vec2 </text:span><text:span text:style-name="T27">dPdy</text:span><text:span text:style-name="T38">)</text:span><text:line-break/> <text:s/>float <text:span text:style-name="T31">textureGrad </text:span>(sampler1DArrayShadow <text:span text:style-name="T21">sampler</text:span>, vec3 <text:span text:style-name="T21">P</text:span>, <text:line-break/> <text:s text:c="33"/>float <text:span text:style-name="T21">dPdx</text:span>, float <text:span text:style-name="T21">dPdy</text:span>)<text:line-break/> <text:s/>float <text:span text:style-name="T31">textureGrad </text:span>(sampler2DArrayShadow <text:span text:style-name="T21">sampler</text:span>, vec4 <text:span text:style-name="T21">P</text:span>, <text:line-break/> <text:s text:c="33"/>vec2 <text:span text:style-name="T21">dPdx</text:span>, vec2 <text:span text:style-name="T21">dPdy</text:span>)</text:p>
                  <text:p text:style-name="P52">gvec4 <text:span text:style-name="T32">textureGrad</text:span><text:span text:style-name="T38"> (gsamplerCubeArray </text:span><text:span text:style-name="T24">sampler</text:span><text:span text:style-name="T35">, vec4 </text:span><text:span text:style-name="T24">P</text:span><text:span text:style-name="T35">,<text:line-break/> <text:s text:c="33"/>vec3 </text:span><text:span text:style-name="T26">dPdx</text:span><text:span text:style-name="T35">, vec3 </text:span><text:span text:style-name="T26">dPdy</text:span><text:span text:style-name="T35">)</text:span><text:line-break/></text:p>
                </table:table-cell>
                <table:table-cell table:style-name="Table21.B2" office:value-type="string">
                  <text:p text:style-name="P75">Do a texture lookup as in <text:span text:style-name="T32">texture </text:span><text:span text:style-name="T38">but </text:span>with explicit gradients. <text:s/>The partial derivatives of <text:span text:style-name="T22">P </text:span><text:span text:style-name="T34">are </text:span>with respect to window x and window y. Set</text:p>
                  <text:p text:style-name="P96"><draw:frame draw:style-name="fr2" draw:name="Object21" text:anchor-type="as-char" svg:y="-1.5575in" svg:width="1.8681in" svg:height="3.8126in" draw:z-index="25"><draw:object-ole xlink:href="./Object 27" xlink:type="simple" xlink:show="embed" xlink:actuate="onLoad"/><draw:image xlink:href="./ObjectReplacements/Object 27" xlink:type="simple" xlink:show="embed" xlink:actuate="onLoad"/><svg:desc>OLE-object</svg:desc></draw:frame><text:line-break/></text:p>
                  <text:p text:style-name="P96">For the cube version, the partial derivatives of <text:span text:style-name="T22">P</text:span> are assumed to be in the coordinate system used before texture coordinates are projected onto the appropriate cube face.</text:p>
                  <text:p text:style-name="P96"/>
                </table:table-cell>
              </table:table-row>
              <table:table-row table:style-name="Table21.12">
                <table:table-cell table:style-name="Table21.A2" office:value-type="string">
                  <text:p text:style-name="P22"><text:span text:style-name="T45">gvec4 </text:span><text:span text:style-name="T48">textureGradOffset</text:span><text:span text:style-name="T45"> (gsampler1D </text:span><text:span text:style-name="T49">sampler, </text:span><text:span text:style-name="T45">float </text:span><text:span text:style-name="T49">P,</text:span><text:span text:style-name="T61"> </text:span></text:p>
                  <text:p text:style-name="P52"><text:span text:style-name="T35"><text:s text:c="44"/>float </text:span><text:span text:style-name="T26">dPdx</text:span><text:span text:style-name="T35">, float </text:span><text:span text:style-name="T26">dPdy, </text:span><text:span text:style-name="T34">int</text:span><text:span text:style-name="T22"> offset</text:span>)<text:line-break/>gvec4 <text:span text:style-name="T31">textureGradOffset</text:span> (gsampler2D <text:span text:style-name="T21">sampler</text:span>, vec2<text:span text:style-name="T22"> P</text:span><text:span text:style-name="T34">, </text:span></text:p>
                  <text:p text:style-name="P52"><text:span text:style-name="T35"><text:s text:c="44"/>vec2 </text:span><text:span text:style-name="T26">dPdx</text:span><text:span text:style-name="T35">, vec2 </text:span><text:span text:style-name="T26">dPdy, </text:span><text:span text:style-name="T34">ivec2 </text:span><text:span text:style-name="T22">offset</text:span>)<text:line-break/>gvec4 <text:span text:style-name="T31">textureGradOffset</text:span> (gsampler3D <text:span text:style-name="T21">sampler</text:span>, vec3 <text:span text:style-name="T21">P</text:span><text:span text:style-name="T34">, </text:span></text:p>
                  <text:p text:style-name="P52"><text:span text:style-name="T35"><text:s text:c="44"/>vec3 </text:span><text:span text:style-name="T26">dPdx</text:span><text:span text:style-name="T35">, vec3 </text:span><text:span text:style-name="T26">dPdy, </text:span><text:span text:style-name="T34">ivec3 </text:span><text:span text:style-name="T22">offset</text:span>)<text:line-break/>gvec4 <text:span text:style-name="T31">textureGradOffset</text:span> (gsampler2DRect <text:span text:style-name="T21">sampler</text:span>, vec2 <text:span text:style-name="T21">P</text:span><text:span text:style-name="T34">, </text:span></text:p>
                  <text:p text:style-name="P52"><text:span text:style-name="T35"><text:s text:c="44"/>vec2 </text:span><text:span text:style-name="T26">dPdx</text:span><text:span text:style-name="T35">, vec2 </text:span><text:span text:style-name="T26">dPdy, </text:span><text:span text:style-name="T34">ivec2 </text:span><text:span text:style-name="T22">offset</text:span>)<text:line-break/> <text:s/>float <text:span text:style-name="T31">textureGradOffset</text:span> (sampler2DRectShadow <text:span text:style-name="T21">sampler</text:span>, vec3 <text:span text:style-name="T21">P</text:span><text:span text:style-name="T34">, </text:span></text:p>
                  <text:p text:style-name="P52"><text:span text:style-name="T35"><text:s text:c="44"/>vec2 </text:span><text:span text:style-name="T26">dPdx</text:span><text:span text:style-name="T35">, vec2 </text:span><text:span text:style-name="T26">dPdy, </text:span><text:span text:style-name="T34">ivec2 </text:span><text:span text:style-name="T22">offset</text:span>) <text:s/><text:line-break/> <text:s/>float <text:span text:style-name="T31">textureGradOffset</text:span> (sampler1DShadow <text:span text:style-name="T21">sampler, </text:span>vec3 <text:span text:style-name="T21">P</text:span>, </text:p>
                  <text:p text:style-name="P52"><text:span text:style-name="T35"><text:s text:c="44"/>float </text:span><text:span text:style-name="T26">dPdx</text:span><text:span text:style-name="T35">, float </text:span><text:span text:style-name="T26">dPdy, </text:span>int <text:span text:style-name="T22">offset </text:span>)<text:line-break/> <text:s/>float <text:span text:style-name="T31">textureGradOffset </text:span>(sampler2DShadow <text:span text:style-name="T21">sampler, </text:span>vec3 <text:span text:style-name="T21">P</text:span><text:span text:style-name="T34">, </text:span></text:p>
                  <text:p text:style-name="P52"><text:span text:style-name="T35"><text:s text:c="44"/>vec2 </text:span><text:span text:style-name="T26">dPdx</text:span><text:span text:style-name="T35">, vec2 </text:span><text:span text:style-name="T26">dPdy, </text:span><text:span text:style-name="T34">ivec2 </text:span><text:span text:style-name="T22">offset</text:span>)<text:line-break/>gvec4 <text:span text:style-name="T31">textureGradOffset</text:span> (gsampler1DArray <text:span text:style-name="T21">sampler, </text:span><text:span text:style-name="T34">vec2</text:span> <text:span text:style-name="T21">P,</text:span><text:span text:style-name="T34"> </text:span></text:p>
                  <text:p text:style-name="P52"><text:span text:style-name="T35"><text:s text:c="44"/>float </text:span><text:span text:style-name="T26">dPdx</text:span><text:span text:style-name="T35">, float </text:span><text:span text:style-name="T26">dPdy, </text:span><text:span text:style-name="T34">int</text:span><text:span text:style-name="T22"> offset</text:span>)<text:line-break/>gvec4 <text:span text:style-name="T31">textureGradOffset</text:span> (gsampler2DArray <text:span text:style-name="T21">sampler</text:span>, vec3<text:span text:style-name="T22"> P</text:span><text:span text:style-name="T34">, </text:span></text:p>
                  <text:p text:style-name="P52"><text:span text:style-name="T35"><text:s text:c="44"/>vec2 </text:span><text:span text:style-name="T26">dPdx</text:span><text:span text:style-name="T35">, vec2 </text:span><text:span text:style-name="T26">dPdy, </text:span><text:span text:style-name="T34">ivec2 </text:span><text:span text:style-name="T22">offset</text:span>)<text:line-break/> <text:s/>float <text:span text:style-name="T31">textureGradOffset</text:span> (sampler1DArrayShadow <text:span text:style-name="T21">sampler, </text:span>vec3 <text:span text:style-name="T21">P</text:span>,</text:p>
                  <text:p text:style-name="P52"><text:s text:c="43"/><text:span text:style-name="T35">float </text:span><text:span text:style-name="T26">dPdx</text:span><text:span text:style-name="T35">, float </text:span><text:span text:style-name="T26">dPdy, </text:span>int <text:span text:style-name="T22">offset</text:span>)<text:line-break/> <text:s/>float <text:span text:style-name="T31">textureGradOffset </text:span>(sampler2DArrayShadow <text:span text:style-name="T21">sampler, </text:span>vec4 <text:span text:style-name="T21">P</text:span><text:span text:style-name="T34">, </text:span></text:p>
                  <text:p text:style-name="P52"><text:span text:style-name="T35"><text:s text:c="43"/>vec2 </text:span><text:span text:style-name="T26">dPdx</text:span><text:span text:style-name="T35">, vec2 </text:span><text:span text:style-name="T26">dPdy, </text:span><text:span text:style-name="T34">ivec2 </text:span><text:span text:style-name="T22">offset</text:span>)</text:p>
                  <text:p text:style-name="P87"/>
                </table:table-cell>
                <table:table-cell table:style-name="Table21.B2" office:value-type="string">
                  <text:p text:style-name="P75">Do a texture lookup with both explicit gradient and offset, as described in <text:span text:style-name="T32">textureGrad </text:span><text:span text:style-name="T38">and </text:span><text:span text:style-name="T32">textureOffset</text:span><text:span text:style-name="T38">.</text:span></text:p>
                </table:table-cell>
              </table:table-row>
              <table:table-row>
                <table:table-cell table:style-name="Table21.A2" office:value-type="string">
                  <text:p text:style-name="P22"><text:span text:style-name="T45">gvec4 </text:span><text:span text:style-name="T48">textureProjGrad </text:span><text:span text:style-name="T62">(gsampler1D </text:span><text:span text:style-name="T52">sampler, </text:span><text:span text:style-name="T62">vec2</text:span><text:span text:style-name="T48"> </text:span><text:span text:style-name="T49">P</text:span><text:span text:style-name="T45">, <text:line-break/> <text:s text:c="40"/>float </text:span><text:span text:style-name="T49">dPdx</text:span><text:span text:style-name="T45">, float </text:span><text:span text:style-name="T49">dPdy</text:span><text:span text:style-name="T45">)<text:line-break/>gvec4 </text:span><text:span text:style-name="T48">textureProjGrad</text:span><text:span text:style-name="T45"> (gsampler1D </text:span><text:span text:style-name="T49">sampler, </text:span><text:span text:style-name="T45">vec4 </text:span><text:span text:style-name="T49">P</text:span><text:span text:style-name="T45">, <text:line-break/> <text:s text:c="40"/>float </text:span><text:span text:style-name="T49">dPdx</text:span><text:span text:style-name="T45">, float </text:span><text:span text:style-name="T49">dPdy</text:span><text:span text:style-name="T45">)<text:line-break/>gvec4 </text:span><text:span text:style-name="T48">textureProjGrad </text:span><text:span text:style-name="T62">(gsampler2D </text:span><text:span text:style-name="T52">sampler, </text:span><text:span text:style-name="T62">vec3</text:span><text:span text:style-name="T48"> </text:span><text:span text:style-name="T49">P</text:span><text:span text:style-name="T45">, <text:line-break/> <text:s text:c="40"/>vec2 </text:span><text:span text:style-name="T49">dPdx</text:span><text:span text:style-name="T45">, vec2 </text:span><text:span text:style-name="T49">dPdy</text:span><text:span text:style-name="T45">)<text:line-break/>gvec4 </text:span><text:span text:style-name="T48">textureProjGrad</text:span><text:span text:style-name="T45"> (gsampler2D </text:span><text:span text:style-name="T49">sampler, </text:span><text:span text:style-name="T45">vec4 </text:span><text:span text:style-name="T49">P</text:span><text:span text:style-name="T45">, <text:line-break/> <text:s text:c="40"/>vec2 </text:span><text:span text:style-name="T49">dPdx</text:span><text:span text:style-name="T45">, vec2 </text:span><text:span text:style-name="T49">dPdy</text:span><text:span text:style-name="T45">)<text:line-break/>gvec4 </text:span><text:span text:style-name="T48">textureProjGrad</text:span><text:span text:style-name="T45"> (gsampler3D </text:span><text:span text:style-name="T49">sampler, </text:span><text:span text:style-name="T45">vec4 </text:span><text:span text:style-name="T49">P</text:span><text:span text:style-name="T45">, <text:line-break/> <text:s text:c="40"/>vec3 </text:span><text:span text:style-name="T49">dPdx</text:span><text:span text:style-name="T45">, vec3 </text:span><text:span text:style-name="T49">dPdy</text:span><text:span text:style-name="T45">)</text:span></text:p>
                  <text:p text:style-name="P52">gvec4 <text:span text:style-name="T31">textureProjGrad</text:span> (gsampler2DRect <text:span text:style-name="T21">sampler, </text:span>vec3 <text:span text:style-name="T21">P</text:span>, <text:line-break/> <text:s text:c="40"/>vec2 <text:span text:style-name="T21">dPdx</text:span>, vec2 <text:span text:style-name="T21">dPdy</text:span>)</text:p>
                  <text:p text:style-name="P52">gvec4 <text:span text:style-name="T31">textureProjGrad</text:span> (gsampler2DRect <text:span text:style-name="T21">sampler, </text:span>vec4 <text:span text:style-name="T21">P</text:span>, <text:line-break/> <text:s text:c="40"/>vec2 <text:span text:style-name="T21">dPdx</text:span>, vec2 <text:span text:style-name="T21">dPdy</text:span>)</text:p>
                  <text:p text:style-name="P52"><text:s text:c="2"/>float <text:span text:style-name="T31">textureProjGrad</text:span> (sampler2DRectShadow <text:span text:style-name="T21">sampler, </text:span>vec4 <text:span text:style-name="T21">P</text:span>, <text:line-break/> <text:s text:c="40"/>vec2 <text:span text:style-name="T21">dPdx</text:span>, vec2 <text:span text:style-name="T21">dPdy</text:span>)<text:line-break/> <text:s/>float <text:span text:style-name="T31">textureProjGrad </text:span>(sampler1DShadow <text:span text:style-name="T21">sampler</text:span>, vec4 <text:span text:style-name="T21">P</text:span>, <text:line-break/> <text:s text:c="40"/>float <text:span text:style-name="T21">dPdx</text:span>, float <text:span text:style-name="T21">dPdy</text:span>)<text:line-break/> <text:s/>float <text:span text:style-name="T31">textureProjGrad </text:span>(sampler2DShadow <text:span text:style-name="T21">sampler</text:span>, vec4 <text:span text:style-name="T21">P</text:span>, <text:line-break/> <text:s text:c="40"/>vec2 <text:span text:style-name="T21">dPdx</text:span>, vec2 <text:span text:style-name="T21">dPdy</text:span>)</text:p>
                  <text:p text:style-name="P22"/>
                </table:table-cell>
                <table:table-cell table:style-name="Table21.B2" office:value-type="string">
                  <text:p text:style-name="P152"><text:span text:style-name="T38">Do a texture lookup both projectively, as described in </text:span><text:span text:style-name="T32">textureProj</text:span><text:span text:style-name="T38">, and with explicit gradient as described in </text:span><text:span text:style-name="T32">textureGrad</text:span><text:span text:style-name="T38">. <text:s/>The partial derivatives </text:span><text:span text:style-name="T24">dPdx </text:span><text:span text:style-name="T35">and </text:span><text:span text:style-name="T24">dPdy</text:span><text:span text:style-name="T35"> are assumed to be already projected.</text:span></text:p>
                </table:table-cell>
              </table:table-row>
              <table:table-row>
                <table:table-cell table:style-name="Table21.A2" office:value-type="string">
                  <text:p text:style-name="P22"><text:span text:style-name="T45">gvec4 </text:span><text:span text:style-name="T48">textureProjGradOffset </text:span><text:span text:style-name="T62">(gsampler1D </text:span><text:span text:style-name="T52">sampler, </text:span><text:span text:style-name="T62">vec2</text:span><text:span text:style-name="T48"> </text:span><text:span text:style-name="T49">P</text:span><text:span text:style-name="T45">, <text:line-break/> <text:s text:c="51"/>float </text:span><text:span text:style-name="T49">dPdx</text:span><text:span text:style-name="T45">, float </text:span><text:span text:style-name="T49">dPdy</text:span><text:span text:style-name="T61">, int </text:span><text:span text:style-name="T53">offset</text:span><text:span text:style-name="T45">)<text:line-break/>gvec4 </text:span><text:span text:style-name="T48">textureProjGradOffset</text:span><text:span text:style-name="T45"> (gsampler1D </text:span><text:span text:style-name="T49">sampler, </text:span><text:span text:style-name="T45">vec4 </text:span><text:span text:style-name="T49">P</text:span><text:span text:style-name="T45">, <text:line-break/> <text:s text:c="51"/>float </text:span><text:span text:style-name="T49">dPdx</text:span><text:span text:style-name="T45">, float </text:span><text:span text:style-name="T49">dPdy</text:span><text:span text:style-name="T61">, int </text:span><text:span text:style-name="T53">offset</text:span><text:span text:style-name="T45">)<text:line-break/>gvec4 </text:span><text:span text:style-name="T48">textureProjGradOffset </text:span><text:span text:style-name="T62">(gsampler2D </text:span><text:span text:style-name="T52">sampler, </text:span><text:span text:style-name="T62">vec3</text:span><text:span text:style-name="T48"> </text:span><text:span text:style-name="T49">P</text:span><text:span text:style-name="T45">, <text:line-break/> <text:s text:c="51"/>vec2 </text:span><text:span text:style-name="T49">dPdx</text:span><text:span text:style-name="T45">, vec2 </text:span><text:span text:style-name="T49">dPdy</text:span><text:span text:style-name="T61">, ivec2 </text:span><text:span text:style-name="T53">offset</text:span><text:span text:style-name="T45">)<text:line-break/>gvec4 </text:span><text:span text:style-name="T48">textureProjGradOffset</text:span><text:span text:style-name="T45"> (gsampler2D </text:span><text:span text:style-name="T49">sampler, </text:span><text:span text:style-name="T45">vec4 </text:span><text:span text:style-name="T49">P</text:span><text:span text:style-name="T45">, <text:line-break/> <text:s text:c="51"/>vec2 </text:span><text:span text:style-name="T49">dPdx</text:span><text:span text:style-name="T45">, vec2 </text:span><text:span text:style-name="T49">dPdy</text:span><text:span text:style-name="T61">, ivec2 </text:span><text:span text:style-name="T53">offset</text:span><text:span text:style-name="T45">)</text:span></text:p>
                  <text:p text:style-name="P52">gvec4 <text:span text:style-name="T31">textureProjGradOffset</text:span> (gsampler2DRect <text:span text:style-name="T21">sampler</text:span>, vec3 <text:span text:style-name="T21">P</text:span><text:span text:style-name="T34">, </text:span></text:p>
                  <text:p text:style-name="P52"><text:span text:style-name="T35"><text:s text:c="52"/>vec2 </text:span><text:span text:style-name="T26">dPdx</text:span><text:span text:style-name="T35">, vec2 </text:span><text:span text:style-name="T26">dPdy, </text:span><text:span text:style-name="T34">ivec2 </text:span><text:span text:style-name="T22">offset</text:span>)</text:p>
                  <text:p text:style-name="P52">gvec4 <text:span text:style-name="T31">textureProjGradOffset</text:span> (gsampler2DRect <text:span text:style-name="T21">sampler</text:span>, vec4 <text:span text:style-name="T21">P</text:span><text:span text:style-name="T34">, </text:span></text:p>
                  <text:p text:style-name="P52"><text:span text:style-name="T35"><text:s text:c="52"/>vec2 </text:span><text:span text:style-name="T26">dPdx</text:span><text:span text:style-name="T35">, vec2 </text:span><text:span text:style-name="T26">dPdy, </text:span><text:span text:style-name="T34">ivec2 </text:span><text:span text:style-name="T22">offset</text:span>)</text:p>
                  <text:p text:style-name="P52"><text:s text:c="2"/>float <text:span text:style-name="T31">textureProjGradOffset</text:span> (sampler2DRectShadow <text:span text:style-name="T21">sampler</text:span>,<text:line-break/> <text:s text:c="51"/>vec4 <text:span text:style-name="T21">P</text:span><text:span text:style-name="T34">, </text:span></text:p>
                  <text:p text:style-name="P52"><text:span text:style-name="T35"><text:s text:c="52"/>vec2 </text:span><text:span text:style-name="T26">dPdx</text:span><text:span text:style-name="T35">, vec2 </text:span><text:span text:style-name="T26">dPdy, </text:span><text:span text:style-name="T34">ivec2 </text:span><text:span text:style-name="T22">offset</text:span>)<text:line-break/>gvec4 <text:span text:style-name="T31">textureProjGradOffset</text:span> (gsampler3D <text:span text:style-name="T21">sampler, </text:span>vec4 <text:span text:style-name="T21">P</text:span>, <text:line-break/> <text:s text:c="51"/>vec3 <text:span text:style-name="T21">dPdx</text:span>, vec3 <text:span text:style-name="T21">dPdy</text:span><text:span text:style-name="T34">, ivec3 </text:span><text:span text:style-name="T22">offset</text:span>)<text:line-break/> <text:s/>float <text:span text:style-name="T31">textureProjGradOffset </text:span>(sampler1DShadow <text:span text:style-name="T21">sampler</text:span>, vec4 <text:span text:style-name="T21">P</text:span>, <text:line-break/> <text:s text:c="51"/>float <text:span text:style-name="T21">dPdx</text:span>, float <text:span text:style-name="T21">dPdy</text:span><text:span text:style-name="T34">, int </text:span><text:span text:style-name="T22">offset</text:span>)<text:line-break/> <text:s/>float <text:span text:style-name="T31">textureProjGradOffset </text:span>(sampler2DShadow <text:span text:style-name="T21">sampler</text:span>, vec4 <text:span text:style-name="T21">P</text:span>, <text:line-break/> <text:s text:c="50"/>vec2 <text:span text:style-name="T21">dPdx</text:span>, vec2 <text:span text:style-name="T21">dPdy</text:span><text:span text:style-name="T34">, ivec2 </text:span><text:span text:style-name="T22">offset</text:span>)<text:line-break/></text:p>
                  <text:p text:style-name="P22"/>
                </table:table-cell>
                <table:table-cell table:style-name="Table21.B2" office:value-type="string">
                  <text:p text:style-name="P152"><text:span text:style-name="T38">Do a texture lookup projectively and with explicit gradient as described in </text:span><text:span text:style-name="T32">textureProjGrad</text:span><text:span text:style-name="T38">, as well as with offset, as described in </text:span><text:span text:style-name="T32">textureOffset</text:span><text:span text:style-name="T38">.</text:span></text:p>
                </table:table-cell>
              </table:table-row>
            </table:table>
            <text:p text:style-name="Standard"/>
            <text:h text:style-name="Heading_20_3" text:outline-level="3"><text:bookmark-start text:name="__RefHeading__82216_4869708051111"/>Texture Gather Functions<text:bookmark-end text:name="__RefHeading__82216_4869708051111"/></text:h>
            <text:p text:style-name="Text_20_body">The texture gather functions take components of a single floating-point vector operand as a texture coordinate, determine a set of four texels to sample from the base level of detail of the specified texture image, and return one component from each texel in a four-component result vector. </text:p>
            <text:p text:style-name="Text_20_body">When performing a texture gather operation, the minification and magnification filters are ignored, and the rules for LINEAR filtering in the OpenGL Specification are applied to the base level of the texture image to identify the four texels <text:span text:style-name="T22">i</text:span><text:span text:style-name="T41">0</text:span><text:span text:style-name="T22">j</text:span><text:span text:style-name="T41">1</text:span><text:span text:style-name="T22">, i</text:span><text:span text:style-name="T41">1</text:span><text:span text:style-name="T22">j</text:span><text:span text:style-name="T41">1</text:span><text:span text:style-name="T22">, i</text:span><text:span text:style-name="T41">1</text:span><text:span text:style-name="T22">j</text:span><text:span text:style-name="T41">0</text:span><text:span text:style-name="T22">, </text:span><text:span text:style-name="T34">and </text:span><text:span text:style-name="T22">i</text:span><text:span text:style-name="T41">0</text:span><text:span text:style-name="T22">j</text:span><text:span text:style-name="T41">0</text:span>. <text:s/>The texels are then converted to texture base colors (<text:span text:style-name="T22">R</text:span><text:span text:style-name="T42">s</text:span>, <text:span text:style-name="T22">G</text:span><text:span text:style-name="T42">s</text:span>, <text:span text:style-name="T22">B</text:span><text:span text:style-name="T42">s</text:span>, <text:span text:style-name="T22">A</text:span><text:span text:style-name="T42">s</text:span>) according to table 15.1, followed by application of the texture swizzle as described in section 15.2.1 “Texture Access” of the <text:span text:style-name="T66">OpenGL Graphics System Specification</text:span>. <text:s/>A four-component vector is assembled by taking the selected component from each of the post-swizzled texture source colors in the order (<text:span text:style-name="T22">i</text:span><text:span text:style-name="T41">0</text:span><text:span text:style-name="T22">j</text:span><text:span text:style-name="T41">1</text:span><text:span text:style-name="T22">, i</text:span><text:span text:style-name="T41">1</text:span><text:span text:style-name="T22">j</text:span><text:span text:style-name="T41">1</text:span><text:span text:style-name="T22">, i</text:span><text:span text:style-name="T41">1</text:span><text:span text:style-name="T22">j</text:span><text:span text:style-name="T41">0</text:span><text:span text:style-name="T22">, i</text:span><text:span text:style-name="T41">0</text:span><text:span text:style-name="T22">j</text:span><text:span text:style-name="T41">0</text:span>).</text:p>
            <text:p text:style-name="Text_20_body">For texture gather functions using a shadow sampler type, each of the four texel lookups perform a depth comparison against the depth reference value passed in (<text:span text:style-name="T22">refZ</text:span><text:span text:style-name="T34">)</text:span>, and returns the result of that comparison in the appropriate component of the result vector.</text:p>
            <text:p text:style-name="Text_20_body">As with other texture lookup functions, the results of a texture gather are undefined for shadow samplers if the texture referenced is not a depth texture or has depth comparisons disabled; or for non-shadow samplers if the texture referenced is a depth texture with depth comparisons enabled.</text:p>
            <text:p text:style-name="Text_20_body"/>
            <table:table table:name="Table33" table:style-name="Table33">
              <table:table-column table:style-name="Table33.A"/>
              <table:table-column table:style-name="Table33.B"/>
              <table:table-header-rows>
                <table:table-row>
                  <table:table-cell table:style-name="Table33.A1" office:value-type="string">
                    <text:p text:style-name="P139">Syntax</text:p>
                  </table:table-cell>
                  <table:table-cell table:style-name="Table33.B1" office:value-type="string">
                    <text:p text:style-name="P142">Description</text:p>
                  </table:table-cell>
                </table:table-row>
              </table:table-header-rows>
              <table:table-row>
                <table:table-cell table:style-name="Table33.A2" office:value-type="string">
                  <text:p text:style-name="P34">gvec4 <text:span text:style-name="T32">textureGather</text:span>(gsampler2D <text:span text:style-name="T22">sampler</text:span>, vec2 <text:span text:style-name="T22">P</text:span></text:p>
                  <text:p text:style-name="P34"><text:span text:style-name="T22"><text:s text:c="36"/></text:span>[, int <text:span text:style-name="T22">comp</text:span>])</text:p>
                  <text:p text:style-name="P34">gvec4 <text:span text:style-name="T32">textureGather</text:span>(gsampler2DArray <text:span text:style-name="T22">sampler</text:span>, <text:line-break/> <text:s text:c="35"/>vec3 <text:span text:style-name="T22">P </text:span>[, int <text:span text:style-name="T22">comp</text:span>])</text:p>
                  <text:p text:style-name="P34">gvec4 <text:span text:style-name="T32">textureGather</text:span>(gsamplerCube <text:span text:style-name="T22">sampler</text:span>, <text:line-break/> <text:s text:c="35"/>vec3 <text:span text:style-name="T22">P </text:span>[, int <text:span text:style-name="T22">comp</text:span>])</text:p>
                  <text:p text:style-name="P34">gvec4 <text:span text:style-name="T32">textureGather</text:span>(gsamplerCubeArray <text:span text:style-name="T22">sampler</text:span>,<text:line-break/> <text:s text:c="35"/>vec4 <text:span text:style-name="T22">P</text:span>[, int <text:span text:style-name="T22">comp</text:span>])</text:p>
                  <text:p text:style-name="P34">gvec4 <text:span text:style-name="T32">textureGather</text:span>(gsampler2DRect <text:span text:style-name="T22">sampler</text:span>, <text:line-break/> <text:s text:c="35"/>vec2 <text:span text:style-name="T22">P</text:span>[, int <text:span text:style-name="T22">comp</text:span>])</text:p>
                  <text:p text:style-name="P34">vec4 <text:span text:style-name="T32">textureGather</text:span>(sampler2DShadow <text:span text:style-name="T22">sampler</text:span>, <text:line-break/> <text:s text:c="33"/>vec2 <text:span text:style-name="T22">P</text:span>, float <text:span text:style-name="T22">refZ</text:span>)</text:p>
                  <text:p text:style-name="P34">vec4 <text:span text:style-name="T32">textureGather</text:span>(sampler2DArrayShadow <text:span text:style-name="T22">sampler</text:span>,<text:line-break/> <text:s text:c="33"/>vec3 <text:span text:style-name="T22">P</text:span>, float <text:span text:style-name="T22">refZ</text:span>)</text:p>
                  <text:p text:style-name="P34">vec4 <text:span text:style-name="T32">textureGather</text:span>(samplerCubeShadow <text:span text:style-name="T22">sampler</text:span>, <text:line-break/> <text:s text:c="33"/>vec3 <text:span text:style-name="T22">P</text:span>, float <text:span text:style-name="T22">refZ</text:span>)</text:p>
                  <text:p text:style-name="P34">vec4 <text:span text:style-name="T32">textureGather</text:span>(<text:line-break/> <text:s text:c="32"/>samplerCubeArrayShadow <text:span text:style-name="T22">sampler</text:span>,<text:line-break/> <text:s text:c="32"/>vec4 <text:span text:style-name="T22">P</text:span>, <text:s/>float <text:span text:style-name="T22">refZ</text:span>);</text:p>
                  <text:p text:style-name="P34">vec4 <text:span text:style-name="T32">textureGather</text:span>(sampler2DRectShadow <text:span text:style-name="T22">sampler</text:span>,<text:line-break/> <text:s text:c="33"/>vec2 <text:span text:style-name="T22">P</text:span>, float <text:span text:style-name="T22">refZ</text:span>);</text:p>
                  <text:p text:style-name="P42"/>
                </table:table-cell>
                <table:table-cell table:style-name="Table33.B2" office:value-type="string">
                  <text:p text:style-name="P34">Returns the value</text:p>
                  <text:p text:style-name="P34"/>
                  <text:p text:style-name="P34">vec4(Sample_i0_j1(<text:span text:style-name="T22">P</text:span>, <text:span text:style-name="T34">base</text:span>).<text:span text:style-name="T22">comp</text:span>,</text:p>
                  <text:p text:style-name="P34"><text:s text:c="9"/>Sample_i1_j1(<text:span text:style-name="T22">P</text:span>, <text:span text:style-name="T34">base</text:span>).<text:span text:style-name="T22">comp</text:span>,</text:p>
                  <text:p text:style-name="P34"><text:s text:c="9"/>Sample_i1_j0(<text:span text:style-name="T22">P</text:span>, <text:span text:style-name="T34">base</text:span>).<text:span text:style-name="T22">comp</text:span>,</text:p>
                  <text:p text:style-name="P34"><text:s text:c="9"/>Sample_i0_j0(<text:span text:style-name="T22">P</text:span>, <text:span text:style-name="T34">base</text:span>).<text:span text:style-name="T22">comp</text:span>)</text:p>
                  <text:p text:style-name="P34"/>
                  <text:p text:style-name="P34">If specified, the value of <text:span text:style-name="T22">comp</text:span> must be a constant integer expression with a value of 0, 1, 2, or 3, identifying the <text:span text:style-name="T22">x</text:span><text:span text:style-name="T34">, </text:span><text:span text:style-name="T22">y</text:span><text:span text:style-name="T34">, </text:span><text:span text:style-name="T22">z</text:span><text:span text:style-name="T34">, or </text:span><text:span text:style-name="T22">w </text:span><text:span text:style-name="T34">post-swizzled </text:span>component of the four-component vector lookup result for each texel, respectively. <text:s/>If <text:span text:style-name="T22">comp </text:span>is not specified, it is treated as 0, selecting the <text:span text:style-name="T22">x</text:span> component of each texel to generate the result.</text:p>
                  <text:p text:style-name="Table_20_Heading"/>
                </table:table-cell>
              </table:table-row>
              <table:table-row>
                <table:table-cell table:style-name="Table33.A2" office:value-type="string">
                  <text:p text:style-name="P34">gvec4 <text:span text:style-name="T32">textureGatherOffset</text:span>(gsampler2D <text:span text:style-name="T22">sampler</text:span>, <text:line-break/> <text:s text:c="45"/>vec2 <text:span text:style-name="T22">P</text:span>, ivec2 <text:span text:style-name="T22">offset<text:line-break/> <text:s text:c="45"/></text:span><text:span text:style-name="T34">[,</text:span><text:span text:style-name="T22"> int comp</text:span><text:span text:style-name="T34">])</text:span></text:p>
                  <text:p text:style-name="P34">gvec4 <text:span text:style-name="T32">textureGatherOffset</text:span>(gsampler2DArray <text:span text:style-name="T22">sampler</text:span>,<text:line-break/> <text:s text:c="46"/>vec3 <text:span text:style-name="T22">P</text:span>, ivec2 <text:span text:style-name="T22">offset</text:span></text:p>
                  <text:p text:style-name="P42"><text:span text:style-name="T68"><text:s text:c="46"/></text:span><text:span text:style-name="T70">[,</text:span><text:span text:style-name="T68"> int comp</text:span><text:span text:style-name="T70">])<text:line-break/></text:span><text:span text:style-name="T67">gvec4 </text:span><text:span text:style-name="T69">textureGatherOffset</text:span><text:span text:style-name="T67">(gsampler2DRect </text:span><text:span text:style-name="T68">sampler,</text:span></text:p>
                  <text:p text:style-name="P34"><text:span text:style-name="T22"><text:s text:c="46"/></text:span>vec2 <text:span text:style-name="T22">P</text:span>, <text:s/>ivec2 <text:span text:style-name="T22">offset<text:line-break/> <text:s text:c="45"/></text:span>[, int <text:span text:style-name="T22">comp</text:span>])</text:p>
                  <text:p text:style-name="P34"/>
                  <text:p text:style-name="P34">vec4 <text:span text:style-name="T32">textureGatherOffset</text:span>(<text:line-break/> <text:s text:c="36"/>sampler2DShadow <text:span text:style-name="T22">sampler</text:span>, <text:line-break/> <text:s text:c="36"/>vec2 <text:span text:style-name="T22">P</text:span>, float <text:span text:style-name="T22">refZ</text:span>, ivec2 <text:span text:style-name="T22">offset</text:span>)</text:p>
                  <text:p text:style-name="P34">vec4 <text:span text:style-name="T32">textureGatherOffset</text:span>(<text:line-break/> <text:s text:c="36"/>sampler2DArrayShadow <text:span text:style-name="T22">sampler</text:span>,<text:line-break/> <text:s text:c="36"/>vec3 <text:span text:style-name="T22">P</text:span><text:span text:style-name="T34">, </text:span>float <text:span text:style-name="T22">refZ</text:span>, ivec2 <text:span text:style-name="T22">offset</text:span>)</text:p>
                  <text:p text:style-name="P34">vec4 <text:span text:style-name="T32">textureGatherOffset</text:span>(<text:line-break/> <text:s text:c="36"/>sampler2DRectShadow <text:span text:style-name="T22">sampler</text:span>,<text:line-break/> <text:s text:c="36"/>vec2 <text:span text:style-name="T22">P</text:span>, float <text:span text:style-name="T22">refZ</text:span>, ivec2 <text:span text:style-name="T22">offset</text:span>)</text:p>
                  <text:p text:style-name="P37"/>
                </table:table-cell>
                <table:table-cell table:style-name="Table33.B2" office:value-type="string">
                  <text:p text:style-name="P34">Perform a texture gather operation as in <text:span text:style-name="T32">textureGather</text:span> by <text:span text:style-name="T22">offset</text:span> as described in <text:span text:style-name="T32">textureOffset </text:span>except that the <text:span text:style-name="T22">offset </text:span><text:span text:style-name="T34">can be variable (non constant) and the</text:span> implementation-dependent minimum and maximum offset values are given by <text:span text:style-name="T95">MIN_PROGRAM_TEXTURE_GATHER_OFFSET</text:span></text:p>
                  <text:p text:style-name="P34">and</text:p>
                  <text:p text:style-name="P34"><text:span text:style-name="T95">MAX_PROGRAM_TEXTURE_GATHER_OFFSET,</text:span> respectively.</text:p>
                  <text:p text:style-name="P34"/>
                </table:table-cell>
              </table:table-row>
              <table:table-row>
                <table:table-cell table:style-name="Table33.A2" office:value-type="string">
                  <text:p text:style-name="P34">gvec4 <text:span text:style-name="T32">textureGatherOffsets</text:span>(<text:line-break/> <text:s text:c="36"/>gsampler2D <text:span text:style-name="T22">sampler</text:span>, <text:line-break/> <text:s text:c="36"/>vec2 <text:span text:style-name="T22">P</text:span>, ivec2 <text:span text:style-name="T22">offsets</text:span><text:span text:style-name="T34">[4]</text:span><text:span text:style-name="T22"><text:line-break/> <text:s text:c="36"/></text:span><text:span text:style-name="T34">[,</text:span><text:span text:style-name="T22"> int comp</text:span><text:span text:style-name="T34">])</text:span></text:p>
                  <text:p text:style-name="P42"><text:span text:style-name="T67">gvec4 </text:span><text:span text:style-name="T69">textureGatherOffsets</text:span><text:span text:style-name="T67">(<text:line-break/> <text:s text:c="36"/>gsampler2DArray </text:span><text:span text:style-name="T68">sampler</text:span><text:span text:style-name="T67">,<text:line-break/> <text:s text:c="36"/>vec3 </text:span><text:span text:style-name="T68">P</text:span><text:span text:style-name="T67">, ivec2 </text:span><text:span text:style-name="T68">offsets</text:span><text:span text:style-name="T70">[4] </text:span></text:p>
                  <text:p text:style-name="P34"><text:span text:style-name="T34"><text:s text:c="37"/>[,</text:span><text:span text:style-name="T22"> int comp</text:span><text:span text:style-name="T34">])<text:line-break/></text:span>gvec4 <text:span text:style-name="T32">textureGatherOffsets</text:span>(<text:line-break/> <text:s text:c="36"/>gsampler2DRect <text:span text:style-name="T22">sampler,</text:span></text:p>
                  <text:p text:style-name="P34"><text:span text:style-name="T22"><text:s text:c="37"/></text:span>vec3 <text:span text:style-name="T22">P</text:span>, <text:s/>ivec2 <text:span text:style-name="T22">offsets</text:span><text:span text:style-name="T34">[4]</text:span><text:span text:style-name="T22"><text:line-break/> <text:s text:c="36"/></text:span>[, int <text:span text:style-name="T22">comp</text:span>])</text:p>
                  <text:p text:style-name="P34"/>
                  <text:p text:style-name="P34">vec4 <text:span text:style-name="T32">textureGatherOffsets</text:span>(<text:line-break/> <text:s text:c="34"/>sampler2DShadow <text:span text:style-name="T22">sampler</text:span>, <text:line-break/> <text:s text:c="34"/>vec2 <text:span text:style-name="T22">P</text:span>, float <text:span text:style-name="T22">refZ</text:span>, ivec2 <text:span text:style-name="T22">offsets</text:span><text:span text:style-name="T34">[4]</text:span>)</text:p>
                  <text:p text:style-name="P34">vec4 <text:span text:style-name="T32">textureGatherOffsets</text:span>(<text:line-break/> <text:s text:c="34"/>sampler2DArrayShadow <text:span text:style-name="T22">sampler</text:span>,<text:line-break/> <text:s text:c="34"/>vec3 <text:span text:style-name="T22">P</text:span><text:span text:style-name="T34">, </text:span>float <text:span text:style-name="T22">refZ</text:span>, ivec2 <text:span text:style-name="T22">offsets</text:span><text:span text:style-name="T34">[4]</text:span>)</text:p>
                  <text:p text:style-name="P34">vec4 <text:span text:style-name="T32">textureGatherOffsets</text:span>(<text:line-break/> <text:s text:c="34"/>sampler2DRectShadow <text:span text:style-name="T22">sampler</text:span>,<text:line-break/> <text:s text:c="34"/>vec2 <text:span text:style-name="T22">P</text:span>, float <text:span text:style-name="T22">refZ</text:span>, ivec2 <text:span text:style-name="T22">offsets</text:span><text:span text:style-name="T34">[4]</text:span>)</text:p>
                  <text:p text:style-name="P34"/>
                </table:table-cell>
                <table:table-cell table:style-name="Table33.B2" office:value-type="string">
                  <text:p text:style-name="P34">Operate identically to <text:span text:style-name="T32">textureGatherOffset </text:span><text:span text:style-name="T35">except t</text:span>hat <text:span text:style-name="T22">offsets</text:span> is used to determine the location of the four texels to sample. <text:s/>Each of the four texels is obtained by applying the corresponding offset in <text:span text:style-name="T22">offsets</text:span> as a (<text:span text:style-name="T22">u, v</text:span>) coordinate offset to <text:span text:style-name="T22">P</text:span>, identifying the four-texel LINEAR footprint, and then selecting the texel <text:span text:style-name="T22">i</text:span><text:span text:style-name="T41">0</text:span><text:span text:style-name="T22">j</text:span><text:span text:style-name="T41">0</text:span> of that footprint. <text:s/>The specified values in <text:span text:style-name="T22">offsets</text:span> must be set with constant integral expressions.</text:p>
                  <text:p text:style-name="P34"/>
                </table:table-cell>
              </table:table-row>
            </table:table>
            <text:p text:style-name="Text_20_body"/>
            <text:h text:style-name="P21" text:outline-level="3"><text:bookmark-start text:name="__RefHeading__109409_9526061981111"/>Compatibility Profile Texture Functions<text:bookmark-end text:name="__RefHeading__109409_9526061981111"/></text:h>
            <text:p text:style-name="Text_20_body">The following texture functions are only in <text:span text:style-name="T63">the</text:span> compatibility profile.</text:p>
            <table:table table:name="Table14" table:style-name="Table14">
              <table:table-column table:style-name="Table14.A"/>
              <table:table-column table:style-name="Table14.B"/>
              <table:table-header-rows>
                <table:table-row>
                  <table:table-cell table:style-name="Table14.A1" office:value-type="string">
                    <text:p text:style-name="P137">Syntax (deprecated)</text:p>
                  </table:table-cell>
                  <table:table-cell table:style-name="Table14.B1" office:value-type="string">
                    <text:p text:style-name="P142">Description (deprecated)</text:p>
                  </table:table-cell>
                </table:table-row>
              </table:table-header-rows>
              <table:table-row>
                <table:table-cell table:style-name="Table14.A2" office:value-type="string">
                  <text:p text:style-name="P74"><text:span text:style-name="T8">vec4</text:span><text:span text:style-name="T3"> </text:span><text:span text:style-name="T7">texture1D</text:span><text:span text:style-name="T75"> </text:span><text:span text:style-name="T77">(sampler1D</text:span><text:span text:style-name="T75"> sampler, <text:line-break/></text:span><text:span text:style-name="T66"> <text:s text:c="27"/>float </text:span><text:span text:style-name="T75">coord </text:span><text:span text:style-name="T66">[, float </text:span><text:span text:style-name="T75">bias</text:span><text:span text:style-name="T66">] )<text:line-break/>vec4 </text:span><text:span text:style-name="T65">texture1DProj</text:span><text:span text:style-name="T66"> (sampler1D </text:span><text:span text:style-name="T75">sampler</text:span><text:span text:style-name="T66">, <text:line-break/> <text:s text:c="33"/>vec2 </text:span><text:span text:style-name="T75">coord </text:span><text:span text:style-name="T66">[, float </text:span><text:span text:style-name="T75">bias</text:span><text:span text:style-name="T66">] )<text:line-break/>vec4 </text:span><text:span text:style-name="T65">texture1DProj</text:span><text:span text:style-name="T66"> (sampler1D </text:span><text:span text:style-name="T75">sampler</text:span><text:span text:style-name="T66">, <text:line-break/> <text:s text:c="33"/>vec4 </text:span><text:span text:style-name="T75">coord </text:span><text:span text:style-name="T66">[, float </text:span><text:span text:style-name="T75">bias</text:span><text:span text:style-name="T66">] )<text:line-break/>vec4 </text:span><text:span text:style-name="T65">texture1DLod</text:span><text:span text:style-name="T66"> (sampler1D </text:span><text:span text:style-name="T75">sampler</text:span><text:span text:style-name="T66">, <text:line-break/> <text:s text:c="33"/>float </text:span><text:span text:style-name="T75">coord</text:span><text:span text:style-name="T66">, float </text:span><text:span text:style-name="T75">lod</text:span><text:span text:style-name="T66">)<text:line-break/>vec4 </text:span><text:span text:style-name="T65">texture1DProjLod</text:span><text:span text:style-name="T66"> (sampler1D </text:span><text:span text:style-name="T75">sampler</text:span><text:span text:style-name="T66">, <text:line-break/> <text:s text:c="40"/>vec2 </text:span><text:span text:style-name="T75">coord</text:span><text:span text:style-name="T66">, float </text:span><text:span text:style-name="T75">lod</text:span><text:span text:style-name="T66">)<text:line-break/>vec4 </text:span><text:span text:style-name="T65">texture1DProjLod</text:span><text:span text:style-name="T66"> (sampler1D </text:span><text:span text:style-name="T75">sampler</text:span><text:span text:style-name="T66">, <text:line-break/> <text:s text:c="40"/>vec4 </text:span><text:span text:style-name="T75">coord</text:span><text:span text:style-name="T66">, float </text:span><text:span text:style-name="T75">lod</text:span><text:span text:style-name="T66">)</text:span></text:p>
                  <text:p text:style-name="P82"/>
                </table:table-cell>
                <table:table-cell table:style-name="Table14.B2" office:value-type="string">
                  <text:p text:style-name="P82">See corresponding signature above without “1D” in the name.</text:p>
                  <text:p text:style-name="P82"/>
                  <text:p text:style-name="P82"/>
                </table:table-cell>
              </table:table-row>
              <table:table-row>
                <table:table-cell table:style-name="Table14.A2" office:value-type="string">
                  <text:p text:style-name="P74"><text:span text:style-name="T66">vec4 </text:span><text:span text:style-name="T65">texture2D</text:span><text:span text:style-name="T66"> (sampler2D </text:span><text:span text:style-name="T75">sampler</text:span><text:span text:style-name="T66">, <text:line-break/> <text:s text:c="27"/>vec2 </text:span><text:span text:style-name="T75">coord </text:span><text:span text:style-name="T66">[, float </text:span><text:span text:style-name="T75">bias</text:span><text:span text:style-name="T66">] )<text:line-break/>vec4 </text:span><text:span text:style-name="T65">texture2DProj</text:span><text:span text:style-name="T66"> (sampler2D </text:span><text:span text:style-name="T75">sampler</text:span><text:span text:style-name="T66">, <text:line-break/> <text:s text:c="33"/>vec3 </text:span><text:span text:style-name="T75">coord </text:span><text:span text:style-name="T66">[, float </text:span><text:span text:style-name="T75">bias</text:span><text:span text:style-name="T66">] )<text:line-break/>vec4 </text:span><text:span text:style-name="T65">texture2DProj</text:span><text:span text:style-name="T66"> (sampler2D </text:span><text:span text:style-name="T75">sampler</text:span><text:span text:style-name="T66">, <text:line-break/> <text:s text:c="33"/>vec4 </text:span><text:span text:style-name="T75">coord </text:span><text:span text:style-name="T66">[, float </text:span><text:span text:style-name="T75">bias</text:span><text:span text:style-name="T66">] )<text:line-break/>vec4 </text:span><text:span text:style-name="T65">texture2DLod</text:span><text:span text:style-name="T66"> (sampler2D </text:span><text:span text:style-name="T75">sampler</text:span><text:span text:style-name="T66">, <text:line-break/> <text:s text:c="33"/>vec2 </text:span><text:span text:style-name="T75">coord</text:span><text:span text:style-name="T66">, float </text:span><text:span text:style-name="T75">lod</text:span><text:span text:style-name="T66">)<text:line-break/>vec4 </text:span><text:span text:style-name="T65">texture2DProjLod</text:span><text:span text:style-name="T66"> (sampler2D </text:span><text:span text:style-name="T75">sampler</text:span><text:span text:style-name="T66">, <text:line-break/> <text:s text:c="40"/>vec3 </text:span><text:span text:style-name="T75">coord</text:span><text:span text:style-name="T66">, float </text:span><text:span text:style-name="T75">lod</text:span><text:span text:style-name="T66">)<text:line-break/>vec4 </text:span><text:span text:style-name="T65">texture2DProjLod</text:span><text:span text:style-name="T66"> (sampler2D </text:span><text:span text:style-name="T75">sampler</text:span><text:span text:style-name="T66">, <text:line-break/> <text:s text:c="40"/>vec4 </text:span><text:span text:style-name="T75">coord</text:span><text:span text:style-name="T66">, float </text:span><text:span text:style-name="T75">lod</text:span><text:span text:style-name="T66">)</text:span></text:p>
                  <text:p text:style-name="P82"/>
                </table:table-cell>
                <table:table-cell table:style-name="Table14.B2" office:value-type="string">
                  <text:p text:style-name="P82">See corresponding signature above without “2D” in the name.</text:p>
                  <text:p text:style-name="P82"/>
                  <text:p text:style-name="P82"/>
                </table:table-cell>
              </table:table-row>
              <table:table-row>
                <table:table-cell table:style-name="Table14.A2" office:value-type="string">
                  <text:p text:style-name="P74"><text:span text:style-name="T66">vec4 </text:span><text:span text:style-name="T65">texture3D</text:span><text:span text:style-name="T66"> (sampler3D </text:span><text:span text:style-name="T75">sampler</text:span><text:span text:style-name="T66">, <text:line-break/> <text:s text:c="27"/>vec3 </text:span><text:span text:style-name="T75">coord </text:span><text:span text:style-name="T66">[, float </text:span><text:span text:style-name="T75">bias</text:span><text:span text:style-name="T66">] )<text:line-break/>vec4 </text:span><text:span text:style-name="T65">texture3DProj</text:span><text:span text:style-name="T66"> (sampler3D </text:span><text:span text:style-name="T75">sampler</text:span><text:span text:style-name="T66">, <text:line-break/> <text:s text:c="33"/>vec4 </text:span><text:span text:style-name="T75">coord </text:span><text:span text:style-name="T66">[, float </text:span><text:span text:style-name="T75">bias</text:span><text:span text:style-name="T66">] )<text:line-break/>vec4 </text:span><text:span text:style-name="T65">texture3DLod</text:span><text:span text:style-name="T66"> (sampler3D </text:span><text:span text:style-name="T75">sampler</text:span><text:span text:style-name="T66">, <text:line-break/> <text:s text:c="33"/>vec3 </text:span><text:span text:style-name="T75">coord</text:span><text:span text:style-name="T66">, float </text:span><text:span text:style-name="T75">lod</text:span><text:span text:style-name="T66">)<text:line-break/>vec4 </text:span><text:span text:style-name="T65">texture3DProjLod</text:span><text:span text:style-name="T66"> (sampler3D </text:span><text:span text:style-name="T75">sampler</text:span><text:span text:style-name="T66">, <text:line-break/> <text:s text:c="40"/>vec4 </text:span><text:span text:style-name="T75">coord</text:span><text:span text:style-name="T66">, float </text:span><text:span text:style-name="T75">lod</text:span><text:span text:style-name="T66">)</text:span></text:p>
                  <text:p text:style-name="P82"/>
                </table:table-cell>
                <table:table-cell table:style-name="Table14.B2" office:value-type="string">
                  <text:p text:style-name="P82">See corresponding signature above without “3D” in the name.</text:p>
                  <text:p text:style-name="P82"/>
                  <text:p text:style-name="P82">Use the texture coordinate <text:span text:style-name="T22">coord</text:span> to do a texture lookup in the 3D texture currently bound to <text:s/><text:span text:style-name="T22">sampler</text:span>. <text:s/>For the projective (“<text:span text:style-name="T32">Proj</text:span>”) versions, the texture coordinate is divided by <text:s/><text:span text:style-name="T22">coord</text:span>.<text:span text:style-name="T22">q</text:span>.</text:p>
                </table:table-cell>
              </table:table-row>
              <table:table-row>
                <table:table-cell table:style-name="Table14.A2" office:value-type="string">
                  <text:p text:style-name="P74"><text:span text:style-name="T66">vec4 </text:span><text:span text:style-name="T73">textureCube</text:span><text:span text:style-name="T66"> (samplerCube </text:span><text:span text:style-name="T75">sampler</text:span><text:span text:style-name="T66">, <text:line-break/> <text:s text:c="31"/>vec3 </text:span><text:span text:style-name="T75">coord </text:span><text:span text:style-name="T66">[, float </text:span><text:span text:style-name="T75">bias</text:span><text:span text:style-name="T66">] )<text:line-break/>vec4 </text:span><text:span text:style-name="T73">textureCubeLod</text:span><text:span text:style-name="T66"> (samplerCube </text:span><text:span text:style-name="T75">sampler</text:span><text:span text:style-name="T66">, <text:line-break/> <text:s text:c="37"/>vec3 </text:span><text:span text:style-name="T75">coord</text:span><text:span text:style-name="T66">, float </text:span><text:span text:style-name="T75">lod</text:span><text:span text:style-name="T66">)</text:span></text:p>
                  <text:p text:style-name="P82"/>
                </table:table-cell>
                <table:table-cell table:style-name="Table14.B2" office:value-type="string">
                  <text:p text:style-name="P82">See corresponding signature above without “Cube” in the name.</text:p>
                </table:table-cell>
              </table:table-row>
              <table:table-row>
                <table:table-cell table:style-name="Table14.A2" office:value-type="string">
                  <text:p text:style-name="P74"><text:span text:style-name="T66">vec4 </text:span><text:span text:style-name="T65">shadow1D</text:span><text:span text:style-name="T66"> (sampler1DShadow </text:span><text:span text:style-name="T75">sampler,<text:line-break/> <text:s text:c="33"/></text:span><text:span text:style-name="T66"><text:s text:c="6"/>vec3 </text:span><text:span text:style-name="T75">coord</text:span><text:span text:style-name="T66"> [, float</text:span><text:span text:style-name="T75"> bias</text:span><text:span text:style-name="T66">]</text:span><text:span text:style-name="T75"> </text:span><text:span text:style-name="T66">)<text:line-break/>vec4 </text:span><text:span text:style-name="T65">shadow2D </text:span><text:span text:style-name="T66">(sampler2DShadow </text:span><text:span text:style-name="T75">sampler,<text:line-break/> <text:s text:c="33"/></text:span><text:span text:style-name="T66"><text:s text:c="6"/>vec3 </text:span><text:span text:style-name="T75">coord </text:span><text:span text:style-name="T66">[, float </text:span><text:span text:style-name="T75">bias</text:span><text:span text:style-name="T66">] )<text:line-break/>vec4 </text:span><text:span text:style-name="T65">shadow1DProj</text:span><text:span text:style-name="T66"> (sampler1DShadow </text:span><text:span text:style-name="T75">sampler,<text:line-break/> <text:s text:c="43"/></text:span><text:span text:style-name="T66"><text:s text:c="3"/>vec4 </text:span><text:span text:style-name="T75">coord</text:span><text:span text:style-name="T66"> [, float</text:span><text:span text:style-name="T75"> bias</text:span><text:span text:style-name="T66">] )<text:line-break/>vec4 </text:span><text:span text:style-name="T65">shadow2DProj </text:span><text:span text:style-name="T66">(sampler2DShadow </text:span><text:span text:style-name="T75">sampler,<text:line-break/> <text:s text:c="42"/></text:span><text:span text:style-name="T66"><text:s text:c="4"/>vec4 </text:span><text:span text:style-name="T75">coord </text:span><text:span text:style-name="T66">[, float </text:span><text:span text:style-name="T75">bias</text:span><text:span text:style-name="T66">] )<text:line-break/>vec4 </text:span><text:span text:style-name="T65">shadow1DLod</text:span><text:span text:style-name="T66"> (sampler1DShadow </text:span><text:span text:style-name="T75">sampler,<text:line-break/> <text:s text:c="43"/></text:span><text:span text:style-name="T66"><text:s text:c="3"/>vec3 </text:span><text:span text:style-name="T75">coord</text:span><text:span text:style-name="T66">, float</text:span><text:span text:style-name="T75"> lod</text:span><text:span text:style-name="T66">)<text:line-break/>vec4 </text:span><text:span text:style-name="T65">shadow2DLod</text:span><text:span text:style-name="T66"> (sampler2DShadow </text:span><text:span text:style-name="T75">sampler,<text:line-break/> <text:s text:c="43"/></text:span><text:span text:style-name="T66"><text:s text:c="3"/>vec3 </text:span><text:span text:style-name="T75">coord</text:span><text:span text:style-name="T66">, float </text:span><text:span text:style-name="T75">lod</text:span><text:span text:style-name="T66">)<text:line-break/>vec4 </text:span><text:span text:style-name="T65">shadow1DProjLod</text:span><text:span text:style-name="T66">(sampler1DShadow </text:span><text:span text:style-name="T75">sampler,<text:line-break/> <text:s text:c="43"/></text:span><text:span text:style-name="T66"><text:s text:c="8"/>vec4 </text:span><text:span text:style-name="T75">coord</text:span><text:span text:style-name="T66">, float</text:span><text:span text:style-name="T75"> lod</text:span><text:span text:style-name="T66">)<text:line-break/>vec4 </text:span><text:span text:style-name="T65">shadow2DProjLod</text:span><text:span text:style-name="T66">(sampler2DShadow </text:span><text:span text:style-name="T75">sampler,<text:line-break/> <text:s text:c="52"/></text:span><text:span text:style-name="T77">vec4</text:span><text:span text:style-name="T75"> coord, </text:span><text:span text:style-name="T77">float</text:span><text:span text:style-name="T75"> lod</text:span><text:span text:style-name="T78">)</text:span></text:p>
                  <text:p text:style-name="P84"/>
                </table:table-cell>
                <table:table-cell table:style-name="Table14.B2" office:value-type="string">
                  <text:p text:style-name="P82">Same functionality as the “<text:span text:style-name="T32">texture” </text:span><text:span text:style-name="T38">based names above with the same signature.</text:span></text:p>
                </table:table-cell>
              </table:table-row>
            </table:table>
            <text:p text:style-name="Text_20_body"/>
            <text:h text:style-name="P16" text:outline-level="2"><text:bookmark-start text:name="__RefHeading__58039_1802759541111"/>Atomic-Counter Functions<text:bookmark-end text:name="__RefHeading__58039_1802759541111"/></text:h>
            <text:p text:style-name="Text_20_body">The atomic-counter operations in this section operate atomically with respect to each other. <text:s/>They are atomic for any single counter, meaning any of these operations on a specific counter in one shader instantiation will be indivisible by any of these operations on the same counter from another shader instantiation. <text:s/>There is no guarantee that these operations are atomic with respect to other forms of access to the counter or that they are serialized when applied to separate counters. <text:s/>Such cases would require additional use of fences, barriers, or other forms of synchronization, if atomicity or serialization is desired.</text:p>
            <text:p text:style-name="P146">The value returned by an atomic-counter function is the value of an atomic counter, which may be</text:p>
            <text:list xml:id="list4273940278" text:style-name="L2">
              <text:list-item>
                <text:p text:style-name="P130">returned and incremented in an atomic operation, or</text:p>
              </text:list-item>
              <text:list-item>
                <text:p text:style-name="P130">decremented and returned in an atomic operation, or</text:p>
              </text:list-item>
              <text:list-item>
                <text:p text:style-name="P130">simply returned.</text:p>
              </text:list-item>
            </text:list>
            <text:p text:style-name="P129">The underlying counter is a 32-bit unsigned integer. <text:s/>Increments and decrements at the limit of the range will wrap to [0, 2<text:span text:style-name="T85">32</text:span>-1].</text:p>
            <text:p text:style-name="Text_20_body"/>
            <table:table table:name="Table41" table:style-name="Table41">
              <table:table-column table:style-name="Table41.A"/>
              <table:table-column table:style-name="Table41.B"/>
              <table:table-header-rows>
                <table:table-row>
                  <table:table-cell table:style-name="Table41.A1" office:value-type="string">
                    <text:p text:style-name="P4">Syntax</text:p>
                  </table:table-cell>
                  <table:table-cell table:style-name="Table41.B1" office:value-type="string">
                    <text:p text:style-name="P6">Description</text:p>
                  </table:table-cell>
                </table:table-row>
              </table:table-header-rows>
              <table:table-row>
                <table:table-cell table:style-name="Table41.A2" office:value-type="string">
                  <text:p text:style-name="P154"><text:span text:style-name="T66">uint </text:span><text:span text:style-name="T65">atomicCounterIncrement</text:span><text:span text:style-name="T72"> (atomic_uint </text:span><text:span text:style-name="T76">c</text:span><text:span text:style-name="T72">)</text:span></text:p>
                </table:table-cell>
                <table:table-cell table:style-name="Table41.B2" office:value-type="string">
                  <text:p text:style-name="P26">Atomically</text:p>
                  <text:list xml:id="list1368784458" text:style-name="L3">
                    <text:list-item>
                      <text:p text:style-name="P23"><text:span text:style-name="T34">increments the counter for </text:span><text:span text:style-name="T22">c</text:span><text:span text:style-name="T34">, and</text:span></text:p>
                    </text:list-item>
                    <text:list-item>
                      <text:p text:style-name="P27">returns its value prior to the increment operation. <text:s/></text:p>
                    </text:list-item>
                  </text:list>
                  <text:list xml:id="list3982716726" text:style-name="L4">
                    <text:list-header>
                      <text:p text:style-name="P54">These two steps are done atomically with respect to the atomic counter functions in this table.</text:p>
                    </text:list-header>
                  </text:list>
                  <text:p text:style-name="P26"/>
                </table:table-cell>
              </table:table-row>
              <table:table-row>
                <table:table-cell table:style-name="Table41.A2" office:value-type="string">
                  <text:p text:style-name="P154"><text:span text:style-name="T66">uint </text:span><text:span text:style-name="T65">atomicCounterDecrement</text:span><text:span text:style-name="T72"> (atomic_uint </text:span><text:span text:style-name="T76">c</text:span><text:span text:style-name="T72">)</text:span></text:p>
                </table:table-cell>
                <table:table-cell table:style-name="Table41.B2" office:value-type="string">
                  <text:p text:style-name="P22">Atomically</text:p>
                  <text:list xml:id="list1135252163" text:style-name="L5">
                    <text:list-item>
                      <text:p text:style-name="P24">decrements the counter for <text:span text:style-name="T22">c</text:span><text:span text:style-name="T34">, and</text:span></text:p>
                    </text:list-item>
                    <text:list-item>
                      <text:p text:style-name="P28">returns the value resulting from the decrement operation.</text:p>
                    </text:list-item>
                  </text:list>
                  <text:list xml:id="list2200770428" text:style-name="L6">
                    <text:list-header>
                      <text:p text:style-name="P55">These two steps are done atomically with respect to the atomic counter functions in this table.</text:p>
                    </text:list-header>
                  </text:list>
                  <text:p text:style-name="P26"/>
                </table:table-cell>
              </table:table-row>
              <table:table-row>
                <table:table-cell table:style-name="Table41.A2" office:value-type="string">
                  <text:p text:style-name="P154"><text:span text:style-name="T66">uint </text:span><text:span text:style-name="T65">atomicCounter</text:span><text:span text:style-name="T72"> (atomic_uint </text:span><text:span text:style-name="T76">c</text:span><text:span text:style-name="T72">)</text:span></text:p>
                </table:table-cell>
                <table:table-cell table:style-name="Table41.B2" office:value-type="string">
                  <text:p text:style-name="P22">Returns the counter value for <text:span text:style-name="T22">c</text:span><text:span text:style-name="T34">.</text:span></text:p>
                  <text:p text:style-name="P26"/>
                </table:table-cell>
              </table:table-row>
            </table:table>
            <text:p text:style-name="Text_20_body"/>
            <text:h text:style-name="Heading_20_2" text:outline-level="2"><text:bookmark-start text:name="__RefHeading__27308_10463796781111"/>Atomic Memory Functions<text:bookmark-end text:name="__RefHeading__27308_10463796781111"/></text:h>
            <text:p text:style-name="Text_20_body">Atomic memory functions perform atomic operations on an individual signed or unsigned integer stored in buffer-object or shared-variable storage. <text:s/>All of the atomic memory operations read a value from memory, compute a new value using one of the operations described below, write the new value to memory, and return the original value read. <text:s/>The contents of the memory being updated by the atomic operation are guaranteed not to be modified by any other assignment or atomic memory function in any shader invocation between the time the original value is read and the time the new value is written.</text:p>
            <text:p text:style-name="Text_20_body">Atomic memory functions are supported only for a limited set of variables. <text:s/>A shader will fail to compile if the value passed to the <text:span text:style-name="T22">mem</text:span> argument of <text:s/>an atomic memory function does not correspond to a buffer or shared variable. <text:s/>It is acceptable to pass an element of an array or a single component of a vector to the <text:span text:style-name="T22">mem</text:span> argument of an atomic memory function, as long as the underlying array or vector is a buffer or shared variable.</text:p>
            <text:p text:style-name="Text_20_body"/>
            <table:table table:name="Table18" table:style-name="Table18">
              <table:table-column table:style-name="Table18.A"/>
              <table:table-column table:style-name="Table18.B"/>
              <table:table-header-rows>
                <table:table-row>
                  <table:table-cell table:style-name="Table18.A1" office:value-type="string">
                    <text:p text:style-name="P4">Syntax</text:p>
                  </table:table-cell>
                  <table:table-cell table:style-name="Table18.B1" office:value-type="string">
                    <text:p text:style-name="P6">Description</text:p>
                  </table:table-cell>
                </table:table-row>
              </table:table-header-rows>
              <table:table-row>
                <table:table-cell table:style-name="Table18.A2" office:value-type="string">
                  <text:p text:style-name="P22">uint <text:span text:style-name="T32">atomicAdd</text:span> (inout uint <text:span text:style-name="T22">mem</text:span>, uint <text:span text:style-name="T22">data</text:span>)</text:p>
                  <text:p text:style-name="P22">int <text:span text:style-name="T32">atomicAdd</text:span> (inout int <text:span text:style-name="T22">mem</text:span>, int <text:span text:style-name="T22">data</text:span>)</text:p>
                  <text:p text:style-name="P22"/>
                </table:table-cell>
                <table:table-cell table:style-name="Table18.B2" office:value-type="string">
                  <text:p text:style-name="P22">Computes a new value by adding the value of <text:span text:style-name="T22">data</text:span> to the contents <text:span text:style-name="T22">mem</text:span>.</text:p>
                </table:table-cell>
              </table:table-row>
              <table:table-row>
                <table:table-cell table:style-name="Table18.A2" office:value-type="string">
                  <text:p text:style-name="P22">uint <text:span text:style-name="T32">atomicMin</text:span> (inout uint <text:span text:style-name="T22">mem</text:span>, uint <text:span text:style-name="T22">data</text:span>)</text:p>
                  <text:p text:style-name="P22">int <text:span text:style-name="T32">atomicMin</text:span> (inout int <text:span text:style-name="T22">mem</text:span>, int <text:span text:style-name="T22">data</text:span>)</text:p>
                  <text:p text:style-name="P22"/>
                </table:table-cell>
                <table:table-cell table:style-name="Table18.B2" office:value-type="string">
                  <text:p text:style-name="P22">Computes a new value by taking the minimum of the value of <text:span text:style-name="T22">data</text:span> and the contents of <text:span text:style-name="T22">mem</text:span>.</text:p>
                </table:table-cell>
              </table:table-row>
              <table:table-row>
                <table:table-cell table:style-name="Table18.A2" office:value-type="string">
                  <text:p text:style-name="P22">uint <text:span text:style-name="T32">atomicMax</text:span> (inout uint <text:span text:style-name="T22">mem</text:span>, uint <text:span text:style-name="T22">data</text:span>)</text:p>
                  <text:p text:style-name="P22">int <text:span text:style-name="T32">atomicMax</text:span> (inout int <text:span text:style-name="T22">mem</text:span>, int <text:span text:style-name="T22">data</text:span>)</text:p>
                  <text:p text:style-name="P22"/>
                </table:table-cell>
                <table:table-cell table:style-name="Table18.B2" office:value-type="string">
                  <text:p text:style-name="P22">Computes a new value by taking the maximum of the value of <text:span text:style-name="T22">data</text:span> and the contents of <text:span text:style-name="T22">mem</text:span>.</text:p>
                </table:table-cell>
              </table:table-row>
              <table:table-row>
                <table:table-cell table:style-name="Table18.A2" office:value-type="string">
                  <text:p text:style-name="P22">uint <text:span text:style-name="T32">atomicAnd </text:span>(inout uint <text:span text:style-name="T22">mem</text:span>, uint <text:span text:style-name="T22">data</text:span>)</text:p>
                  <text:p text:style-name="P22">int <text:span text:style-name="T32">atomicAnd</text:span> (inout int <text:span text:style-name="T22">mem</text:span>, int <text:span text:style-name="T22">data</text:span>)</text:p>
                  <text:p text:style-name="P22"/>
                </table:table-cell>
                <table:table-cell table:style-name="Table18.B2" office:value-type="string">
                  <text:p text:style-name="P22">Computes a new value by performing a bit-wise AND of the value of <text:span text:style-name="T22">data</text:span> and the contents of <text:span text:style-name="T22">mem</text:span>.</text:p>
                </table:table-cell>
              </table:table-row>
              <table:table-row>
                <table:table-cell table:style-name="Table18.A2" office:value-type="string">
                  <text:p text:style-name="P22">uint <text:span text:style-name="T32">atomicOr</text:span> (inout uint <text:span text:style-name="T22">mem</text:span>, uint <text:span text:style-name="T22">data</text:span>)</text:p>
                  <text:p text:style-name="P22">int <text:span text:style-name="T32">atomicOr</text:span> (inout int <text:span text:style-name="T22">mem</text:span>, int <text:span text:style-name="T22">data</text:span>)</text:p>
                  <text:p text:style-name="P22"/>
                </table:table-cell>
                <table:table-cell table:style-name="Table18.B2" office:value-type="string">
                  <text:p text:style-name="P22">Computes a new value by performing a bit-wise OR of the value of <text:span text:style-name="T22">data</text:span> and the contents of <text:span text:style-name="T22">mem</text:span>.</text:p>
                </table:table-cell>
              </table:table-row>
              <table:table-row>
                <table:table-cell table:style-name="Table18.A2" office:value-type="string">
                  <text:p text:style-name="P22">uint <text:span text:style-name="T32">atomicXor</text:span> (inout uint <text:span text:style-name="T22">mem</text:span>, uint <text:span text:style-name="T22">data</text:span>)</text:p>
                  <text:p text:style-name="P22">int <text:span text:style-name="T32">atomicXor</text:span> (inout int <text:span text:style-name="T22">mem</text:span>, int <text:span text:style-name="T22">data</text:span>)</text:p>
                </table:table-cell>
                <table:table-cell table:style-name="Table18.B2" office:value-type="string">
                  <text:p text:style-name="P22">Computes a new value by performing a bit-wise EXCLUSIVE OR of the value of <text:span text:style-name="T22">data</text:span> and the contents of <text:span text:style-name="T22">mem</text:span>.</text:p>
                </table:table-cell>
              </table:table-row>
              <table:table-row>
                <table:table-cell table:style-name="Table18.A2" office:value-type="string">
                  <text:p text:style-name="P22">uint <text:span text:style-name="T32">atomicExchange</text:span> (inout uint <text:span text:style-name="T22">mem</text:span>, uint <text:span text:style-name="T22">data</text:span>)</text:p>
                  <text:p text:style-name="P22">int <text:span text:style-name="T32">atomicExchange</text:span> (inout int <text:span text:style-name="T22">mem</text:span>, int <text:span text:style-name="T22">data</text:span>)</text:p>
                  <text:p text:style-name="P22"/>
                </table:table-cell>
                <table:table-cell table:style-name="Table18.B2" office:value-type="string">
                  <text:p text:style-name="P22">Computes a new value by simply copying the value of <text:span text:style-name="T22">data</text:span>.</text:p>
                </table:table-cell>
              </table:table-row>
              <table:table-row>
                <table:table-cell table:style-name="Table18.A2" office:value-type="string">
                  <text:p text:style-name="P22">uint <text:span text:style-name="T32">atomicCompSwap</text:span> (inout uint <text:span text:style-name="T22">mem</text:span>, <text:line-break/> <text:s text:c="39"/>uint <text:span text:style-name="T22">compare</text:span>, uint <text:span text:style-name="T22">data</text:span>)</text:p>
                  <text:p text:style-name="P22">int <text:span text:style-name="T32">atomicCompSwap</text:span> (inout int <text:span text:style-name="T22">mem</text:span>, <text:line-break/> <text:s text:c="40"/>int <text:span text:style-name="T22">compare</text:span>, int <text:span text:style-name="T22">data</text:span>)</text:p>
                  <text:p text:style-name="P22"/>
                </table:table-cell>
                <table:table-cell table:style-name="Table18.B2" office:value-type="string">
                  <text:p text:style-name="P22">Compares the value of <text:span text:style-name="T22">compare</text:span> and the contents of <text:span text:style-name="T22">mem</text:span>. <text:s/>If the values are equal, the new value is given by <text:span text:style-name="T22">data</text:span>; otherwise, it is taken from the original contents of <text:span text:style-name="T22">mem</text:span>.</text:p>
                </table:table-cell>
              </table:table-row>
            </table:table>
            <text:h text:style-name="Heading_20_2" text:outline-level="2"><text:bookmark-start text:name="__RefHeading__58041_1802759541111"/>Image Functions<text:bookmark-end text:name="__RefHeading__58041_1802759541111"/></text:h>
            <text:p text:style-name="Text_20_body">Variables using one of the image basic types may be used by the built-in shader image memory functions defined in this section to read and write individual texels of a texture. <text:s/>Each image variable references an image unit, which has a texture image attached.</text:p>
            <text:p text:style-name="Text_20_body">When image memory functions below access memory, an individual texel in the image is identified using an (<text:span text:style-name="T22">i</text:span>), (<text:span text:style-name="T22">i, j</text:span>), or (<text:span text:style-name="T22">i, j, k</text:span>) coordinate corresponding to the values of <text:s/><text:span text:style-name="T22">P</text:span>. <text:s/>For <text:span text:style-name="T32">image2DMS</text:span> and <text:span text:style-name="T32">image2DMSArray</text:span> variables (and the corresponding int/unsigned int types) corresponding to multi-sample textures, each texel may have multiple samples and an individual sample is identified using the integer <text:span text:style-name="T22">sample</text:span> parameter. <text:s/>The coordinates and sample number are used to select an individual texel in the manner described in section 8.25 “Texture Image Loads and Stores” of the OpenGL specification.</text:p>
            <text:p text:style-name="Text_20_body">Loads and stores support float, integer, and unsigned integer types. The data types below starting “<text:span text:style-name="T22">gimage</text:span><text:span text:style-name="T34">”</text:span> serve as placeholders meaning types starting either “<text:span text:style-name="T32">image</text:span><text:span text:style-name="T38">”, “</text:span><text:span text:style-name="T32">iimage</text:span><text:span text:style-name="T38">”, or “</text:span><text:span text:style-name="T32">uimage</text:span><text:span text:style-name="T38">”</text:span> in the same way as <text:span text:style-name="T22">gvec</text:span> or <text:span text:style-name="T22">gsampler</text:span> in earlier sections.</text:p>
            <text:p text:style-name="Text_20_body">The <text:span text:style-name="T22">IMAGE_PARAMS</text:span> in the prototypes below is a placeholder representing 33 separate functions, each for a different type of image variable. <text:s/>The <text:span text:style-name="T22">IMAGE_PARAMS</text:span> placeholder is replaced by one of the following parameter lists:</text:p>
            <text:p text:style-name="P155">gimage1D <text:span text:style-name="T22">image</text:span>, int <text:span text:style-name="T22">P</text:span></text:p>
            <text:p text:style-name="P155">gimage2D <text:span text:style-name="T22">image</text:span>, ivec2 <text:span text:style-name="T22">P</text:span></text:p>
            <text:p text:style-name="P155">gimage3D <text:span text:style-name="T22">image</text:span>, ivec3 <text:span text:style-name="T22">P</text:span></text:p>
            <text:p text:style-name="P155">gimage2DRect <text:span text:style-name="T22">image</text:span>, ivec2 <text:span text:style-name="T22">P</text:span></text:p>
            <text:p text:style-name="P155">gimageCube <text:span text:style-name="T22">image</text:span>, ivec3 <text:span text:style-name="T22">P</text:span></text:p>
            <text:p text:style-name="P155">gimageBuffer <text:span text:style-name="T22">image</text:span>, int <text:span text:style-name="T22">P</text:span></text:p>
            <text:p text:style-name="P155">gimage1DArray <text:span text:style-name="T22">image</text:span>, ivec2 <text:span text:style-name="T22">P</text:span></text:p>
            <text:p text:style-name="P155">gimage2DArray <text:span text:style-name="T22">image</text:span>, ivec3 <text:span text:style-name="T22">P</text:span></text:p>
            <text:p text:style-name="P155">gimageCubeArray <text:span text:style-name="T22">image</text:span>, ivec3 <text:span text:style-name="T22">P</text:span></text:p>
            <text:p text:style-name="P155">gimage2DMS <text:span text:style-name="T22">image</text:span>, ivec2 <text:span text:style-name="T22">P</text:span>, int <text:span text:style-name="T22">sample</text:span></text:p>
            <text:p text:style-name="P155">gimage2DMSArray <text:span text:style-name="T22">image</text:span>, ivec3 <text:span text:style-name="T22">P</text:span>, int <text:span text:style-name="T22">sample</text:span></text:p>
            <text:p text:style-name="Text_20_body">where each of the lines represents one of three different image variable types, and <text:span text:style-name="T22">image</text:span>, <text:span text:style-name="T22">P</text:span>, and <text:span text:style-name="T22">sample</text:span> specify the individual texel to operate on. <text:s/>The method for identifying the individual texel operated on from <text:span text:style-name="T22">image</text:span>, <text:span text:style-name="T22">P</text:span>, and <text:span text:style-name="T22">sample</text:span>, and the method for reading and writing the texel are specified in section 8.25 “Texture Image Loads and Stores” of the OpenGL specification.</text:p>
            <text:p text:style-name="Text_20_body">The atomic functions perform atomic operations on individual texels or samples of an image variable. <text:s/>Atomic memory operations read a value from the selected texel, compute a new value using one of the operations described below, write the new value to the selected texel, and return the original value read. <text:s/>The contents of the texel being updated by the atomic operation are guaranteed not to be modified by any other image store or atomic function between the time the original value is read and the time the new value is written.</text:p>
            <text:p text:style-name="Text_20_body">Atomic memory operations are supported on only a subset of all image variable types; <text:span text:style-name="T22">image</text:span> must be either:</text:p>
            <text:list xml:id="list734600436" text:style-name="L7">
              <text:list-item>
                <text:p text:style-name="P112">a signed integer image variable (type starts “<text:span text:style-name="T32">iimage</text:span>”) and a format qualifier of <text:span text:style-name="T22">r32i</text:span><text:span text:style-name="T34">,</text:span><text:span text:style-name="T22"> </text:span><text:span text:style-name="T34">used with a </text:span><text:span text:style-name="T22">data </text:span><text:span text:style-name="T34">argument of type </text:span><text:span text:style-name="T36">int</text:span><text:span text:style-name="T22">,</text:span> or</text:p>
              </text:list-item>
              <text:list-item>
                <text:p text:style-name="P112">an unsigned image variable (type starts “<text:span text:style-name="T32">uimage</text:span>”) and a format qualifier of <text:span text:style-name="T22">r32ui</text:span><text:span text:style-name="T34">, used with a </text:span><text:span text:style-name="T22">data </text:span><text:span text:style-name="T34">argument of type </text:span><text:span text:style-name="T36">uint</text:span><text:span text:style-name="T35">.</text:span></text:p>
              </text:list-item>
            </text:list>
            <text:p text:style-name="Text_20_body"/>
            <table:table table:name="Table40" table:style-name="Table40">
              <table:table-column table:style-name="Table40.A"/>
              <table:table-column table:style-name="Table40.B"/>
              <table:table-header-rows>
                <table:table-row>
                  <table:table-cell table:style-name="Table40.A1" office:value-type="string">
                    <text:p text:style-name="P4">Syntax</text:p>
                  </table:table-cell>
                  <table:table-cell table:style-name="Table40.B1" office:value-type="string">
                    <text:p text:style-name="P6">Description</text:p>
                  </table:table-cell>
                </table:table-row>
              </table:table-header-rows>
              <table:table-row>
                <table:table-cell table:style-name="Table40.A2" office:value-type="string">
                  <text:p text:style-name="P22"><text:s text:c="4"/>int <text:span text:style-name="T32">imageSize</text:span> (readonly writeonly </text:p>
                  <text:p text:style-name="P22"><text:s text:c="29"/>gimage1D image)</text:p>
                  <text:p text:style-name="P22">ivec2 <text:span text:style-name="T32">imageSize</text:span> (readonly writeonly </text:p>
                  <text:p text:style-name="P22"><text:s text:c="29"/>gimage2D image)</text:p>
                  <text:p text:style-name="P22">ivec3 <text:span text:style-name="T32">imageSize</text:span> (readonly writeonly </text:p>
                  <text:p text:style-name="P22"><text:s text:c="29"/>gimage3D image)</text:p>
                  <text:p text:style-name="P22">ivec2 <text:span text:style-name="T32">imageSize</text:span> (readonly writeonly </text:p>
                  <text:p text:style-name="P22"><text:s text:c="29"/>gimageCube image)</text:p>
                  <text:p text:style-name="P22">ivec3 <text:span text:style-name="T32">imageSize</text:span> (readonly writeonly </text:p>
                  <text:p text:style-name="P22"><text:s text:c="29"/>gimageCubeArray image)</text:p>
                  <text:p text:style-name="P22">ivec2 <text:span text:style-name="T32">imageSize</text:span> (readonly writeonly </text:p>
                  <text:p text:style-name="P22"><text:s text:c="29"/>gimageRect image)</text:p>
                  <text:p text:style-name="P22">ivec2 <text:span text:style-name="T32">imageSize</text:span> (readonly writeonly </text:p>
                  <text:p text:style-name="P22"><text:s text:c="29"/>gimage1DArray image)</text:p>
                  <text:p text:style-name="P22">ivec3 <text:span text:style-name="T32">imageSize</text:span> (readonly writeonly </text:p>
                  <text:p text:style-name="P22"><text:s text:c="29"/>gimage2DArray image)</text:p>
                  <text:p text:style-name="P22"><text:s text:c="4"/>int <text:span text:style-name="T32">imageSize</text:span> (readonly writeonly </text:p>
                  <text:p text:style-name="P22"><text:s text:c="29"/>gimageBuffer image)</text:p>
                  <text:p text:style-name="P22">ivec2 <text:span text:style-name="T32">imageSize</text:span> (readonly writeonly </text:p>
                  <text:p text:style-name="P22"><text:s text:c="29"/>gimage2DMS image)</text:p>
                  <text:p text:style-name="P22">ivec3 <text:span text:style-name="T32">imageSize</text:span> (readonly writeonly </text:p>
                  <text:p text:style-name="P22"><text:s text:c="29"/>gimage2DMSArray image)</text:p>
                  <text:p text:style-name="P22"/>
                </table:table-cell>
                <table:table-cell table:style-name="Table40.B2" office:value-type="string">
                  <text:p text:style-name="P22">Returns the dimensions of the image or images bound to <text:span text:style-name="T22">image</text:span>. <text:s/>For arrayed images, the last component of the return value will hold the size of the array. <text:s/>Cube images only return the dimensions of one face, and the number of cubes in the cube map array, if arrayed.</text:p>
                  <text:p text:style-name="P22"/>
                  <text:p text:style-name="P22">Note: The qualification <text:span text:style-name="T32">readonly writeonly</text:span><text:span text:style-name="T38"> accepts a variable qualified with </text:span><text:span text:style-name="T32">readonly</text:span><text:span text:style-name="T38">, </text:span><text:span text:style-name="T32">writeonly</text:span><text:span text:style-name="T38">, both, or neither. <text:s/>It means the formal argument will be used for neither reading nor writing to the underlying memory.</text:span></text:p>
                </table:table-cell>
              </table:table-row>
              <table:table-row>
                <table:table-cell table:style-name="Table40.A2" office:value-type="string">
                  <text:p text:style-name="P154"><text:span text:style-name="T66">gvec4 </text:span><text:span text:style-name="T65">imageLoad </text:span><text:span text:style-name="T66">(readonly </text:span><text:span text:style-name="T75">IMAGE_PARAMS</text:span><text:span text:style-name="T66">)</text:span></text:p>
                </table:table-cell>
                <table:table-cell table:style-name="Table40.B2" office:value-type="string">
                  <text:p text:style-name="P22">Loads the texel at the coordinate <text:span text:style-name="T22">P</text:span> from the image unit <text:span text:style-name="T22">image </text:span><text:span text:style-name="T34">(in </text:span><text:span text:style-name="T22">IMAGE_PARAMS</text:span><text:span text:style-name="T34">)</text:span>. <text:s/>For multi-sample loads, the sample number is given by <text:span text:style-name="T22">sample</text:span>. <text:s/>When <text:span text:style-name="T22">image</text:span>, <text:span text:style-name="T22">P</text:span>, <text:span text:style-name="T22">sample</text:span> identify a valid texel, the bits used to represent the selected texel in memory are converted to a <text:span text:style-name="T32">vec4</text:span><text:span text:style-name="T38">, </text:span><text:span text:style-name="T32">ivec4</text:span><text:span text:style-name="T38">, or </text:span><text:span text:style-name="T32">uvec4</text:span> in the manner described in section 8.25 “Texture Image Loads and Stores” of the OpenGL Specification and returned.</text:p>
                  <text:p text:style-name="P22"/>
                </table:table-cell>
              </table:table-row>
              <table:table-row>
                <table:table-cell table:style-name="Table40.A2" office:value-type="string">
                  <text:p text:style-name="P104"><text:span text:style-name="T1">void </text:span><text:span text:style-name="T2">imageStore </text:span><text:span text:style-name="T1">(writeonly </text:span><text:span text:style-name="T3">IMAGE_PARAMS</text:span><text:span text:style-name="T1">,</text:span></text:p>
                  <text:p text:style-name="P104"><text:span text:style-name="T1"><text:s text:c="29"/>gvec4 </text:span><text:span text:style-name="T3">data</text:span><text:span text:style-name="T1">)</text:span></text:p>
                  <text:p text:style-name="P104"/>
                </table:table-cell>
                <table:table-cell table:style-name="Table40.B2" office:value-type="string">
                  <text:p text:style-name="P22">Stores <text:span text:style-name="T22">data</text:span> into the texel at the coordinate <text:span text:style-name="T22">P</text:span> from the image specified by <text:span text:style-name="T22">image</text:span>. <text:s/>For multi-sample stores, the sample number is given by <text:span text:style-name="T22">sample</text:span>. <text:s/>When <text:span text:style-name="T22">image</text:span>, <text:span text:style-name="T22">P</text:span>, and <text:span text:style-name="T22">sample</text:span> identify a valid texel, the bits used to represent <text:span text:style-name="T22">data</text:span> are converted to the format of the image unit in the manner described in section 8.25 “Texture Image Loads and Stores” of the OpenGL Specification and stored to the specified texel.</text:p>
                  <text:p text:style-name="P22"/>
                </table:table-cell>
              </table:table-row>
              <table:table-row>
                <table:table-cell table:style-name="Table40.A2" office:value-type="string">
                  <text:p text:style-name="P105">uint <text:span text:style-name="T32">imageAtomicAdd </text:span>(<text:span text:style-name="T19">IMAGE_PARAMS</text:span>,<text:line-break/>uint <text:span text:style-name="T19">data</text:span>)</text:p>
                  <text:p text:style-name="P105">int <text:span text:style-name="T32">imageAtomicAdd </text:span>(<text:span text:style-name="T19">IMAGE_PARAMS</text:span>, <text:line-break/>int <text:span text:style-name="T19">data</text:span>)</text:p>
                  <text:p text:style-name="P105"/>
                </table:table-cell>
                <table:table-cell table:style-name="Table40.B2" office:value-type="string">
                  <text:p text:style-name="P8">Computes a new value by adding the value of <text:span text:style-name="T22">data</text:span> to the contents of the selected texel.</text:p>
                </table:table-cell>
              </table:table-row>
              <table:table-row>
                <table:table-cell table:style-name="Table40.A2" office:value-type="string">
                  <text:p text:style-name="P105">uint <text:span text:style-name="T32">imageAtomicMin </text:span>(<text:span text:style-name="T19">IMAGE_PARAMS</text:span>,<text:line-break/>uint <text:span text:style-name="T19">data</text:span>)</text:p>
                  <text:p text:style-name="P105">int <text:span text:style-name="T32">imageAtomicMin </text:span>(<text:span text:style-name="T19">IMAGE_PARAMS</text:span>, <text:line-break/>int <text:span text:style-name="T19">data</text:span>)</text:p>
                  <text:p text:style-name="P105"/>
                </table:table-cell>
                <table:table-cell table:style-name="Table40.B2" office:value-type="string">
                  <text:p text:style-name="P8">Computes a new value by taking the minimum of the value of <text:span text:style-name="T22">data </text:span>and the contents of the selected texel.</text:p>
                  <text:p text:style-name="P8"/>
                </table:table-cell>
              </table:table-row>
              <table:table-row>
                <table:table-cell table:style-name="Table40.A2" office:value-type="string">
                  <text:p text:style-name="P105">uint <text:span text:style-name="T32">imageAtomicMax </text:span>(<text:span text:style-name="T19">IMAGE_PARAMS</text:span>,<text:line-break/>uint <text:span text:style-name="T19">data</text:span>)</text:p>
                  <text:p text:style-name="P105">int <text:span text:style-name="T32">imageAtomicMax </text:span>(<text:span text:style-name="T19">IMAGE_PARAMS</text:span>, <text:line-break/>int <text:span text:style-name="T19">data</text:span>)</text:p>
                  <text:p text:style-name="P105"/>
                </table:table-cell>
                <table:table-cell table:style-name="Table40.B2" office:value-type="string">
                  <text:p text:style-name="P8">Computes a new value by taking the maximum of the value <text:span text:style-name="T22">data</text:span> and the contents of the selected texel.</text:p>
                </table:table-cell>
              </table:table-row>
              <table:table-row>
                <table:table-cell table:style-name="Table40.A2" office:value-type="string">
                  <text:p text:style-name="P105">uint <text:span text:style-name="T32">imageAtomicAnd </text:span>(<text:span text:style-name="T19">IMAGE_PARAMS</text:span>,<text:line-break/>uint <text:span text:style-name="T19">data</text:span>)</text:p>
                  <text:p text:style-name="P105">int <text:span text:style-name="T32">imageAtomicAnd </text:span>(<text:span text:style-name="T19">IMAGE_PARAMS</text:span>, <text:line-break/>int <text:span text:style-name="T19">data</text:span>)</text:p>
                  <text:p text:style-name="P105"/>
                </table:table-cell>
                <table:table-cell table:style-name="Table40.B2" office:value-type="string">
                  <text:p text:style-name="P8">Computes a new value by performing a bit-wise AND of the value of <text:span text:style-name="T22">data</text:span> and the contents of the selected texel.</text:p>
                </table:table-cell>
              </table:table-row>
              <table:table-row>
                <table:table-cell table:style-name="Table40.A2" office:value-type="string">
                  <text:p text:style-name="P105">uint <text:span text:style-name="T32">imageAtomicOr </text:span>(<text:span text:style-name="T19">IMAGE_PARAMS</text:span>,<text:line-break/>uint <text:span text:style-name="T19">data</text:span>)</text:p>
                  <text:p text:style-name="P105">int <text:span text:style-name="T32">imageAtomicOr </text:span>(<text:span text:style-name="T19">IMAGE_PARAMS</text:span>, <text:line-break/>int <text:span text:style-name="T19">data</text:span>)</text:p>
                  <text:p text:style-name="P105"/>
                </table:table-cell>
                <table:table-cell table:style-name="Table40.B2" office:value-type="string">
                  <text:p text:style-name="P8">Computes a new value by performing a bit-wise OR of the value of <text:span text:style-name="T22">data</text:span> and the contents of the selected texel.</text:p>
                </table:table-cell>
              </table:table-row>
              <table:table-row>
                <table:table-cell table:style-name="Table40.A2" office:value-type="string">
                  <text:p text:style-name="P105">uint <text:span text:style-name="T32">imageAtomicXor </text:span>(<text:span text:style-name="T19">IMAGE_PARAMS</text:span>,<text:line-break/>uint <text:span text:style-name="T19">data</text:span>)</text:p>
                  <text:p text:style-name="P105">int <text:span text:style-name="T32">imageAtomicXor </text:span>(<text:span text:style-name="T19">IMAGE_PARAMS</text:span>, <text:line-break/>int <text:span text:style-name="T19">data</text:span>)</text:p>
                  <text:p text:style-name="P105"/>
                </table:table-cell>
                <table:table-cell table:style-name="Table40.B2" office:value-type="string">
                  <text:p text:style-name="P8">Computes a new value by performing a bit-wise EXCLUSIVE OR of the value of <text:span text:style-name="T22">data</text:span> and the contents of the selected texel.</text:p>
                </table:table-cell>
              </table:table-row>
              <table:table-row>
                <table:table-cell table:style-name="Table40.A2" office:value-type="string">
                  <text:p text:style-name="P105">uint <text:span text:style-name="T32">imageAtomicExchange </text:span>(<text:span text:style-name="T19">IMAGE_PARAMS</text:span>,<text:line-break/>uint <text:span text:style-name="T19">data</text:span>)</text:p>
                  <text:p text:style-name="P105">int <text:span text:style-name="T32">imageAtomicExchange </text:span>(<text:span text:style-name="T19">IMAGE_PARAMS</text:span>, <text:line-break/>int <text:span text:style-name="T19">data</text:span>)</text:p>
                  <text:p text:style-name="P105"/>
                </table:table-cell>
                <table:table-cell table:style-name="Table40.B2" office:value-type="string">
                  <text:p text:style-name="P8">Computes a new value by simply copying the value of <text:span text:style-name="T22">data</text:span><text:span text:style-name="T34">.</text:span></text:p>
                </table:table-cell>
              </table:table-row>
              <table:table-row>
                <table:table-cell table:style-name="Table40.A2" office:value-type="string">
                  <text:p text:style-name="P105">uint <text:span text:style-name="T32">imageAtomicCompSwap </text:span>(<text:span text:style-name="T19">IMAGE_PARAMS</text:span>,<text:line-break/>uint <text:span text:style-name="T22">compare</text:span><text:span text:style-name="T34">,</text:span><text:line-break/>uint <text:span text:style-name="T19">data</text:span>)</text:p>
                  <text:p text:style-name="P105">int <text:span text:style-name="T32">imageAtomicCompSwap </text:span>(<text:span text:style-name="T19">IMAGE_PARAMS</text:span>,<text:line-break/>int <text:span text:style-name="T22">compare</text:span><text:span text:style-name="T34">,</text:span><text:line-break/>int <text:span text:style-name="T19">data</text:span>)</text:p>
                </table:table-cell>
                <table:table-cell table:style-name="Table40.B2" office:value-type="string">
                  <text:p text:style-name="P8">Compares the value of <text:span text:style-name="T22">compare</text:span> and the contents of the selected texel. <text:s/>If the values are equal, the new value is given by <text:span text:style-name="T22">data</text:span>; otherwise, it is taken from the original value loaded from the texel.</text:p>
                </table:table-cell>
              </table:table-row>
            </table:table>
            <text:p text:style-name="Text_20_body"/>
            <text:h text:style-name="Heading_20_2" text:outline-level="2"><text:bookmark-start text:name="__RefHeading__82220_4869708051111"/>Fragment Processing Functions<text:bookmark-end text:name="__RefHeading__82220_4869708051111"/></text:h>
            <text:p text:style-name="P131">Fragment processing functions are only available in fragment shaders.</text:p>
            <text:h text:style-name="Heading_20_3" text:outline-level="3"><text:bookmark-start text:name="__RefHeading__82222_4869708051111"/>Derivative Functions<text:bookmark-end text:name="__RefHeading__82222_4869708051111"/></text:h>
            <text:p text:style-name="P114">Derivatives may be computationally expensive and/or numerically unstable. <text:s/>Therefore, an OpenGL implementation may approximate the true derivatives by using a fast but not entirely accurate derivative computation. <text:s/>D<text:span text:style-name="T38">erivatives are undefined within non-uniform control flow.</text:span></text:p>
            <text:p text:style-name="Text_20_body">The expected behavior of a derivative is specified using forward/backward differencing.</text:p>
            <text:p text:style-name="P147">Forward differencing:</text:p>
            <text:p text:style-name="P117"><text:s text:c="4"/><draw:frame draw:style-name="fr1" draw:name="Object15" text:anchor-type="as-char" svg:width="1.8772in" svg:height="0.1575in" draw:z-index="26"><draw:object-ole xlink:href="./Object 28" xlink:type="simple" xlink:show="embed" xlink:actuate="onLoad"/><draw:image xlink:href="./ObjectReplacements/Object 28" xlink:type="simple" xlink:show="embed" xlink:actuate="onLoad"/><svg:desc>OLE-object</svg:desc></draw:frame><text:tab/>1a</text:p>
            <text:p text:style-name="P125"><text:s text:c="3"/><draw:frame draw:style-name="fr1" draw:name="Object16" text:anchor-type="as-char" svg:width="1.7181in" svg:height="0.3346in" draw:z-index="27"><draw:object-ole xlink:href="./Object 29" xlink:type="simple" xlink:show="embed" xlink:actuate="onLoad"/><draw:image xlink:href="./ObjectReplacements/Object 29" xlink:type="simple" xlink:show="embed" xlink:actuate="onLoad"/><svg:desc>OLE-object</svg:desc></draw:frame><text:tab/><text:span text:style-name="T66">1b</text:span></text:p>
            <text:p text:style-name="Text_20_body"/>
            <text:p text:style-name="P148">Backward differencing:</text:p>
            <text:p text:style-name="P125"/>
            <text:p text:style-name="P148"><text:s text:c="3"/><draw:frame draw:style-name="fr1" draw:name="Object17" text:anchor-type="as-char" svg:width="1.978in" svg:height="0.1575in" draw:z-index="28"><draw:object-ole xlink:href="./Object 30" xlink:type="simple" xlink:show="embed" xlink:actuate="onLoad"/><draw:image xlink:href="./ObjectReplacements/Object 30" xlink:type="simple" xlink:show="embed" xlink:actuate="onLoad"/><svg:desc>OLE-object</svg:desc></draw:frame><text:tab/>2a</text:p>
            <text:p text:style-name="P125"><text:s text:c="3"/><draw:frame draw:style-name="fr1" draw:name="Object18" text:anchor-type="as-char" svg:width="1.7252in" svg:height="0.3346in" draw:z-index="29"><draw:object-ole xlink:href="./Object 31" xlink:type="simple" xlink:show="embed" xlink:actuate="onLoad"/><draw:image xlink:href="./ObjectReplacements/Object 31" xlink:type="simple" xlink:show="embed" xlink:actuate="onLoad"/><svg:desc>OLE-object</svg:desc></draw:frame><text:tab/><text:span text:style-name="T66">2b</text:span></text:p>
            <text:p text:style-name="P124"/>
            <text:p text:style-name="Text_20_body"><text:span text:style-name="T1">With single-sample </text:span><text:span text:style-name="T9">rasterization</text:span><text:span text:style-name="T1">, </text:span><text:span text:style-name="T3">dx</text:span><text:span text:style-name="T1"> &lt;= 1.0 in equations 1b and 2b. <text:s/>For multi-sample rasterization, </text:span><text:span text:style-name="T3">dx</text:span><text:span text:style-name="T1"> &lt; 2.0 in equations 1b and 2b.</text:span></text:p>
            <text:p text:style-name="Text_20_body"><text:span text:style-name="T10">dFdy</text:span><text:span text:style-name="T1"> is approximated similarly, with </text:span><text:span text:style-name="T3">y</text:span><text:span text:style-name="T1"> replacing </text:span><text:span text:style-name="T3">x</text:span><text:span text:style-name="T1">.</text:span></text:p>
            <text:p text:style-name="Text_20_body">A GL implementation may use the above or other methods to perform the calculation, subject to the following conditions:</text:p>
            <text:list xml:id="list2638912549" text:style-name="L8">
              <text:list-item>
                <text:p text:style-name="P134"><text:span text:style-name="T1">The method may use piecewise linear approximations. <text:s/>Such linear approximations imply that higher order derivatives, </text:span><text:span text:style-name="T10">dFdx</text:span><text:span text:style-name="T1">(</text:span><text:span text:style-name="T2">dFdx</text:span><text:span text:style-name="T1">(</text:span><text:span text:style-name="T3">x</text:span><text:span text:style-name="T1">)) and above, are undefined.</text:span></text:p>
              </text:list-item>
              <text:list-item>
                <text:p text:style-name="P134">The method may assume that the function evaluated is continuous. <text:s/>Therefore derivatives within non-uniform control flow are undefined.</text:p>
              </text:list-item>
              <text:list-item>
                <text:p text:style-name="P113">The method may differ per fragment, subject to the constraint that the method may vary by window coordinates, not screen coordinates. <text:s/>The invariance requirement described in section 14.2 “Invariance” of the OpenGL Graphics System Specification, is relaxed for derivative calculations, because the method may be a function of fragment location.</text:p>
              </text:list-item>
            </text:list>
            <text:p text:style-name="Text_20_body">Other properties that are desirable, but not required, are:</text:p>
            <text:list xml:id="list205258078905492" text:continue-numbering="true" text:style-name="L8">
              <text:list-item>
                <text:p text:style-name="P113">Functions should be evaluated within the interior of a primitive (interpolated, not extrapolated).</text:p>
              </text:list-item>
              <text:list-item>
                <text:p text:style-name="P113"><text:span text:style-name="T1">Functions for </text:span><text:span text:style-name="T2">dFdx</text:span><text:span text:style-name="T1"> should be evaluated while holding y constant. <text:s/>Functions for </text:span><text:span text:style-name="T2">dFdy</text:span><text:span text:style-name="T1"> should be evaluated while holding x constant. <text:s/>However, mixed higher order derivatives, like </text:span><text:span text:style-name="T2">dFdx</text:span><text:span text:style-name="T1">(</text:span><text:span text:style-name="T2">dFdy</text:span><text:span text:style-name="T1">(</text:span><text:span text:style-name="T3">y</text:span><text:span text:style-name="T1">)) and </text:span><text:span text:style-name="T2">dFdy</text:span><text:span text:style-name="T1">(</text:span><text:span text:style-name="T2">dFdx</text:span><text:span text:style-name="T1">(</text:span><text:span text:style-name="T3">x</text:span><text:span text:style-name="T1">)) <text:s/>are undefined.</text:span></text:p>
              </text:list-item>
              <text:list-item>
                <text:p text:style-name="P115">Derivatives of constant arguments should be 0.</text:p>
              </text:list-item>
            </text:list>
            <text:p text:style-name="Text_20_body">In some implementations, varying degrees of derivative accuracy may be obtained by providing GL hints (section 21.4 “Hints” of the OpenGL Graphics System Specification), allowing a user to make an image quality versus speed <text:span text:style-name="T87">trade off.</text:span></text:p>
            <text:p text:style-name="P126"/>
            <table:table table:name="Table15" table:style-name="Table15">
              <table:table-column table:style-name="Table15.A"/>
              <table:table-column table:style-name="Table15.B"/>
              <table:table-header-rows>
                <table:table-row>
                  <table:table-cell table:style-name="Table15.A1" office:value-type="string">
                    <text:p text:style-name="P137">Syntax</text:p>
                  </table:table-cell>
                  <table:table-cell table:style-name="Table15.B1" office:value-type="string">
                    <text:p text:style-name="P142">Description</text:p>
                  </table:table-cell>
                </table:table-row>
              </table:table-header-rows>
              <table:table-row>
                <table:table-cell table:style-name="Table15.A2" office:value-type="string">
                  <text:p text:style-name="P74"><text:span text:style-name="T1">genType </text:span><text:span text:style-name="T2">dFdx</text:span><text:span text:style-name="T66"> (genType </text:span><text:span text:style-name="T75">p</text:span><text:span text:style-name="T66">)</text:span></text:p>
                </table:table-cell>
                <table:table-cell table:style-name="Table15.B2" office:value-type="string">
                  <text:p text:style-name="P82">Returns the derivative in x using local differencing for the input argument <text:span text:style-name="T22">p</text:span>. </text:p>
                  <text:p text:style-name="P82"/>
                </table:table-cell>
              </table:table-row>
              <table:table-row>
                <table:table-cell table:style-name="Table15.A2" office:value-type="string">
                  <text:p text:style-name="P42"><text:span text:style-name="T66">genType </text:span><text:span text:style-name="T65">dFdy</text:span><text:span text:style-name="T66"> (genType </text:span><text:span text:style-name="T75">p</text:span><text:span text:style-name="T66">)</text:span></text:p>
                </table:table-cell>
                <table:table-cell table:style-name="Table15.B2" office:value-type="string">
                  <text:p text:style-name="P42"><text:span text:style-name="T66">Returns the derivative in y using local differencing for the input argument </text:span><text:span text:style-name="T75">p</text:span><text:span text:style-name="T66">.<text:line-break/></text:span><text:line-break/><text:span text:style-name="T1">These two functions are commonly used to estimate the filter width used to anti-alias procedural </text:span><text:span text:style-name="T9">textures. <text:s/>We</text:span><text:span text:style-name="T1"> are assuming that the expression is being evaluated in parallel on a SIMD array so that at any given point in time the value of the function is known at the grid points represented by the SIMD array. <text:s/>Local differencing between SIMD array elements can therefore be used to derive dFdx, dFdy, etc.</text:span></text:p>
                  <text:p text:style-name="P48"/>
                </table:table-cell>
              </table:table-row>
              <table:table-row>
                <table:table-cell table:style-name="Table15.A2" office:value-type="string">
                  <text:p text:style-name="P74"><text:span text:style-name="T66">genType </text:span><text:span text:style-name="T73">fwidth</text:span><text:span text:style-name="T66"> (genType </text:span><text:span text:style-name="T75">p</text:span><text:span text:style-name="T66">)</text:span></text:p>
                </table:table-cell>
                <table:table-cell table:style-name="Table15.B2" office:value-type="string">
                  <text:p text:style-name="P82">Returns the sum of the absolute derivative in x and y using local differencing for the input argument <text:span text:style-name="T22">p</text:span>, <text:s/>i.e.,<text:line-break/><text:span text:style-name="T32">abs</text:span> (<text:span text:style-name="T32">dFdx</text:span> (<text:span text:style-name="T22">p</text:span>)) <text:s/>+ <text:span text:style-name="T32">abs</text:span> (<text:span text:style-name="T32">dFdy</text:span> (<text:span text:style-name="T22">p</text:span>));</text:p>
                  <text:p text:style-name="P82"/>
                </table:table-cell>
              </table:table-row>
            </table:table>
            <text:h text:style-name="Heading_20_3" text:outline-level="3"><text:bookmark-start text:name="__RefHeading__82224_4869708051111"/>Interpolation Functions<text:bookmark-end text:name="__RefHeading__82224_4869708051111"/></text:h>
            <text:p text:style-name="Text_20_body">Built-in interpolation functions are available to compute an interpolated value of a fragment shader input variable at a shader-specified (<text:span text:style-name="T22">x</text:span>, <text:span text:style-name="T22">y</text:span>) location. <text:s/>A separate (<text:span text:style-name="T22">x</text:span>, <text:span text:style-name="T22">y</text:span>) location may be used for each invocation of the built-in function, and those locations may differ from the default (<text:span text:style-name="T22">x</text:span>, <text:span text:style-name="T22">y</text:span>) location used to produce the default value of the input.</text:p>
            <text:p text:style-name="Text_20_body">For all of the interpolation functions, <text:span text:style-name="T22">interpolant</text:span> must be an input variable or an element of an input variable declared as an array. <text:s/>Component selection operators (e.g., <text:span text:style-name="T22">.xy</text:span>) may be used when specifying <text:span text:style-name="T22">interpolant</text:span>. <text:s/>Arrayed inputs can be indexed with general (nonuniform) integer expressions. <text:s/>If <text:span text:style-name="T22">interpolant</text:span> is declared with the <text:span text:style-name="T32">flat </text:span>qualifier, the interpolated value will have the same value everywhere for a single primitive, so the location used for interpolation has no effect and the functions just return that same value. <text:s/>If <text:span text:style-name="T22">interpolant </text:span>is declared with the <text:span text:style-name="T32">centroid </text:span>qualifier, the value returned by <text:span text:style-name="T32">interpolateAtSample</text:span>() and <text:span text:style-name="T32">interpolateAtOffset</text:span>() will be evaluated at the specified location, ignoring the location normally used with the <text:span text:style-name="T32">centroid</text:span> qualifier. <text:s/>If <text:span text:style-name="T22">interpolant</text:span> is declared with the <text:span text:style-name="T36">noperspective </text:span>qualifier, the interpolated value will be computed without perspective <text:span text:style-name="T67">correction.</text:span></text:p>
            <table:table table:name="Table34" table:style-name="Table34">
              <table:table-column table:style-name="Table34.A"/>
              <table:table-column table:style-name="Table34.B"/>
              <table:table-header-rows>
                <table:table-row>
                  <table:table-cell table:style-name="Table34.A1" office:value-type="string">
                    <text:p text:style-name="P137">Syntax</text:p>
                  </table:table-cell>
                  <table:table-cell table:style-name="Table34.B1" office:value-type="string">
                    <text:p text:style-name="P142">Description</text:p>
                  </table:table-cell>
                </table:table-row>
              </table:table-header-rows>
              <table:table-row>
                <table:table-cell table:style-name="Table34.A2" office:value-type="string">
                  <text:p text:style-name="P85">float <text:span text:style-name="T31">interpolateAtCentroid </text:span>(float <text:span text:style-name="T23">interpolant</text:span>)</text:p>
                  <text:p text:style-name="P34">vec2 <text:span text:style-name="T31">interpolateAtCentroid </text:span>(vec2 <text:span text:style-name="T23">interpolant</text:span>)</text:p>
                  <text:p text:style-name="P34">vec3 <text:span text:style-name="T31">interpolateAtCentroid </text:span>(vec3 <text:span text:style-name="T23">interpolant</text:span>)</text:p>
                  <text:p text:style-name="P34">vec4 <text:span text:style-name="T31">interpolateAtCentroid </text:span>(vec4 <text:span text:style-name="T23">interpolant</text:span>)</text:p>
                  <text:p text:style-name="P74"/>
                </table:table-cell>
                <table:table-cell table:style-name="Table34.B2" office:value-type="string">
                  <text:p text:style-name="P85">Returns the value of the input <text:span text:style-name="T22">interpolant </text:span>sampled at a location inside both the pixel and the primitive being processed. <text:s/>The value obtained would be the same value assigned to the input variable if declared with the <text:span text:style-name="T32">centroid</text:span> qualifier.</text:p>
                  <text:p text:style-name="P82"/>
                </table:table-cell>
              </table:table-row>
              <table:table-row>
                <table:table-cell table:style-name="Table34.A2" office:value-type="string">
                  <text:p text:style-name="P85">float <text:span text:style-name="T31">interpolateAtSample </text:span>(float <text:span text:style-name="T23">interpolant</text:span>, <text:line-break/> <text:s text:c="45"/>int <text:span text:style-name="T23">sample</text:span>)</text:p>
                  <text:p text:style-name="P34">vec2 <text:span text:style-name="T31">interpolateAtSample </text:span>(vec2 <text:span text:style-name="T23">interpolant</text:span>, <text:line-break/> <text:s text:c="45"/>int <text:span text:style-name="T23">sample</text:span>)</text:p>
                  <text:p text:style-name="P34">vec3 <text:span text:style-name="T31">interpolateAtSample </text:span>(vec3 <text:span text:style-name="T23">interpolant</text:span>, <text:line-break/> <text:s text:c="45"/>int <text:span text:style-name="T23">sample</text:span>)</text:p>
                  <text:p text:style-name="P34">vec4 <text:span text:style-name="T31">interpolateAtSample </text:span>(vec4 <text:span text:style-name="T23">interpolant</text:span>, <text:line-break/> <text:s text:c="45"/>int <text:span text:style-name="T23">sample</text:span>)</text:p>
                  <text:p text:style-name="P74"/>
                </table:table-cell>
                <table:table-cell table:style-name="Table34.B2" office:value-type="string">
                  <text:p text:style-name="P85">Returns the value of the input <text:span text:style-name="T22">interpolant</text:span> variable at the location of sample number <text:span text:style-name="T22">sample</text:span>. <text:s/>If multisample buffers are not available, the input variable will be evaluated at the center of the pixel. <text:s/>If sample <text:span text:style-name="T22">sample</text:span> does not exist, the position used to interpolate the input variable is undefined.</text:p>
                  <text:p text:style-name="P82"/>
                </table:table-cell>
              </table:table-row>
              <table:table-row>
                <table:table-cell table:style-name="Table34.A2" office:value-type="string">
                  <text:p text:style-name="P85">float <text:span text:style-name="T32">interpolateAtOffset </text:span>(float <text:span text:style-name="T23">interpolant</text:span>,<text:line-break/> <text:s text:c="43"/>vec2 offset)</text:p>
                  <text:p text:style-name="P34">vec2 <text:span text:style-name="T32">interpolateAtOffset </text:span>(vec2 <text:span text:style-name="T23">interpolant</text:span>, <text:line-break/> <text:s text:c="43"/>vec2 offset)</text:p>
                  <text:p text:style-name="P34">vec3 <text:span text:style-name="T32">interpolateAtOffset </text:span>(vec3 <text:span text:style-name="T23">interpolant</text:span>,<text:line-break/> <text:s text:c="43"/>vec2 offset)</text:p>
                  <text:p text:style-name="P34">vec4 <text:span text:style-name="T32">interpolateAtOffset </text:span>(vec4 <text:span text:style-name="T23">interpolant</text:span>,<text:line-break/> <text:s text:c="43"/>vec2 offset)</text:p>
                  <text:p text:style-name="P74"/>
                </table:table-cell>
                <table:table-cell table:style-name="Table34.B2" office:value-type="string">
                  <text:p text:style-name="P85">Returns the value of the input <text:span text:style-name="T22">interpolant </text:span><text:span text:style-name="T34">variable </text:span>sampled at an offset from the center of the pixel specified by <text:span text:style-name="T22">offset</text:span>. <text:s/>The two floating-point components of <text:span text:style-name="T22">offset</text:span>, give the offset in pixels in the <text:span text:style-name="T22">x</text:span> and <text:span text:style-name="T22">y</text:span> directions, respectively. <text:s/>An offset of (0, 0) identifies the center of the pixel. <text:s/>The range and granularity of offsets supported by this function is implementation-dependent.</text:p>
                  <text:p text:style-name="P82"/>
                </table:table-cell>
              </table:table-row>
            </table:table>
            <text:p text:style-name="Standard"/>
            <text:h text:style-name="Heading_20_2" text:outline-level="2"><text:bookmark-start text:name="__RefHeading__82226_4869708051111"/>Noise Functions<text:bookmark-end text:name="__RefHeading__82226_4869708051111"/></text:h>
            <text:p text:style-name="P114">Noise functions are available in all shader stages. They are stochastic functions that can be used to increase visual complexity. Values returned by the following noise functions give the appearance of randomness, but are not truly random. The noise functions below are defined to have the following characteristics:</text:p>
            <text:list xml:id="list603684606" text:style-name="L9">
              <text:list-item>
                <text:p text:style-name="P116">The return value(s) are always in the range [-1.0,1.0], and cover at least the range [-0.6, 0.6], with a <text:span text:style-name="T87">Gaussian</text:span>-like distribution.</text:p>
              </text:list-item>
              <text:list-item>
                <text:p text:style-name="P121">The return value(s) have an overall average of 0.0.</text:p>
              </text:list-item>
              <text:list-item>
                <text:p text:style-name="P121">They are repeatable, in that a particular input value will always produce the same return value.</text:p>
              </text:list-item>
              <text:list-item>
                <text:p text:style-name="P121">They are statistically invariant under rotation (i.e., no matter how the domain is rotated, it has the same statistical character).</text:p>
              </text:list-item>
              <text:list-item>
                <text:p text:style-name="P121">They have a statistical invariance under translation (i.e., no matter how the domain is translated, it has the same statistical character).</text:p>
              </text:list-item>
              <text:list-item>
                <text:p text:style-name="P121">They typically give different results under translation.</text:p>
              </text:list-item>
              <text:list-item>
                <text:p text:style-name="P121">The spatial frequency is narrowly concentrated, centered somewhere between 0.5 to 1.0.</text:p>
              </text:list-item>
              <text:list-item>
                <text:p text:style-name="P116">They are C<text:span text:style-name="T89">1</text:span> continuous everywhere (i.e., the first derivative is continuous).</text:p>
              </text:list-item>
            </text:list>
            <text:p text:style-name="P127"/>
            <table:table table:name="Table16" table:style-name="Table16">
              <table:table-column table:style-name="Table16.A"/>
              <table:table-column table:style-name="Table16.B"/>
              <table:table-header-rows>
                <table:table-row>
                  <table:table-cell table:style-name="Table16.A1" office:value-type="string">
                    <text:p text:style-name="P137">Syntax</text:p>
                  </table:table-cell>
                  <table:table-cell table:style-name="Table16.B1" office:value-type="string">
                    <text:p text:style-name="P142">Description</text:p>
                  </table:table-cell>
                </table:table-row>
              </table:table-header-rows>
              <table:table-row>
                <table:table-cell table:style-name="Table16.A2" office:value-type="string">
                  <text:p text:style-name="P74"><text:span text:style-name="T1">float </text:span><text:span text:style-name="T2">noise1</text:span><text:span text:style-name="T1"> (genType </text:span><text:span text:style-name="T3">x</text:span><text:span text:style-name="T1">)</text:span></text:p>
                </table:table-cell>
                <table:table-cell table:style-name="Table16.B2" office:value-type="string">
                  <text:p text:style-name="P75">Returns a 1D noise value based on the input value <text:span text:style-name="T22">x</text:span>. </text:p>
                  <text:p text:style-name="P75"/>
                </table:table-cell>
              </table:table-row>
              <table:table-row>
                <table:table-cell table:style-name="Table16.A2" office:value-type="string">
                  <text:p text:style-name="P74"><text:span text:style-name="T1">vec2 <text:s/></text:span><text:span text:style-name="T2">noise2</text:span><text:span text:style-name="T1"> (genType </text:span><text:span text:style-name="T3">x</text:span><text:span text:style-name="T1">)</text:span></text:p>
                </table:table-cell>
                <table:table-cell table:style-name="Table16.B2" office:value-type="string">
                  <text:p text:style-name="P75">Returns a 2D noise value based on the input value <text:span text:style-name="T22">x</text:span>. <text:s/></text:p>
                  <text:p text:style-name="P75"/>
                </table:table-cell>
              </table:table-row>
              <table:table-row>
                <table:table-cell table:style-name="Table16.A2" office:value-type="string">
                  <text:p text:style-name="P74"><text:span text:style-name="T1">vec3 <text:s/></text:span><text:span text:style-name="T2">noise3</text:span><text:span text:style-name="T1"> (genType </text:span><text:span text:style-name="T3">x</text:span><text:span text:style-name="T1">)</text:span></text:p>
                </table:table-cell>
                <table:table-cell table:style-name="Table16.B2" office:value-type="string">
                  <text:p text:style-name="P75">Returns a 3D noise value based on the input value <text:span text:style-name="T22">x</text:span>. </text:p>
                  <text:p text:style-name="P75"/>
                </table:table-cell>
              </table:table-row>
              <table:table-row>
                <table:table-cell table:style-name="Table16.A2" office:value-type="string">
                  <text:p text:style-name="P74"><text:span text:style-name="T1">vec4 <text:s/></text:span><text:span text:style-name="T2">noise4</text:span><text:span text:style-name="T1"> (genType </text:span><text:span text:style-name="T3">x</text:span><text:span text:style-name="T1">)</text:span></text:p>
                </table:table-cell>
                <table:table-cell table:style-name="Table16.B2" office:value-type="string">
                  <text:p text:style-name="P75">Returns a 4D noise value based on the input value <text:span text:style-name="T22">x</text:span>. </text:p>
                  <text:p text:style-name="P75"/>
                </table:table-cell>
              </table:table-row>
            </table:table>
            <text:h text:style-name="P18" text:outline-level="2"><text:bookmark-start text:name="__RefHeading__82228_4869708051111"/>Geometry Shader Functions<text:bookmark-end text:name="__RefHeading__82228_4869708051111"/></text:h>
            <text:p text:style-name="P132">These functions are only available in geometry shaders. <text:s/>They are described in more depth following the table.</text:p>
            <table:table table:name="Table29" table:style-name="Table29">
              <table:table-column table:style-name="Table29.A"/>
              <table:table-column table:style-name="Table29.B"/>
              <table:table-header-rows>
                <table:table-row>
                  <table:table-cell table:style-name="Table29.A1" office:value-type="string">
                    <text:p text:style-name="P140">Syntax</text:p>
                  </table:table-cell>
                  <table:table-cell table:style-name="Table29.B1" office:value-type="string">
                    <text:p text:style-name="P145">Description</text:p>
                  </table:table-cell>
                </table:table-row>
              </table:table-header-rows>
              <table:table-row>
                <table:table-cell table:style-name="Table29.A2" office:value-type="string">
                  <text:p text:style-name="P88"><text:span text:style-name="T1">void </text:span><text:span text:style-name="T2">E</text:span><text:span text:style-name="T7">mitStreamVertex </text:span><text:span text:style-name="T1">(int </text:span><text:span text:style-name="T3">stream</text:span><text:span text:style-name="T1">)</text:span></text:p>
                </table:table-cell>
                <table:table-cell table:style-name="Table29.B2" office:value-type="string">
                  <text:p text:style-name="P89"><text:span text:style-name="T12">Emits the current values of output variables to the current output primitive on stream </text:span><text:span text:style-name="T19">stream</text:span><text:span text:style-name="T12">. <text:s/>The argument to </text:span><text:span text:style-name="T14">stream</text:span><text:span text:style-name="T15"> must be a constant integral expression. <text:s/></text:span><text:span text:style-name="T12">On return from this call, the values of all output variables are undefined. </text:span></text:p>
                  <text:p text:style-name="P152">Can only be used if multiple output streams are supported<text:span text:style-name="T22">.</text:span></text:p>
                  <text:p text:style-name="P91"/>
                </table:table-cell>
              </table:table-row>
              <table:table-row>
                <table:table-cell table:style-name="Table29.A2" office:value-type="string">
                  <text:p text:style-name="P88"><text:span text:style-name="T1">void </text:span><text:span text:style-name="T2">EndStreamPrimitive</text:span><text:span text:style-name="T1"> (int </text:span><text:span text:style-name="T3">stream</text:span><text:span text:style-name="T1">)</text:span></text:p>
                </table:table-cell>
                <table:table-cell table:style-name="Table29.B2" office:value-type="string">
                  <text:p text:style-name="P91">Completes the current output primitive on stream <text:span text:style-name="T22">stream </text:span>and starts a new one. <text:s/>The argument to <text:span text:style-name="T29">stream</text:span><text:span text:style-name="T28"> must be a constant integral expression. <text:s/></text:span>No vertex is emitted. <text:s/></text:p>
                  <text:p text:style-name="P152"><text:span text:style-name="T34">Can only be used if multiple output streams are supported</text:span><text:span text:style-name="T22">.</text:span></text:p>
                  <text:p text:style-name="P91"/>
                </table:table-cell>
              </table:table-row>
              <table:table-row>
                <table:table-cell table:style-name="Table29.A2" office:value-type="string">
                  <text:p text:style-name="P88"><text:span text:style-name="T1">void </text:span><text:span text:style-name="T2">E</text:span><text:span text:style-name="T7">mitVertex </text:span><text:span text:style-name="T1">()<text:line-break/></text:span></text:p>
                </table:table-cell>
                <table:table-cell table:style-name="Table29.B2" office:value-type="string">
                  <text:p text:style-name="P92">Emits the current values of output variables to the current output primitive. <text:s/>On return from this call, the values of output variables are undefined.</text:p>
                  <text:p text:style-name="P76">When multiple output streams are supported, this is equivalent to calling <text:span text:style-name="T32">EmitStreamVertex</text:span>(0).</text:p>
                  <text:p text:style-name="P76"/>
                </table:table-cell>
              </table:table-row>
              <table:table-row>
                <table:table-cell table:style-name="Table29.A2" office:value-type="string">
                  <text:p text:style-name="P88"><text:span text:style-name="T1">void </text:span><text:span text:style-name="T2">EndPrimitive </text:span><text:span text:style-name="T5">()</text:span><text:span text:style-name="T2"><text:line-break/></text:span></text:p>
                </table:table-cell>
                <table:table-cell table:style-name="Table29.B2" office:value-type="string">
                  <text:p text:style-name="P77">Completes the current output primitive and starts a new one. <text:s/>No vertex is emitted.</text:p>
                  <text:p text:style-name="P76"><text:span text:style-name="T38">When multiple output streams are supported, this is equivalent to calling </text:span><text:span text:style-name="T32">EndStreamPrimitive</text:span>(0).</text:p>
                  <text:p text:style-name="P76"/>
                </table:table-cell>
              </table:table-row>
            </table:table>
            <text:p text:style-name="P132"/>
            <text:p text:style-name="Text_20_body">The function <text:span text:style-name="T32">EmitStreamVertex</text:span>() specifies that a vertex is completed. A vertex is added to the current output primitive in vertex stream <text:span text:style-name="T22">stream</text:span> using the current values of all output variables associated with <text:span text:style-name="T22">stream</text:span>. <text:s/>These include <text:span text:style-name="T22">gl_PointSize</text:span>, <text:span text:style-name="T22">gl_ClipDistance</text:span>, <text:span text:style-name="T22">gl_Layer</text:span>, <text:span text:style-name="T22">gl_Position</text:span>, <text:span text:style-name="T22">gl_PrimitiveID</text:span> and <text:span text:style-name="T22">gl_ViewportIndex</text:span>. <text:s/>The values of all output variables for all output streams are undefined after a call to <text:span text:style-name="T32">EmitStreamVertex</text:span>(). <text:s/>If a geometry shader invocation has emitted more vertices than permitted by the output layout qualifier <text:span text:style-name="T32">max_vertices</text:span>, the results of calling <text:span text:style-name="T32">EmitStreamVertex</text:span>() are undefined.</text:p>
            <text:p text:style-name="Text_20_body">The function <text:span text:style-name="T32">EndStreamPrimitive</text:span>() specifies that the current output primitive for vertex stream <text:span text:style-name="T22">stream </text:span>is completed and a new output primitive (of the same type) will be started by any subsequent <text:span text:style-name="T36">EmitStreamVertex</text:span><text:span text:style-name="T35">()</text:span>. <text:s/>This function does not emit a vertex. <text:s/>If the output layout is declared to be “points”, calling <text:span text:style-name="T32">EndStreamPrimitive</text:span>() is optional.</text:p>
            <text:p text:style-name="Text_20_body">A geometry shader starts with an output primitive containing no vertices for each stream. When a geometry shader terminates, the current output primitive for each stream is automatically completed. It is not necessary to call <text:span text:style-name="T32">EndStreamPrimitive</text:span>() if the geometry shader writes only a single primitive.</text:p>
            <text:p text:style-name="Text_20_body">Multiple output streams are supported only if the output primitive type is declared to be <text:span text:style-name="T22">points</text:span>. <text:s/>A program will fail to link if it contains a geometry shader calling <text:span text:style-name="T32">EmitStreamVertex</text:span>() or <text:span text:style-name="T32">EndStreamPrimitive</text:span>() if its output<text:span text:style-name="T67"> primitive type is not </text:span><text:span text:style-name="T68">points</text:span><text:span text:style-name="T67">.</text:span></text:p>
            <text:h text:style-name="P16" text:outline-level="2"><text:bookmark-start text:name="__RefHeading__82230_4869708051111"/>Shader Invocation Control Functions<text:bookmark-end text:name="__RefHeading__82230_4869708051111"/></text:h>
            <text:p text:style-name="Text_20_body">The shader invocation control function is available only in tessellation control shaders and compute shaders. <text:s/>It is used to control the relative execution order of multiple shader invocations used to process a patch (in the case of tessellation control shaders) or a local work group (in the case of compute shaders), which are otherwise executed with an undefined relative order.</text:p>
            <table:table table:name="Table32" table:style-name="Table32">
              <table:table-column table:style-name="Table32.A"/>
              <table:table-column table:style-name="Table32.B"/>
              <table:table-header-rows>
                <table:table-row>
                  <table:table-cell table:style-name="Table32.A1" office:value-type="string">
                    <text:p text:style-name="P140">Syntax</text:p>
                  </table:table-cell>
                  <table:table-cell table:style-name="Table32.B1" office:value-type="string">
                    <text:p text:style-name="P145">Description</text:p>
                  </table:table-cell>
                </table:table-row>
              </table:table-header-rows>
              <table:table-row>
                <table:table-cell table:style-name="Table32.A2" office:value-type="string">
                  <text:p text:style-name="P88"><text:span text:style-name="T1">void </text:span><text:span text:style-name="T2">barrier</text:span><text:span text:style-name="T7"> </text:span><text:span text:style-name="T1">()</text:span></text:p>
                </table:table-cell>
                <table:table-cell table:style-name="Table32.B2" office:value-type="string">
                  <text:p text:style-name="P90"><text:span text:style-name="T12">For any given static instance of </text:span><text:span text:style-name="T20">barrier</text:span><text:span text:style-name="T16">(), all</text:span><text:span text:style-name="T20"> </text:span><text:span text:style-name="T12">tessellation control shader invocations for </text:span>a single input patch must enter it before any will be <text:s/>allowed to continue beyond it, or all invocations for a single work group must enter it before any will continue beyond it.</text:p>
                  <text:p text:style-name="P75"/>
                </table:table-cell>
              </table:table-row>
            </table:table>
            <text:p text:style-name="P33"/>
            <text:p text:style-name="Text_20_body">The function <text:span text:style-name="T32">barrier</text:span>() provides a partially defined order of execution between shader invocations. <text:s/>This ensures that values written by one invocation prior to a given static instance of <text:span text:style-name="T32">barrier</text:span>() can be safely read by other invocations after their call to the same static instance <text:span text:style-name="T32">barrier</text:span>(). <text:s/>Because invocations may execute in undefined order between these barrier calls, the values of a per-vertex or per-patch output variable or shared variables for compute shaders will be undefined in a number of cases enumerated in <text:span text:style-name="T63">section</text:span> 4.3.6 “Output Variables” (for tessellation control shaders) and section 4.3.8 "Shared Variables" (for compute shaders).</text:p>
            <text:p text:style-name="Text_20_body">For tessellation control shaders, the <text:span text:style-name="T32">barrier</text:span>() function may only be placed inside the function <text:span text:style-name="T32">main</text:span><text:span text:style-name="T38">() </text:span>of the tessellation control shader and may not be called within any control flow. <text:s/>Barriers are also disallowed after a return statement in the function <text:span text:style-name="T32">main</text:span>(). <text:s/>Any such misplaced barriers result in <text:span text:style-name="T63">a compile-time error.</text:span></text:p>
            <text:p text:style-name="Text_20_body"><text:span text:style-name="T63">For compute shaders, the </text:span><text:span text:style-name="T64">barrier()</text:span><text:span text:style-name="T71"> function may be placed within flow control, but that flow control must be uniform flow control. <text:s/>That is, all the controlling expressions that lead to execution of the barrier must be dynamically uniform expressions. <text:s/>This ensures that if any shader invocation enters a conditional statement, then all invocations will enter it. <text:s/>While compilers are encouraged to give warnings if they can detect this might not happen, compilers cannot completely determine this. <text:s/>Hence, it is the author's responsibility to ensure </text:span><text:span text:style-name="T64">barrier() </text:span><text:span text:style-name="T71">only exists inside uniform flow control. <text:s/>Otherwise, some shader invocations will stall indefinitely, waiting for a barrier that is never reached by other invocations.</text:span></text:p>
            <text:h text:style-name="Heading_20_2" text:outline-level="2"><text:bookmark-start text:name="__RefHeading__58043_1802759541111"/>Shader Memory Control Functions<text:bookmark-end text:name="__RefHeading__58043_1802759541111"/></text:h>
            <text:p text:style-name="P146">Shaders of all types may read and write the contents of textures and buffer objects using image variables. <text:s/>While the order of reads and writes within a single shader invocation is well-defined, the relative order of reads and writes to a single shared memory address from multiple separate shader invocations is largely undefined. <text:s/>The order of memory accesses performed by one shader invocation, as observed by other shader invocations, is also largely undefined but can be controlled through memory control functions.</text:p>
            <text:p text:style-name="P133"/>
            <table:table table:name="Table42" table:style-name="Table42">
              <table:table-column table:style-name="Table42.A"/>
              <table:table-column table:style-name="Table42.B"/>
              <table:table-header-rows>
                <table:table-row>
                  <table:table-cell table:style-name="Table42.A1" office:value-type="string">
                    <text:p text:style-name="P140">Syntax</text:p>
                  </table:table-cell>
                  <table:table-cell table:style-name="Table42.B1" office:value-type="string">
                    <text:p text:style-name="P145">Description</text:p>
                  </table:table-cell>
                </table:table-row>
              </table:table-header-rows>
              <table:table-row>
                <table:table-cell table:style-name="Table42.A2" office:value-type="string">
                  <text:p text:style-name="P88"><text:span text:style-name="T1">void </text:span><text:span text:style-name="T2">memoryBarrier</text:span><text:span text:style-name="T7"> </text:span><text:span text:style-name="T1">()</text:span></text:p>
                </table:table-cell>
                <table:table-cell table:style-name="Table42.B2" office:value-type="string">
                  <text:p text:style-name="P90">Control the ordering of memory transactions issued by a single shader invocation.</text:p>
                  <text:p text:style-name="P75"/>
                </table:table-cell>
              </table:table-row>
              <table:table-row>
                <table:table-cell table:style-name="Table42.A2" office:value-type="string">
                  <text:p text:style-name="P88"><text:span text:style-name="T1">void </text:span><text:span text:style-name="T2">memoryBarrierAtomicCounter</text:span><text:span text:style-name="T7"> </text:span><text:span text:style-name="T1">()</text:span></text:p>
                </table:table-cell>
                <table:table-cell table:style-name="Table42.B2" office:value-type="string">
                  <text:p text:style-name="P90">Control the ordering of accesses to atomic-counter variables issued by a single shader invocation.</text:p>
                  <text:p text:style-name="P85"/>
                </table:table-cell>
              </table:table-row>
              <table:table-row>
                <table:table-cell table:style-name="Table42.A2" office:value-type="string">
                  <text:p text:style-name="P88"><text:span text:style-name="T1">void </text:span><text:span text:style-name="T2">memoryBarrierBuffer</text:span><text:span text:style-name="T7"> </text:span><text:span text:style-name="T1">()</text:span></text:p>
                </table:table-cell>
                <table:table-cell table:style-name="Table42.B2" office:value-type="string">
                  <text:p text:style-name="P90">Control the ordering of memory transactions to buffer variables issued within a single shader invocation.</text:p>
                  <text:p text:style-name="P85"/>
                </table:table-cell>
              </table:table-row>
              <table:table-row>
                <table:table-cell table:style-name="Table42.A2" office:value-type="string">
                  <text:p text:style-name="P88"><text:span text:style-name="T1">void </text:span><text:span text:style-name="T2">memoryBarrierShared</text:span><text:span text:style-name="T7"> </text:span><text:span text:style-name="T1">()</text:span></text:p>
                </table:table-cell>
                <table:table-cell table:style-name="Table42.B2" office:value-type="string">
                  <text:p text:style-name="P90">Control the ordering of memory transactions to shared variables issued within a single shader invocation.</text:p>
                  <text:p text:style-name="P85">Only available in compute shaders.</text:p>
                  <text:p text:style-name="P85"/>
                </table:table-cell>
              </table:table-row>
              <table:table-row>
                <table:table-cell table:style-name="Table42.A2" office:value-type="string">
                  <text:p text:style-name="P88"><text:span text:style-name="T1">void </text:span><text:span text:style-name="T2">memoryBarrierImage</text:span><text:span text:style-name="T7"> </text:span><text:span text:style-name="T1">()</text:span></text:p>
                </table:table-cell>
                <table:table-cell table:style-name="Table42.B2" office:value-type="string">
                  <text:p text:style-name="P90">Control the ordering of memory transactions to images issued within a single shader invocation.</text:p>
                  <text:p text:style-name="P85"/>
                </table:table-cell>
              </table:table-row>
              <table:table-row>
                <table:table-cell table:style-name="Table42.A2" office:value-type="string">
                  <text:p text:style-name="P88"><text:span text:style-name="T1">void </text:span><text:span text:style-name="T2">groupMemoryBarrier </text:span><text:span text:style-name="T1">()</text:span></text:p>
                  <text:p text:style-name="P75"/>
                </table:table-cell>
                <table:table-cell table:style-name="Table42.B2" office:value-type="string">
                  <text:p text:style-name="P90">Control the ordering of all memory transactions issued within a single shader invocation, as viewed by other invocations in the same work group.</text:p>
                  <text:p text:style-name="P85">Only available in compute shaders.</text:p>
                  <text:p text:style-name="P85"/>
                </table:table-cell>
              </table:table-row>
            </table:table>
            <text:p text:style-name="P128"/>
            <text:p text:style-name="Text_20_body">The memory barrier built-in functions can be used to order reads and writes to variables stored in memory accessible to other shader invocations. <text:s/>When called, these functions will wait for the completion of all reads and writes previously performed by the caller that access selected variable types, and then return with no other effect. <text:s/>The built-in functions <text:span text:style-name="T32">memoryBarrierAtomicCounter</text:span>(), <text:span text:style-name="T32">memoryBarrierBuffer</text:span>(), <text:span text:style-name="T32">memoryBarrierImage</text:span>(), and <text:span text:style-name="T32">memoryBarrierShared</text:span>() wait for the completion of accesses to atomic counter, buffer, image, and shared variables, respectively. <text:s/>The built-in functions <text:span text:style-name="T32">memoryBarrier</text:span>() and <text:span text:style-name="T32">groupMemoryBarrier</text:span>() wait for the completion of accesses to all of the above variable types. <text:s/>The functions <text:span text:style-name="T32">memoryBarrierShared</text:span>() and <text:span text:style-name="T32">groupMemoryBarrier</text:span>() are available only in compute shaders; the other functions are available in all shader types.</text:p>
            <text:p text:style-name="Text_20_body">When these functions return, the results of any memory stores performed using coherent variables performed prior to the call will be visible to any future coherent access to the same memory performed by any other shader invocation. <text:s/>In particular, the values written this way in one shader stage are guaranteed to be visible to coherent memory accesses performed by shader invocations in subsequent stages when those invocations were triggered by the execution of the original shader invocation (e.g., fragment shader invocations for a primitive resulting from a particular geometry shader invocation).</text:p>
            <text:p text:style-name="Text_20_body">Additionally, memory barrier functions order stores performed by the calling invocation, as observed by other shader invocations. <text:s/>Without memory barriers, if one shader invocation performs two stores to coherent variables, a second shader invocation might see the values written by the second store prior to seeing those written by the first. <text:s/>However, if the first shader invocation calls a memory barrier function between the two stores, selected other shader invocations will never see the results of the second store before seeing those of the first. <text:s/>When using the function <text:span text:style-name="T32">groupMemoryBarrier</text:span>(), this ordering guarantee applies only to other shader invocations in the same compute shader work group; all other memory barrier functions provide the guarantee to all other shader invocations. <text:s/>No memory barrier is required to guarantee the order of memory stores as observed by the invocation performing the stores; an invocation reading from a variable that it previously wrote will always see the most recently written value unless another shader invocation also wrote to the same memory.</text:p>
            <text:h text:style-name="P15" text:outline-level="1"><text:bookmark-start text:name="__RefHeading__82232_4869708051111"/>Shading Language Grammar for Core Profile<text:bookmark-end text:name="__RefHeading__82232_4869708051111"/></text:h>
            <text:p text:style-name="Text_20_body">The grammar is fed from the output of lexical analysis. <text:s/>The tokens returned from lexical analysis are</text:p>
            <text:p text:style-name="Code">CONST BOOL FLOAT DOUBLE INT UINT</text:p>
            <text:p text:style-name="P9">BREAK CONTINUE DO ELSE FOR IF DISCARD RETURN SWITCH CASE DEFAULT SUBROUTINE</text:p>
            <text:p text:style-name="Code">BVEC2 BVEC3 BVEC4 IVEC2 IVEC3 IVEC4 UVEC2 UVEC3 UVEC4 VEC2 VEC3 VEC4</text:p>
            <text:p text:style-name="Code">MAT2 MAT3 MAT4 CENTROID IN OUT INOUT </text:p>
            <text:p text:style-name="Code">UNIFORM PATCH SAMPLE BUFFER SHARED</text:p>
            <text:p text:style-name="Code">COHERENT VOLATILE RESTRICT READONLY WRITEONLY</text:p>
            <text:p text:style-name="Code">DVEC2 DVEC3 DVEC4 DMAT2 DMAT3 DMAT4</text:p>
            <text:p text:style-name="Code"/>
            <text:p text:style-name="Code">NOPERSPECTIVE FLAT SMOOTH LAYOUT </text:p>
            <text:p text:style-name="Code">MAT2X2 MAT2X3 MAT2X4</text:p>
            <text:p text:style-name="Code">MAT3X2 MAT3X3 MAT3X4</text:p>
            <text:p text:style-name="Code">MAT4X2 MAT4X3 MAT4X4</text:p>
            <text:p text:style-name="Code">DMAT2X2 DMAT2X3 DMAT2X4</text:p>
            <text:p text:style-name="Code">DMAT3X2 DMAT3X3 DMAT3X4</text:p>
            <text:p text:style-name="Code">DMAT4X2 DMAT4X3 DMAT4X4</text:p>
            <text:p text:style-name="Code">ATOMIC_UINT</text:p>
            <text:p text:style-name="Code">SAMPLER1D SAMPLER2D SAMPLER3D SAMPLERCUBE SAMPLER1DSHADOW SAMPLER2DSHADOW</text:p>
            <text:p text:style-name="Code">SAMPLERCUBESHADOW SAMPLER1DARRAY SAMPLER2DARRAY SAMPLER1DARRAYSHADOW</text:p>
            <text:p text:style-name="Code">SAMPLER2DARRAYSHADOW ISAMPLER1D ISAMPLER2D ISAMPLER3D ISAMPLERCUBE</text:p>
            <text:p text:style-name="Code">ISAMPLER1DARRAY ISAMPLER2DARRAY USAMPLER1D USAMPLER2D USAMPLER3D</text:p>
            <text:p text:style-name="Code">USAMPLERCUBE USAMPLER1DARRAY USAMPLER2DARRAY</text:p>
            <text:p text:style-name="P10">SAMPLER2DRECT SAMPLER2DRECTSHADOW ISAMPLER2DRECT USAMPLER2DRECT</text:p>
            <text:p text:style-name="P10">SAMPLERBUFFER ISAMPLERBUFFER USAMPLERBUFFER</text:p>
            <text:p text:style-name="P11">SAMPLERCUBEARRAY SAMPLERCUBEARRAYSHADOW </text:p>
            <text:p text:style-name="P11">ISAMPLERCUBEARRAY USAMPLERCUBEARRAY</text:p>
            <text:p text:style-name="P12">SAMPLER2DMS ISAMPLER2DMS USAMPLER2DMS</text:p>
            <text:p text:style-name="P12">SAMPLER2DMSARRAY ISAMPLER2DMSARRAY USAMPLER2DMSARRAY<text:line-break/>IMAGE1D IIMAGE1D UIMAGE1D IMAGE2D IIMAGE2D</text:p>
            <text:p text:style-name="P12">UIMAGE2D IMAGE3D IIMAGE3D UIMAGE3D</text:p>
            <text:p text:style-name="P12">IMAGE2DRECT IIMAGE2DRECT UIMAGE2DRECT </text:p>
            <text:p text:style-name="P12">IMAGECUBE IIMAGECUBE UIMAGECUBE</text:p>
            <text:p text:style-name="P12">IMAGEBUFFER IIMAGEBUFFER UIMAGEBUFFER</text:p>
            <text:p text:style-name="P12">IMAGE1DARRAY IIMAGE1DARRAY UIMAGE1DARRAY</text:p>
            <text:p text:style-name="P56"><text:s text:c="2"/>IMAGE2DARRAY IIMAGE2DARRAY UIMAGE2DARRAY</text:p>
            <text:p text:style-name="P56"><text:s text:c="2"/>IMAGECUBEARRAY IIMAGECUBEARRAY UIMAGECUBEARRAY</text:p>
            <text:p text:style-name="P56"><text:s text:c="2"/>IMAGE2DMS IIMAGE2DMS UIMAGE2DMS </text:p>
            <text:p text:style-name="P56"><text:s text:c="2"/>IMAGE2DMSARRAY IIMAGE2DMSARRAY UIMAGE2DMSARRAY</text:p>
            <text:p text:style-name="P56"/>
            <text:p text:style-name="Code">STRUCT VOID WHILE</text:p>
            <text:p text:style-name="Code"/>
            <text:p text:style-name="Code">IDENTIFIER TYPE_NAME </text:p>
            <text:p text:style-name="Code">FLOATCONSTANT DOUBLECONSTANT INTCONSTANT UINTCONSTANT BOOLCONSTANT</text:p>
            <text:p text:style-name="Code">FIELD_SELECTION</text:p>
            <text:p text:style-name="Code">LEFT_OP RIGHT_OP</text:p>
            <text:p text:style-name="Code">INC_OP DEC_OP LE_OP GE_OP EQ_OP NE_OP</text:p>
            <text:p text:style-name="Code">AND_OP OR_OP XOR_OP MUL_ASSIGN DIV_ASSIGN ADD_ASSIGN</text:p>
            <text:p text:style-name="Code">MOD_ASSIGN LEFT_ASSIGN RIGHT_ASSIGN AND_ASSIGN XOR_ASSIGN OR_ASSIGN</text:p>
            <text:p text:style-name="Code">SUB_ASSIGN</text:p>
            <text:p text:style-name="Code"/>
            <text:p text:style-name="Code">LEFT_PAREN RIGHT_PAREN LEFT_BRACKET RIGHT_BRACKET LEFT_BRACE RIGHT_BRACE DOT</text:p>
            <text:p text:style-name="P9">COMMA COLON EQUAL SEMICOLON BANG DASH TILDE PLUS STAR SLASH PERCENT</text:p>
            <text:p text:style-name="Code">LEFT_ANGLE RIGHT_ANGLE VERTICAL_BAR CARET AMPERSAND QUESTION<text:line-break/><text:line-break/>INVARIANT PRECISE</text:p>
            <text:p text:style-name="P13">HIGH_PRECISION MEDIUM_PRECISION LOW_PRECISION PRECISION</text:p>
            <text:p text:style-name="P114"/>
            <text:p text:style-name="Text_20_body">The following describes the grammar for the OpenGL Shading Language in terms of the above tokens. <text:s/>The starting rule is <text:span text:style-name="T22">translation_unit</text:span><text:span text:style-name="T34">. <text:s/>An empty shader (one having no tokens to parse, after pre-processing) is valid, resulting in no compile-time errors, even though the grammar below does not have a rule to accept an empty token stream.</text:span></text:p>
            <text:p text:style-name="Text_20_body"/>
            <text:p text:style-name="P64">variable_identifier:</text:p>
            <text:p text:style-name="P65"><text:s text:c="8"/>IDENTIFIER </text:p>
            <text:p text:style-name="P67"/>
            <text:p text:style-name="P57">primary_expression:</text:p>
            <text:p text:style-name="P57"><text:s text:c="8"/>variable_identifier </text:p>
            <text:p text:style-name="P57"><text:s text:c="8"/>INTCONSTANT</text:p>
            <text:p text:style-name="P57"><text:s text:c="8"/>UINTCONSTANT </text:p>
            <text:p text:style-name="P57"><text:s text:c="8"/>FLOATCONSTANT </text:p>
            <text:p text:style-name="P57"><text:s text:c="8"/>BOOLCONSTANT </text:p>
            <text:p text:style-name="P57"><text:s text:c="8"/>DOUBLECONSTANT</text:p>
            <text:p text:style-name="P57"><text:s text:c="8"/>LEFT_PAREN expression RIGHT_PAREN </text:p>
            <text:p text:style-name="P67"/>
            <text:p text:style-name="P67"/>
            <text:p text:style-name="P57">postfix_expression:</text:p>
            <text:p text:style-name="P57"><text:s text:c="8"/>primary_expression </text:p>
            <text:p text:style-name="P57"><text:s text:c="8"/>postfix_expression LEFT_BRACKET integer_expression RIGHT_BRACKET </text:p>
            <text:p text:style-name="P57"><text:s text:c="8"/>function_call </text:p>
            <text:p text:style-name="P57"><text:s text:c="8"/>postfix_expression DOT FIELD_SELECTION </text:p>
            <text:p text:style-name="P57"><text:s text:c="8"/>postfix_expression INC_OP </text:p>
            <text:p text:style-name="P57"><text:s text:c="8"/>postfix_expression DEC_OP </text:p>
            <text:p text:style-name="P67"/>
            <text:p text:style-name="P57">integer_expression:</text:p>
            <text:p text:style-name="P57"><text:s text:c="8"/>expression </text:p>
            <text:p text:style-name="P67"/>
            <text:p text:style-name="P57">function_call:</text:p>
            <text:p text:style-name="P57"><text:s text:c="8"/>function_call_or_method</text:p>
            <text:p text:style-name="P57"/>
            <text:p text:style-name="P57">function_call_or_method:</text:p>
            <text:p text:style-name="P57"><text:s text:c="8"/>function_call_generic </text:p>
            <text:p text:style-name="P57"><text:s text:c="8"/></text:p>
            <text:p text:style-name="P57">function_call_generic:</text:p>
            <text:p text:style-name="P57"><text:s text:c="8"/>function_call_header_with_parameters RIGHT_PAREN </text:p>
            <text:p text:style-name="P57"><text:s text:c="8"/>function_call_header_no_parameters RIGHT_PAREN </text:p>
            <text:p text:style-name="P67"/>
            <text:p text:style-name="P57">function_call_header_no_parameters:</text:p>
            <text:p text:style-name="P57"><text:s text:c="8"/>function_call_header VOID </text:p>
            <text:p text:style-name="P57"><text:s text:c="8"/>function_call_header </text:p>
            <text:p text:style-name="P67"/>
            <text:p text:style-name="P57">function_call_header_with_parameters:</text:p>
            <text:p text:style-name="P57"><text:s text:c="8"/>function_call_header assignment_expression </text:p>
            <text:p text:style-name="P57"><text:s text:c="8"/>function_call_header_with_parameters COMMA assignment_expression </text:p>
            <text:p text:style-name="P67"/>
            <text:p text:style-name="P57">function_call_header:</text:p>
            <text:p text:style-name="P57"><text:s text:c="8"/>function_identifier LEFT_PAREN </text:p>
            <text:p text:style-name="P67"/>
            <text:p text:style-name="P66">// Grammar Note: Constructors look like functions, but lexical <text:span text:style-name="T87">analysis</text:span> recognized most of them as<text:line-break/>// keywords. <text:s/>They are now recognized through “type_specifier”.</text:p>
            <text:p text:style-name="P66">// Methods (.length), subroutine array calls, and identifiers are recognized through postfix_expression.</text:p>
            <text:p text:style-name="P57"/>
            <text:p text:style-name="P57">function_identifier:</text:p>
            <text:p text:style-name="P57"><text:s text:c="8"/>type_specifier</text:p>
            <text:p text:style-name="P57"><text:s text:c="8"/>postfix_expression</text:p>
            <text:p text:style-name="P57"/>
            <text:p text:style-name="P57">unary_expression:</text:p>
            <text:p text:style-name="P57"><text:s text:c="8"/>postfix_expression </text:p>
            <text:p text:style-name="P57"><text:s text:c="8"/>INC_OP unary_expression </text:p>
            <text:p text:style-name="P57"><text:s text:c="8"/>DEC_OP unary_expression </text:p>
            <text:p text:style-name="P57"><text:s text:c="8"/>unary_operator unary_expression </text:p>
            <text:p text:style-name="P66"/>
            <text:p text:style-name="P57">// Grammar Note: <text:s/>No traditional style type casts.</text:p>
            <text:p text:style-name="P66"/>
            <text:p text:style-name="P57">unary_operator:</text:p>
            <text:p text:style-name="P57"><text:s text:c="8"/>PLUS </text:p>
            <text:p text:style-name="P57"><text:s text:c="8"/>DASH </text:p>
            <text:p text:style-name="P57"><text:s text:c="8"/>BANG </text:p>
            <text:p text:style-name="P57"><text:s text:c="8"/>TILDE</text:p>
            <text:p text:style-name="P66"/>
            <text:p text:style-name="P57">// Grammar Note: <text:s/>No '*' or '&amp;' unary ops. <text:s/>Pointers are not supported.</text:p>
            <text:p text:style-name="P66"/>
            <text:p text:style-name="P57">multiplicative_expression:</text:p>
            <text:p text:style-name="P57"><text:s text:c="8"/>unary_expression </text:p>
            <text:p text:style-name="P57"><text:s text:c="8"/>multiplicative_expression STAR unary_expression</text:p>
            <text:p text:style-name="P57"><text:s text:c="8"/>multiplicative_expression SLASH unary_expression</text:p>
            <text:p text:style-name="P57"><text:s text:c="8"/>multiplicative_expression PERCENT unary_expression</text:p>
            <text:p text:style-name="P66"/>
            <text:p text:style-name="P57">additive_expression:</text:p>
            <text:p text:style-name="P57"><text:s text:c="8"/>multiplicative_expression </text:p>
            <text:p text:style-name="P57"><text:s text:c="8"/>additive_expression PLUS multiplicative_expression </text:p>
            <text:p text:style-name="P57"><text:s text:c="8"/>additive_expression DASH multiplicative_expression </text:p>
            <text:p text:style-name="P66"/>
            <text:p text:style-name="P57">shift_expression:</text:p>
            <text:p text:style-name="P57"><text:s text:c="8"/>additive_expression </text:p>
            <text:p text:style-name="P57"><text:s text:c="8"/>shift_expression LEFT_OP additive_expression</text:p>
            <text:p text:style-name="P57"><text:s text:c="8"/>shift_expression RIGHT_OP additive_expression</text:p>
            <text:p text:style-name="P66"/>
            <text:p text:style-name="P57">relational_expression:</text:p>
            <text:p text:style-name="P57"><text:s text:c="8"/>shift_expression </text:p>
            <text:p text:style-name="P57"><text:s text:c="8"/>relational_expression LEFT_ANGLE shift_expression </text:p>
            <text:p text:style-name="P57"><text:s text:c="8"/>relational_expression RIGHT_ANGLE shift_expression </text:p>
            <text:p text:style-name="P57"><text:s text:c="8"/>relational_expression LE_OP shift_expression </text:p>
            <text:p text:style-name="P57"><text:s text:c="8"/>relational_expression GE_OP shift_expression </text:p>
            <text:p text:style-name="P66"/>
            <text:p text:style-name="P57">equality_expression:</text:p>
            <text:p text:style-name="P57"><text:s text:c="8"/>relational_expression </text:p>
            <text:p text:style-name="P57"><text:s text:c="8"/>equality_expression EQ_OP relational_expression </text:p>
            <text:p text:style-name="P57"><text:s text:c="8"/>equality_expression NE_OP relational_expression </text:p>
            <text:p text:style-name="P66"/>
            <text:p text:style-name="P57">and_expression:</text:p>
            <text:p text:style-name="P57"><text:s text:c="8"/>equality_expression </text:p>
            <text:p text:style-name="P57"><text:s text:c="8"/>and_expression AMPERSAND equality_expression</text:p>
            <text:p text:style-name="P66"/>
            <text:p text:style-name="P57">exclusive_or_expression:</text:p>
            <text:p text:style-name="P57"><text:s text:c="8"/>and_expression </text:p>
            <text:p text:style-name="P57"><text:s text:c="8"/>exclusive_or_expression CARET and_expression</text:p>
            <text:p text:style-name="P66"/>
            <text:p text:style-name="P57">inclusive_or_expression:</text:p>
            <text:p text:style-name="P57"><text:s text:c="8"/>exclusive_or_expression </text:p>
            <text:p text:style-name="P57"><text:s text:c="8"/>inclusive_or_expression VERTICAL_BAR exclusive_or_expression</text:p>
            <text:p text:style-name="P66"/>
            <text:p text:style-name="P57">logical_and_expression:</text:p>
            <text:p text:style-name="P57"><text:s text:c="8"/>inclusive_or_expression </text:p>
            <text:p text:style-name="P57"><text:s text:c="8"/>logical_and_expression AND_OP inclusive_or_expression </text:p>
            <text:p text:style-name="P66"/>
            <text:p text:style-name="P57">logical_<text:span text:style-name="T87">xor</text:span>_expression:</text:p>
            <text:p text:style-name="P57"><text:s text:c="8"/>logical_and_expression </text:p>
            <text:p text:style-name="P57"><text:s text:c="8"/>logical_xor_expression XOR_OP logical_and_expression </text:p>
            <text:p text:style-name="P66"/>
            <text:p text:style-name="P57">logical_or_expression:</text:p>
            <text:p text:style-name="P57"><text:s text:c="8"/>logical_xor_expression </text:p>
            <text:p text:style-name="P57"><text:s text:c="8"/>logical_or_expression OR_OP logical_xor_expression </text:p>
            <text:p text:style-name="P66"/>
            <text:p text:style-name="P57">conditional_expression:</text:p>
            <text:p text:style-name="P57"><text:s text:c="8"/>logical_or_expression </text:p>
            <text:p text:style-name="P57"><text:s text:c="8"/>logical_or_expression QUESTION expression COLON assignment_expression </text:p>
            <text:p text:style-name="P66"/>
            <text:p text:style-name="P57">assignment_expression:</text:p>
            <text:p text:style-name="P57"><text:s text:c="8"/>conditional_expression </text:p>
            <text:p text:style-name="P57"><text:s text:c="8"/>unary_expression assignment_operator assignment_expression </text:p>
            <text:p text:style-name="P66"/>
            <text:p text:style-name="P57">assignment_operator:</text:p>
            <text:p text:style-name="P57"><text:s text:c="8"/>EQUAL </text:p>
            <text:p text:style-name="P57"><text:s text:c="8"/>MUL_ASSIGN</text:p>
            <text:p text:style-name="P57"><text:s text:c="8"/>DIV_ASSIGN</text:p>
            <text:p text:style-name="P57"><text:s text:c="8"/>MOD_ASSIGN</text:p>
            <text:p text:style-name="P57"><text:s text:c="8"/>ADD_ASSIGN </text:p>
            <text:p text:style-name="P57"><text:s text:c="8"/>SUB_ASSIGN </text:p>
            <text:p text:style-name="P57"><text:s text:c="8"/>LEFT_ASSIGN</text:p>
            <text:p text:style-name="P57"><text:s text:c="8"/>RIGHT_ASSIGN</text:p>
            <text:p text:style-name="P57"><text:s text:c="8"/>AND_ASSIGN</text:p>
            <text:p text:style-name="P57"><text:s text:c="8"/>XOR_ASSIGN</text:p>
            <text:p text:style-name="P57"><text:s text:c="8"/>OR_ASSIGN</text:p>
            <text:p text:style-name="P66"/>
            <text:p text:style-name="P57">expression:</text:p>
            <text:p text:style-name="P57"><text:s text:c="8"/>assignment_expression </text:p>
            <text:p text:style-name="P57"><text:s text:c="8"/>expression COMMA assignment_expression </text:p>
            <text:p text:style-name="P66"/>
            <text:p text:style-name="P57">constant_expression:</text:p>
            <text:p text:style-name="P57"><text:s text:c="8"/>conditional_expression </text:p>
            <text:p text:style-name="P66"/>
            <text:p text:style-name="P57">declaration:</text:p>
            <text:p text:style-name="P57"><text:s text:c="8"/>function_prototype SEMICOLON </text:p>
            <text:p text:style-name="P57"><text:s text:c="8"/>init_declarator_list SEMICOLON </text:p>
            <text:p text:style-name="P57"><text:s text:c="8"/>PRECISION precision_qualifier type_specifier SEMICOLON </text:p>
            <text:p text:style-name="P57"><text:s text:c="8"/>type_qualifier IDENTIFIER LEFT_BRACE struct_declaration_list RIGHT_BRACE SEMICOLON </text:p>
            <text:p text:style-name="P58"><text:s text:c="8"/>type_qualifier IDENTIFIER LEFT_BRACE struct_declaration_list RIGHT_BRACE <text:line-break/> <text:s text:c="118"/>IDENTIFIER SEMICOLON</text:p>
            <text:p text:style-name="P59"><text:s text:c="8"/>type_qualifier IDENTIFIER LEFT_BRACE struct_declaration_list RIGHT_BRACE <text:line-break/> <text:s text:c="94"/>IDENTIFIER array_specifier SEMICOLON</text:p>
            <text:p text:style-name="P57"><text:s text:c="8"/>type_qualifier SEMICOLON</text:p>
            <text:p text:style-name="P57"><text:s text:c="8"/>type_qualifier IDENTIFIER SEMICOLON</text:p>
            <text:p text:style-name="P57"><text:s text:c="8"/>type_qualifier IDENTIFIER identifier_list SEMICOLON</text:p>
            <text:p text:style-name="P57"/>
            <text:p text:style-name="P57">identifier_list:</text:p>
            <text:p text:style-name="P57"><text:s text:c="8"/>COMMA IDENTIFIER</text:p>
            <text:p text:style-name="P57"><text:s text:c="8"/>identifier_list COMMA IDENTIFIER</text:p>
            <text:p text:style-name="P66"/>
            <text:p text:style-name="P57">function_prototype:</text:p>
            <text:p text:style-name="P57"><text:s text:c="8"/>function_declarator RIGHT_PAREN </text:p>
            <text:p text:style-name="P66"/>
            <text:p text:style-name="P57">function_declarator:</text:p>
            <text:p text:style-name="P57"><text:s text:c="8"/>function_header </text:p>
            <text:p text:style-name="P57"><text:s text:c="8"/>function_header_with_parameters </text:p>
            <text:p text:style-name="P66"/>
            <text:p text:style-name="P57">function_header_with_parameters:</text:p>
            <text:p text:style-name="P57"><text:s text:c="8"/>function_header parameter_declaration </text:p>
            <text:p text:style-name="P57"><text:s text:c="8"/>function_header_with_parameters COMMA parameter_declaration </text:p>
            <text:p text:style-name="P66"/>
            <text:p text:style-name="P57">function_header:</text:p>
            <text:p text:style-name="P57"><text:s text:c="8"/>fully_specified_type IDENTIFIER LEFT_PAREN </text:p>
            <text:p text:style-name="P66"/>
            <text:p text:style-name="P57">parameter_declarator:</text:p>
            <text:p text:style-name="P57"><text:s text:c="8"/>type_specifier IDENTIFIER </text:p>
            <text:p text:style-name="P57"><text:s text:c="8"/>type_specifier IDENTIFIER array_specifier</text:p>
            <text:p text:style-name="P57"/>
            <text:p text:style-name="P66"/>
            <text:p text:style-name="P57">parameter_declaration:</text:p>
            <text:p text:style-name="P57"><text:s text:c="9"/>type_qualifier parameter_declarator </text:p>
            <text:p text:style-name="P57"><text:s text:c="9"/>parameter_declarator </text:p>
            <text:p text:style-name="P57"><text:s text:c="9"/>type_qualifier parameter_type_specifier </text:p>
            <text:p text:style-name="P57"><text:s text:c="9"/>parameter_type_specifier </text:p>
            <text:p text:style-name="P66"/>
            <text:p text:style-name="P57">parameter_type_specifier:</text:p>
            <text:p text:style-name="P57"><text:s text:c="8"/>type_specifier </text:p>
            <text:p text:style-name="P57"/>
            <text:p text:style-name="P57">init_declarator_list:</text:p>
            <text:p text:style-name="P57"><text:s text:c="8"/>single_declaration </text:p>
            <text:p text:style-name="P57"><text:s text:c="8"/>init_declarator_list COMMA IDENTIFIER </text:p>
            <text:p text:style-name="P57"><text:s text:c="8"/>init_declarator_list COMMA IDENTIFIER array_specifier</text:p>
            <text:p text:style-name="P57"><text:s text:c="8"/>init_declarator_list COMMA IDENTIFIER array_specifier EQUAL initializer </text:p>
            <text:p text:style-name="P57"><text:s text:c="8"/>init_declarator_list COMMA IDENTIFIER EQUAL initializer </text:p>
            <text:p text:style-name="P66"/>
            <text:p text:style-name="P57">single_declaration:</text:p>
            <text:p text:style-name="P57"><text:s text:c="8"/>fully_specified_type </text:p>
            <text:p text:style-name="P57"><text:s text:c="8"/>fully_specified_type IDENTIFIER </text:p>
            <text:p text:style-name="P57"><text:s text:c="8"/>fully_specified_type IDENTIFIER array_specifier</text:p>
            <text:p text:style-name="P57"><text:s text:c="8"/>fully_specified_type IDENTIFIER array_specifier EQUAL initializer</text:p>
            <text:p text:style-name="P57"><text:s text:c="8"/>fully_specified_type IDENTIFIER EQUAL initializer </text:p>
            <text:p text:style-name="P57"/>
            <text:p text:style-name="P66"/>
            <text:p text:style-name="P57">// Grammar Note: <text:s/>No 'enum', or 'typedef'.</text:p>
            <text:p text:style-name="P66"/>
            <text:p text:style-name="P57">fully_specified_type:</text:p>
            <text:p text:style-name="P57"><text:s text:c="8"/>type_specifier </text:p>
            <text:p text:style-name="P57"><text:s text:c="8"/>type_qualifier type_specifier </text:p>
            <text:p text:style-name="P66"/>
            <text:p text:style-name="P57">invariant_qualifier:</text:p>
            <text:p text:style-name="P57"><text:s text:c="8"/>INVARIANT</text:p>
            <text:p text:style-name="P57"/>
            <text:p text:style-name="P57">interpolation_qualifier:</text:p>
            <text:p text:style-name="P57"><text:s text:c="8"/>SMOOTH</text:p>
            <text:p text:style-name="P57"><text:s text:c="8"/>FLAT</text:p>
            <text:p text:style-name="P57"><text:s text:c="8"/>NOPERSPECTIVE<text:line-break/></text:p>
            <text:p text:style-name="P57">layout_qualifier:</text:p>
            <text:p text:style-name="P57"><text:s text:c="8"/>LAYOUT LEFT_PAREN layout_qualifier_id_list RIGHT_PAREN</text:p>
            <text:p text:style-name="P58"/>
            <text:p text:style-name="P58">layout_qualifier_id_list:<text:line-break/> <text:s text:c="7"/>layout_qualifier_id<text:line-break/> <text:s text:c="7"/>layout_qualifier_id_list COMMA layout_qualifier_id</text:p>
            <text:p text:style-name="P58"/>
            <text:p text:style-name="P40"><text:span text:style-name="T21">layout_qualifier_id:<text:line-break/> <text:s text:c="7"/>IDENTIFIER</text:span><text:line-break/> <text:s text:c="7"/><text:span text:style-name="T21">IDENTIFIER EQUAL </text:span></text:p>
          </text:deletion>
        </text:changed-region>
        <text:changed-region xml:id="ct127425776" text:id="ct127425776">
          <text:deletion>
            <office:change-info>
              <dc:creator>John Kessenich</dc:creator>
              <dc:date>2013-05-12T23:30:00</dc:date>
            </office:change-info>
            <text:p text:style-name="P40"><text:span text:style-name="T21">INTCONSTANT</text:span></text:p>
          </text:deletion>
        </text:changed-region>
        <text:changed-region xml:id="ct127442496" text:id="ct127442496">
          <text:deletion>
            <office:change-info>
              <dc:creator>マーク キャロウ</dc:creator>
              <dc:date>2013-06-28T16:05:00</dc:date>
            </office:change-info>
            <text:p text:style-name="P40"><text:span text:style-name="T74"/></text:p>
            <text:p text:style-name="P39"/>
            <text:p text:style-name="P57">precise_qualifier:</text:p>
            <text:p text:style-name="P57"><text:s text:c="8"/>PRECISE</text:p>
            <text:p text:style-name="P57"/>
            <text:p text:style-name="P57">type_qualifier:</text:p>
            <text:p text:style-name="P57"><text:s text:c="8"/>single_type_qualifier</text:p>
            <text:p text:style-name="P57"><text:s text:c="8"/>type_qualifier single_type_qualifier</text:p>
            <text:p text:style-name="P57"/>
            <text:p text:style-name="P57">single_type_qualifier:</text:p>
            <text:p text:style-name="P57"><text:s text:c="8"/>storage_qualifier</text:p>
            <text:p text:style-name="P57"><text:s text:c="8"/>layout_qualifier</text:p>
            <text:p text:style-name="P57"><text:s text:c="8"/>precision_qualifier</text:p>
            <text:p text:style-name="P57"><text:s text:c="8"/>interpolation_qualifier</text:p>
            <text:p text:style-name="P57"><text:s text:c="8"/>invariant_qualifier</text:p>
            <text:p text:style-name="P57"><text:s text:c="8"/>precise_qualifier</text:p>
            <text:p text:style-name="P57"/>
            <text:p text:style-name="P57">storage_qualifier:</text:p>
            <text:p text:style-name="P57"><text:s text:c="8"/>CONST </text:p>
            <text:p text:style-name="P57"><text:s text:c="8"/>INOUT</text:p>
            <text:p text:style-name="P57"><text:s text:c="8"/>IN</text:p>
            <text:p text:style-name="P57"><text:s text:c="8"/>OUT</text:p>
            <text:p text:style-name="P57"><text:s text:c="8"/>CENTROID</text:p>
            <text:p text:style-name="P57"><text:s text:c="8"/>PATCH</text:p>
            <text:p text:style-name="P57"><text:s text:c="8"/>SAMPLE</text:p>
            <text:p text:style-name="P57"><text:s text:c="8"/>UNIFORM </text:p>
            <text:p text:style-name="P57"><text:s text:c="8"/>BUFFER</text:p>
            <text:p text:style-name="P57"><text:s text:c="8"/>SHARED</text:p>
            <text:p text:style-name="P57"><text:s text:c="8"/>COHERENT</text:p>
            <text:p text:style-name="P57"><text:s text:c="8"/>VOLATILE</text:p>
            <text:p text:style-name="P57"><text:s text:c="8"/>RESTRICT</text:p>
            <text:p text:style-name="P57"><text:s text:c="8"/>READONLY</text:p>
            <text:p text:style-name="P57"><text:s text:c="8"/>WRITEONLY</text:p>
            <text:p text:style-name="P57"><text:s text:c="8"/>SUBROUTINE </text:p>
            <text:p text:style-name="P57"><text:s text:c="8"/>SUBROUTINE LEFT_PAREN type_name_list RIGHT_PAREN</text:p>
            <text:p text:style-name="P57"/>
            <text:p text:style-name="P60">type_name_list:</text:p>
            <text:p text:style-name="P63"><text:s text:c="8"/>TYPE_NAME </text:p>
            <text:p text:style-name="P63"><text:s text:c="8"/>type_name_list COMMA TYPE_NAME</text:p>
            <text:p text:style-name="P66"/>
            <text:p text:style-name="P57">type_specifier:</text:p>
            <text:p text:style-name="P57"><text:s text:c="8"/>type_specifier_nonarray </text:p>
            <text:p text:style-name="P57"><text:s text:c="8"/>type_specifier_nonarray <text:span text:style-name="T79">array_specifier</text:span></text:p>
            <text:p text:style-name="P57"/>
            <text:p text:style-name="P57"/>
            <text:p text:style-name="P60">array_specifier:</text:p>
            <text:p text:style-name="P61"><text:s text:c="5"/>LEFT_BRACKET RIGHT_BRACKET</text:p>
            <text:p text:style-name="P61"><text:s text:c="5"/>LEFT_BRACKET constant_expression RIGHT_BRACKET</text:p>
            <text:p text:style-name="P61"><text:s text:c="5"/>array_specifier LEFT_BRACKET RIGHT_BRACKET</text:p>
            <text:p text:style-name="P61"><text:s text:c="5"/>array_specifier LEFT_BRACKET constant_expression RIGHT_BRACKET</text:p>
            <text:p text:style-name="P57"/>
            <text:p text:style-name="P57">type_specifier_nonarray:</text:p>
            <text:p text:style-name="P57"><text:s text:c="8"/>VOID </text:p>
            <text:p text:style-name="P57"><text:s text:c="8"/>FLOAT </text:p>
            <text:p text:style-name="P57"><text:s text:c="8"/>DOUBLE</text:p>
            <text:p text:style-name="P57"><text:s text:c="8"/>INT</text:p>
            <text:p text:style-name="P57"><text:s text:c="8"/>UINT</text:p>
            <text:p text:style-name="P57"><text:s text:c="8"/>BOOL </text:p>
            <text:p text:style-name="P57"><text:s text:c="8"/>VEC2 </text:p>
            <text:p text:style-name="P57"><text:s text:c="8"/>VEC3 </text:p>
            <text:p text:style-name="P57"><text:s text:c="8"/>VEC4 </text:p>
            <text:p text:style-name="P57"><text:s text:c="8"/>DVEC2 </text:p>
            <text:p text:style-name="P57"><text:s text:c="8"/>DVEC3 </text:p>
            <text:p text:style-name="P57"><text:s text:c="8"/>DVEC4 </text:p>
            <text:p text:style-name="P57"><text:s text:c="8"/>BVEC2 </text:p>
            <text:p text:style-name="P57"><text:s text:c="8"/>BVEC3 </text:p>
            <text:p text:style-name="P57"><text:s text:c="8"/>BVEC4 </text:p>
            <text:p text:style-name="P57"><text:s text:c="8"/>IVEC2 </text:p>
            <text:p text:style-name="P57"><text:s text:c="8"/>IVEC3 </text:p>
            <text:p text:style-name="P57"><text:s text:c="8"/>IVEC4 </text:p>
            <text:p text:style-name="P57"><text:s text:c="8"/>UVEC2</text:p>
            <text:p text:style-name="P57"><text:s text:c="8"/>UVEC3</text:p>
            <text:p text:style-name="P57"><text:s text:c="8"/>UVEC4</text:p>
            <text:p text:style-name="P57"><text:s text:c="8"/>MAT2</text:p>
            <text:p text:style-name="P57"><text:s text:c="8"/>MAT3</text:p>
            <text:p text:style-name="P57"><text:s text:c="8"/>MAT4</text:p>
            <text:p text:style-name="P60"><text:s text:c="8"/>MAT2X2 </text:p>
            <text:p text:style-name="P60"><text:s text:c="8"/>MAT2X3 </text:p>
            <text:p text:style-name="P60"><text:s text:c="8"/>MAT2X4</text:p>
            <text:p text:style-name="P60"><text:s text:c="8"/>MAT3X2 </text:p>
            <text:p text:style-name="P60"><text:s text:c="8"/>MAT3X3 </text:p>
            <text:p text:style-name="P60"><text:s text:c="8"/>MAT3X4</text:p>
            <text:p text:style-name="P14"><text:s text:c="8"/>MAT4X2 </text:p>
            <text:p text:style-name="P14"><text:s text:c="8"/>MAT4X3 </text:p>
            <text:p text:style-name="P62"><text:s text:c="8"/>MAT4X4</text:p>
            <text:p text:style-name="P57"><text:s text:c="8"/>DMAT2</text:p>
            <text:p text:style-name="P57"><text:s text:c="8"/>DMAT3</text:p>
            <text:p text:style-name="P57"><text:s text:c="8"/>DMAT4</text:p>
            <text:p text:style-name="P60"><text:s text:c="8"/>DMAT2X2 </text:p>
            <text:p text:style-name="P60"><text:s text:c="8"/>DMAT2X3 </text:p>
            <text:p text:style-name="P60"><text:s text:c="8"/>DMAT2X4</text:p>
            <text:p text:style-name="P60"><text:s text:c="8"/>DMAT3X2 </text:p>
            <text:p text:style-name="P60"><text:s text:c="8"/>DMAT3X3 </text:p>
            <text:p text:style-name="P60"><text:s text:c="8"/>DMAT3X4</text:p>
            <text:p text:style-name="P14"><text:s text:c="8"/>DMAT4X2 </text:p>
            <text:p text:style-name="P14"><text:s text:c="8"/>DMAT4X3 </text:p>
            <text:p text:style-name="P62"><text:s text:c="8"/>DMAT4X4</text:p>
            <text:p text:style-name="P62"><text:s text:c="8"/>ATOMIC_UINT</text:p>
            <text:p text:style-name="P57"><text:s text:c="8"/>SAMPLER1D</text:p>
            <text:p text:style-name="P57"><text:s text:c="8"/>SAMPLER2D</text:p>
            <text:p text:style-name="P57"><text:s text:c="8"/>SAMPLER3D</text:p>
            <text:p text:style-name="P57"><text:s text:c="8"/>SAMPLERCUBE</text:p>
            <text:p text:style-name="P57"><text:s text:c="8"/>SAMPLER1DSHADOW</text:p>
            <text:p text:style-name="P57"><text:s text:c="8"/>SAMPLER2DSHADOW</text:p>
            <text:p text:style-name="P57"><text:s text:c="8"/>SAMPLERCUBESHADOW </text:p>
            <text:p text:style-name="P57"><text:s text:c="8"/>SAMPLER1DARRAY </text:p>
            <text:p text:style-name="P57"><text:s text:c="8"/>SAMPLER2DARRAY </text:p>
            <text:p text:style-name="P57"><text:s text:c="8"/>SAMPLER1DARRAYSHADOW</text:p>
            <text:p text:style-name="P57"><text:s text:c="8"/>SAMPLER2DARRAYSHADOW </text:p>
            <text:p text:style-name="P57"><text:s text:c="8"/>SAMPLERCUBEARRAY</text:p>
            <text:p text:style-name="P57"><text:s text:c="8"/>SAMPLERCUBEARRAYSHADOW</text:p>
            <text:p text:style-name="P57"><text:s text:c="8"/>ISAMPLER1D </text:p>
            <text:p text:style-name="P57"><text:s text:c="8"/>ISAMPLER2D </text:p>
            <text:p text:style-name="P57"><text:s text:c="8"/>ISAMPLER3D </text:p>
            <text:p text:style-name="P57"><text:s text:c="8"/>ISAMPLERCUBE</text:p>
            <text:p text:style-name="P57"><text:s text:c="8"/>ISAMPLER1DARRAY </text:p>
            <text:p text:style-name="P57"><text:s text:c="8"/>ISAMPLER2DARRAY </text:p>
            <text:p text:style-name="P57"><text:s text:c="8"/>ISAMPLERCUBEARRAY</text:p>
            <text:p text:style-name="P57"><text:s text:c="8"/>USAMPLER1D </text:p>
            <text:p text:style-name="P57"><text:s text:c="8"/>USAMPLER2D </text:p>
            <text:p text:style-name="P57"><text:s text:c="8"/>USAMPLER3D</text:p>
            <text:p text:style-name="P57"><text:s text:c="8"/>USAMPLERCUBE </text:p>
            <text:p text:style-name="P57"><text:s text:c="8"/>USAMPLER1DARRAY </text:p>
            <text:p text:style-name="P57"><text:s text:c="8"/>USAMPLER2DARRAY</text:p>
            <text:p text:style-name="P57"><text:s text:c="8"/>USAMPLERCUBEARRAY</text:p>
            <text:p text:style-name="P57"><text:s text:c="8"/>SAMPLER2DRECT </text:p>
            <text:p text:style-name="P57"><text:s text:c="8"/>SAMPLER2DRECTSHADOW </text:p>
            <text:p text:style-name="P57"><text:s text:c="8"/>ISAMPLER2DRECT </text:p>
            <text:p text:style-name="P57"><text:s text:c="8"/>USAMPLER2DRECT</text:p>
            <text:p text:style-name="P57"><text:s text:c="8"/>SAMPLERBUFFER </text:p>
            <text:p text:style-name="P57"><text:s text:c="8"/>ISAMPLERBUFFER </text:p>
            <text:p text:style-name="P57"><text:s text:c="8"/>USAMPLERBUFFER</text:p>
            <text:p text:style-name="P57"><text:s text:c="8"/>SAMPLER2DMS </text:p>
            <text:p text:style-name="P57"><text:s text:c="8"/>ISAMPLER2DMS </text:p>
            <text:p text:style-name="P57"><text:s text:c="8"/>USAMPLER2DMS</text:p>
            <text:p text:style-name="P57"><text:s text:c="8"/>SAMPLER2DMSARRAY</text:p>
            <text:p text:style-name="P57"><text:s text:c="8"/>ISAMPLER2DMSARRAY</text:p>
            <text:p text:style-name="P57"><text:s text:c="8"/>USAMPLER2DMSARRAY</text:p>
            <text:p text:style-name="P57"><text:s text:c="8"/>IMAGE1D</text:p>
            <text:p text:style-name="P57"><text:s text:c="8"/>IIMAGE1D </text:p>
            <text:p text:style-name="P57"><text:s text:c="8"/>UIMAGE1D </text:p>
            <text:p text:style-name="P57"><text:s text:c="8"/>IMAGE2D </text:p>
            <text:p text:style-name="P57"><text:s text:c="8"/>IIMAGE2D </text:p>
            <text:p text:style-name="P57"><text:s text:c="8"/>UIMAGE2D </text:p>
            <text:p text:style-name="P57"><text:s text:c="8"/>IMAGE3D </text:p>
            <text:p text:style-name="P57"><text:s text:c="8"/>IIMAGE3D </text:p>
            <text:p text:style-name="P57"><text:s text:c="8"/>UIMAGE3D</text:p>
            <text:p text:style-name="P57"><text:s text:c="8"/>IMAGE2DRECT </text:p>
            <text:p text:style-name="P57"><text:s text:c="8"/>IIMAGE2DRECT </text:p>
            <text:p text:style-name="P57"><text:s text:c="8"/>UIMAGE2DRECT </text:p>
            <text:p text:style-name="P57"><text:s text:c="8"/>IMAGECUBE </text:p>
            <text:p text:style-name="P57"><text:s text:c="8"/>IIMAGECUBE </text:p>
            <text:p text:style-name="P57"><text:s text:c="8"/>UIMAGECUBE</text:p>
            <text:p text:style-name="P57"><text:s text:c="8"/>IMAGEBUFFER </text:p>
            <text:p text:style-name="P57"><text:s text:c="8"/>IIMAGEBUFFER </text:p>
            <text:p text:style-name="P57"><text:s text:c="8"/>UIMAGEBUFFER</text:p>
            <text:p text:style-name="P57"><text:s text:c="8"/>IMAGE1DARRAY </text:p>
            <text:p text:style-name="P57"><text:s text:c="8"/>IIMAGE1DARRAY </text:p>
            <text:p text:style-name="P57"><text:s text:c="8"/>UIMAGE1DARRAY </text:p>
            <text:p text:style-name="P57"><text:s text:c="8"/>IMAGE2DARRAY </text:p>
            <text:p text:style-name="P57"><text:s text:c="8"/>IIMAGE2DARRAY </text:p>
            <text:p text:style-name="P57"><text:s text:c="8"/>UIMAGE2DARRAY</text:p>
            <text:p text:style-name="P57"><text:s text:c="8"/>IMAGECUBEARRAY </text:p>
            <text:p text:style-name="P57"><text:s text:c="8"/>IIMAGECUBEARRAY </text:p>
            <text:p text:style-name="P57"><text:s text:c="8"/>UIMAGECUBEARRAY</text:p>
            <text:p text:style-name="P57"><text:s text:c="8"/>IMAGE2DMS </text:p>
            <text:p text:style-name="P57"><text:s text:c="8"/>IIMAGE2DMS </text:p>
            <text:p text:style-name="P57"><text:s text:c="8"/>UIMAGE2DMS </text:p>
            <text:p text:style-name="P57"><text:s text:c="8"/>IMAGE2DMSARRAY </text:p>
            <text:p text:style-name="P57"><text:s text:c="8"/>IIMAGE2DMSARRAY </text:p>
            <text:p text:style-name="P57"><text:s text:c="8"/>UIMAGE2DMSARRAY</text:p>
            <text:p text:style-name="P57"><text:s text:c="8"/>struct_specifier</text:p>
            <text:p text:style-name="P57"><text:s text:c="8"/>TYPE_NAME </text:p>
            <text:p text:style-name="P66">precision_qualifier:</text:p>
            <text:p text:style-name="P66"><text:s text:c="8"/>HIGH_PRECISION</text:p>
            <text:p text:style-name="P66"><text:s text:c="8"/>MEDIUM_PRECISION</text:p>
            <text:p text:style-name="P66"><text:s text:c="8"/>LOW_PRECISION</text:p>
            <text:p text:style-name="P66"/>
            <text:p text:style-name="P57">struct_specifier:</text:p>
            <text:p text:style-name="P57"><text:s text:c="8"/>STRUCT IDENTIFIER LEFT_BRACE struct_declaration_list RIGHT_BRACE </text:p>
            <text:p text:style-name="P57"><text:s text:c="8"/>STRUCT LEFT_BRACE struct_declaration_list RIGHT_BRACE </text:p>
            <text:p text:style-name="P66"/>
            <text:p text:style-name="P57">struct_declaration_list:</text:p>
            <text:p text:style-name="P57"><text:s text:c="8"/>struct_declaration </text:p>
            <text:p text:style-name="P57"><text:s text:c="8"/>struct_declaration_list struct_declaration </text:p>
            <text:p text:style-name="P66"/>
            <text:p text:style-name="P57">struct_declaration:</text:p>
            <text:p text:style-name="P57"><text:s text:c="8"/>type_specifier struct_declarator_list SEMICOLON </text:p>
            <text:p text:style-name="P57"><text:s text:c="8"/>type_qualifier type_specifier struct_declarator_list SEMICOLON</text:p>
            <text:p text:style-name="P66"/>
            <text:p text:style-name="P57">struct_declarator_list:</text:p>
            <text:p text:style-name="P57"><text:s text:c="8"/>struct_declarator </text:p>
            <text:p text:style-name="P57"><text:s text:c="8"/>struct_declarator_list COMMA struct_declarator </text:p>
            <text:p text:style-name="P66"/>
            <text:p text:style-name="P57">struct_declarator:</text:p>
            <text:p text:style-name="P57"><text:s text:c="8"/>IDENTIFIER </text:p>
            <text:p text:style-name="P57"><text:s text:c="8"/>IDENTIFIER <text:span text:style-name="T79">array_specifier</text:span></text:p>
            <text:p text:style-name="P57"/>
            <text:p text:style-name="P57">initializer:</text:p>
            <text:p text:style-name="P57"><text:s text:c="8"/>assignment_expression </text:p>
            <text:p text:style-name="P57"><text:s text:c="8"/>LEFT_BRACE initializer_list RIGHT_BRACE</text:p>
            <text:p text:style-name="P57"><text:s text:c="8"/>LEFT_BRACE initializer_list COMMA RIGHT_BRACE</text:p>
            <text:p text:style-name="P57"/>
            <text:p text:style-name="P57">initializer_list:</text:p>
            <text:p text:style-name="P57"><text:s text:c="8"/>initializer</text:p>
            <text:p text:style-name="P57"><text:s text:c="8"/>initializer_list COMMA initializer</text:p>
            <text:p text:style-name="P66"/>
            <text:p text:style-name="P57">declaration_statement:</text:p>
            <text:p text:style-name="P57"><text:s text:c="8"/>declaration </text:p>
            <text:p text:style-name="P66"/>
            <text:p text:style-name="P57">statement:</text:p>
            <text:p text:style-name="P57"><text:s text:c="8"/>compound_statement </text:p>
            <text:p text:style-name="P57"><text:s text:c="8"/>simple_statement </text:p>
            <text:p text:style-name="P66"/>
            <text:p text:style-name="P57">// Grammar Note: <text:s/>labeled statements for SWITCH only; 'goto' is not supported.</text:p>
            <text:p text:style-name="P66"/>
            <text:p text:style-name="P57">simple_statement:</text:p>
            <text:p text:style-name="P57"><text:s text:c="8"/>declaration_statement </text:p>
            <text:p text:style-name="P57"><text:s text:c="8"/>expression_statement </text:p>
            <text:p text:style-name="P57"><text:s text:c="8"/>selection_statement</text:p>
            <text:p text:style-name="P57"><text:s text:c="8"/>switch_statement </text:p>
            <text:p text:style-name="P57"><text:s text:c="8"/>case_label</text:p>
            <text:p text:style-name="P57"><text:s text:c="8"/>iteration_statement </text:p>
            <text:p text:style-name="P57"><text:s text:c="8"/>jump_statement </text:p>
            <text:p text:style-name="P66"/>
            <text:p text:style-name="P57">compound_statement:</text:p>
            <text:p text:style-name="P57"><text:s text:c="8"/>LEFT_BRACE RIGHT_BRACE </text:p>
            <text:p text:style-name="P57"><text:s text:c="8"/>LEFT_BRACE statement_list RIGHT_BRACE </text:p>
            <text:p text:style-name="P66"/>
            <text:p text:style-name="P57">statement_no_new_scope:</text:p>
            <text:p text:style-name="P57"><text:s text:c="8"/>compound_statement_no_new_scope </text:p>
            <text:p text:style-name="P57"><text:s text:c="8"/>simple_statement </text:p>
            <text:p text:style-name="P66"/>
            <text:p text:style-name="P57">compound_statement_no_new_scope:</text:p>
            <text:p text:style-name="P57"><text:s text:c="8"/>LEFT_BRACE RIGHT_BRACE </text:p>
            <text:p text:style-name="P57"><text:s text:c="8"/>LEFT_BRACE statement_list RIGHT_BRACE </text:p>
            <text:p text:style-name="P66"/>
            <text:p text:style-name="P57">statement_list:</text:p>
            <text:p text:style-name="P57"><text:s text:c="8"/>statement </text:p>
            <text:p text:style-name="P57"><text:s text:c="8"/>statement_list statement </text:p>
            <text:p text:style-name="P66"/>
            <text:p text:style-name="P57">expression_statement:</text:p>
            <text:p text:style-name="P57"><text:s text:c="8"/>SEMICOLON </text:p>
            <text:p text:style-name="P57"><text:s text:c="8"/>expression SEMICOLON </text:p>
            <text:p text:style-name="P66"/>
            <text:p text:style-name="P57">selection_statement:</text:p>
            <text:p text:style-name="P57"><text:s text:c="8"/>IF LEFT_PAREN expression RIGHT_PAREN selection_rest_statement </text:p>
            <text:p text:style-name="P66"/>
            <text:p text:style-name="P57">selection_rest_statement:</text:p>
            <text:p text:style-name="P57"><text:s text:c="8"/>statement ELSE statement </text:p>
            <text:p text:style-name="P57"><text:s text:c="8"/>statement </text:p>
            <text:p text:style-name="P66"/>
            <text:p text:style-name="P57">condition:</text:p>
            <text:p text:style-name="P57"><text:s text:c="8"/>expression </text:p>
            <text:p text:style-name="P57"><text:s text:c="8"/>fully_specified_type IDENTIFIER EQUAL initializer </text:p>
            <text:p text:style-name="P66"/>
            <text:p text:style-name="P66">switch_statement:</text:p>
            <text:p text:style-name="P66"><text:s text:c="8"/>SWITCH LEFT_PAREN expression RIGHT_PAREN LEFT_BRACE switch_statement_list <text:line-break/> <text:s text:c="137"/>RIGHT_BRACE</text:p>
            <text:p text:style-name="P66"/>
            <text:p text:style-name="P66">switch_statement_list:</text:p>
            <text:p text:style-name="P66"><text:s text:c="8"/>/* nothing */</text:p>
            <text:p text:style-name="P66"><text:s text:c="8"/>statement_list</text:p>
            <text:p text:style-name="P66"/>
            <text:p text:style-name="P66">case_label:</text:p>
            <text:p text:style-name="P66"><text:s text:c="8"/>CASE expression COLON</text:p>
            <text:p text:style-name="P66"><text:s text:c="8"/>DEFAULT COLON</text:p>
            <text:p text:style-name="P66"/>
            <text:p text:style-name="P57">iteration_statement:</text:p>
            <text:p text:style-name="P57"><text:s text:c="8"/>WHILE LEFT_PAREN condition RIGHT_PAREN statement_no_new_scope </text:p>
            <text:p text:style-name="P57"><text:s text:c="8"/>DO statement WHILE LEFT_PAREN expression RIGHT_PAREN SEMICOLON </text:p>
            <text:p text:style-name="P57"><text:s text:c="8"/>FOR LEFT_PAREN for_init_statement for_rest_statement RIGHT_PAREN <text:line-break/> <text:s text:c="125"/>statement_no_new_scope </text:p>
            <text:p text:style-name="P66"/>
            <text:p text:style-name="P57">for_init_statement:</text:p>
            <text:p text:style-name="P57"><text:s text:c="8"/>expression_statement </text:p>
            <text:p text:style-name="P57"><text:s text:c="8"/>declaration_statement </text:p>
            <text:p text:style-name="P66"/>
            <text:p text:style-name="P57">conditionopt:</text:p>
            <text:p text:style-name="P57"><text:s text:c="8"/>condition </text:p>
            <text:p text:style-name="P57"><text:s text:c="8"/>/* empty */</text:p>
            <text:p text:style-name="P66"/>
            <text:p text:style-name="P57">for_rest_statement:</text:p>
            <text:p text:style-name="P57"><text:s text:c="8"/>conditionopt SEMICOLON </text:p>
            <text:p text:style-name="P57"><text:s text:c="8"/>conditionopt SEMICOLON expression </text:p>
            <text:p text:style-name="P66"/>
            <text:p text:style-name="P57">jump_statement:</text:p>
            <text:p text:style-name="P57"><text:s text:c="8"/>CONTINUE SEMICOLON </text:p>
            <text:p text:style-name="P57"><text:s text:c="8"/>BREAK SEMICOLON </text:p>
            <text:p text:style-name="P57"><text:s text:c="8"/>RETURN SEMICOLON </text:p>
            <text:p text:style-name="P57"><text:s text:c="8"/>RETURN expression SEMICOLON </text:p>
            <text:p text:style-name="P57"><text:s text:c="8"/>DISCARD SEMICOLON <text:s text:c="2"/>// Fragment shader only.</text:p>
            <text:p text:style-name="P66"/>
            <text:p text:style-name="P57">// Grammar Note: <text:s/>No 'goto'. <text:s/>Gotos are not supported.</text:p>
            <text:p text:style-name="P66"/>
            <text:p text:style-name="P57">translation_unit:</text:p>
            <text:p text:style-name="P57"><text:s text:c="8"/>external_declaration </text:p>
            <text:p text:style-name="P57"><text:s text:c="8"/>translation_unit external_declaration </text:p>
            <text:p text:style-name="P66"/>
            <text:p text:style-name="P57">external_declaration:</text:p>
            <text:p text:style-name="P57"><text:s text:c="8"/>function_definition </text:p>
            <text:p text:style-name="P57"><text:s text:c="8"/>declaration </text:p>
            <text:p text:style-name="P66"/>
            <text:p text:style-name="P57">function_definition:</text:p>
            <text:p text:style-name="P57"><text:s text:c="8"/>function_prototype compound_statement_no_new_scope </text:p>
            <text:h text:style-name="P15" text:outline-level="1"><text:bookmark-start text:name="__RefHeading__26996_2553697411111"/>Normative References<text:bookmark-end text:name="__RefHeading__26996_2553697411111"/></text:h>
            <text:p text:style-name="P111">International Standard ISO/IEC 14882:1998(E). Programming Languages – C++. Referenced for preprocessor only.<text:span text:style-name="T74">constant_express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ector Components" text:name="REF X13167_Heading2_55_"/>
        <text:user-field-decl office:value-type="string" office:string-value="8.7" text:name="REF X28979_Heading2_87_ \n"/>
        <text:user-field-decl office:value-type="string" office:string-value="Texture Lookup Functions" text:name="REF X28979_Heading2_87_"/>
        <text:user-field-decl office:value-type="string" office:string-value="4.3.5" text:name="REF X51804_Heading3_435 \n"/>
        <text:user-field-decl office:value-type="string" office:string-value="Uniform" text:name="REF X51804_Heading3_435"/>
        <text:user-field-decl office:value-type="string" office:string-value="4.3.3" text:name="REF X73927_Heading3_433 \n"/>
        <text:user-field-decl office:value-type="string" office:string-value="Constant Expressions" text:name="REF X73927_Heading3_433"/>
        <text:user-field-decl office:value-type="string" office:string-value="7" text:name="REF X67066_ChapterTitle \n"/>
        <text:user-field-decl office:value-type="string" office:string-value="Built-in Variables" text:name="REF X67066_ChapterTitle"/>
        <text:user-field-decl office:value-type="string" office:string-value="9" text:name="REF X34394_ChapterTitle \n"/>
        <text:user-field-decl office:value-type="string" office:string-value="Shading Language Grammar" text:name="REF X34394_ChapterTitle"/>
        <text:user-field-decl office:value-type="string" office:string-value="5.5" text:name="REF X13167_Heading2_55_ \n"/>
        <text:user-field-decl office:value-type="string" office:string-value="5.6" text:name="REF X81004_Heading2_56_ \n"/>
        <text:user-field-decl office:value-type="string" office:string-value="Matrix Components" text:name="REF X81004_Heading2_56_"/>
        <text:user-field-decl office:value-type="string" office:string-value="5.4" text:name="REF X11438_Heading2_54_ \n"/>
        <text:user-field-decl office:value-type="string" office:string-value="Constructors" text:name="REF X11438_Heading2_54_"/>
        <text:user-field-decl office:value-type="string" office:string-value="5.4.3" text:name="REF X20507_Heading3_543 \n"/>
        <text:user-field-decl office:value-type="string" office:string-value="Structure Constructors" text:name="REF X20507_Heading3_543"/>
        <text:user-field-decl office:value-type="string" office:string-value="6.1.1" text:name="REF X95736_Heading3_611 \n"/>
        <text:user-field-decl office:value-type="string" office:string-value="Function Calling Conventions" text:name="REF X95736_Heading3_611"/>
        <text:user-field-decl office:value-type="string" office:string-value="6.1" text:name="REF X53680_Heading2_61_ \n"/>
        <text:user-field-decl office:value-type="string" office:string-value="Function Definitions" text:name="REF X53680_Heading2_61_"/>
        <text:user-field-decl office:value-type="string" office:string-value="6.4" text:name="REF X32123_Heading2_64_ \n"/>
        <text:user-field-decl office:value-type="string" office:string-value="Jumps" text:name="REF X32123_Heading2_64_"/>
        <text:user-field-decl office:value-type="string" office:string-value="Matrix Components" text:name="REF"/>
      </text:user-field-decls>
      <text:p text:style-name="P156"/>
      <table:table table:name="Table8" table:style-name="Table8">
        <table:table-column table:style-name="Table8.A"/>
        <table:table-column table:style-name="Table8.B"/>
        <table:table-header-rows>
          <table:table-row>
            <table:table-cell table:style-name="Table8.A1" office:value-type="string">
              <text:p text:style-name="P4">xxxxxx</text:p>
            </table:table-cell>
            <table:table-cell table:style-name="Table8.B1" office:value-type="string">
              <text:p text:style-name="P6">xxxxxxxxxxx</text:p>
            </table:table-cell>
          </table:table-row>
        </table:table-header-rows>
        <table:table-row>
          <table:table-cell table:style-name="Table8.A2" office:value-type="string">
            <text:p text:style-name="P3">xxxxxxxx<text:span text:style-name="T32">xxxxxxx</text:span>xxxxxxxxxx<text:span text:style-name="T22">xxxxxxx</text:span>x</text:p>
          </table:table-cell>
          <table:table-cell table:style-name="Table8.B2" office:value-type="string">
            <text:p text:style-name="P7"><text:span text:style-name="T1">xxxxxxxxx</text:span><text:span text:style-name="T3">xxxxxxx</text:span><text:span text:style-name="T66">xxxxxxxxxxxxxxxxxx</text:span><text:span text:style-name="T66"><draw:frame draw:style-name="fr4" draw:name="Object7" text:anchor-type="as-char" svg:width="0.8252in" svg:height="0.3457in" draw:z-index="0"><draw:object xlink:href="./Obj00DFF39A" xlink:type="simple" xlink:show="embed" xlink:actuate="onLoad"/><draw:image xlink:href="./ObjectReplacements/Obj00DFF39A" xlink:type="simple" xlink:show="embed" xlink:actuate="onLoad"/></draw:frame></text:span></text:p>
            <text:p text:style-name="P5"/>
          </table:table-cell>
        </table:table-row>
        <table:table-row>
          <table:table-cell table:style-name="Table8.A2" office:value-type="string">
            <text:p text:style-name="P3">xxxxxxxx<text:span text:style-name="T32">xxxxxxx</text:span>xxxxxxxxxx<text:span text:style-name="T22">xxxxxxx</text:span>x</text:p>
          </table:table-cell>
          <table:table-cell table:style-name="Table8.B2" office:value-type="string">
            <text:p text:style-name="P7"><text:span text:style-name="T1">xxxxxxxxx</text:span><text:span text:style-name="T3">xxxxxxx</text:span><text:span text:style-name="T66">xxxxxxxxxxxxxxxxxx</text:span><text:span text:style-name="T66"><draw:frame draw:style-name="fr4" draw:name="Object8" text:anchor-type="as-char" svg:width="0.8043in" svg:height="0.3457in" draw:z-index="1"><draw:object xlink:href="./Obj00DFF39B" xlink:type="simple" xlink:show="embed" xlink:actuate="onLoad"/><draw:image xlink:href="./ObjectReplacements/Obj00DFF39B" xlink:type="simple" xlink:show="embed" xlink:actuate="onLoad"/></draw:frame></text:span></text:p>
            <text:p text:style-name="P5"/>
          </table:table-cell>
        </table:table-row>
        <table:table-row>
          <table:table-cell table:style-name="Table8.A2" office:value-type="string">
            <text:p text:style-name="P3">xxxxxxxx<text:span text:style-name="T32">xxx</text:span>xxxxxxxxxx<text:span text:style-name="T22">xxxxx</text:span>x</text:p>
          </table:table-cell>
          <table:table-cell table:style-name="Table8.B2" office:value-type="string">
            <text:p text:style-name="P5">xxxxxxxxxxxxxxxxxxxxxxxxxxxxxxxxxxxxxxxxx</text:p>
            <text:p text:style-name="P5"/>
          </table:table-cell>
        </table:table-row>
        <table:table-row>
          <table:table-cell table:style-name="Table8.A2" office:value-type="string">
            <text:p text:style-name="P3">xxxxxxxx<text:span text:style-name="T32">xxx</text:span>xxxxxxxxxx<text:span text:style-name="T22">xxxxx</text:span>x</text:p>
          </table:table-cell>
          <table:table-cell table:style-name="Table8.B2" office:value-type="string">
            <text:p text:style-name="P5">xxxxxxxxxxxxxxxxxxxxxxxxxxxxxxxxxxxxxxxxxxx</text:p>
            <text:p text:style-name="P5"/>
          </table:table-cell>
        </table:table-row>
        <table:table-row>
          <table:table-cell table:style-name="Table8.A2" office:value-type="string">
            <text:p text:style-name="P3">xxxxxxxx<text:span text:style-name="T32">xxx</text:span>xxxxxxxxxx<text:span text:style-name="T22">xxxxx</text:span>x</text:p>
          </table:table-cell>
          <table:table-cell table:style-name="Table8.B2" office:value-type="string">
            <text:p text:style-name="P5">xxxxxxxxxxxxxxxxxxxxxxxxxxxxxxxxxxx</text:p>
            <text:p text:style-name="P5"/>
          </table:table-cell>
        </table:table-row>
        <table:table-row>
          <table:table-cell table:style-name="Table8.A2" office:value-type="string">
            <text:p text:style-name="P3">xxxxxxxx<text:span text:style-name="T88">xxxx</text:span>xxxxxxxxxx<text:span text:style-name="T22">x</text:span>x</text:p>
          </table:table-cell>
          <table:table-cell table:style-name="Table8.B2" office:value-type="string">
            <text:p text:style-name="P7"><text:span text:style-name="T1">xxxxxxxxxxxxxxxxxxxxxxxxxxxxxxxxxxxxxxxxxx</text:span><text:span text:style-name="T3">x</text:span><text:span text:style-name="T66">xxxxxxxxxxxxxxxxxxxxxxxxxxxxxxxxxxxxxxxxxxxxxxxxxxx</text:span><text:span text:style-name="T66"><draw:frame draw:style-name="fr4" draw:name="Object9" text:anchor-type="as-char" svg:width="0.6374in" svg:height="0.3807in" draw:z-index="2"><draw:object xlink:href="./Obj00DFF39C" xlink:type="simple" xlink:show="embed" xlink:actuate="onLoad"/><draw:image xlink:href="./ObjectReplacements/Obj00DFF39C" xlink:type="simple" xlink:show="embed" xlink:actuate="onLoad"/></draw:frame></text:span><text:span text:style-name="T66"><text:line-break/></text:span><text:span text:style-name="T1">xxxxxxxxxxxxxxxxxxxxxxxx</text:span><text:span text:style-name="T1"><draw:frame draw:style-name="fr4" draw:name="Object12" text:anchor-type="as-char" svg:width="0.4484in" svg:height="0.1598in" draw:z-index="3"><draw:object xlink:href="./Obj00DFF3A0" xlink:type="simple" xlink:show="embed" xlink:actuate="onLoad"/><draw:image xlink:href="./ObjectReplacements/Obj00DFF3A0" xlink:type="simple" xlink:show="embed" xlink:actuate="onLoad"/></draw:frame></text:span></text:p>
            <text:p text:style-name="P5"/>
          </table:table-cell>
        </table:table-row>
        <table:table-row>
          <table:table-cell table:style-name="Table8.A2" office:value-type="string">
            <text:p text:style-name="P3">xxxxxxxx<text:span text:style-name="T88">xxxx</text:span>xxxxxxxxxx<text:span text:style-name="T22">x</text:span>x</text:p>
          </table:table-cell>
          <table:table-cell table:style-name="Table8.B2" office:value-type="string">
            <text:p text:style-name="P7"><text:span text:style-name="T1">xxxxxxxxxxxxxxxxxxxxxxxxxxxxxxxxxxxxxxxxxxxxxx</text:span><text:span text:style-name="T3">x</text:span><text:span text:style-name="T66">xxxxxxxxxxxxxxxxxxxxxxxxxxxxxxxxxxxxxxxxxxxxxxxxxxxxx</text:span><text:span text:style-name="T92">xxx</text:span><text:span text:style-name="T1">x</text:span><text:span text:style-name="T92">xxx</text:span><text:span text:style-name="T1">xxxxxxxxxxxxxxxxxxxxxxxx</text:span><text:span text:style-name="T3"><draw:frame draw:style-name="fr4" draw:name="Object13" text:anchor-type="as-char" svg:width="0.4484in" svg:height="0.1598in" draw:z-index="4"><draw:object xlink:href="./Obj00DFF3A2" xlink:type="simple" xlink:show="embed" xlink:actuate="onLoad"/><draw:image xlink:href="./ObjectReplacements/Obj00DFF3A2" xlink:type="simple" xlink:show="embed" xlink:actuate="onLoad"/></draw:frame></text:span></text:p>
            <text:p text:style-name="P5"/>
          </table:table-cell>
        </table:table-row>
        <table:table-row>
          <table:table-cell table:style-name="Table8.A2" office:value-type="string">
            <text:p text:style-name="P3">xxxxxxxx<text:span text:style-name="T88">xxxx</text:span>xxxxxxxxxx<text:span text:style-name="T22">x</text:span>xxxxxxxxxx<text:span text:style-name="T22">x</text:span>x</text:p>
          </table:table-cell>
          <table:table-cell table:style-name="Table8.B2" office:value-type="string">
            <text:p text:style-name="P7"><text:span text:style-name="T1">xxxxxxxxxxxxxxxxxxxxxxxxxxxxxxxxxxxxxxxxxxxxxxxx</text:span><text:span text:style-name="T3">xxx</text:span><text:span text:style-name="T66">xxxxxxxxxxxxxxxx</text:span><text:span text:style-name="T75">xx</text:span><text:span text:style-name="T66">xxxx</text:span><text:span text:style-name="T75">x</text:span><text:span text:style-name="T66">xxxxxxxxxxxxxxxxxxxxxxxxxxxxxxxxxxxxxxxxxxxxxxxxxxxxxxxxxxxxxxxxxxxxxxxxxxxxxxxxxxxxxxxxxxxxxxxxxxxxxxxx</text:span><text:span text:style-name="T66"><draw:frame draw:style-name="fr4" draw:name="Object11" text:anchor-type="as-char" svg:width="0.5917in" svg:height="0.1693in" draw:z-index="5"><draw:object xlink:href="./Obj00DFF39F" xlink:type="simple" xlink:show="embed" xlink:actuate="onLoad"/><draw:image xlink:href="./ObjectReplacements/Obj00DFF39F" xlink:type="simple" xlink:show="embed" xlink:actuate="onLoad"/></draw:frame></text:span><text:span text:style-name="T1">xxxxxxxxxxxxxxxxxxxxxxxxxx</text:span><text:span text:style-name="T3">x</text:span><text:span text:style-name="T66">xxxxx</text:span><text:span text:style-name="T75">x</text:span><text:span text:style-name="T66">xxxxxxxxxxxx</text:span></text:p>
            <text:p text:style-name="P5"/>
          </table:table-cell>
        </table:table-row>
        <table:table-row>
          <table:table-cell table:style-name="Table8.A2" office:value-type="string">
            <text:p text:style-name="P3">xxxxxxxx<text:span text:style-name="T32">xxxx</text:span>xxxxxxxxxx<text:span text:style-name="T22">xxxxxxxx</text:span>x</text:p>
          </table:table-cell>
          <table:table-cell table:style-name="Table8.B2" office:value-type="string">
            <text:p text:style-name="P7"><text:span text:style-name="T1">xxxxxxxxxxxxxxxxxxxxxxxxxxxxxxxxxxxxxxxxxxxxxxxx</text:span><text:span text:style-name="T3">xxxxxxxxx</text:span><text:span text:style-name="T66">xxxxxxxxxxxxxxxxxxxxxxxxxxxxxxxxxxxxxxxxxxxxxxxxxxx</text:span><text:span text:style-name="T66"><draw:frame draw:style-name="fr4" draw:name="Object10" text:anchor-type="as-char" svg:width="0.6335in" svg:height="0.3819in" draw:z-index="6"><draw:object xlink:href="./Obj00DFF39E" xlink:type="simple" xlink:show="embed" xlink:actuate="onLoad"/><draw:image xlink:href="./ObjectReplacements/Obj00DFF39E" xlink:type="simple" xlink:show="embed" xlink:actuate="onLoad"/></draw:frame></text:span><text:span text:style-name="T92">x</text:span></text:p>
            <text:p text:style-name="P5"/>
          </table:table-cell>
        </table:table-row>
        <text:soft-page-break/>
        <table:table-row>
          <table:table-cell table:style-name="Table8.A2" office:value-type="string">
            <text:p text:style-name="P3">xxxxxxxx<text:span text:style-name="T32">xxxxx</text:span><text:span text:style-name="T38">xxxxxxxxx</text:span><text:span text:style-name="T24">x</text:span><text:span text:style-name="T35">x</text:span></text:p>
          </table:table-cell>
          <table:table-cell table:style-name="Table8.B2" office:value-type="string">
            <text:p text:style-name="P8">xxxxxxxxxxxxxxxxxxxxxxxxxxxxxxxxxxxx</text:p>
            <text:p text:style-name="P8"><draw:frame draw:style-name="fr4" draw:name="Object23" text:anchor-type="as-char" svg:width="0.5016in" svg:height="0.3547in" draw:z-index="7"><draw:object xlink:href="./Object 3" xlink:type="simple" xlink:show="embed" xlink:actuate="onLoad"/><draw:image xlink:href="./ObjectReplacements/Object 3" xlink:type="simple" xlink:show="embed" xlink:actuate="onLoad"/></draw:frame></text:p>
          </table:table-cell>
        </table:table-row>
        <table:table-row>
          <table:table-cell table:style-name="Table8.A2" office:value-type="string">
            <text:p text:style-name="P3">xxxxxxxx<text:span text:style-name="T32">xxxxx</text:span><text:span text:style-name="T38">xxxxxxxxx</text:span><text:span text:style-name="T24">x</text:span><text:span text:style-name="T35">x</text:span></text:p>
          </table:table-cell>
          <table:table-cell table:style-name="Table8.B2" office:value-type="string">
            <text:p text:style-name="P8">xxxxxxxxxxxxxxxxxxxxxxxxxxxxxxxxxxxxxx</text:p>
            <text:p text:style-name="P8"><draw:frame draw:style-name="fr4" draw:name="Object24" text:anchor-type="as-char" svg:width="0.5016in" svg:height="0.3547in" draw:z-index="8"><draw:object xlink:href="./Object 4" xlink:type="simple" xlink:show="embed" xlink:actuate="onLoad"/><draw:image xlink:href="./ObjectReplacements/Object 4" xlink:type="simple" xlink:show="embed" xlink:actuate="onLoad"/></draw:frame></text:p>
          </table:table-cell>
        </table:table-row>
        <table:table-row>
          <table:table-cell table:style-name="Table8.A2" office:value-type="string">
            <text:p text:style-name="P3">xxxxxxxx<text:span text:style-name="T32">xxxxx</text:span><text:span text:style-name="T38">xxxxxxxxx</text:span><text:span text:style-name="T24">x</text:span><text:span text:style-name="T35">x</text:span></text:p>
          </table:table-cell>
          <table:table-cell table:style-name="Table8.B2" office:value-type="string">
            <text:p text:style-name="P8">xxxxxxxxxxxxxxxxxxxxxxxxxxxxxxxxxxxxxxx</text:p>
            <text:p text:style-name="P8"><draw:frame draw:style-name="fr4" draw:name="Object25" text:anchor-type="as-char" svg:width="0.55in" svg:height="0.3335in" draw:z-index="9"><draw:object xlink:href="./Object 5" xlink:type="simple" xlink:show="embed" xlink:actuate="onLoad"/><draw:image xlink:href="./ObjectReplacements/Object 5" xlink:type="simple" xlink:show="embed" xlink:actuate="onLoad"/></draw:frame></text:p>
          </table:table-cell>
        </table:table-row>
        <table:table-row>
          <table:table-cell table:style-name="Table8.A2" office:value-type="string">
            <text:p text:style-name="P3">xxxxxxxx<text:span text:style-name="T32">xxxxxx</text:span><text:span text:style-name="T38">xxxxxxxxx</text:span><text:span text:style-name="T24">x</text:span><text:span text:style-name="T35">x</text:span></text:p>
          </table:table-cell>
          <table:table-cell table:style-name="Table8.B2" office:value-type="string">
            <text:p text:style-name="P8">xxxxxxxxxxxxxxxxxxxxxxxxxxxxxxxxxxxxxxxxxxxx<text:span text:style-name="T32">xxxx</text:span><text:span text:style-name="T38">x</text:span></text:p>
          </table:table-cell>
        </table:table-row>
        <table:table-row>
          <table:table-cell table:style-name="Table8.A2" office:value-type="string">
            <text:p text:style-name="P3">xxxxxxxx<text:span text:style-name="T32">xxxxxx</text:span><text:span text:style-name="T38">xxxxxxxxx</text:span><text:span text:style-name="T24">x</text:span><text:span text:style-name="T35">x</text:span></text:p>
          </table:table-cell>
          <table:table-cell table:style-name="Table8.B2" office:value-type="string">
            <text:p text:style-name="P8">xxxxxxxxxxxxxxxxxxxxxxxxxxxxxxxxxxxxxxxxxxxxxxxxxxxxxxxxxxx<text:span text:style-name="T32">xxxx</text:span><text:span text:style-name="T38">xxxxxxxxxxxxxxxxxxxxxxxxxxxx</text:span><text:span text:style-name="T24">xx</text:span><text:span text:style-name="T35">xxxx</text:span></text:p>
          </table:table-cell>
        </table:table-row>
        <table:table-row>
          <table:table-cell table:style-name="Table8.A2" office:value-type="string">
            <text:p text:style-name="P3">xxxxxxxx<text:span text:style-name="T32">xxxxxx</text:span><text:span text:style-name="T38">xxxxxxxxx</text:span><text:span text:style-name="T24">x</text:span><text:span text:style-name="T35">x</text:span></text:p>
          </table:table-cell>
          <table:table-cell table:style-name="Table8.B2" office:value-type="string">
            <text:p text:style-name="P8">xxxxxxxxxxxxxxxxxxxxxxxxxxxxxxxxxxxxxxxxxxxxxxx<text:span text:style-name="T32">xxxx</text:span><text:span text:style-name="T38">xxxxxxxxxxxxxxxxxxxxxxxxxxx</text:span><text:span text:style-name="T38"><draw:frame draw:style-name="fr4" draw:name="Object26" text:anchor-type="as-char" svg:width="0.4437in" svg:height="0.1583in" draw:z-index="10"><draw:object xlink:href="./Object 6" xlink:type="simple" xlink:show="embed" xlink:actuate="onLoad"/><draw:image xlink:href="./ObjectReplacements/Object 6" xlink:type="simple" xlink:show="embed" xlink:actuate="onLoad"/></draw:frame></text:span></text:p>
          </table:table-cell>
        </table:table-row>
      </table:table>
      <text:p text:style-name="P41"><text:change text:change-id="ct127191520"/><text:change text:change-id="ct127425776"/><text:change text:change-id="ct127442496"/><text:span text:style-name="T74"/></text:p>
      <text:list xml:id="list1145662332" text:style-name="L10">
        <text:list-header>
          <text:p text:style-name="P110"/>
        </text:list-header>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onsolas1" svg:font-family="Consolas"/>
    <style:font-face style:name="Tahoma1" svg:font-family="Tahoma"/>
    <style:font-face style:name="Symbol" svg:font-family="Symbol" style:font-family-generic="decorative"/>
    <style:font-face style:name="Courier New2" svg:font-family="'Courier New'" style:font-family-generic="modern"/>
    <style:font-face style:name="Arial1" svg:font-family="Arial"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CourierNewPSMT" svg:font-family="CourierNewPSMT" style:font-family-generic="modern" style:font-pitch="fixed"/>
    <style:font-face style:name="Consolas" svg:font-family="Consolas" style:font-family-generic="swiss"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text-align="start" style:justify-single-word="false" fo:keep-together="auto" style:page-number="auto" fo:keep-with-next="auto"/>
    </style:style>
    <style:style style:name="Text_20_body" style:display-name="Text body" style:family="paragraph" style:parent-style-name="Standard" style:class="text" style:master-page-name="">
      <style:paragraph-properties fo:margin-left="0.6in" fo:margin-right="0in" fo:margin-top="0in" fo:margin-bottom="0.0835in" loext:contextual-spacing="false" fo:line-height="0.1701in" fo:keep-together="auto" fo:orphans="2" fo:widows="2" fo:text-indent="0in" style:auto-text-indent="false" style:page-number="auto" fo:keep-with-next="auto"/>
      <style:text-properties fo:font-size="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loext: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701in" fo:margin-bottom="0.6in" loext:contextual-spacing="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loext:contextual-spacing="false" fo:text-align="center"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keep-together="auto" fo:text-indent="0in" style:auto-text-indent="false" style:page-number="auto" fo:keep-with-next="auto">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loext:graphic-properties draw:fill="none" draw:fill-color="#99ccff"/>
      <style:paragraph-properties fo:margin-left="0.8in" fo:margin-right="0in" fo:margin-top="0in" fo:margin-bottom="0in" loext:contextual-spacing="false" fo:line-height="0.1598in" fo:keep-together="always" fo:text-indent="0in" style:auto-text-indent="false" style:page-number="auto" fo:background-color="transparent" fo:keep-with-next="always">
        <style:tab-stops/>
      </style:paragraph-properties>
      <style:text-properties style:font-name="Courier New1" fo:font-family="'Courier New'" style:font-style-name="Regular" style:font-family-generic="modern" style:font-pitch="fixed" fo:font-size="9pt"/>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suffix=" " style:num-format="1">
        <style:list-level-properties/>
      </text:outline-level-style>
      <text:outline-level-style text:level="2"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6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in" fo:margin-bottom="0.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in" fo:margin-left="0in" fo:margin-right="0in" fo:margin-bottom="0.6in" style:dynamic-spacing="false"/>
      </style:header-style>
      <style:footer-style>
        <style:header-footer-properties svg:height="0.8in" fo:margin-left="0in" fo:margin-right="0in" fo:margin-top="0.6in" style:dynamic-spacing="false"/>
      </style:footer-style>
    </style:page-layout>
    <style:page-layout style:name="Mpm2">
      <style:page-layout-properties fo:page-width="8.5in" fo:page-height="11in" style:num-format="1" style:print-orientation="portrait" fo:margin-top="1.5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1.6in" fo:margin-bottom="0.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in" fo:margin-left="0in" fo:margin-right="0in" fo:margin-top="0.6in" style:dynamic-spacing="false"/>
      </style:footer-style>
    </style:page-layout>
    <style:page-layout style:name="Mpm9">
      <style:page-layout-properties fo:page-width="8.5in" fo:page-height="11in" style:num-format="1" style:print-orientation="portrait" fo:margin-top="1.5in" fo:margin-bottom="1.5in" fo:margin-left="1in" fo:margin-right="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text:p>
      </style:header>
      <style:footer>
        <text:p text:style-name="MP2"><text:page-number text:select-page="current">0</text:page-number></text:p>
      </style:footer>
    </style:master-page>
    <style:master-page style:name="First_20_Page" style:display-name="First Page" style:page-layout-name="Mpm2" style:next-style-name="Prologue_20_Page"/>
    <style:master-page style:name="Left_20_Page" style:display-name="Left Page" style:page-layout-name="Mpm3"/>
    <style:master-page style:name="Right_20_Page" style:display-name="Right Page" style:page-layout-name="Mpm4" style:next-style-name="Left_20_Page"/>
    <style:master-page style:name="Index" style:page-layout-name="Mpm5"/>
    <style:master-page style:name="HTML" style:page-layout-name="Mpm6"/>
    <style:master-page style:name="Endnote" style:page-layout-name="Mpm7"/>
    <style:master-page style:name="Chapter_20_Page" style:display-name="Chapter Page" style:page-layout-name="Mpm8" style:next-style-name="Standard">
      <style:footer>
        <text:p text:style-name="MP2"><text:page-number text:select-page="current">0</text:page-number><text:s/></text:p>
      </style:footer>
    </style:master-page>
    <style:master-page style:name="Prologue_20_Page" style:display-name="Prologue Page" style:page-layout-name="Mpm9"/>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Dev/7.0.0.0.alpha0$Linux_X86_64 LibreOffice_project/37b4784ca722aa0496cda95191869c2086223e24</meta:generator>
    <dc:title>The OpenGL Shading Language 4.4</dc:title>
    <meta:initial-creator>John Kessenich</meta:initial-creator>
    <meta:creation-date>2004-12-30T16:43:56</meta:creation-date>
    <dc:date>2020-03-03T20:52:55.683765245</dc:date>
    <meta:printed-by>John Kessenich</meta:printed-by>
    <meta:print-date>2009-02-06T16:58:17</meta:print-date>
    <dc:language>en-US</dc:language>
    <meta:editing-cycles>1508</meta:editing-cycles>
    <meta:editing-duration>P159DT13H48M3S</meta:editing-duration>
    <dc:subject>GLSL 4.4</dc:subject>
    <meta:document-statistic meta:table-count="23" meta:image-count="0" meta:object-count="30" meta:page-count="2" meta:paragraph-count="38" meta:word-count="35" meta:character-count="1534" meta:non-whitespace-character-count="1532"/>
    <meta:user-defined meta:name="Info 1"/>
    <meta:user-defined meta:name="Info 2"/>
    <meta:user-defined meta:name="Info 3"/>
    <meta:user-defined meta:name="Info 4"/>
  </office:meta>
</office:document-meta>
</file>

<file path=Obj00DFF39A/content.xml><?xml version="1.0" encoding="utf-8"?>
<!DOCTYPE math  PUBLIC '-//OpenOffice.org//DTD Modified W3C MathML 1.01//EN'  'math.dtd'>
<math:math xmlns:math="http://www.w3.org/1998/Math/MathML">
  <math:semantics>
    <math:mrow>
      <math:mfrac>
        <math:mo math:stretchy="false"></math:mo>
        <math:mn>180</math:mn>
      </math:mfrac>
      <math:mrow/>
      <math:mrow>
        <math:mrow/>
        <math:mo math:stretchy="false">⋅</math:mo>
        <math:mi math:fontstyle="italic">degrees</math:mi>
      </math:mrow>
    </math:mrow>
    <math:annotation math:encoding="StarMath 5.0">%pi over 180 {}{}cdot degrees</math:annotation>
  </math:semantics>
</math:math>
</file>

<file path=Obj00DFF39B/content.xml><?xml version="1.0" encoding="utf-8"?>
<!DOCTYPE math  PUBLIC '-//OpenOffice.org//DTD Modified W3C MathML 1.01//EN'  'math.dtd'>
<math:math xmlns:math="http://www.w3.org/1998/Math/MathML">
  <math:semantics>
    <math:mrow>
      <math:mfrac>
        <math:mn>180</math:mn>
        <math:mo math:stretchy="false"></math:mo>
      </math:mfrac>
      <math:mrow>
        <math:mrow/>
        <math:mo math:stretchy="false">⋅</math:mo>
        <math:mi math:fontstyle="italic">radians</math:mi>
      </math:mrow>
    </math:mrow>
    <math:annotation math:encoding="StarMath 5.0">180 over %pi {}cdot radians</math:annotation>
  </math:semantics>
</math:math>
</file>

<file path=Obj00DFF39C/content.xml><?xml version="1.0" encoding="utf-8"?>
<!DOCTYPE math  PUBLIC '-//OpenOffice.org//DTD Modified W3C MathML 1.01//EN'  'math.dtd'>
<math:math xmlns:math="http://www.w3.org/1998/Math/MathML">
  <math:semantics>
    <math:mfenced math:open="[" math:close="]">
      <math:mrow>
        <math:mrow>
          <math:mo math:stretchy="false">−</math:mo>
          <math:mfrac>
            <math:mo math:stretchy="false"></math:mo>
            <math:mn>2</math:mn>
          </math:mfrac>
        </math:mrow>
        <math:mi>,</math:mi>
        <math:mfrac>
          <math:mo math:stretchy="false"></math:mo>
          <math:mn>2</math:mn>
        </math:mfrac>
      </math:mrow>
    </math:mfenced>
    <math:annotation math:encoding="StarMath 5.0">left [ -{%pi over 2} , %pi over 2 right ] </math:annotation>
  </math:semantics>
</math:math>
</file>

<file path=Obj00DFF39E/content.xml><?xml version="1.0" encoding="utf-8"?>
<!DOCTYPE math  PUBLIC '-//OpenOffice.org//DTD Modified W3C MathML 1.01//EN'  'math.dtd'>
<math:math xmlns:math="http://www.w3.org/1998/Math/MathML">
  <math:semantics>
    <math:mfenced math:open="[" math:close="]">
      <math:mrow>
        <math:mrow>
          <math:mo math:stretchy="false">−</math:mo>
          <math:mfrac>
            <math:mo math:stretchy="false"></math:mo>
            <math:mn>2</math:mn>
          </math:mfrac>
        </math:mrow>
        <math:mi>,</math:mi>
        <math:mfrac>
          <math:mo math:stretchy="false"></math:mo>
          <math:mn>2</math:mn>
        </math:mfrac>
      </math:mrow>
    </math:mfenced>
    <math:annotation math:encoding="StarMath 5.0">left [ -{%pi over 2} , %pi over 2 right ] </math:annotation>
  </math:semantics>
</math:math>
</file>

<file path=Obj00DFF39F/content.xml><?xml version="1.0" encoding="utf-8"?>
<!DOCTYPE math  PUBLIC '-//OpenOffice.org//DTD Modified W3C MathML 1.01//EN'  'math.dtd'>
<math:math xmlns:math="http://www.w3.org/1998/Math/MathML">
  <math:semantics>
    <math:mrow>
      <math:mrow>
        <math:mo math:stretchy="false">[</math:mo>
        <math:mrow>
          <math:mrow>
            <math:mo math:stretchy="false">−</math:mo>
            <math:mo math:stretchy="false"></math:mo>
          </math:mrow>
          <math:mi>,</math:mi>
          <math:mo math:stretchy="false"></math:mo>
        </math:mrow>
        <math:mo math:stretchy="false">]</math:mo>
      </math:mrow>
      <math:mn>.</math:mn>
    </math:mrow>
    <math:annotation math:encoding="StarMath 5.0">[-%pi, %pi].</math:annotation>
  </math:semantics>
</math:math>
</file>

<file path=Obj00DFF3A0/content.xml><?xml version="1.0" encoding="utf-8"?>
<!DOCTYPE math  PUBLIC '-//OpenOffice.org//DTD Modified W3C MathML 1.01//EN'  'math.dtd'>
<math:math xmlns:math="http://www.w3.org/1998/Math/MathML">
  <math:semantics>
    <math:mrow>
      <math:mrow>
        <math:mo math:stretchy="false">∣</math:mo>
        <math:mi>x</math:mi>
        <math:mo math:stretchy="false">∣</math:mo>
      </math:mrow>
      <math:mo math:stretchy="false"></math:mo>
      <math:mn>1.</math:mn>
    </math:mrow>
    <math:annotation math:encoding="StarMath 5.0">lline x rline &gt; 1.</math:annotation>
  </math:semantics>
</math:math>
</file>

<file path=Obj00DFF3A2/content.xml><?xml version="1.0" encoding="utf-8"?>
<!DOCTYPE math  PUBLIC '-//OpenOffice.org//DTD Modified W3C MathML 1.01//EN'  'math.dtd'>
<math:math xmlns:math="http://www.w3.org/1998/Math/MathML">
  <math:semantics>
    <math:mrow>
      <math:mrow>
        <math:mo math:stretchy="false">∣</math:mo>
        <math:mi>x</math:mi>
        <math:mo math:stretchy="false">∣</math:mo>
      </math:mrow>
      <math:mo math:stretchy="false"></math:mo>
      <math:mn>1.</math:mn>
    </math:mrow>
    <math:annotation math:encoding="StarMath 5.0">lline x rline &gt; 1.</math:annotation>
  </math:semantics>
</math:math>
</file>

<file path=Object 3/content.xml><?xml version="1.0" encoding="utf-8"?>
<!DOCTYPE math  PUBLIC '-//OpenOffice.org//DTD Modified W3C MathML 1.01//EN'  'math.dtd'>
<math:math xmlns:math="http://www.w3.org/1998/Math/MathML">
  <math:semantics>
    <math:mfrac>
      <math:mrow>
        <math:msup>
          <math:mi>e</math:mi>
          <math:mi>x</math:mi>
        </math:msup>
        <math:mo math:stretchy="false">−</math:mo>
        <math:msup>
          <math:mi>e</math:mi>
          <math:mrow>
            <math:mo math:stretchy="false">−</math:mo>
            <math:mi>x</math:mi>
          </math:mrow>
        </math:msup>
      </math:mrow>
      <math:mn>2</math:mn>
    </math:mfrac>
    <math:annotation math:encoding="StarMath 5.0">{e^{x} - e^{-x}} over 2
</math:annotation>
  </math:semantics>
</math:math>
</file>

<file path=Object 4/content.xml><?xml version="1.0" encoding="utf-8"?>
<!DOCTYPE math  PUBLIC '-//OpenOffice.org//DTD Modified W3C MathML 1.01//EN'  'math.dtd'>
<math:math xmlns:math="http://www.w3.org/1998/Math/MathML">
  <math:semantics>
    <math:mfrac>
      <math:mrow>
        <math:msup>
          <math:mi>e</math:mi>
          <math:mi>x</math:mi>
        </math:msup>
        <math:mo math:stretchy="false"></math:mo>
        <math:msup>
          <math:mi>e</math:mi>
          <math:mrow>
            <math:mo math:stretchy="false">−</math:mo>
            <math:mi>x</math:mi>
          </math:mrow>
        </math:msup>
      </math:mrow>
      <math:mn>2</math:mn>
    </math:mfrac>
    <math:annotation math:encoding="StarMath 5.0">{e^{x} + e^{-x}} over 2
</math:annotation>
  </math:semantics>
</math:math>
</file>

<file path=Object 5/content.xml><?xml version="1.0" encoding="utf-8"?>
<!DOCTYPE math  PUBLIC '-//OpenOffice.org//DTD Modified W3C MathML 1.01//EN'  'math.dtd'>
<math:math xmlns:math="http://www.w3.org/1998/Math/MathML">
  <math:semantics>
    <math:mfrac>
      <math:mrow>
        <math:mi>sinh</math:mi>
        <math:mrow>
          <math:mo math:stretchy="false"></math:mo>
          <math:mi>x</math:mi>
          <math:mo math:stretchy="false"></math:mo>
        </math:mrow>
      </math:mrow>
      <math:mrow>
        <math:mi>cosh</math:mi>
        <math:mrow>
          <math:mo math:stretchy="false"></math:mo>
          <math:mi>x</math:mi>
          <math:mo math:stretchy="false"></math:mo>
        </math:mrow>
      </math:mrow>
    </math:mfrac>
    <math:annotation math:encoding="StarMath 5.0">{sinh(x)} over {cosh(x)}</math:annotation>
  </math:semantics>
</math:math>
</file>

<file path=Object 6/content.xml><?xml version="1.0" encoding="utf-8"?>
<math xmlns="http://www.w3.org/1998/Math/MathML">
  <semantics>
    <mrow>
      <mrow>
        <mrow>
          <mo stretchy="false">∣</mo>
          <mrow>
            <mi>x</mi>
          </mrow>
          <mo stretchy="false">∣</mo>
        </mrow>
        <mo stretchy="false">≥</mo>
        <mn>1.</mn>
      </mrow>
    </mrow>
    <annotation encoding="StarMath 5.0">lline x rline &gt;= 1.</annotation>
  </semantics>
</math>
</file>